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783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2.85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3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0000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8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99ff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" office:value-type="string">
            <text:p>velocity</text:p>
          </table:table-cell>
          <table:table-cell table:style-name="ce1" office:value-type="string">
            <text:p>distance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initial accel</text:p>
          </table:table-cell>
          <table:table-cell table:formula="oooc:=0.01" office:value-type="float" office:value="0.01">
            <text:p>0.01</text:p>
          </table:table-cell>
          <table:table-cell/>
          <table:table-cell table:style-name="ce1" office:value-type="string">
            <text:p>Status:</text:p>
          </table:table-cell>
          <table:table-cell table:style-name="ce2" office:value-type="string">
            <text:p>FAIL</text:p>
          </table:table-cell>
        </table:table-row>
        <table:table-row table:style-name="ro1">
          <table:table-cell table:formula="oooc:=IF([.A2]=0;[.E$2];[.A2]*1.1)" office:value-type="float" office:value="0.01">
            <text:p>0.01</text:p>
          </table:table-cell>
          <table:table-cell table:formula="oooc:=[.B2]-[.B2]*[.A3]" office:value-type="float" office:value="9.9">
            <text:p>9.9</text:p>
          </table:table-cell>
          <table:table-cell table:number-columns-repeated="4"/>
          <table:table-cell table:style-name="ce1" office:value-type="string">
            <text:p>Comment:</text:p>
          </table:table-cell>
          <table:table-cell office:value-type="string">
            <text:p>Velocity always increasing.</text:p>
          </table:table-cell>
        </table:table-row>
        <table:table-row table:style-name="ro1">
          <table:table-cell table:formula="oooc:=IF([.A3]=0;[.E$2];[.A3]*1.1)" office:value-type="float" office:value="0.011">
            <text:p>0.01</text:p>
          </table:table-cell>
          <table:table-cell table:formula="oooc:=[.B3]-[.B3]*[.A4]" office:value-type="float" office:value="9.7911">
            <text:p>9.79</text:p>
          </table:table-cell>
          <table:table-cell/>
          <table:table-cell>
            <draw:frame table:end-cell-address="Sheet1.N39" table:end-x="1.622cm" table:end-y="0.318cm" draw:z-index="0" draw:style-name="gr1" svg:width="24.175cm" svg:height="16.036cm" svg:x="0.028cm" svg:y="0.028cm">
              <draw:object draw:notify-on-update-of-ranges="Sheet1.A1:Sheet1.A1 Sheet1.A2:Sheet1.A49 Sheet1.B1:Sheet1.B1 Sheet1.B2:Sheet1.B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ooc:=IF([.A4]=0;[.E$2];[.A4]*1.1)" office:value-type="float" office:value="0.0121">
            <text:p>0.01</text:p>
          </table:table-cell>
          <table:table-cell table:formula="oooc:=[.B4]-[.B4]*[.A5]" office:value-type="float" office:value="9.67262769">
            <text:p>9.67</text:p>
          </table:table-cell>
          <table:table-cell table:number-columns-repeated="6"/>
        </table:table-row>
        <table:table-row table:style-name="ro1">
          <table:table-cell table:formula="oooc:=IF([.A5]=0;[.E$2];[.A5]*1.1)" office:value-type="float" office:value="0.01331">
            <text:p>0.01</text:p>
          </table:table-cell>
          <table:table-cell table:formula="oooc:=[.B5]-[.B5]*[.A6]" office:value-type="float" office:value="9.5438850154461">
            <text:p>9.54</text:p>
          </table:table-cell>
          <table:table-cell table:number-columns-repeated="6"/>
        </table:table-row>
        <table:table-row table:style-name="ro1">
          <table:table-cell table:formula="oooc:=IF([.A6]=0;[.E$2];[.A6]*1.1)" office:value-type="float" office:value="0.014641">
            <text:p>0.01</text:p>
          </table:table-cell>
          <table:table-cell table:formula="oooc:=[.B6]-[.B6]*[.A7]" office:value-type="float" office:value="9.40415299493495">
            <text:p>9.4</text:p>
          </table:table-cell>
          <table:table-cell table:number-columns-repeated="6"/>
        </table:table-row>
        <table:table-row table:style-name="ro1">
          <table:table-cell table:formula="oooc:=IF([.A7]=0;[.E$2];[.A7]*1.1)" office:value-type="float" office:value="0.0161051">
            <text:p>0.02</text:p>
          </table:table-cell>
          <table:table-cell table:formula="oooc:=[.B7]-[.B7]*[.A8]" office:value-type="float" office:value="9.25269817053623">
            <text:p>9.25</text:p>
          </table:table-cell>
          <table:table-cell table:number-columns-repeated="6"/>
        </table:table-row>
        <table:table-row table:style-name="ro1">
          <table:table-cell table:formula="oooc:=IF([.A8]=0;[.E$2];[.A8]*1.1)" office:value-type="float" office:value="0.01771561">
            <text:p>0.02</text:p>
          </table:table-cell>
          <table:table-cell table:formula="oooc:=[.B8]-[.B8]*[.A9]" office:value-type="float" office:value="9.08878097829929">
            <text:p>9.09</text:p>
          </table:table-cell>
          <table:table-cell table:number-columns-repeated="6"/>
        </table:table-row>
        <table:table-row table:style-name="ro1">
          <table:table-cell table:formula="oooc:=IF([.A9]=0;[.E$2];[.A9]*1.1)" office:value-type="float" office:value="0.019487171">
            <text:p>0.02</text:p>
          </table:table-cell>
          <table:table-cell table:formula="oooc:=[.B9]-[.B9]*[.A10]" office:value-type="float" office:value="8.91166634919363">
            <text:p>8.91</text:p>
          </table:table-cell>
          <table:table-cell table:number-columns-repeated="6"/>
        </table:table-row>
        <table:table-row table:style-name="ro1">
          <table:table-cell table:formula="oooc:=IF([.A10]=0;[.E$2];[.A10]*1.1)" office:value-type="float" office:value="0.0214358881">
            <text:p>0.02</text:p>
          </table:table-cell>
          <table:table-cell table:formula="oooc:=[.B10]-[.B10]*[.A11]" office:value-type="float" office:value="8.72063686654778">
            <text:p>8.72</text:p>
          </table:table-cell>
          <table:table-cell table:number-columns-repeated="6"/>
        </table:table-row>
        <table:table-row table:style-name="ro1">
          <table:table-cell table:formula="oooc:=IF([.A11]=0;[.E$2];[.A11]*1.1)" office:value-type="float" office:value="0.02357947691">
            <text:p>0.02</text:p>
          </table:table-cell>
          <table:table-cell table:formula="oooc:=[.B11]-[.B11]*[.A12]" office:value-type="float" office:value="8.51500881091252">
            <text:p>8.52</text:p>
          </table:table-cell>
          <table:table-cell table:number-columns-repeated="6"/>
        </table:table-row>
        <table:table-row table:style-name="ro1">
          <table:table-cell table:formula="oooc:=IF([.A12]=0;[.E$2];[.A12]*1.1)" office:value-type="float" office:value="0.025937424601">
            <text:p>0.03</text:p>
          </table:table-cell>
          <table:table-cell table:formula="oooc:=[.B12]-[.B12]*[.A13]" office:value-type="float" office:value="8.29415141190263">
            <text:p>8.29</text:p>
          </table:table-cell>
          <table:table-cell table:number-columns-repeated="6"/>
        </table:table-row>
        <table:table-row table:style-name="ro1">
          <table:table-cell table:formula="oooc:=IF([.A13]=0;[.E$2];[.A13]*1.1)" office:value-type="float" office:value="0.0285311670611">
            <text:p>0.03</text:p>
          </table:table-cell>
          <table:table-cell table:formula="oooc:=[.B13]-[.B13]*[.A14]" office:value-type="float" office:value="8.05750959233957">
            <text:p>8.06</text:p>
          </table:table-cell>
          <table:table-cell table:number-columns-repeated="6"/>
        </table:table-row>
        <table:table-row table:style-name="ro1">
          <table:table-cell table:formula="oooc:=IF([.A14]=0;[.E$2];[.A14]*1.1)" office:value-type="float" office:value="0.03138428376721">
            <text:p>0.03</text:p>
          </table:table-cell>
          <table:table-cell table:formula="oooc:=[.B14]-[.B14]*[.A15]" office:value-type="float" office:value="7.80463042483657">
            <text:p>7.8</text:p>
          </table:table-cell>
          <table:table-cell table:number-columns-repeated="6"/>
        </table:table-row>
        <table:table-row table:style-name="ro1">
          <table:table-cell table:formula="oooc:=IF([.A15]=0;[.E$2];[.A15]*1.1)" office:value-type="float" office:value="0.034522712143931">
            <text:p>0.03</text:p>
          </table:table-cell>
          <table:table-cell table:formula="oooc:=[.B15]-[.B15]*[.A16]" office:value-type="float" office:value="7.53519341529017">
            <text:p>7.54</text:p>
          </table:table-cell>
          <table:table-cell table:number-columns-repeated="6"/>
        </table:table-row>
        <table:table-row table:style-name="ro1">
          <table:table-cell table:formula="oooc:=IF([.A16]=0;[.E$2];[.A16]*1.1)" office:value-type="float" office:value="0.0379749833583241">
            <text:p>0.04</text:p>
          </table:table-cell>
          <table:table-cell table:formula="oooc:=[.B16]-[.B16]*[.A17]" office:value-type="float" office:value="7.24904457074277">
            <text:p>7.25</text:p>
          </table:table-cell>
          <table:table-cell table:number-columns-repeated="6"/>
        </table:table-row>
        <table:table-row table:style-name="ro1">
          <table:table-cell table:formula="oooc:=IF([.A17]=0;[.E$2];[.A17]*1.1)" office:value-type="float" office:value="0.0417724816941566">
            <text:p>0.04</text:p>
          </table:table-cell>
          <table:table-cell table:formula="oooc:=[.B17]-[.B17]*[.A18]" office:value-type="float" office:value="6.9462339891113">
            <text:p>6.95</text:p>
          </table:table-cell>
          <table:table-cell table:number-columns-repeated="6"/>
        </table:table-row>
        <table:table-row table:style-name="ro1">
          <table:table-cell table:formula="oooc:=IF([.A18]=0;[.E$2];[.A18]*1.1)" office:value-type="float" office:value="0.0459497298635722">
            <text:p>0.05</text:p>
          </table:table-cell>
          <table:table-cell table:formula="oooc:=[.B18]-[.B18]*[.A19]" office:value-type="float" office:value="6.62705641374247">
            <text:p>6.63</text:p>
          </table:table-cell>
          <table:table-cell table:number-columns-repeated="6"/>
        </table:table-row>
        <table:table-row table:style-name="ro1">
          <table:table-cell table:formula="oooc:=IF([.A19]=0;[.E$2];[.A19]*1.1)" office:value-type="float" office:value="0.0505447028499294">
            <text:p>0.05</text:p>
          </table:table-cell>
          <table:table-cell table:formula="oooc:=[.B19]-[.B19]*[.A20]" office:value-type="float" office:value="6.29209381654014">
            <text:p>6.29</text:p>
          </table:table-cell>
          <table:table-cell table:number-columns-repeated="6"/>
        </table:table-row>
        <table:table-row table:style-name="ro1">
          <table:table-cell table:formula="oooc:=IF([.A20]=0;[.E$2];[.A20]*1.1)" office:value-type="float" office:value="0.0555991731349224">
            <text:p>0.06</text:p>
          </table:table-cell>
          <table:table-cell table:formula="oooc:=[.B20]-[.B20]*[.A21]" office:value-type="float" office:value="5.94225860305315">
            <text:p>5.94</text:p>
          </table:table-cell>
          <table:table-cell table:number-columns-repeated="6"/>
        </table:table-row>
        <table:table-row table:style-name="ro1">
          <table:table-cell table:formula="oooc:=IF([.A21]=0;[.E$2];[.A21]*1.1)" office:value-type="float" office:value="0.0611590904484146">
            <text:p>0.06</text:p>
          </table:table-cell>
          <table:table-cell table:formula="oooc:=[.B21]-[.B21]*[.A22]" office:value-type="float" office:value="5.57883547168115">
            <text:p>5.58</text:p>
          </table:table-cell>
          <table:table-cell table:number-columns-repeated="6"/>
        </table:table-row>
        <table:table-row table:style-name="ro1">
          <table:table-cell table:formula="oooc:=IF([.A22]=0;[.E$2];[.A22]*1.1)" office:value-type="float" office:value="0.0672749994932561">
            <text:p>0.07</text:p>
          </table:table-cell>
          <table:table-cell table:formula="oooc:=[.B22]-[.B22]*[.A23]" office:value-type="float" office:value="5.20351931815084">
            <text:p>5.2</text:p>
          </table:table-cell>
          <table:table-cell table:number-columns-repeated="6"/>
        </table:table-row>
        <table:table-row table:style-name="ro1">
          <table:table-cell table:formula="oooc:=IF([.A23]=0;[.E$2];[.A23]*1.1)" office:value-type="float" office:value="0.0740024994425817">
            <text:p>0.07</text:p>
          </table:table-cell>
          <table:table-cell table:formula="oooc:=[.B23]-[.B23]*[.A24]" office:value-type="float" office:value="4.81844588270992">
            <text:p>4.82</text:p>
          </table:table-cell>
          <table:table-cell table:number-columns-repeated="6"/>
        </table:table-row>
        <table:table-row table:style-name="ro1">
          <table:table-cell table:formula="oooc:=IF([.A24]=0;[.E$2];[.A24]*1.1)" office:value-type="float" office:value="0.0814027493868399">
            <text:p>0.08</text:p>
          </table:table-cell>
          <table:table-cell table:formula="oooc:=[.B24]-[.B24]*[.A25]" office:value-type="float" office:value="4.42621114008563">
            <text:p>4.43</text:p>
          </table:table-cell>
          <table:table-cell table:number-columns-repeated="6"/>
        </table:table-row>
        <table:table-row table:style-name="ro1">
          <table:table-cell table:formula="oooc:=IF([.A25]=0;[.E$2];[.A25]*1.1)" office:value-type="float" office:value="0.0895430243255239">
            <text:p>0.09</text:p>
          </table:table-cell>
          <table:table-cell table:formula="oooc:=[.B25]-[.B25]*[.A26]" office:value-type="float" office:value="4.02987480829904">
            <text:p>4.03</text:p>
          </table:table-cell>
          <table:table-cell table:number-columns-repeated="6"/>
        </table:table-row>
        <table:table-row table:style-name="ro1">
          <table:table-cell table:formula="oooc:=IF([.A26]=0;[.E$2];[.A26]*1.1)" office:value-type="float" office:value="0.0984973267580763">
            <text:p>0.1</text:p>
          </table:table-cell>
          <table:table-cell table:formula="oooc:=[.B26]-[.B26]*[.A27]" office:value-type="float" office:value="3.63294291251187">
            <text:p>3.63</text:p>
          </table:table-cell>
          <table:table-cell table:number-columns-repeated="6"/>
        </table:table-row>
        <table:table-row table:style-name="ro1">
          <table:table-cell table:formula="oooc:=IF([.A27]=0;[.E$2];[.A27]*1.1)" office:value-type="float" office:value="0.108347059433884">
            <text:p>0.11</text:p>
          </table:table-cell>
          <table:table-cell table:formula="oooc:=[.B27]-[.B27]*[.A28]" office:value-type="float" office:value="3.23932423085004">
            <text:p>3.24</text:p>
          </table:table-cell>
          <table:table-cell table:number-columns-repeated="6"/>
        </table:table-row>
        <table:table-row table:style-name="ro1">
          <table:table-cell table:formula="oooc:=IF([.A28]=0;[.E$2];[.A28]*1.1)" office:value-type="float" office:value="0.119181765377272">
            <text:p>0.12</text:p>
          </table:table-cell>
          <table:table-cell table:formula="oooc:=[.B28]-[.B28]*[.A29]" office:value-type="float" office:value="2.85325585038796">
            <text:p>2.85</text:p>
          </table:table-cell>
          <table:table-cell table:number-columns-repeated="6"/>
        </table:table-row>
        <table:table-row table:style-name="ro1">
          <table:table-cell table:formula="oooc:=IF([.A29]=0;[.E$2];[.A29]*1.1)" office:value-type="float" office:value="0.131099941915">
            <text:p>0.13</text:p>
          </table:table-cell>
          <table:table-cell table:formula="oooc:=[.B29]-[.B29]*[.A30]" office:value-type="float" office:value="2.47919417413346">
            <text:p>2.48</text:p>
          </table:table-cell>
          <table:table-cell table:number-columns-repeated="6"/>
        </table:table-row>
        <table:table-row table:style-name="ro1">
          <table:table-cell table:formula="oooc:=IF([.A30]=0;[.E$2];[.A30]*1.1)" office:value-type="float" office:value="0.1442099361065">
            <text:p>0.14</text:p>
          </table:table-cell>
          <table:table-cell table:formula="oooc:=[.B30]-[.B30]*[.A31]" office:value-type="float" office:value="2.12166974068607">
            <text:p>2.12</text:p>
          </table:table-cell>
          <table:table-cell table:number-columns-repeated="6"/>
        </table:table-row>
        <table:table-row table:style-name="ro1">
          <table:table-cell table:formula="oooc:=IF([.A31]=0;[.E$2];[.A31]*1.1)" office:value-type="float" office:value="0.15863092971715">
            <text:p>0.16</text:p>
          </table:table-cell>
          <table:table-cell table:formula="oooc:=[.B31]-[.B31]*[.A32]" office:value-type="float" office:value="1.7851072971683">
            <text:p>1.79</text:p>
          </table:table-cell>
          <table:table-cell table:number-columns-repeated="6"/>
        </table:table-row>
        <table:table-row table:style-name="ro1">
          <table:table-cell table:formula="oooc:=IF([.A32]=0;[.E$2];[.A32]*1.1)" office:value-type="float" office:value="0.174494022688864">
            <text:p>0.17</text:p>
          </table:table-cell>
          <table:table-cell table:formula="oooc:=[.B32]-[.B32]*[.A33]" office:value-type="float" office:value="1.47361674395415">
            <text:p>1.47</text:p>
          </table:table-cell>
          <table:table-cell table:number-columns-repeated="6"/>
        </table:table-row>
        <table:table-row table:style-name="ro1">
          <table:table-cell table:formula="oooc:=IF([.A33]=0;[.E$2];[.A33]*1.1)" office:value-type="float" office:value="0.191943424957751">
            <text:p>0.19</text:p>
          </table:table-cell>
          <table:table-cell table:formula="oooc:=[.B33]-[.B33]*[.A34]" office:value-type="float" office:value="1.1907656990445">
            <text:p>1.19</text:p>
          </table:table-cell>
          <table:table-cell table:number-columns-repeated="6"/>
        </table:table-row>
        <table:table-row table:style-name="ro1">
          <table:table-cell table:formula="oooc:=IF([.A34]=0;[.E$2];[.A34]*1.1)" office:value-type="float" office:value="0.211137767453526">
            <text:p>0.21</text:p>
          </table:table-cell>
          <table:table-cell table:formula="oooc:=[.B34]-[.B34]*[.A35]" office:value-type="float" office:value="0.93935008778801">
            <text:p>0.94</text:p>
          </table:table-cell>
          <table:table-cell table:number-columns-repeated="6"/>
        </table:table-row>
        <table:table-row table:style-name="ro1">
          <table:table-cell table:formula="oooc:=IF([.A35]=0;[.E$2];[.A35]*1.1)" office:value-type="float" office:value="0.232251544198879">
            <text:p>0.23</text:p>
          </table:table-cell>
          <table:table-cell table:formula="oooc:=[.B35]-[.B35]*[.A36]" office:value-type="float" office:value="0.721184579355893">
            <text:p>0.72</text:p>
          </table:table-cell>
          <table:table-cell table:number-columns-repeated="6"/>
        </table:table-row>
        <table:table-row table:style-name="ro1">
          <table:table-cell table:formula="oooc:=IF([.A36]=0;[.E$2];[.A36]*1.1)" office:value-type="float" office:value="0.255476698618767">
            <text:p>0.26</text:p>
          </table:table-cell>
          <table:table-cell table:formula="oooc:=[.B36]-[.B36]*[.A37]" office:value-type="float" office:value="0.536938723927285">
            <text:p>0.54</text:p>
          </table:table-cell>
          <table:table-cell table:number-columns-repeated="6"/>
        </table:table-row>
        <table:table-row table:style-name="ro1">
          <table:table-cell table:formula="oooc:=IF([.A37]=0;[.E$2];[.A37]*1.1)" office:value-type="float" office:value="0.281024368480643">
            <text:p>0.28</text:p>
          </table:table-cell>
          <table:table-cell table:formula="oooc:=[.B37]-[.B37]*[.A38]" office:value-type="float" office:value="0.386045858122818">
            <text:p>0.39</text:p>
          </table:table-cell>
          <table:table-cell table:number-columns-repeated="6"/>
        </table:table-row>
        <table:table-row table:style-name="ro1">
          <table:table-cell table:formula="oooc:=IF([.A38]=0;[.E$2];[.A38]*1.1)" office:value-type="float" office:value="0.309126805328708">
            <text:p>0.31</text:p>
          </table:table-cell>
          <table:table-cell table:formula="oooc:=[.B38]-[.B38]*[.A39]" office:value-type="float" office:value="0.266708735290931">
            <text:p>0.27</text:p>
          </table:table-cell>
          <table:table-cell table:number-columns-repeated="6"/>
        </table:table-row>
        <table:table-row table:style-name="ro1">
          <table:table-cell table:formula="oooc:=IF([.A39]=0;[.E$2];[.A39]*1.1)" office:value-type="float" office:value="0.340039485861578">
            <text:p>0.34</text:p>
          </table:table-cell>
          <table:table-cell table:formula="oooc:=[.B39]-[.B39]*[.A40]" office:value-type="float" office:value="0.176017234067811">
            <text:p>0.18</text:p>
          </table:table-cell>
          <table:table-cell table:number-columns-repeated="6"/>
        </table:table-row>
        <table:table-row table:style-name="ro1">
          <table:table-cell table:formula="oooc:=IF([.A40]=0;[.E$2];[.A40]*1.1)" office:value-type="float" office:value="0.374043434447736">
            <text:p>0.37</text:p>
          </table:table-cell>
          <table:table-cell table:formula="oooc:=[.B40]-[.B40]*[.A41]" office:value-type="float" office:value="0.110179143315096">
            <text:p>0.11</text:p>
          </table:table-cell>
          <table:table-cell table:number-columns-repeated="6"/>
        </table:table-row>
        <table:table-row table:style-name="ro1">
          <table:table-cell table:formula="oooc:=IF([.A41]=0;[.E$2];[.A41]*1.1)" office:value-type="float" office:value="0.41144777789251">
            <text:p>0.41</text:p>
          </table:table-cell>
          <table:table-cell table:formula="oooc:=[.B41]-[.B41]*[.A42]" office:value-type="float" office:value="0.0648461796279994">
            <text:p>0.06</text:p>
          </table:table-cell>
          <table:table-cell table:number-columns-repeated="6"/>
        </table:table-row>
        <table:table-row table:style-name="ro1">
          <table:table-cell table:formula="oooc:=IF([.A42]=0;[.E$2];[.A42]*1.1)" office:value-type="float" office:value="0.452592555681761">
            <text:p>0.45</text:p>
          </table:table-cell>
          <table:table-cell table:formula="oooc:=[.B42]-[.B42]*[.A43]" office:value-type="float" office:value="0.0354972814639646">
            <text:p>0.04</text:p>
          </table:table-cell>
          <table:table-cell table:number-columns-repeated="6"/>
        </table:table-row>
        <table:table-row table:style-name="ro1">
          <table:table-cell table:formula="oooc:=IF([.A43]=0;[.E$2];[.A43]*1.1)" office:value-type="float" office:value="0.497851811249937">
            <text:p>0.5</text:p>
          </table:table-cell>
          <table:table-cell table:formula="oooc:=[.B43]-[.B43]*[.A44]" office:value-type="float" office:value="0.017824895592681">
            <text:p>0.02</text:p>
          </table:table-cell>
          <table:table-cell table:number-columns-repeated="6"/>
        </table:table-row>
        <table:table-row table:style-name="ro1">
          <table:table-cell table:formula="oooc:=IF([.A44]=0;[.E$2];[.A44]*1.1)" office:value-type="float" office:value="0.547636992374931">
            <text:p>0.55</text:p>
          </table:table-cell>
          <table:table-cell table:formula="oooc:=[.B44]-[.B44]*[.A45]" office:value-type="float" office:value="0.00806332338090803">
            <text:p>0.01</text:p>
          </table:table-cell>
          <table:table-cell table:number-columns-repeated="6"/>
        </table:table-row>
        <table:table-row table:style-name="ro1">
          <table:table-cell table:formula="oooc:=IF([.A45]=0;[.E$2];[.A45]*1.1)" office:value-type="float" office:value="0.602400691612424">
            <text:p>0.6</text:p>
          </table:table-cell>
          <table:table-cell table:formula="oooc:=[.B45]-[.B45]*[.A46]" office:value-type="float" office:value="0.00320597179955441">
            <text:p>0</text:p>
          </table:table-cell>
          <table:table-cell table:number-columns-repeated="6"/>
        </table:table-row>
        <table:table-row table:style-name="ro1">
          <table:table-cell table:formula="oooc:=IF([.A46]=0;[.E$2];[.A46]*1.1)" office:value-type="float" office:value="0.662640760773666">
            <text:p>0.66</text:p>
          </table:table-cell>
          <table:table-cell table:formula="oooc:=[.B46]-[.B46]*[.A47]" office:value-type="float" office:value="0.00108156420727875">
            <text:p>0</text:p>
          </table:table-cell>
          <table:table-cell table:number-columns-repeated="6"/>
        </table:table-row>
        <table:table-row table:style-name="ro1">
          <table:table-cell table:formula="oooc:=IF([.A47]=0;[.E$2];[.A47]*1.1)" office:value-type="float" office:value="0.728904836851033">
            <text:p>0.73</text:p>
          </table:table-cell>
          <table:table-cell table:formula="oooc:=[.B47]-[.B47]*[.A48]" office:value-type="float" office:value="0.000293206825228317">
            <text:p>0</text:p>
          </table:table-cell>
          <table:table-cell table:number-columns-repeated="6"/>
        </table:table-row>
        <table:table-row table:style-name="ro1">
          <table:table-cell table:formula="oooc:=IF([.A48]=0;[.E$2];[.A48]*1.1)" office:value-type="float" office:value="0.801795320536136">
            <text:p>0.8</text:p>
          </table:table-cell>
          <table:table-cell table:formula="oooc:=[.B48]-[.B48]*[.A49]" office:value-type="float" office:value="0.0000581149648109956">
            <text:p>0</text:p>
          </table:table-cell>
          <table:table-cell table:number-columns-repeated="6"/>
        </table:table-row>
        <table:table-row table:style-name="ro1">
          <table:table-cell table:formula="oooc:=IF([.A49]=0;[.E$2];[.A49]*1.1)" office:value-type="float" office:value="0.88197485258975">
            <text:p>0.88</text:p>
          </table:table-cell>
          <table:table-cell table:formula="oooc:=[.B49]-[.B49]*[.A50]" office:value-type="float" office:value="0.00000685902728855925">
            <text:p>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target</text:p>
          </table:table-cell>
          <table:table-cell table:style-name="ce1" office:value-type="string">
            <text:p>dx/dy</text:p>
          </table:table-cell>
          <table:table-cell table:style-name="ce1" office:value-type="string">
            <text:p>current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string">
            <text:p>factor</text:p>
          </table:table-cell>
          <table:table-cell office:value-type="float" office:value="0.1">
            <text:p>0.1</text:p>
          </table:table-cell>
          <table:table-cell/>
          <table:table-cell table:style-name="ce1" office:value-type="string">
            <text:p>Status:</text:p>
          </table:table-cell>
          <table:table-cell table:style-name="ce3" office:value-type="string">
            <text:p>FAIL</text:p>
          </table:table-cell>
        </table:table-row>
        <table:table-row table:style-name="ro1">
          <table:table-cell table:formula="oooc:=[.A2]" office:value-type="float" office:value="10">
            <text:p>10</text:p>
          </table:table-cell>
          <table:table-cell table:formula="oooc:=[.B2]*(1-[.F$2])+([.A2]-[.C2])*[.F$2]" office:value-type="float" office:value="1">
            <text:p>1</text:p>
          </table:table-cell>
          <table:table-cell table:formula="oooc:=[.C2]+[.B3]" office:value-type="float" office:value="1">
            <text:p>1</text:p>
          </table:table-cell>
          <table:table-cell>
            <draw:frame table:end-cell-address="Sheet2.N37" table:end-x="1.899cm" table:end-y="0.25cm" draw:z-index="0" draw:style-name="gr1" svg:width="22.232cm" svg:height="15.098cm" svg:x="2.248cm" svg:y="0.448cm">
              <draw:object draw:notify-on-update-of-ranges="Sheet2.A1:Sheet2.A1 Sheet2.A2:Sheet2.A100 Sheet2.B1:Sheet2.B1 Sheet2.B2:Sheet2.B100 Sheet2.C1:Sheet2.C1 Sheet2.C2:Sheet2.C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1" office:value-type="string">
            <text:p>Comment:</text:p>
          </table:table-cell>
          <table:table-cell office:value-type="string">
            <text:p>Oscillations</text:p>
          </table:table-cell>
        </table:table-row>
        <table:table-row table:style-name="ro1">
          <table:table-cell table:formula="oooc:=[.A3]" office:value-type="float" office:value="10">
            <text:p>10</text:p>
          </table:table-cell>
          <table:table-cell table:formula="oooc:=[.B3]*(1-[.F$2])+([.A3]-[.C3])*[.F$2]" office:value-type="float" office:value="1.8">
            <text:p>1.8</text:p>
          </table:table-cell>
          <table:table-cell table:formula="oooc:=[.C3]+[.B4]" office:value-type="float" office:value="2.8">
            <text:p>2.8</text:p>
          </table:table-cell>
          <table:table-cell table:number-columns-repeated="6"/>
        </table:table-row>
        <table:table-row table:style-name="ro1">
          <table:table-cell table:formula="oooc:=[.A4]" office:value-type="float" office:value="10">
            <text:p>10</text:p>
          </table:table-cell>
          <table:table-cell table:formula="oooc:=[.B4]*(1-[.F$2])+([.A4]-[.C4])*[.F$2]" office:value-type="float" office:value="2.34">
            <text:p>2.34</text:p>
          </table:table-cell>
          <table:table-cell table:formula="oooc:=[.C4]+[.B5]" office:value-type="float" office:value="5.14">
            <text:p>5.14</text:p>
          </table:table-cell>
          <table:table-cell table:number-columns-repeated="6"/>
        </table:table-row>
        <table:table-row table:style-name="ro1">
          <table:table-cell table:formula="oooc:=[.A5]" office:value-type="float" office:value="10">
            <text:p>10</text:p>
          </table:table-cell>
          <table:table-cell table:formula="oooc:=[.B5]*(1-[.F$2])+([.A5]-[.C5])*[.F$2]" office:value-type="float" office:value="2.592">
            <text:p>2.59</text:p>
          </table:table-cell>
          <table:table-cell table:formula="oooc:=[.C5]+[.B6]" office:value-type="float" office:value="7.732">
            <text:p>7.73</text:p>
          </table:table-cell>
          <table:table-cell table:number-columns-repeated="6"/>
        </table:table-row>
        <table:table-row table:style-name="ro1">
          <table:table-cell table:formula="oooc:=[.A6]" office:value-type="float" office:value="10">
            <text:p>10</text:p>
          </table:table-cell>
          <table:table-cell table:formula="oooc:=[.B6]*(1-[.F$2])+([.A6]-[.C6])*[.F$2]" office:value-type="float" office:value="2.5596">
            <text:p>2.56</text:p>
          </table:table-cell>
          <table:table-cell table:formula="oooc:=[.C6]+[.B7]" office:value-type="float" office:value="10.2916">
            <text:p>10.29</text:p>
          </table:table-cell>
          <table:table-cell table:number-columns-repeated="6"/>
        </table:table-row>
        <table:table-row table:style-name="ro1">
          <table:table-cell table:formula="oooc:=[.A7]" office:value-type="float" office:value="10">
            <text:p>10</text:p>
          </table:table-cell>
          <table:table-cell table:formula="oooc:=[.B7]*(1-[.F$2])+([.A7]-[.C7])*[.F$2]" office:value-type="float" office:value="2.27448">
            <text:p>2.27</text:p>
          </table:table-cell>
          <table:table-cell table:formula="oooc:=[.C7]+[.B8]" office:value-type="float" office:value="12.56608">
            <text:p>12.57</text:p>
          </table:table-cell>
          <table:table-cell table:number-columns-repeated="6"/>
        </table:table-row>
        <table:table-row table:style-name="ro1">
          <table:table-cell table:formula="oooc:=[.A8]" office:value-type="float" office:value="10">
            <text:p>10</text:p>
          </table:table-cell>
          <table:table-cell table:formula="oooc:=[.B8]*(1-[.F$2])+([.A8]-[.C8])*[.F$2]" office:value-type="float" office:value="1.790424">
            <text:p>1.79</text:p>
          </table:table-cell>
          <table:table-cell table:formula="oooc:=[.C8]+[.B9]" office:value-type="float" office:value="14.356504">
            <text:p>14.36</text:p>
          </table:table-cell>
          <table:table-cell table:number-columns-repeated="6"/>
        </table:table-row>
        <table:table-row table:style-name="ro1">
          <table:table-cell table:formula="oooc:=[.A9]" office:value-type="float" office:value="10">
            <text:p>10</text:p>
          </table:table-cell>
          <table:table-cell table:formula="oooc:=[.B9]*(1-[.F$2])+([.A9]-[.C9])*[.F$2]" office:value-type="float" office:value="1.1757312">
            <text:p>1.18</text:p>
          </table:table-cell>
          <table:table-cell table:formula="oooc:=[.C9]+[.B10]" office:value-type="float" office:value="15.5322352">
            <text:p>15.53</text:p>
          </table:table-cell>
          <table:table-cell table:number-columns-repeated="6"/>
        </table:table-row>
        <table:table-row table:style-name="ro1">
          <table:table-cell table:formula="oooc:=[.A10]" office:value-type="float" office:value="10">
            <text:p>10</text:p>
          </table:table-cell>
          <table:table-cell table:formula="oooc:=[.B10]*(1-[.F$2])+([.A10]-[.C10])*[.F$2]" office:value-type="float" office:value="0.50493456">
            <text:p>0.5</text:p>
          </table:table-cell>
          <table:table-cell table:formula="oooc:=[.C10]+[.B11]" office:value-type="float" office:value="16.03716976">
            <text:p>16.04</text:p>
          </table:table-cell>
          <table:table-cell table:number-columns-repeated="6"/>
        </table:table-row>
        <table:table-row table:style-name="ro1">
          <table:table-cell table:formula="oooc:=[.A11]" office:value-type="float" office:value="10">
            <text:p>10</text:p>
          </table:table-cell>
          <table:table-cell table:formula="oooc:=[.B11]*(1-[.F$2])+([.A11]-[.C11])*[.F$2]" office:value-type="float" office:value="-0.149275872">
            <text:p>-0.15</text:p>
          </table:table-cell>
          <table:table-cell table:formula="oooc:=[.C11]+[.B12]" office:value-type="float" office:value="15.887893888">
            <text:p>15.89</text:p>
          </table:table-cell>
          <table:table-cell table:number-columns-repeated="6"/>
        </table:table-row>
        <table:table-row table:style-name="ro1">
          <table:table-cell table:formula="oooc:=[.A12]" office:value-type="float" office:value="10">
            <text:p>10</text:p>
          </table:table-cell>
          <table:table-cell table:formula="oooc:=[.B12]*(1-[.F$2])+([.A12]-[.C12])*[.F$2]" office:value-type="float" office:value="-0.7231376736">
            <text:p>-0.72</text:p>
          </table:table-cell>
          <table:table-cell table:formula="oooc:=[.C12]+[.B13]" office:value-type="float" office:value="15.1647562144">
            <text:p>15.16</text:p>
          </table:table-cell>
          <table:table-cell table:number-columns-repeated="6"/>
        </table:table-row>
        <table:table-row table:style-name="ro1">
          <table:table-cell table:formula="oooc:=[.A13]" office:value-type="float" office:value="10">
            <text:p>10</text:p>
          </table:table-cell>
          <table:table-cell table:formula="oooc:=[.B13]*(1-[.F$2])+([.A13]-[.C13])*[.F$2]" office:value-type="float" office:value="-1.16729952768">
            <text:p>-1.17</text:p>
          </table:table-cell>
          <table:table-cell table:formula="oooc:=[.C13]+[.B14]" office:value-type="float" office:value="13.99745668672">
            <text:p>14</text:p>
          </table:table-cell>
          <table:table-cell table:number-columns-repeated="6"/>
        </table:table-row>
        <table:table-row table:style-name="ro1">
          <table:table-cell table:formula="oooc:=[.A14]" office:value-type="float" office:value="10">
            <text:p>10</text:p>
          </table:table-cell>
          <table:table-cell table:formula="oooc:=[.B14]*(1-[.F$2])+([.A14]-[.C14])*[.F$2]" office:value-type="float" office:value="-1.450315243584">
            <text:p>-1.45</text:p>
          </table:table-cell>
          <table:table-cell table:formula="oooc:=[.C14]+[.B15]" office:value-type="float" office:value="12.547141443136">
            <text:p>12.55</text:p>
          </table:table-cell>
          <table:table-cell table:number-columns-repeated="6"/>
        </table:table-row>
        <table:table-row table:style-name="ro1">
          <table:table-cell table:formula="oooc:=[.A15]" office:value-type="float" office:value="10">
            <text:p>10</text:p>
          </table:table-cell>
          <table:table-cell table:formula="oooc:=[.B15]*(1-[.F$2])+([.A15]-[.C15])*[.F$2]" office:value-type="float" office:value="-1.5599978635392">
            <text:p>-1.56</text:p>
          </table:table-cell>
          <table:table-cell table:formula="oooc:=[.C15]+[.B16]" office:value-type="float" office:value="10.9871435795968">
            <text:p>10.99</text:p>
          </table:table-cell>
          <table:table-cell table:number-columns-repeated="6"/>
        </table:table-row>
        <table:table-row table:style-name="ro1">
          <table:table-cell table:formula="oooc:=[.A16]" office:value-type="float" office:value="10">
            <text:p>10</text:p>
          </table:table-cell>
          <table:table-cell table:formula="oooc:=[.B16]*(1-[.F$2])+([.A16]-[.C16])*[.F$2]" office:value-type="float" office:value="-1.50271243514496">
            <text:p>-1.5</text:p>
          </table:table-cell>
          <table:table-cell table:formula="oooc:=[.C16]+[.B17]" office:value-type="float" office:value="9.48443114445184">
            <text:p>9.48</text:p>
          </table:table-cell>
          <table:table-cell table:number-columns-repeated="6"/>
        </table:table-row>
        <table:table-row table:style-name="ro1">
          <table:table-cell table:formula="oooc:=[.A17]" office:value-type="float" office:value="10">
            <text:p>10</text:p>
          </table:table-cell>
          <table:table-cell table:formula="oooc:=[.B17]*(1-[.F$2])+([.A17]-[.C17])*[.F$2]" office:value-type="float" office:value="-1.30088430607565">
            <text:p>-1.3</text:p>
          </table:table-cell>
          <table:table-cell table:formula="oooc:=[.C17]+[.B18]" office:value-type="float" office:value="8.18354683837619">
            <text:p>8.18</text:p>
          </table:table-cell>
          <table:table-cell table:number-columns-repeated="6"/>
        </table:table-row>
        <table:table-row table:style-name="ro1">
          <table:table-cell table:formula="oooc:=[.A18]" office:value-type="float" office:value="10">
            <text:p>10</text:p>
          </table:table-cell>
          <table:table-cell table:formula="oooc:=[.B18]*(1-[.F$2])+([.A18]-[.C18])*[.F$2]" office:value-type="float" office:value="-0.989150559305702">
            <text:p>-0.99</text:p>
          </table:table-cell>
          <table:table-cell table:formula="oooc:=[.C18]+[.B19]" office:value-type="float" office:value="7.19439627907049">
            <text:p>7.19</text:p>
          </table:table-cell>
          <table:table-cell table:number-columns-repeated="6"/>
        </table:table-row>
        <table:table-row table:style-name="ro1">
          <table:table-cell table:formula="oooc:=[.A19]" office:value-type="float" office:value="10">
            <text:p>10</text:p>
          </table:table-cell>
          <table:table-cell table:formula="oooc:=[.B19]*(1-[.F$2])+([.A19]-[.C19])*[.F$2]" office:value-type="float" office:value="-0.609675131282181">
            <text:p>-0.61</text:p>
          </table:table-cell>
          <table:table-cell table:formula="oooc:=[.C19]+[.B20]" office:value-type="float" office:value="6.58472114778831">
            <text:p>6.58</text:p>
          </table:table-cell>
          <table:table-cell table:number-columns-repeated="6"/>
        </table:table-row>
        <table:table-row table:style-name="ro1">
          <table:table-cell table:formula="oooc:=[.A20]" office:value-type="float" office:value="10">
            <text:p>10</text:p>
          </table:table-cell>
          <table:table-cell table:formula="oooc:=[.B20]*(1-[.F$2])+([.A20]-[.C20])*[.F$2]" office:value-type="float" office:value="-0.207179732932793">
            <text:p>-0.21</text:p>
          </table:table-cell>
          <table:table-cell table:formula="oooc:=[.C20]+[.B21]" office:value-type="float" office:value="6.37754141485551">
            <text:p>6.38</text:p>
          </table:table-cell>
          <table:table-cell table:number-columns-repeated="6"/>
        </table:table-row>
        <table:table-row table:style-name="ro1">
          <table:table-cell table:formula="oooc:=[.A21]" office:value-type="float" office:value="10">
            <text:p>10</text:p>
          </table:table-cell>
          <table:table-cell table:formula="oooc:=[.B21]*(1-[.F$2])+([.A21]-[.C21])*[.F$2]" office:value-type="float" office:value="0.175784098874935">
            <text:p>0.18</text:p>
          </table:table-cell>
          <table:table-cell table:formula="oooc:=[.C21]+[.B22]" office:value-type="float" office:value="6.55332551373045">
            <text:p>6.55</text:p>
          </table:table-cell>
          <table:table-cell table:number-columns-repeated="6"/>
        </table:table-row>
        <table:table-row table:style-name="ro1">
          <table:table-cell table:formula="oooc:=[.A22]" office:value-type="float" office:value="10">
            <text:p>10</text:p>
          </table:table-cell>
          <table:table-cell table:formula="oooc:=[.B22]*(1-[.F$2])+([.A22]-[.C22])*[.F$2]" office:value-type="float" office:value="0.502873137614396">
            <text:p>0.5</text:p>
          </table:table-cell>
          <table:table-cell table:formula="oooc:=[.C22]+[.B23]" office:value-type="float" office:value="7.05619865134484">
            <text:p>7.06</text:p>
          </table:table-cell>
          <table:table-cell table:number-columns-repeated="6"/>
        </table:table-row>
        <table:table-row table:style-name="ro1">
          <table:table-cell table:formula="oooc:=[.A23]" office:value-type="float" office:value="10">
            <text:p>10</text:p>
          </table:table-cell>
          <table:table-cell table:formula="oooc:=[.B23]*(1-[.F$2])+([.A23]-[.C23])*[.F$2]" office:value-type="float" office:value="0.746965958718472">
            <text:p>0.75</text:p>
          </table:table-cell>
          <table:table-cell table:formula="oooc:=[.C23]+[.B24]" office:value-type="float" office:value="7.80316461006332">
            <text:p>7.8</text:p>
          </table:table-cell>
          <table:table-cell table:number-columns-repeated="6"/>
        </table:table-row>
        <table:table-row table:style-name="ro1">
          <table:table-cell table:formula="oooc:=[.A24]" office:value-type="float" office:value="10">
            <text:p>10</text:p>
          </table:table-cell>
          <table:table-cell table:formula="oooc:=[.B24]*(1-[.F$2])+([.A24]-[.C24])*[.F$2]" office:value-type="float" office:value="0.891952901840294">
            <text:p>0.89</text:p>
          </table:table-cell>
          <table:table-cell table:formula="oooc:=[.C24]+[.B25]" office:value-type="float" office:value="8.69511751190361">
            <text:p>8.7</text:p>
          </table:table-cell>
          <table:table-cell table:number-columns-repeated="6"/>
        </table:table-row>
        <table:table-row table:style-name="ro1">
          <table:table-cell table:formula="oooc:=[.A25]" office:value-type="float" office:value="10">
            <text:p>10</text:p>
          </table:table-cell>
          <table:table-cell table:formula="oooc:=[.B25]*(1-[.F$2])+([.A25]-[.C25])*[.F$2]" office:value-type="float" office:value="0.933245860465903">
            <text:p>0.93</text:p>
          </table:table-cell>
          <table:table-cell table:formula="oooc:=[.C25]+[.B26]" office:value-type="float" office:value="9.62836337236951">
            <text:p>9.63</text:p>
          </table:table-cell>
          <table:table-cell table:number-columns-repeated="6"/>
        </table:table-row>
        <table:table-row table:style-name="ro1">
          <table:table-cell table:formula="oooc:=[.A26]" office:value-type="float" office:value="10">
            <text:p>10</text:p>
          </table:table-cell>
          <table:table-cell table:formula="oooc:=[.B26]*(1-[.F$2])+([.A26]-[.C26])*[.F$2]" office:value-type="float" office:value="0.877084937182362">
            <text:p>0.88</text:p>
          </table:table-cell>
          <table:table-cell table:formula="oooc:=[.C26]+[.B27]" office:value-type="float" office:value="10.5054483095519">
            <text:p>10.51</text:p>
          </table:table-cell>
          <table:table-cell table:number-columns-repeated="6"/>
        </table:table-row>
        <table:table-row table:style-name="ro1">
          <table:table-cell table:formula="oooc:=[.A27]" office:value-type="float" office:value="10">
            <text:p>10</text:p>
          </table:table-cell>
          <table:table-cell table:formula="oooc:=[.B27]*(1-[.F$2])+([.A27]-[.C27])*[.F$2]" office:value-type="float" office:value="0.738831612508938">
            <text:p>0.74</text:p>
          </table:table-cell>
          <table:table-cell table:formula="oooc:=[.C27]+[.B28]" office:value-type="float" office:value="11.2442799220608">
            <text:p>11.24</text:p>
          </table:table-cell>
          <table:table-cell table:number-columns-repeated="6"/>
        </table:table-row>
        <table:table-row table:style-name="ro1">
          <table:table-cell table:formula="oooc:=[.A28]" office:value-type="float" office:value="10">
            <text:p>10</text:p>
          </table:table-cell>
          <table:table-cell table:formula="oooc:=[.B28]*(1-[.F$2])+([.A28]-[.C28])*[.F$2]" office:value-type="float" office:value="0.540520459051963">
            <text:p>0.54</text:p>
          </table:table-cell>
          <table:table-cell table:formula="oooc:=[.C28]+[.B29]" office:value-type="float" office:value="11.7848003811128">
            <text:p>11.78</text:p>
          </table:table-cell>
          <table:table-cell table:number-columns-repeated="6"/>
        </table:table-row>
        <table:table-row table:style-name="ro1">
          <table:table-cell table:formula="oooc:=[.A29]" office:value-type="float" office:value="10">
            <text:p>10</text:p>
          </table:table-cell>
          <table:table-cell table:formula="oooc:=[.B29]*(1-[.F$2])+([.A29]-[.C29])*[.F$2]" office:value-type="float" office:value="0.307988375035489">
            <text:p>0.31</text:p>
          </table:table-cell>
          <table:table-cell table:formula="oooc:=[.C29]+[.B30]" office:value-type="float" office:value="12.0927887561483">
            <text:p>12.09</text:p>
          </table:table-cell>
          <table:table-cell table:number-columns-repeated="6"/>
        </table:table-row>
        <table:table-row table:style-name="ro1">
          <table:table-cell table:formula="oooc:=[.A30]" office:value-type="float" office:value="10">
            <text:p>10</text:p>
          </table:table-cell>
          <table:table-cell table:formula="oooc:=[.B30]*(1-[.F$2])+([.A30]-[.C30])*[.F$2]" office:value-type="float" office:value="0.0679106619171134">
            <text:p>0.07</text:p>
          </table:table-cell>
          <table:table-cell table:formula="oooc:=[.C30]+[.B31]" office:value-type="float" office:value="12.1606994180654">
            <text:p>12.16</text:p>
          </table:table-cell>
          <table:table-cell table:number-columns-repeated="6"/>
        </table:table-row>
        <table:table-row table:style-name="ro1">
          <table:table-cell table:formula="oooc:=[.A31]" office:value-type="float" office:value="10">
            <text:p>10</text:p>
          </table:table-cell>
          <table:table-cell table:formula="oooc:=[.B31]*(1-[.F$2])+([.A31]-[.C31])*[.F$2]" office:value-type="float" office:value="-0.154950346081136">
            <text:p>-0.15</text:p>
          </table:table-cell>
          <table:table-cell table:formula="oooc:=[.C31]+[.B32]" office:value-type="float" office:value="12.0057490719842">
            <text:p>12.01</text:p>
          </table:table-cell>
          <table:table-cell table:number-columns-repeated="6"/>
        </table:table-row>
        <table:table-row table:style-name="ro1">
          <table:table-cell table:formula="oooc:=[.A32]" office:value-type="float" office:value="10">
            <text:p>10</text:p>
          </table:table-cell>
          <table:table-cell table:formula="oooc:=[.B32]*(1-[.F$2])+([.A32]-[.C32])*[.F$2]" office:value-type="float" office:value="-0.340030218671446">
            <text:p>-0.34</text:p>
          </table:table-cell>
          <table:table-cell table:formula="oooc:=[.C32]+[.B33]" office:value-type="float" office:value="11.6657188533128">
            <text:p>11.67</text:p>
          </table:table-cell>
          <table:table-cell table:number-columns-repeated="6"/>
        </table:table-row>
        <table:table-row table:style-name="ro1">
          <table:table-cell table:formula="oooc:=[.A33]" office:value-type="float" office:value="10">
            <text:p>10</text:p>
          </table:table-cell>
          <table:table-cell table:formula="oooc:=[.B33]*(1-[.F$2])+([.A33]-[.C33])*[.F$2]" office:value-type="float" office:value="-0.472599082135581">
            <text:p>-0.47</text:p>
          </table:table-cell>
          <table:table-cell table:formula="oooc:=[.C33]+[.B34]" office:value-type="float" office:value="11.1931197711772">
            <text:p>11.19</text:p>
          </table:table-cell>
          <table:table-cell table:number-columns-repeated="6"/>
        </table:table-row>
        <table:table-row table:style-name="ro1">
          <table:table-cell table:formula="oooc:=[.A34]" office:value-type="float" office:value="10">
            <text:p>10</text:p>
          </table:table-cell>
          <table:table-cell table:formula="oooc:=[.B34]*(1-[.F$2])+([.A34]-[.C34])*[.F$2]" office:value-type="float" office:value="-0.544651151039745">
            <text:p>-0.54</text:p>
          </table:table-cell>
          <table:table-cell table:formula="oooc:=[.C34]+[.B35]" office:value-type="float" office:value="10.6484686201375">
            <text:p>10.65</text:p>
          </table:table-cell>
          <table:table-cell table:number-columns-repeated="6"/>
        </table:table-row>
        <table:table-row table:style-name="ro1">
          <table:table-cell table:formula="oooc:=[.A35]" office:value-type="float" office:value="10">
            <text:p>10</text:p>
          </table:table-cell>
          <table:table-cell table:formula="oooc:=[.B35]*(1-[.F$2])+([.A35]-[.C35])*[.F$2]" office:value-type="float" office:value="-0.555032897949518">
            <text:p>-0.56</text:p>
          </table:table-cell>
          <table:table-cell table:formula="oooc:=[.C35]+[.B36]" office:value-type="float" office:value="10.093435722188">
            <text:p>10.09</text:p>
          </table:table-cell>
          <table:table-cell table:number-columns-repeated="6"/>
        </table:table-row>
        <table:table-row table:style-name="ro1">
          <table:table-cell table:formula="oooc:=[.A36]" office:value-type="float" office:value="10">
            <text:p>10</text:p>
          </table:table-cell>
          <table:table-cell table:formula="oooc:=[.B36]*(1-[.F$2])+([.A36]-[.C36])*[.F$2]" office:value-type="float" office:value="-0.508873180373361">
            <text:p>-0.51</text:p>
          </table:table-cell>
          <table:table-cell table:formula="oooc:=[.C36]+[.B37]" office:value-type="float" office:value="9.58456254181459">
            <text:p>9.58</text:p>
          </table:table-cell>
          <table:table-cell table:number-columns-repeated="6"/>
        </table:table-row>
        <table:table-row table:style-name="ro1">
          <table:table-cell table:formula="oooc:=[.A37]" office:value-type="float" office:value="10">
            <text:p>10</text:p>
          </table:table-cell>
          <table:table-cell table:formula="oooc:=[.B37]*(1-[.F$2])+([.A37]-[.C37])*[.F$2]" office:value-type="float" office:value="-0.416442116517484">
            <text:p>-0.42</text:p>
          </table:table-cell>
          <table:table-cell table:formula="oooc:=[.C37]+[.B38]" office:value-type="float" office:value="9.16812042529711">
            <text:p>9.17</text:p>
          </table:table-cell>
          <table:table-cell table:number-columns-repeated="6"/>
        </table:table-row>
        <table:table-row table:style-name="ro1">
          <table:table-cell table:formula="oooc:=[.A38]" office:value-type="float" office:value="10">
            <text:p>10</text:p>
          </table:table-cell>
          <table:table-cell table:formula="oooc:=[.B38]*(1-[.F$2])+([.A38]-[.C38])*[.F$2]" office:value-type="float" office:value="-0.291609947395447">
            <text:p>-0.29</text:p>
          </table:table-cell>
          <table:table-cell table:formula="oooc:=[.C38]+[.B39]" office:value-type="float" office:value="8.87651047790166">
            <text:p>8.88</text:p>
          </table:table-cell>
          <table:table-cell table:number-columns-repeated="6"/>
        </table:table-row>
        <table:table-row table:style-name="ro1">
          <table:table-cell table:formula="oooc:=[.A39]" office:value-type="float" office:value="10">
            <text:p>10</text:p>
          </table:table-cell>
          <table:table-cell table:formula="oooc:=[.B39]*(1-[.F$2])+([.A39]-[.C39])*[.F$2]" office:value-type="float" office:value="-0.150100000446068">
            <text:p>-0.15</text:p>
          </table:table-cell>
          <table:table-cell table:formula="oooc:=[.C39]+[.B40]" office:value-type="float" office:value="8.72641047745559">
            <text:p>8.73</text:p>
          </table:table-cell>
          <table:table-cell table:number-columns-repeated="6"/>
        </table:table-row>
        <table:table-row table:style-name="ro1">
          <table:table-cell table:formula="oooc:=[.A40]" office:value-type="float" office:value="10">
            <text:p>10</text:p>
          </table:table-cell>
          <table:table-cell table:formula="oooc:=[.B40]*(1-[.F$2])+([.A40]-[.C40])*[.F$2]" office:value-type="float" office:value="-0.00773104814702058">
            <text:p>-0.01</text:p>
          </table:table-cell>
          <table:table-cell table:formula="oooc:=[.C40]+[.B41]" office:value-type="float" office:value="8.71867942930857">
            <text:p>8.72</text:p>
          </table:table-cell>
          <table:table-cell table:number-columns-repeated="6"/>
        </table:table-row>
        <table:table-row table:style-name="ro1">
          <table:table-cell table:formula="oooc:=[.A41]" office:value-type="float" office:value="10">
            <text:p>10</text:p>
          </table:table-cell>
          <table:table-cell table:formula="oooc:=[.B41]*(1-[.F$2])+([.A41]-[.C41])*[.F$2]" office:value-type="float" office:value="0.121174113736824">
            <text:p>0.12</text:p>
          </table:table-cell>
          <table:table-cell table:formula="oooc:=[.C41]+[.B42]" office:value-type="float" office:value="8.8398535430454">
            <text:p>8.84</text:p>
          </table:table-cell>
          <table:table-cell table:number-columns-repeated="6"/>
        </table:table-row>
        <table:table-row table:style-name="ro1">
          <table:table-cell table:formula="oooc:=[.A42]" office:value-type="float" office:value="10">
            <text:p>10</text:p>
          </table:table-cell>
          <table:table-cell table:formula="oooc:=[.B42]*(1-[.F$2])+([.A42]-[.C42])*[.F$2]" office:value-type="float" office:value="0.225071348058602">
            <text:p>0.23</text:p>
          </table:table-cell>
          <table:table-cell table:formula="oooc:=[.C42]+[.B43]" office:value-type="float" office:value="9.064924891104">
            <text:p>9.06</text:p>
          </table:table-cell>
          <table:table-cell table:number-columns-repeated="6"/>
        </table:table-row>
        <table:table-row table:style-name="ro1">
          <table:table-cell table:formula="oooc:=[.A43]" office:value-type="float" office:value="10">
            <text:p>10</text:p>
          </table:table-cell>
          <table:table-cell table:formula="oooc:=[.B43]*(1-[.F$2])+([.A43]-[.C43])*[.F$2]" office:value-type="float" office:value="0.296071724142342">
            <text:p>0.3</text:p>
          </table:table-cell>
          <table:table-cell table:formula="oooc:=[.C43]+[.B44]" office:value-type="float" office:value="9.36099661524634">
            <text:p>9.36</text:p>
          </table:table-cell>
          <table:table-cell table:number-columns-repeated="6"/>
        </table:table-row>
        <table:table-row table:style-name="ro1">
          <table:table-cell table:formula="oooc:=[.A44]" office:value-type="float" office:value="10">
            <text:p>10</text:p>
          </table:table-cell>
          <table:table-cell table:formula="oooc:=[.B44]*(1-[.F$2])+([.A44]-[.C44])*[.F$2]" office:value-type="float" office:value="0.330364890203474">
            <text:p>0.33</text:p>
          </table:table-cell>
          <table:table-cell table:formula="oooc:=[.C44]+[.B45]" office:value-type="float" office:value="9.69136150544981">
            <text:p>9.69</text:p>
          </table:table-cell>
          <table:table-cell table:number-columns-repeated="6"/>
        </table:table-row>
        <table:table-row table:style-name="ro1">
          <table:table-cell table:formula="oooc:=[.A45]" office:value-type="float" office:value="10">
            <text:p>10</text:p>
          </table:table-cell>
          <table:table-cell table:formula="oooc:=[.B45]*(1-[.F$2])+([.A45]-[.C45])*[.F$2]" office:value-type="float" office:value="0.328192250638145">
            <text:p>0.33</text:p>
          </table:table-cell>
          <table:table-cell table:formula="oooc:=[.C45]+[.B46]" office:value-type="float" office:value="10.019553756088">
            <text:p>10.02</text:p>
          </table:table-cell>
          <table:table-cell table:number-columns-repeated="6"/>
        </table:table-row>
        <table:table-row table:style-name="ro1">
          <table:table-cell table:formula="oooc:=[.A46]" office:value-type="float" office:value="10">
            <text:p>10</text:p>
          </table:table-cell>
          <table:table-cell table:formula="oooc:=[.B46]*(1-[.F$2])+([.A46]-[.C46])*[.F$2]" office:value-type="float" office:value="0.293417649965535">
            <text:p>0.29</text:p>
          </table:table-cell>
          <table:table-cell table:formula="oooc:=[.C46]+[.B47]" office:value-type="float" office:value="10.3129714060535">
            <text:p>10.31</text:p>
          </table:table-cell>
          <table:table-cell table:number-columns-repeated="6"/>
        </table:table-row>
        <table:table-row table:style-name="ro1">
          <table:table-cell table:formula="oooc:=[.A47]" office:value-type="float" office:value="10">
            <text:p>10</text:p>
          </table:table-cell>
          <table:table-cell table:formula="oooc:=[.B47]*(1-[.F$2])+([.A47]-[.C47])*[.F$2]" office:value-type="float" office:value="0.232778744363632">
            <text:p>0.23</text:p>
          </table:table-cell>
          <table:table-cell table:formula="oooc:=[.C47]+[.B48]" office:value-type="float" office:value="10.5457501504171">
            <text:p>10.55</text:p>
          </table:table-cell>
          <table:table-cell table:number-columns-repeated="6"/>
        </table:table-row>
        <table:table-row table:style-name="ro1">
          <table:table-cell table:formula="oooc:=[.A48]" office:value-type="float" office:value="10">
            <text:p>10</text:p>
          </table:table-cell>
          <table:table-cell table:formula="oooc:=[.B48]*(1-[.F$2])+([.A48]-[.C48])*[.F$2]" office:value-type="float" office:value="0.154925854885556">
            <text:p>0.15</text:p>
          </table:table-cell>
          <table:table-cell table:formula="oooc:=[.C48]+[.B49]" office:value-type="float" office:value="10.7006760053027">
            <text:p>10.7</text:p>
          </table:table-cell>
          <table:table-cell table:number-columns-repeated="6"/>
        </table:table-row>
        <table:table-row table:style-name="ro1">
          <table:table-cell table:formula="oooc:=[.A49]" office:value-type="float" office:value="10">
            <text:p>10</text:p>
          </table:table-cell>
          <table:table-cell table:formula="oooc:=[.B49]*(1-[.F$2])+([.A49]-[.C49])*[.F$2]" office:value-type="float" office:value="0.0693656688667322">
            <text:p>0.07</text:p>
          </table:table-cell>
          <table:table-cell table:formula="oooc:=[.C49]+[.B50]" office:value-type="float" office:value="10.7700416741694">
            <text:p>10.77</text:p>
          </table:table-cell>
          <table:table-cell table:number-columns-repeated="6"/>
        </table:table-row>
        <table:table-row table:style-name="ro1">
          <table:table-cell table:formula="oooc:=[.A50]" office:value-type="float" office:value="10">
            <text:p>10</text:p>
          </table:table-cell>
          <table:table-cell table:formula="oooc:=[.B50]*(1-[.F$2])+([.A50]-[.C50])*[.F$2]" office:value-type="float" office:value="-0.0145750654368825">
            <text:p>-0.01</text:p>
          </table:table-cell>
          <table:table-cell table:formula="oooc:=[.C50]+[.B51]" office:value-type="float" office:value="10.7554666087325">
            <text:p>10.76</text:p>
          </table:table-cell>
          <table:table-cell table:number-columns-repeated="6"/>
        </table:table-row>
        <table:table-row table:style-name="ro1">
          <table:table-cell table:formula="oooc:=[.A51]" office:value-type="float" office:value="10">
            <text:p>10</text:p>
          </table:table-cell>
          <table:table-cell table:formula="oooc:=[.B51]*(1-[.F$2])+([.A51]-[.C51])*[.F$2]" office:value-type="float" office:value="-0.0886642197664474">
            <text:p>-0.09</text:p>
          </table:table-cell>
          <table:table-cell table:formula="oooc:=[.C51]+[.B52]" office:value-type="float" office:value="10.6668023889661">
            <text:p>10.67</text:p>
          </table:table-cell>
          <table:table-cell table:number-columns-repeated="6"/>
        </table:table-row>
        <table:table-row table:style-name="ro1">
          <table:table-cell table:formula="oooc:=[.A52]" office:value-type="float" office:value="10">
            <text:p>10</text:p>
          </table:table-cell>
          <table:table-cell table:formula="oooc:=[.B52]*(1-[.F$2])+([.A52]-[.C52])*[.F$2]" office:value-type="float" office:value="-0.146478036686411">
            <text:p>-0.15</text:p>
          </table:table-cell>
          <table:table-cell table:formula="oooc:=[.C52]+[.B53]" office:value-type="float" office:value="10.5203243522797">
            <text:p>10.52</text:p>
          </table:table-cell>
          <table:table-cell table:number-columns-repeated="6"/>
        </table:table-row>
        <table:table-row table:style-name="ro1">
          <table:table-cell table:formula="oooc:=[.A53]" office:value-type="float" office:value="10">
            <text:p>10</text:p>
          </table:table-cell>
          <table:table-cell table:formula="oooc:=[.B53]*(1-[.F$2])+([.A53]-[.C53])*[.F$2]" office:value-type="float" office:value="-0.183862668245737">
            <text:p>-0.18</text:p>
          </table:table-cell>
          <table:table-cell table:formula="oooc:=[.C53]+[.B54]" office:value-type="float" office:value="10.3364616840339">
            <text:p>10.34</text:p>
          </table:table-cell>
          <table:table-cell table:number-columns-repeated="6"/>
        </table:table-row>
        <table:table-row table:style-name="ro1">
          <table:table-cell table:formula="oooc:=[.A54]" office:value-type="float" office:value="10">
            <text:p>10</text:p>
          </table:table-cell>
          <table:table-cell table:formula="oooc:=[.B54]*(1-[.F$2])+([.A54]-[.C54])*[.F$2]" office:value-type="float" office:value="-0.199122569824557">
            <text:p>-0.2</text:p>
          </table:table-cell>
          <table:table-cell table:formula="oooc:=[.C54]+[.B55]" office:value-type="float" office:value="10.1373391142094">
            <text:p>10.14</text:p>
          </table:table-cell>
          <table:table-cell table:number-columns-repeated="6"/>
        </table:table-row>
        <table:table-row table:style-name="ro1">
          <table:table-cell table:formula="oooc:=[.A55]" office:value-type="float" office:value="10">
            <text:p>10</text:p>
          </table:table-cell>
          <table:table-cell table:formula="oooc:=[.B55]*(1-[.F$2])+([.A55]-[.C55])*[.F$2]" office:value-type="float" office:value="-0.192944224263039">
            <text:p>-0.19</text:p>
          </table:table-cell>
          <table:table-cell table:formula="oooc:=[.C55]+[.B56]" office:value-type="float" office:value="9.94439488994634">
            <text:p>9.94</text:p>
          </table:table-cell>
          <table:table-cell table:number-columns-repeated="6"/>
        </table:table-row>
        <table:table-row table:style-name="ro1">
          <table:table-cell table:formula="oooc:=[.A56]" office:value-type="float" office:value="10">
            <text:p>10</text:p>
          </table:table-cell>
          <table:table-cell table:formula="oooc:=[.B56]*(1-[.F$2])+([.A56]-[.C56])*[.F$2]" office:value-type="float" office:value="-0.168089290831369">
            <text:p>-0.17</text:p>
          </table:table-cell>
          <table:table-cell table:formula="oooc:=[.C56]+[.B57]" office:value-type="float" office:value="9.77630559911497">
            <text:p>9.78</text:p>
          </table:table-cell>
          <table:table-cell table:number-columns-repeated="6"/>
        </table:table-row>
        <table:table-row table:style-name="ro1">
          <table:table-cell table:formula="oooc:=[.A57]" office:value-type="float" office:value="10">
            <text:p>10</text:p>
          </table:table-cell>
          <table:table-cell table:formula="oooc:=[.B57]*(1-[.F$2])+([.A57]-[.C57])*[.F$2]" office:value-type="float" office:value="-0.128910921659729">
            <text:p>-0.13</text:p>
          </table:table-cell>
          <table:table-cell table:formula="oooc:=[.C57]+[.B58]" office:value-type="float" office:value="9.64739467745524">
            <text:p>9.65</text:p>
          </table:table-cell>
          <table:table-cell table:number-columns-repeated="6"/>
        </table:table-row>
        <table:table-row table:style-name="ro1">
          <table:table-cell table:formula="oooc:=[.A58]" office:value-type="float" office:value="10">
            <text:p>10</text:p>
          </table:table-cell>
          <table:table-cell table:formula="oooc:=[.B58]*(1-[.F$2])+([.A58]-[.C58])*[.F$2]" office:value-type="float" office:value="-0.0807592972392804">
            <text:p>-0.08</text:p>
          </table:table-cell>
          <table:table-cell table:formula="oooc:=[.C58]+[.B59]" office:value-type="float" office:value="9.56663538021596">
            <text:p>9.57</text:p>
          </table:table-cell>
          <table:table-cell table:number-columns-repeated="6"/>
        </table:table-row>
        <table:table-row table:style-name="ro1">
          <table:table-cell table:formula="oooc:=[.A59]" office:value-type="float" office:value="10">
            <text:p>10</text:p>
          </table:table-cell>
          <table:table-cell table:formula="oooc:=[.B59]*(1-[.F$2])+([.A59]-[.C59])*[.F$2]" office:value-type="float" office:value="-0.0293469055369483">
            <text:p>-0.03</text:p>
          </table:table-cell>
          <table:table-cell table:formula="oooc:=[.C59]+[.B60]" office:value-type="float" office:value="9.53728847467901">
            <text:p>9.54</text:p>
          </table:table-cell>
          <table:table-cell table:number-columns-repeated="6"/>
        </table:table-row>
        <table:table-row table:style-name="ro1">
          <table:table-cell table:formula="oooc:=[.A60]" office:value-type="float" office:value="10">
            <text:p>10</text:p>
          </table:table-cell>
          <table:table-cell table:formula="oooc:=[.B60]*(1-[.F$2])+([.A60]-[.C60])*[.F$2]" office:value-type="float" office:value="0.0198589375488454">
            <text:p>0.02</text:p>
          </table:table-cell>
          <table:table-cell table:formula="oooc:=[.C60]+[.B61]" office:value-type="float" office:value="9.55714741222786">
            <text:p>9.56</text:p>
          </table:table-cell>
          <table:table-cell table:number-columns-repeated="6"/>
        </table:table-row>
        <table:table-row table:style-name="ro1">
          <table:table-cell table:formula="oooc:=[.A61]" office:value-type="float" office:value="10">
            <text:p>10</text:p>
          </table:table-cell>
          <table:table-cell table:formula="oooc:=[.B61]*(1-[.F$2])+([.A61]-[.C61])*[.F$2]" office:value-type="float" office:value="0.0621583025711753">
            <text:p>0.06</text:p>
          </table:table-cell>
          <table:table-cell table:formula="oooc:=[.C61]+[.B62]" office:value-type="float" office:value="9.61930571479903">
            <text:p>9.62</text:p>
          </table:table-cell>
          <table:table-cell table:number-columns-repeated="6"/>
        </table:table-row>
        <table:table-row table:style-name="ro1">
          <table:table-cell table:formula="oooc:=[.A62]" office:value-type="float" office:value="10">
            <text:p>10</text:p>
          </table:table-cell>
          <table:table-cell table:formula="oooc:=[.B62]*(1-[.F$2])+([.A62]-[.C62])*[.F$2]" office:value-type="float" office:value="0.0940119008341546">
            <text:p>0.09</text:p>
          </table:table-cell>
          <table:table-cell table:formula="oooc:=[.C62]+[.B63]" office:value-type="float" office:value="9.71331761563319">
            <text:p>9.71</text:p>
          </table:table-cell>
          <table:table-cell table:number-columns-repeated="6"/>
        </table:table-row>
        <table:table-row table:style-name="ro1">
          <table:table-cell table:formula="oooc:=[.A63]" office:value-type="float" office:value="10">
            <text:p>10</text:p>
          </table:table-cell>
          <table:table-cell table:formula="oooc:=[.B63]*(1-[.F$2])+([.A63]-[.C63])*[.F$2]" office:value-type="float" office:value="0.113278949187421">
            <text:p>0.11</text:p>
          </table:table-cell>
          <table:table-cell table:formula="oooc:=[.C63]+[.B64]" office:value-type="float" office:value="9.82659656482061">
            <text:p>9.83</text:p>
          </table:table-cell>
          <table:table-cell table:number-columns-repeated="6"/>
        </table:table-row>
        <table:table-row table:style-name="ro1">
          <table:table-cell table:formula="oooc:=[.A64]" office:value-type="float" office:value="10">
            <text:p>10</text:p>
          </table:table-cell>
          <table:table-cell table:formula="oooc:=[.B64]*(1-[.F$2])+([.A64]-[.C64])*[.F$2]" office:value-type="float" office:value="0.119291397786618">
            <text:p>0.12</text:p>
          </table:table-cell>
          <table:table-cell table:formula="oooc:=[.C64]+[.B65]" office:value-type="float" office:value="9.94588796260722">
            <text:p>9.95</text:p>
          </table:table-cell>
          <table:table-cell table:number-columns-repeated="6"/>
        </table:table-row>
        <table:table-row table:style-name="ro1">
          <table:table-cell table:formula="oooc:=[.A65]" office:value-type="float" office:value="10">
            <text:p>10</text:p>
          </table:table-cell>
          <table:table-cell table:formula="oooc:=[.B65]*(1-[.F$2])+([.A65]-[.C65])*[.F$2]" office:value-type="float" office:value="0.112773461747234">
            <text:p>0.11</text:p>
          </table:table-cell>
          <table:table-cell table:formula="oooc:=[.C65]+[.B66]" office:value-type="float" office:value="10.0586614243545">
            <text:p>10.06</text:p>
          </table:table-cell>
          <table:table-cell table:number-columns-repeated="6"/>
        </table:table-row>
        <table:table-row table:style-name="ro1">
          <table:table-cell table:formula="oooc:=[.A66]" office:value-type="float" office:value="10">
            <text:p>10</text:p>
          </table:table-cell>
          <table:table-cell table:formula="oooc:=[.B66]*(1-[.F$2])+([.A66]-[.C66])*[.F$2]" office:value-type="float" office:value="0.0956299731370645">
            <text:p>0.1</text:p>
          </table:table-cell>
          <table:table-cell table:formula="oooc:=[.C66]+[.B67]" office:value-type="float" office:value="10.1542913974915">
            <text:p>10.15</text:p>
          </table:table-cell>
          <table:table-cell table:number-columns-repeated="6"/>
        </table:table-row>
        <table:table-row table:style-name="ro1">
          <table:table-cell table:formula="oooc:=[.A67]" office:value-type="float" office:value="10">
            <text:p>10</text:p>
          </table:table-cell>
          <table:table-cell table:formula="oooc:=[.B67]*(1-[.F$2])+([.A67]-[.C67])*[.F$2]" office:value-type="float" office:value="0.0706378360742057">
            <text:p>0.07</text:p>
          </table:table-cell>
          <table:table-cell table:formula="oooc:=[.C67]+[.B68]" office:value-type="float" office:value="10.2249292335657">
            <text:p>10.22</text:p>
          </table:table-cell>
          <table:table-cell table:number-columns-repeated="6"/>
        </table:table-row>
        <table:table-row table:style-name="ro1">
          <table:table-cell table:formula="oooc:=[.A68]" office:value-type="float" office:value="10">
            <text:p>10</text:p>
          </table:table-cell>
          <table:table-cell table:formula="oooc:=[.B68]*(1-[.F$2])+([.A68]-[.C68])*[.F$2]" office:value-type="float" office:value="0.0410811291102123">
            <text:p>0.04</text:p>
          </table:table-cell>
          <table:table-cell table:formula="oooc:=[.C68]+[.B69]" office:value-type="float" office:value="10.2660103626759">
            <text:p>10.27</text:p>
          </table:table-cell>
          <table:table-cell table:number-columns-repeated="6"/>
        </table:table-row>
        <table:table-row table:style-name="ro1">
          <table:table-cell table:formula="oooc:=[.A69]" office:value-type="float" office:value="10">
            <text:p>10</text:p>
          </table:table-cell>
          <table:table-cell table:formula="oooc:=[.B69]*(1-[.F$2])+([.A69]-[.C69])*[.F$2]" office:value-type="float" office:value="0.0103719799315971">
            <text:p>0.01</text:p>
          </table:table-cell>
          <table:table-cell table:formula="oooc:=[.C69]+[.B70]" office:value-type="float" office:value="10.2763823426075">
            <text:p>10.28</text:p>
          </table:table-cell>
          <table:table-cell table:number-columns-repeated="6"/>
        </table:table-row>
        <table:table-row table:style-name="ro1">
          <table:table-cell table:formula="oooc:=[.A70]" office:value-type="float" office:value="10">
            <text:p>10</text:p>
          </table:table-cell>
          <table:table-cell table:formula="oooc:=[.B70]*(1-[.F$2])+([.A70]-[.C70])*[.F$2]" office:value-type="float" office:value="-0.0183034523223163">
            <text:p>-0.02</text:p>
          </table:table-cell>
          <table:table-cell table:formula="oooc:=[.C70]+[.B71]" office:value-type="float" office:value="10.2580788902852">
            <text:p>10.26</text:p>
          </table:table-cell>
          <table:table-cell table:number-columns-repeated="6"/>
        </table:table-row>
        <table:table-row table:style-name="ro1">
          <table:table-cell table:formula="oooc:=[.A71]" office:value-type="float" office:value="10">
            <text:p>10</text:p>
          </table:table-cell>
          <table:table-cell table:formula="oooc:=[.B71]*(1-[.F$2])+([.A71]-[.C71])*[.F$2]" office:value-type="float" office:value="-0.0422809961186068">
            <text:p>-0.04</text:p>
          </table:table-cell>
          <table:table-cell table:formula="oooc:=[.C71]+[.B72]" office:value-type="float" office:value="10.2157978941666">
            <text:p>10.22</text:p>
          </table:table-cell>
          <table:table-cell table:number-columns-repeated="6"/>
        </table:table-row>
        <table:table-row table:style-name="ro1">
          <table:table-cell table:formula="oooc:=[.A72]" office:value-type="float" office:value="10">
            <text:p>10</text:p>
          </table:table-cell>
          <table:table-cell table:formula="oooc:=[.B72]*(1-[.F$2])+([.A72]-[.C72])*[.F$2]" office:value-type="float" office:value="-0.0596326859234076">
            <text:p>-0.06</text:p>
          </table:table-cell>
          <table:table-cell table:formula="oooc:=[.C72]+[.B73]" office:value-type="float" office:value="10.1561652082432">
            <text:p>10.16</text:p>
          </table:table-cell>
          <table:table-cell table:number-columns-repeated="6"/>
        </table:table-row>
        <table:table-row table:style-name="ro1">
          <table:table-cell table:formula="oooc:=[.A73]" office:value-type="float" office:value="10">
            <text:p>10</text:p>
          </table:table-cell>
          <table:table-cell table:formula="oooc:=[.B73]*(1-[.F$2])+([.A73]-[.C73])*[.F$2]" office:value-type="float" office:value="-0.0692859381553876">
            <text:p>-0.07</text:p>
          </table:table-cell>
          <table:table-cell table:formula="oooc:=[.C73]+[.B74]" office:value-type="float" office:value="10.0868792700878">
            <text:p>10.09</text:p>
          </table:table-cell>
          <table:table-cell table:number-columns-repeated="6"/>
        </table:table-row>
        <table:table-row table:style-name="ro1">
          <table:table-cell table:formula="oooc:=[.A74]" office:value-type="float" office:value="10">
            <text:p>10</text:p>
          </table:table-cell>
          <table:table-cell table:formula="oooc:=[.B74]*(1-[.F$2])+([.A74]-[.C74])*[.F$2]" office:value-type="float" office:value="-0.0710452713486308">
            <text:p>-0.07</text:p>
          </table:table-cell>
          <table:table-cell table:formula="oooc:=[.C74]+[.B75]" office:value-type="float" office:value="10.0158339987392">
            <text:p>10.02</text:p>
          </table:table-cell>
          <table:table-cell table:number-columns-repeated="6"/>
        </table:table-row>
        <table:table-row table:style-name="ro1">
          <table:table-cell table:formula="oooc:=[.A75]" office:value-type="float" office:value="10">
            <text:p>10</text:p>
          </table:table-cell>
          <table:table-cell table:formula="oooc:=[.B75]*(1-[.F$2])+([.A75]-[.C75])*[.F$2]" office:value-type="float" office:value="-0.0655241440876867">
            <text:p>-0.07</text:p>
          </table:table-cell>
          <table:table-cell table:formula="oooc:=[.C75]+[.B76]" office:value-type="float" office:value="9.9503098546515">
            <text:p>9.95</text:p>
          </table:table-cell>
          <table:table-cell table:number-columns-repeated="6"/>
        </table:table-row>
        <table:table-row table:style-name="ro1">
          <table:table-cell table:formula="oooc:=[.A76]" office:value-type="float" office:value="10">
            <text:p>10</text:p>
          </table:table-cell>
          <table:table-cell table:formula="oooc:=[.B76]*(1-[.F$2])+([.A76]-[.C76])*[.F$2]" office:value-type="float" office:value="-0.0540027151440683">
            <text:p>-0.05</text:p>
          </table:table-cell>
          <table:table-cell table:formula="oooc:=[.C76]+[.B77]" office:value-type="float" office:value="9.89630713950743">
            <text:p>9.9</text:p>
          </table:table-cell>
          <table:table-cell table:number-columns-repeated="6"/>
        </table:table-row>
        <table:table-row table:style-name="ro1">
          <table:table-cell table:formula="oooc:=[.A77]" office:value-type="float" office:value="10">
            <text:p>10</text:p>
          </table:table-cell>
          <table:table-cell table:formula="oooc:=[.B77]*(1-[.F$2])+([.A77]-[.C77])*[.F$2]" office:value-type="float" office:value="-0.0382331575804048">
            <text:p>-0.04</text:p>
          </table:table-cell>
          <table:table-cell table:formula="oooc:=[.C77]+[.B78]" office:value-type="float" office:value="9.85807398192703">
            <text:p>9.86</text:p>
          </table:table-cell>
          <table:table-cell table:number-columns-repeated="6"/>
        </table:table-row>
        <table:table-row table:style-name="ro1">
          <table:table-cell table:formula="oooc:=[.A78]" office:value-type="float" office:value="10">
            <text:p>10</text:p>
          </table:table-cell>
          <table:table-cell table:formula="oooc:=[.B78]*(1-[.F$2])+([.A78]-[.C78])*[.F$2]" office:value-type="float" office:value="-0.0202172400150671">
            <text:p>-0.02</text:p>
          </table:table-cell>
          <table:table-cell table:formula="oooc:=[.C78]+[.B79]" office:value-type="float" office:value="9.83785674191196">
            <text:p>9.84</text:p>
          </table:table-cell>
          <table:table-cell table:number-columns-repeated="6"/>
        </table:table-row>
        <table:table-row table:style-name="ro1">
          <table:table-cell table:formula="oooc:=[.A79]" office:value-type="float" office:value="10">
            <text:p>10</text:p>
          </table:table-cell>
          <table:table-cell table:formula="oooc:=[.B79]*(1-[.F$2])+([.A79]-[.C79])*[.F$2]" office:value-type="float" office:value="-0.00198119020475637">
            <text:p>0</text:p>
          </table:table-cell>
          <table:table-cell table:formula="oooc:=[.C79]+[.B80]" office:value-type="float" office:value="9.8358755517072">
            <text:p>9.84</text:p>
          </table:table-cell>
          <table:table-cell table:number-columns-repeated="6"/>
        </table:table-row>
        <table:table-row table:style-name="ro1">
          <table:table-cell table:formula="oooc:=[.A80]" office:value-type="float" office:value="10">
            <text:p>10</text:p>
          </table:table-cell>
          <table:table-cell table:formula="oooc:=[.B80]*(1-[.F$2])+([.A80]-[.C80])*[.F$2]" office:value-type="float" office:value="0.0146293736449989">
            <text:p>0.01</text:p>
          </table:table-cell>
          <table:table-cell table:formula="oooc:=[.C80]+[.B81]" office:value-type="float" office:value="9.8505049253522">
            <text:p>9.85</text:p>
          </table:table-cell>
          <table:table-cell table:number-columns-repeated="6"/>
        </table:table-row>
        <table:table-row table:style-name="ro1">
          <table:table-cell table:formula="oooc:=[.A81]" office:value-type="float" office:value="10">
            <text:p>10</text:p>
          </table:table-cell>
          <table:table-cell table:formula="oooc:=[.B81]*(1-[.F$2])+([.A81]-[.C81])*[.F$2]" office:value-type="float" office:value="0.0281159437452787">
            <text:p>0.03</text:p>
          </table:table-cell>
          <table:table-cell table:formula="oooc:=[.C81]+[.B82]" office:value-type="float" office:value="9.87862086909748">
            <text:p>9.88</text:p>
          </table:table-cell>
          <table:table-cell table:number-columns-repeated="6"/>
        </table:table-row>
        <table:table-row table:style-name="ro1">
          <table:table-cell table:formula="oooc:=[.A82]" office:value-type="float" office:value="10">
            <text:p>10</text:p>
          </table:table-cell>
          <table:table-cell table:formula="oooc:=[.B82]*(1-[.F$2])+([.A82]-[.C82])*[.F$2]" office:value-type="float" office:value="0.0374422624610027">
            <text:p>0.04</text:p>
          </table:table-cell>
          <table:table-cell table:formula="oooc:=[.C82]+[.B83]" office:value-type="float" office:value="9.91606313155848">
            <text:p>9.92</text:p>
          </table:table-cell>
          <table:table-cell table:number-columns-repeated="6"/>
        </table:table-row>
        <table:table-row table:style-name="ro1">
          <table:table-cell table:formula="oooc:=[.A83]" office:value-type="float" office:value="10">
            <text:p>10</text:p>
          </table:table-cell>
          <table:table-cell table:formula="oooc:=[.B83]*(1-[.F$2])+([.A83]-[.C83])*[.F$2]" office:value-type="float" office:value="0.042091723059054">
            <text:p>0.04</text:p>
          </table:table-cell>
          <table:table-cell table:formula="oooc:=[.C83]+[.B84]" office:value-type="float" office:value="9.95815485461754">
            <text:p>9.96</text:p>
          </table:table-cell>
          <table:table-cell table:number-columns-repeated="6"/>
        </table:table-row>
        <table:table-row table:style-name="ro1">
          <table:table-cell table:formula="oooc:=[.A84]" office:value-type="float" office:value="10">
            <text:p>10</text:p>
          </table:table-cell>
          <table:table-cell table:formula="oooc:=[.B84]*(1-[.F$2])+([.A84]-[.C84])*[.F$2]" office:value-type="float" office:value="0.0420670652913948">
            <text:p>0.04</text:p>
          </table:table-cell>
          <table:table-cell table:formula="oooc:=[.C84]+[.B85]" office:value-type="float" office:value="10.0002219199089">
            <text:p>10</text:p>
          </table:table-cell>
          <table:table-cell table:number-columns-repeated="6"/>
        </table:table-row>
        <table:table-row table:style-name="ro1">
          <table:table-cell table:formula="oooc:=[.A85]" office:value-type="float" office:value="10">
            <text:p>10</text:p>
          </table:table-cell>
          <table:table-cell table:formula="oooc:=[.B85]*(1-[.F$2])+([.A85]-[.C85])*[.F$2]" office:value-type="float" office:value="0.037838166771362">
            <text:p>0.04</text:p>
          </table:table-cell>
          <table:table-cell table:formula="oooc:=[.C85]+[.B86]" office:value-type="float" office:value="10.0380600866803">
            <text:p>10.04</text:p>
          </table:table-cell>
          <table:table-cell table:number-columns-repeated="6"/>
        </table:table-row>
        <table:table-row table:style-name="ro1">
          <table:table-cell table:formula="oooc:=[.A86]" office:value-type="float" office:value="10">
            <text:p>10</text:p>
          </table:table-cell>
          <table:table-cell table:formula="oooc:=[.B86]*(1-[.F$2])+([.A86]-[.C86])*[.F$2]" office:value-type="float" office:value="0.0302483414261963">
            <text:p>0.03</text:p>
          </table:table-cell>
          <table:table-cell table:formula="oooc:=[.C86]+[.B87]" office:value-type="float" office:value="10.0683084281065">
            <text:p>10.07</text:p>
          </table:table-cell>
          <table:table-cell table:number-columns-repeated="6"/>
        </table:table-row>
        <table:table-row table:style-name="ro1">
          <table:table-cell table:formula="oooc:=[.A87]" office:value-type="float" office:value="10">
            <text:p>10</text:p>
          </table:table-cell>
          <table:table-cell table:formula="oooc:=[.B87]*(1-[.F$2])+([.A87]-[.C87])*[.F$2]" office:value-type="float" office:value="0.0203926644729276">
            <text:p>0.02</text:p>
          </table:table-cell>
          <table:table-cell table:formula="oooc:=[.C87]+[.B88]" office:value-type="float" office:value="10.0887010925794">
            <text:p>10.09</text:p>
          </table:table-cell>
          <table:table-cell table:number-columns-repeated="6"/>
        </table:table-row>
        <table:table-row table:style-name="ro1">
          <table:table-cell table:formula="oooc:=[.A88]" office:value-type="float" office:value="10">
            <text:p>10</text:p>
          </table:table-cell>
          <table:table-cell table:formula="oooc:=[.B88]*(1-[.F$2])+([.A88]-[.C88])*[.F$2]" office:value-type="float" office:value="0.00948328876769304">
            <text:p>0.01</text:p>
          </table:table-cell>
          <table:table-cell table:formula="oooc:=[.C88]+[.B89]" office:value-type="float" office:value="10.0981843813471">
            <text:p>10.1</text:p>
          </table:table-cell>
          <table:table-cell table:number-columns-repeated="6"/>
        </table:table-row>
        <table:table-row table:style-name="ro1">
          <table:table-cell table:formula="oooc:=[.A89]" office:value-type="float" office:value="10">
            <text:p>10</text:p>
          </table:table-cell>
          <table:table-cell table:formula="oooc:=[.B89]*(1-[.F$2])+([.A89]-[.C89])*[.F$2]" office:value-type="float" office:value="-0.00128347824378746">
            <text:p>0</text:p>
          </table:table-cell>
          <table:table-cell table:formula="oooc:=[.C89]+[.B90]" office:value-type="float" office:value="10.0969009031033">
            <text:p>10.1</text:p>
          </table:table-cell>
          <table:table-cell table:number-columns-repeated="6"/>
        </table:table-row>
        <table:table-row table:style-name="ro1">
          <table:table-cell table:formula="oooc:=[.A90]" office:value-type="float" office:value="10">
            <text:p>10</text:p>
          </table:table-cell>
          <table:table-cell table:formula="oooc:=[.B90]*(1-[.F$2])+([.A90]-[.C90])*[.F$2]" office:value-type="float" office:value="-0.0108452207297412">
            <text:p>-0.01</text:p>
          </table:table-cell>
          <table:table-cell table:formula="oooc:=[.C90]+[.B91]" office:value-type="float" office:value="10.0860556823736">
            <text:p>10.09</text:p>
          </table:table-cell>
          <table:table-cell table:number-columns-repeated="6"/>
        </table:table-row>
        <table:table-row table:style-name="ro1">
          <table:table-cell table:formula="oooc:=[.A91]" office:value-type="float" office:value="10">
            <text:p>10</text:p>
          </table:table-cell>
          <table:table-cell table:formula="oooc:=[.B91]*(1-[.F$2])+([.A91]-[.C91])*[.F$2]" office:value-type="float" office:value="-0.0183662668941255">
            <text:p>-0.02</text:p>
          </table:table-cell>
          <table:table-cell table:formula="oooc:=[.C91]+[.B92]" office:value-type="float" office:value="10.0676894154795">
            <text:p>10.07</text:p>
          </table:table-cell>
          <table:table-cell table:number-columns-repeated="6"/>
        </table:table-row>
        <table:table-row table:style-name="ro1">
          <table:table-cell table:formula="oooc:=[.A92]" office:value-type="float" office:value="10">
            <text:p>10</text:p>
          </table:table-cell>
          <table:table-cell table:formula="oooc:=[.B92]*(1-[.F$2])+([.A92]-[.C92])*[.F$2]" office:value-type="float" office:value="-0.0232985817526588">
            <text:p>-0.02</text:p>
          </table:table-cell>
          <table:table-cell table:formula="oooc:=[.C92]+[.B93]" office:value-type="float" office:value="10.0443908337268">
            <text:p>10.04</text:p>
          </table:table-cell>
          <table:table-cell table:number-columns-repeated="6"/>
        </table:table-row>
        <table:table-row table:style-name="ro1">
          <table:table-cell table:formula="oooc:=[.A93]" office:value-type="float" office:value="10">
            <text:p>10</text:p>
          </table:table-cell>
          <table:table-cell table:formula="oooc:=[.B93]*(1-[.F$2])+([.A93]-[.C93])*[.F$2]" office:value-type="float" office:value="-0.0254078069500728">
            <text:p>-0.03</text:p>
          </table:table-cell>
          <table:table-cell table:formula="oooc:=[.C93]+[.B94]" office:value-type="float" office:value="10.0189830267767">
            <text:p>10.02</text:p>
          </table:table-cell>
          <table:table-cell table:number-columns-repeated="6"/>
        </table:table-row>
        <table:table-row table:style-name="ro1">
          <table:table-cell table:formula="oooc:=[.A94]" office:value-type="float" office:value="10">
            <text:p>10</text:p>
          </table:table-cell>
          <table:table-cell table:formula="oooc:=[.B94]*(1-[.F$2])+([.A94]-[.C94])*[.F$2]" office:value-type="float" office:value="-0.0247653289327383">
            <text:p>-0.02</text:p>
          </table:table-cell>
          <table:table-cell table:formula="oooc:=[.C94]+[.B95]" office:value-type="float" office:value="9.99421769784399">
            <text:p>9.99</text:p>
          </table:table-cell>
          <table:table-cell table:number-columns-repeated="6"/>
        </table:table-row>
        <table:table-row table:style-name="ro1">
          <table:table-cell table:formula="oooc:=[.A95]" office:value-type="float" office:value="10">
            <text:p>10</text:p>
          </table:table-cell>
          <table:table-cell table:formula="oooc:=[.B95]*(1-[.F$2])+([.A95]-[.C95])*[.F$2]" office:value-type="float" office:value="-0.0217105658238634">
            <text:p>-0.02</text:p>
          </table:table-cell>
          <table:table-cell table:formula="oooc:=[.C95]+[.B96]" office:value-type="float" office:value="9.97250713202013">
            <text:p>9.97</text:p>
          </table:table-cell>
          <table:table-cell table:number-columns-repeated="6"/>
        </table:table-row>
        <table:table-row table:style-name="ro1">
          <table:table-cell table:formula="oooc:=[.A96]" office:value-type="float" office:value="10">
            <text:p>10</text:p>
          </table:table-cell>
          <table:table-cell table:formula="oooc:=[.B96]*(1-[.F$2])+([.A96]-[.C96])*[.F$2]" office:value-type="float" office:value="-0.0167902224434897">
            <text:p>-0.02</text:p>
          </table:table-cell>
          <table:table-cell table:formula="oooc:=[.C96]+[.B97]" office:value-type="float" office:value="9.95571690957664">
            <text:p>9.96</text:p>
          </table:table-cell>
          <table:table-cell table:number-columns-repeated="6"/>
        </table:table-row>
        <table:table-row table:style-name="ro1">
          <table:table-cell table:formula="oooc:=[.A97]" office:value-type="float" office:value="10">
            <text:p>10</text:p>
          </table:table-cell>
          <table:table-cell table:formula="oooc:=[.B97]*(1-[.F$2])+([.A97]-[.C97])*[.F$2]" office:value-type="float" office:value="-0.0106828911568044">
            <text:p>-0.01</text:p>
          </table:table-cell>
          <table:table-cell table:formula="oooc:=[.C97]+[.B98]" office:value-type="float" office:value="9.94503401841983">
            <text:p>9.95</text:p>
          </table:table-cell>
          <table:table-cell table:number-columns-repeated="6"/>
        </table:table-row>
        <table:table-row table:style-name="ro1">
          <table:table-cell table:formula="oooc:=[.A98]" office:value-type="float" office:value="10">
            <text:p>10</text:p>
          </table:table-cell>
          <table:table-cell table:formula="oooc:=[.B98]*(1-[.F$2])+([.A98]-[.C98])*[.F$2]" office:value-type="float" office:value="-0.00411800388310724">
            <text:p>0</text:p>
          </table:table-cell>
          <table:table-cell table:formula="oooc:=[.C98]+[.B99]" office:value-type="float" office:value="9.94091601453673">
            <text:p>9.94</text:p>
          </table:table-cell>
          <table:table-cell table:number-columns-repeated="6"/>
        </table:table-row>
        <table:table-row table:style-name="ro1">
          <table:table-cell table:formula="oooc:=[.A99]" office:value-type="float" office:value="10">
            <text:p>10</text:p>
          </table:table-cell>
          <table:table-cell table:formula="oooc:=[.B99]*(1-[.F$2])+([.A99]-[.C99])*[.F$2]" office:value-type="float" office:value="0.00220219505153096">
            <text:p>0</text:p>
          </table:table-cell>
          <table:table-cell table:formula="oooc:=[.C99]+[.B100]" office:value-type="float" office:value="9.94311820958826">
            <text:p>9.94</text:p>
          </table:table-cell>
          <table:table-cell table:number-columns-repeated="6"/>
        </table:table-row>
      </table:table>
      <table:table table:name="Sheet1_2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maxVelocity</text:p>
          </table:table-cell>
          <table:table-cell table:style-name="ce1" office:value-type="string">
            <text:p>curVelocity</text:p>
          </table:table-cell>
          <table:table-cell table:style-name="ce1" office:value-type="string">
            <text:p>curLoc</text:p>
          </table:table-cell>
          <table:table-cell table:style-name="ce1" office:value-type="string">
            <text:p>targetLoc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factor</text:p>
          </table:table-cell>
          <table:table-cell office:value-type="float" office:value="0.01">
            <text:p>0.01</text:p>
          </table:table-cell>
          <table:table-cell/>
          <table:table-cell table:style-name="ce1" office:value-type="string">
            <text:p>Status:</text:p>
          </table:table-cell>
          <table:table-cell table:style-name="ce3" office:value-type="string">
            <text:p>FAIL</text:p>
          </table:table-cell>
        </table:table-row>
        <table:table-row table:style-name="ro1">
          <table:table-cell table:formula="oooc:=([.D2] - [.C2]) / 2" office:value-type="float" office:value="-5">
            <text:p>-5</text:p>
          </table:table-cell>
          <table:table-cell table:formula="oooc:=[.$G$2] * [.A3] + (1-[.$G$2]) * [.B2]" office:value-type="float" office:value="-0.05">
            <text:p>-0.05</text:p>
          </table:table-cell>
          <table:table-cell table:formula="oooc:=[.C2] + [.B3]" office:value-type="float" office:value="9.95">
            <text:p>9.95</text:p>
          </table:table-cell>
          <table:table-cell table:formula="oooc:=[.D2]" office:value-type="float" office:value="0">
            <text:p>0</text:p>
          </table:table-cell>
          <table:table-cell table:number-columns-repeated="4"/>
          <table:table-cell table:style-name="ce1" office:value-type="string">
            <text:p>Comment:</text:p>
          </table:table-cell>
          <table:table-cell office:value-type="string">
            <text:p>Oscillations</text:p>
          </table:table-cell>
        </table:table-row>
        <table:table-row table:style-name="ro1">
          <table:table-cell table:formula="oooc:=([.D3] - [.C3]) / 2" office:value-type="float" office:value="-4.975">
            <text:p>-4.98</text:p>
          </table:table-cell>
          <table:table-cell table:formula="oooc:=[.$G$2] * [.A4] + (1-[.$G$2]) * [.B3]" office:value-type="float" office:value="-0.09925">
            <text:p>-0.1</text:p>
          </table:table-cell>
          <table:table-cell table:formula="oooc:=[.C3] + [.B4]" office:value-type="float" office:value="9.85075">
            <text:p>9.85</text:p>
          </table:table-cell>
          <table:table-cell table:formula="oooc:=[.D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] - [.C4]) / 2" office:value-type="float" office:value="-4.925375">
            <text:p>-4.93</text:p>
          </table:table-cell>
          <table:table-cell table:formula="oooc:=[.$G$2] * [.A5] + (1-[.$G$2]) * [.B4]" office:value-type="float" office:value="-0.14751125">
            <text:p>-0.15</text:p>
          </table:table-cell>
          <table:table-cell table:formula="oooc:=[.C4] + [.B5]" office:value-type="float" office:value="9.70323875">
            <text:p>9.7</text:p>
          </table:table-cell>
          <table:table-cell table:formula="oooc:=[.D4]" office:value-type="float" office:value="0">
            <text:p>0</text:p>
          </table:table-cell>
          <table:table-cell>
            <draw:frame table:end-cell-address="Sheet1_2.O47" table:end-x="1.571cm" table:end-y="0.408cm" draw:z-index="0" draw:style-name="gr1" svg:width="23.627cm" svg:height="19.143cm" svg:x="0.525cm" svg:y="0.159cm">
              <draw:object draw:notify-on-update-of-ranges="Sheet1_2.A1:Sheet1_2.A1 Sheet1_2.A2:Sheet1_2.A100 Sheet1_2.B1:Sheet1_2.B1 Sheet1_2.B2:Sheet1_2.B100 Sheet1_2.C1:Sheet1_2.C1 Sheet1_2.C2:Sheet1_2.C100 Sheet1_2.D1:Sheet1_2.D1 Sheet1_2.D2:Sheet1_2.D10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ooc:=([.D5] - [.C5]) / 2" office:value-type="float" office:value="-4.851619375">
            <text:p>-4.85</text:p>
          </table:table-cell>
          <table:table-cell table:formula="oooc:=[.$G$2] * [.A6] + (1-[.$G$2]) * [.B5]" office:value-type="float" office:value="-0.19455233125">
            <text:p>-0.19</text:p>
          </table:table-cell>
          <table:table-cell table:formula="oooc:=[.C5] + [.B6]" office:value-type="float" office:value="9.50868641875">
            <text:p>9.51</text:p>
          </table:table-cell>
          <table:table-cell table:formula="oooc:=[.D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] - [.C6]) / 2" office:value-type="float" office:value="-4.754343209375">
            <text:p>-4.75</text:p>
          </table:table-cell>
          <table:table-cell table:formula="oooc:=[.$G$2] * [.A7] + (1-[.$G$2]) * [.B6]" office:value-type="float" office:value="-0.24015024003125">
            <text:p>-0.24</text:p>
          </table:table-cell>
          <table:table-cell table:formula="oooc:=[.C6] + [.B7]" office:value-type="float" office:value="9.26853617871875">
            <text:p>9.27</text:p>
          </table:table-cell>
          <table:table-cell table:formula="oooc:=[.D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] - [.C7]) / 2" office:value-type="float" office:value="-4.63426808935938">
            <text:p>-4.63</text:p>
          </table:table-cell>
          <table:table-cell table:formula="oooc:=[.$G$2] * [.A8] + (1-[.$G$2]) * [.B7]" office:value-type="float" office:value="-0.284091418524531">
            <text:p>-0.28</text:p>
          </table:table-cell>
          <table:table-cell table:formula="oooc:=[.C7] + [.B8]" office:value-type="float" office:value="8.98444476019422">
            <text:p>8.98</text:p>
          </table:table-cell>
          <table:table-cell table:formula="oooc:=[.D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] - [.C8]) / 2" office:value-type="float" office:value="-4.49222238009711">
            <text:p>-4.49</text:p>
          </table:table-cell>
          <table:table-cell table:formula="oooc:=[.$G$2] * [.A9] + (1-[.$G$2]) * [.B8]" office:value-type="float" office:value="-0.326172728140257">
            <text:p>-0.33</text:p>
          </table:table-cell>
          <table:table-cell table:formula="oooc:=[.C8] + [.B9]" office:value-type="float" office:value="8.65827203205396">
            <text:p>8.66</text:p>
          </table:table-cell>
          <table:table-cell table:formula="oooc:=[.D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] - [.C9]) / 2" office:value-type="float" office:value="-4.32913601602698">
            <text:p>-4.33</text:p>
          </table:table-cell>
          <table:table-cell table:formula="oooc:=[.$G$2] * [.A10] + (1-[.$G$2]) * [.B9]" office:value-type="float" office:value="-0.366202361019124">
            <text:p>-0.37</text:p>
          </table:table-cell>
          <table:table-cell table:formula="oooc:=[.C9] + [.B10]" office:value-type="float" office:value="8.29206967103484">
            <text:p>8.29</text:p>
          </table:table-cell>
          <table:table-cell table:formula="oooc:=[.D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0] - [.C10]) / 2" office:value-type="float" office:value="-4.14603483551742">
            <text:p>-4.15</text:p>
          </table:table-cell>
          <table:table-cell table:formula="oooc:=[.$G$2] * [.A11] + (1-[.$G$2]) * [.B10]" office:value-type="float" office:value="-0.404000685764107">
            <text:p>-0.4</text:p>
          </table:table-cell>
          <table:table-cell table:formula="oooc:=[.C10] + [.B11]" office:value-type="float" office:value="7.88806898527073">
            <text:p>7.89</text:p>
          </table:table-cell>
          <table:table-cell table:formula="oooc:=[.D1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1] - [.C11]) / 2" office:value-type="float" office:value="-3.94403449263537">
            <text:p>-3.94</text:p>
          </table:table-cell>
          <table:table-cell table:formula="oooc:=[.$G$2] * [.A12] + (1-[.$G$2]) * [.B11]" office:value-type="float" office:value="-0.43940102383282">
            <text:p>-0.44</text:p>
          </table:table-cell>
          <table:table-cell table:formula="oooc:=[.C11] + [.B12]" office:value-type="float" office:value="7.44866796143791">
            <text:p>7.45</text:p>
          </table:table-cell>
          <table:table-cell table:formula="oooc:=[.D1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2] - [.C12]) / 2" office:value-type="float" office:value="-3.72433398071896">
            <text:p>-3.72</text:p>
          </table:table-cell>
          <table:table-cell table:formula="oooc:=[.$G$2] * [.A13] + (1-[.$G$2]) * [.B12]" office:value-type="float" office:value="-0.472250353401681">
            <text:p>-0.47</text:p>
          </table:table-cell>
          <table:table-cell table:formula="oooc:=[.C12] + [.B13]" office:value-type="float" office:value="6.97641760803623">
            <text:p>6.98</text:p>
          </table:table-cell>
          <table:table-cell table:formula="oooc:=[.D1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3] - [.C13]) / 2" office:value-type="float" office:value="-3.48820880401811">
            <text:p>-3.49</text:p>
          </table:table-cell>
          <table:table-cell table:formula="oooc:=[.$G$2] * [.A14] + (1-[.$G$2]) * [.B13]" office:value-type="float" office:value="-0.502409937907846">
            <text:p>-0.5</text:p>
          </table:table-cell>
          <table:table-cell table:formula="oooc:=[.C13] + [.B14]" office:value-type="float" office:value="6.47400767012838">
            <text:p>6.47</text:p>
          </table:table-cell>
          <table:table-cell table:formula="oooc:=[.D1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4] - [.C14]) / 2" office:value-type="float" office:value="-3.23700383506419">
            <text:p>-3.24</text:p>
          </table:table-cell>
          <table:table-cell table:formula="oooc:=[.$G$2] * [.A15] + (1-[.$G$2]) * [.B14]" office:value-type="float" office:value="-0.529755876879409">
            <text:p>-0.53</text:p>
          </table:table-cell>
          <table:table-cell table:formula="oooc:=[.C14] + [.B15]" office:value-type="float" office:value="5.94425179324898">
            <text:p>5.94</text:p>
          </table:table-cell>
          <table:table-cell table:formula="oooc:=[.D1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5] - [.C15]) / 2" office:value-type="float" office:value="-2.97212589662449">
            <text:p>-2.97</text:p>
          </table:table-cell>
          <table:table-cell table:formula="oooc:=[.$G$2] * [.A16] + (1-[.$G$2]) * [.B15]" office:value-type="float" office:value="-0.55417957707686">
            <text:p>-0.55</text:p>
          </table:table-cell>
          <table:table-cell table:formula="oooc:=[.C15] + [.B16]" office:value-type="float" office:value="5.39007221617212">
            <text:p>5.39</text:p>
          </table:table-cell>
          <table:table-cell table:formula="oooc:=[.D1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6] - [.C16]) / 2" office:value-type="float" office:value="-2.69503610808606">
            <text:p>-2.7</text:p>
          </table:table-cell>
          <table:table-cell table:formula="oooc:=[.$G$2] * [.A17] + (1-[.$G$2]) * [.B16]" office:value-type="float" office:value="-0.575588142386952">
            <text:p>-0.58</text:p>
          </table:table-cell>
          <table:table-cell table:formula="oooc:=[.C16] + [.B17]" office:value-type="float" office:value="4.81448407378516">
            <text:p>4.81</text:p>
          </table:table-cell>
          <table:table-cell table:formula="oooc:=[.D1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7] - [.C17]) / 2" office:value-type="float" office:value="-2.40724203689258">
            <text:p>-2.41</text:p>
          </table:table-cell>
          <table:table-cell table:formula="oooc:=[.$G$2] * [.A18] + (1-[.$G$2]) * [.B17]" office:value-type="float" office:value="-0.593904681332008">
            <text:p>-0.59</text:p>
          </table:table-cell>
          <table:table-cell table:formula="oooc:=[.C17] + [.B18]" office:value-type="float" office:value="4.22057939245316">
            <text:p>4.22</text:p>
          </table:table-cell>
          <table:table-cell table:formula="oooc:=[.D1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8] - [.C18]) / 2" office:value-type="float" office:value="-2.11028969622658">
            <text:p>-2.11</text:p>
          </table:table-cell>
          <table:table-cell table:formula="oooc:=[.$G$2] * [.A19] + (1-[.$G$2]) * [.B18]" office:value-type="float" office:value="-0.609068531480954">
            <text:p>-0.61</text:p>
          </table:table-cell>
          <table:table-cell table:formula="oooc:=[.C18] + [.B19]" office:value-type="float" office:value="3.6115108609722">
            <text:p>3.61</text:p>
          </table:table-cell>
          <table:table-cell table:formula="oooc:=[.D1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19] - [.C19]) / 2" office:value-type="float" office:value="-1.8057554304861">
            <text:p>-1.81</text:p>
          </table:table-cell>
          <table:table-cell table:formula="oooc:=[.$G$2] * [.A20] + (1-[.$G$2]) * [.B19]" office:value-type="float" office:value="-0.621035400471005">
            <text:p>-0.62</text:p>
          </table:table-cell>
          <table:table-cell table:formula="oooc:=[.C19] + [.B20]" office:value-type="float" office:value="2.9904754605012">
            <text:p>2.99</text:p>
          </table:table-cell>
          <table:table-cell table:formula="oooc:=[.D1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0] - [.C20]) / 2" office:value-type="float" office:value="-1.4952377302506">
            <text:p>-1.5</text:p>
          </table:table-cell>
          <table:table-cell table:formula="oooc:=[.$G$2] * [.A21] + (1-[.$G$2]) * [.B20]" office:value-type="float" office:value="-0.629777423768801">
            <text:p>-0.63</text:p>
          </table:table-cell>
          <table:table-cell table:formula="oooc:=[.C20] + [.B21]" office:value-type="float" office:value="2.3606980367324">
            <text:p>2.36</text:p>
          </table:table-cell>
          <table:table-cell table:formula="oooc:=[.D2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1] - [.C21]) / 2" office:value-type="float" office:value="-1.1803490183662">
            <text:p>-1.18</text:p>
          </table:table-cell>
          <table:table-cell table:formula="oooc:=[.$G$2] * [.A22] + (1-[.$G$2]) * [.B21]" office:value-type="float" office:value="-0.635283139714775">
            <text:p>-0.64</text:p>
          </table:table-cell>
          <table:table-cell table:formula="oooc:=[.C21] + [.B22]" office:value-type="float" office:value="1.72541489701762">
            <text:p>1.73</text:p>
          </table:table-cell>
          <table:table-cell table:formula="oooc:=[.D2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2] - [.C22]) / 2" office:value-type="float" office:value="-0.86270744850881">
            <text:p>-0.86</text:p>
          </table:table-cell>
          <table:table-cell table:formula="oooc:=[.$G$2] * [.A23] + (1-[.$G$2]) * [.B22]" office:value-type="float" office:value="-0.637557382802716">
            <text:p>-0.64</text:p>
          </table:table-cell>
          <table:table-cell table:formula="oooc:=[.C22] + [.B23]" office:value-type="float" office:value="1.08785751421491">
            <text:p>1.09</text:p>
          </table:table-cell>
          <table:table-cell table:formula="oooc:=[.D2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3] - [.C23]) / 2" office:value-type="float" office:value="-0.543928757107453">
            <text:p>-0.54</text:p>
          </table:table-cell>
          <table:table-cell table:formula="oooc:=[.$G$2] * [.A24] + (1-[.$G$2]) * [.B23]" office:value-type="float" office:value="-0.636621096545763">
            <text:p>-0.64</text:p>
          </table:table-cell>
          <table:table-cell table:formula="oooc:=[.C23] + [.B24]" office:value-type="float" office:value="0.451236417669142">
            <text:p>0.45</text:p>
          </table:table-cell>
          <table:table-cell table:formula="oooc:=[.D2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4] - [.C24]) / 2" office:value-type="float" office:value="-0.225618208834571">
            <text:p>-0.23</text:p>
          </table:table-cell>
          <table:table-cell table:formula="oooc:=[.$G$2] * [.A25] + (1-[.$G$2]) * [.B24]" office:value-type="float" office:value="-0.632511067668651">
            <text:p>-0.63</text:p>
          </table:table-cell>
          <table:table-cell table:formula="oooc:=[.C24] + [.B25]" office:value-type="float" office:value="-0.181274649999508">
            <text:p>-0.18</text:p>
          </table:table-cell>
          <table:table-cell table:formula="oooc:=[.D2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5] - [.C25]) / 2" office:value-type="float" office:value="0.0906373249997542">
            <text:p>0.09</text:p>
          </table:table-cell>
          <table:table-cell table:formula="oooc:=[.$G$2] * [.A26] + (1-[.$G$2]) * [.B25]" office:value-type="float" office:value="-0.625279583741967">
            <text:p>-0.63</text:p>
          </table:table-cell>
          <table:table-cell table:formula="oooc:=[.C25] + [.B26]" office:value-type="float" office:value="-0.806554233741475">
            <text:p>-0.81</text:p>
          </table:table-cell>
          <table:table-cell table:formula="oooc:=[.D2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6] - [.C26]) / 2" office:value-type="float" office:value="0.403277116870738">
            <text:p>0.4</text:p>
          </table:table-cell>
          <table:table-cell table:formula="oooc:=[.$G$2] * [.A27] + (1-[.$G$2]) * [.B26]" office:value-type="float" office:value="-0.61499401673584">
            <text:p>-0.61</text:p>
          </table:table-cell>
          <table:table-cell table:formula="oooc:=[.C26] + [.B27]" office:value-type="float" office:value="-1.42154825047732">
            <text:p>-1.42</text:p>
          </table:table-cell>
          <table:table-cell table:formula="oooc:=[.D2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7] - [.C27]) / 2" office:value-type="float" office:value="0.710774125238658">
            <text:p>0.71</text:p>
          </table:table-cell>
          <table:table-cell table:formula="oooc:=[.$G$2] * [.A28] + (1-[.$G$2]) * [.B27]" office:value-type="float" office:value="-0.601736335316095">
            <text:p>-0.6</text:p>
          </table:table-cell>
          <table:table-cell table:formula="oooc:=[.C27] + [.B28]" office:value-type="float" office:value="-2.02328458579341">
            <text:p>-2.02</text:p>
          </table:table-cell>
          <table:table-cell table:formula="oooc:=[.D2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8] - [.C28]) / 2" office:value-type="float" office:value="1.01164229289671">
            <text:p>1.01</text:p>
          </table:table-cell>
          <table:table-cell table:formula="oooc:=[.$G$2] * [.A29] + (1-[.$G$2]) * [.B28]" office:value-type="float" office:value="-0.585602549033967">
            <text:p>-0.59</text:p>
          </table:table-cell>
          <table:table-cell table:formula="oooc:=[.C28] + [.B29]" office:value-type="float" office:value="-2.60888713482738">
            <text:p>-2.61</text:p>
          </table:table-cell>
          <table:table-cell table:formula="oooc:=[.D2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29] - [.C29]) / 2" office:value-type="float" office:value="1.30444356741369">
            <text:p>1.3</text:p>
          </table:table-cell>
          <table:table-cell table:formula="oooc:=[.$G$2] * [.A30] + (1-[.$G$2]) * [.B29]" office:value-type="float" office:value="-0.56670208786949">
            <text:p>-0.57</text:p>
          </table:table-cell>
          <table:table-cell table:formula="oooc:=[.C29] + [.B30]" office:value-type="float" office:value="-3.17558922269687">
            <text:p>-3.18</text:p>
          </table:table-cell>
          <table:table-cell table:formula="oooc:=[.D2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0] - [.C30]) / 2" office:value-type="float" office:value="1.58779461134843">
            <text:p>1.59</text:p>
          </table:table-cell>
          <table:table-cell table:formula="oooc:=[.$G$2] * [.A31] + (1-[.$G$2]) * [.B30]" office:value-type="float" office:value="-0.545157120877311">
            <text:p>-0.55</text:p>
          </table:table-cell>
          <table:table-cell table:formula="oooc:=[.C30] + [.B31]" office:value-type="float" office:value="-3.72074634357418">
            <text:p>-3.72</text:p>
          </table:table-cell>
          <table:table-cell table:formula="oooc:=[.D3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1] - [.C31]) / 2" office:value-type="float" office:value="1.86037317178709">
            <text:p>1.86</text:p>
          </table:table-cell>
          <table:table-cell table:formula="oooc:=[.$G$2] * [.A32] + (1-[.$G$2]) * [.B31]" office:value-type="float" office:value="-0.521101817950667">
            <text:p>-0.52</text:p>
          </table:table-cell>
          <table:table-cell table:formula="oooc:=[.C31] + [.B32]" office:value-type="float" office:value="-4.24184816152485">
            <text:p>-4.24</text:p>
          </table:table-cell>
          <table:table-cell table:formula="oooc:=[.D3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2] - [.C32]) / 2" office:value-type="float" office:value="2.12092408076242">
            <text:p>2.12</text:p>
          </table:table-cell>
          <table:table-cell table:formula="oooc:=[.$G$2] * [.A33] + (1-[.$G$2]) * [.B32]" office:value-type="float" office:value="-0.494681558963536">
            <text:p>-0.49</text:p>
          </table:table-cell>
          <table:table-cell table:formula="oooc:=[.C32] + [.B33]" office:value-type="float" office:value="-4.73652972048838">
            <text:p>-4.74</text:p>
          </table:table-cell>
          <table:table-cell table:formula="oooc:=[.D3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3] - [.C33]) / 2" office:value-type="float" office:value="2.36826486024419">
            <text:p>2.37</text:p>
          </table:table-cell>
          <table:table-cell table:formula="oooc:=[.$G$2] * [.A34] + (1-[.$G$2]) * [.B33]" office:value-type="float" office:value="-0.466052094771459">
            <text:p>-0.47</text:p>
          </table:table-cell>
          <table:table-cell table:formula="oooc:=[.C33] + [.B34]" office:value-type="float" office:value="-5.20258181525984">
            <text:p>-5.2</text:p>
          </table:table-cell>
          <table:table-cell table:formula="oooc:=[.D3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4] - [.C34]) / 2" office:value-type="float" office:value="2.60129090762992">
            <text:p>2.6</text:p>
          </table:table-cell>
          <table:table-cell table:formula="oooc:=[.$G$2] * [.A35] + (1-[.$G$2]) * [.B34]" office:value-type="float" office:value="-0.435378664747445">
            <text:p>-0.44</text:p>
          </table:table-cell>
          <table:table-cell table:formula="oooc:=[.C34] + [.B35]" office:value-type="float" office:value="-5.63796048000729">
            <text:p>-5.64</text:p>
          </table:table-cell>
          <table:table-cell table:formula="oooc:=[.D3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5] - [.C35]) / 2" office:value-type="float" office:value="2.81898024000364">
            <text:p>2.82</text:p>
          </table:table-cell>
          <table:table-cell table:formula="oooc:=[.$G$2] * [.A36] + (1-[.$G$2]) * [.B35]" office:value-type="float" office:value="-0.402835075699934">
            <text:p>-0.4</text:p>
          </table:table-cell>
          <table:table-cell table:formula="oooc:=[.C35] + [.B36]" office:value-type="float" office:value="-6.04079555570722">
            <text:p>-6.04</text:p>
          </table:table-cell>
          <table:table-cell table:formula="oooc:=[.D3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6] - [.C36]) / 2" office:value-type="float" office:value="3.02039777785361">
            <text:p>3.02</text:p>
          </table:table-cell>
          <table:table-cell table:formula="oooc:=[.$G$2] * [.A37] + (1-[.$G$2]) * [.B36]" office:value-type="float" office:value="-0.368602747164399">
            <text:p>-0.37</text:p>
          </table:table-cell>
          <table:table-cell table:formula="oooc:=[.C36] + [.B37]" office:value-type="float" office:value="-6.40939830287162">
            <text:p>-6.41</text:p>
          </table:table-cell>
          <table:table-cell table:formula="oooc:=[.D3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7] - [.C37]) / 2" office:value-type="float" office:value="3.20469915143581">
            <text:p>3.2</text:p>
          </table:table-cell>
          <table:table-cell table:formula="oooc:=[.$G$2] * [.A38] + (1-[.$G$2]) * [.B37]" office:value-type="float" office:value="-0.332869728178397">
            <text:p>-0.33</text:p>
          </table:table-cell>
          <table:table-cell table:formula="oooc:=[.C37] + [.B38]" office:value-type="float" office:value="-6.74226803105001">
            <text:p>-6.74</text:p>
          </table:table-cell>
          <table:table-cell table:formula="oooc:=[.D3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8] - [.C38]) / 2" office:value-type="float" office:value="3.37113401552501">
            <text:p>3.37</text:p>
          </table:table-cell>
          <table:table-cell table:formula="oooc:=[.$G$2] * [.A39] + (1-[.$G$2]) * [.B38]" office:value-type="float" office:value="-0.295829690741363">
            <text:p>-0.3</text:p>
          </table:table-cell>
          <table:table-cell table:formula="oooc:=[.C38] + [.B39]" office:value-type="float" office:value="-7.03809772179138">
            <text:p>-7.04</text:p>
          </table:table-cell>
          <table:table-cell table:formula="oooc:=[.D3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39] - [.C39]) / 2" office:value-type="float" office:value="3.51904886089569">
            <text:p>3.52</text:p>
          </table:table-cell>
          <table:table-cell table:formula="oooc:=[.$G$2] * [.A40] + (1-[.$G$2]) * [.B39]" office:value-type="float" office:value="-0.257680905224992">
            <text:p>-0.26</text:p>
          </table:table-cell>
          <table:table-cell table:formula="oooc:=[.C39] + [.B40]" office:value-type="float" office:value="-7.29577862701637">
            <text:p>-7.3</text:p>
          </table:table-cell>
          <table:table-cell table:formula="oooc:=[.D3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0] - [.C40]) / 2" office:value-type="float" office:value="3.64788931350818">
            <text:p>3.65</text:p>
          </table:table-cell>
          <table:table-cell table:formula="oooc:=[.$G$2] * [.A41] + (1-[.$G$2]) * [.B40]" office:value-type="float" office:value="-0.21862520303766">
            <text:p>-0.22</text:p>
          </table:table-cell>
          <table:table-cell table:formula="oooc:=[.C40] + [.B41]" office:value-type="float" office:value="-7.51440383005403">
            <text:p>-7.51</text:p>
          </table:table-cell>
          <table:table-cell table:formula="oooc:=[.D4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1] - [.C41]) / 2" office:value-type="float" office:value="3.75720191502701">
            <text:p>3.76</text:p>
          </table:table-cell>
          <table:table-cell table:formula="oooc:=[.$G$2] * [.A42] + (1-[.$G$2]) * [.B41]" office:value-type="float" office:value="-0.178866931857014">
            <text:p>-0.18</text:p>
          </table:table-cell>
          <table:table-cell table:formula="oooc:=[.C41] + [.B42]" office:value-type="float" office:value="-7.69327076191104">
            <text:p>-7.69</text:p>
          </table:table-cell>
          <table:table-cell table:formula="oooc:=[.D4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2] - [.C42]) / 2" office:value-type="float" office:value="3.84663538095552">
            <text:p>3.85</text:p>
          </table:table-cell>
          <table:table-cell table:formula="oooc:=[.$G$2] * [.A43] + (1-[.$G$2]) * [.B42]" office:value-type="float" office:value="-0.138611908728888">
            <text:p>-0.14</text:p>
          </table:table-cell>
          <table:table-cell table:formula="oooc:=[.C42] + [.B43]" office:value-type="float" office:value="-7.83188267063993">
            <text:p>-7.83</text:p>
          </table:table-cell>
          <table:table-cell table:formula="oooc:=[.D4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3] - [.C43]) / 2" office:value-type="float" office:value="3.91594133531997">
            <text:p>3.92</text:p>
          </table:table-cell>
          <table:table-cell table:formula="oooc:=[.$G$2] * [.A44] + (1-[.$G$2]) * [.B43]" office:value-type="float" office:value="-0.0980663762883996">
            <text:p>-0.1</text:p>
          </table:table-cell>
          <table:table-cell table:formula="oooc:=[.C43] + [.B44]" office:value-type="float" office:value="-7.92994904692833">
            <text:p>-7.93</text:p>
          </table:table-cell>
          <table:table-cell table:formula="oooc:=[.D4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4] - [.C44]) / 2" office:value-type="float" office:value="3.96497452346417">
            <text:p>3.96</text:p>
          </table:table-cell>
          <table:table-cell table:formula="oooc:=[.$G$2] * [.A45] + (1-[.$G$2]) * [.B44]" office:value-type="float" office:value="-0.057435967290874">
            <text:p>-0.06</text:p>
          </table:table-cell>
          <table:table-cell table:formula="oooc:=[.C44] + [.B45]" office:value-type="float" office:value="-7.98738501421921">
            <text:p>-7.99</text:p>
          </table:table-cell>
          <table:table-cell table:formula="oooc:=[.D4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5] - [.C45]) / 2" office:value-type="float" office:value="3.9936925071096">
            <text:p>3.99</text:p>
          </table:table-cell>
          <table:table-cell table:formula="oooc:=[.$G$2] * [.A46] + (1-[.$G$2]) * [.B45]" office:value-type="float" office:value="-0.0169246825468692">
            <text:p>-0.02</text:p>
          </table:table-cell>
          <table:table-cell table:formula="oooc:=[.C45] + [.B46]" office:value-type="float" office:value="-8.00430969676608">
            <text:p>-8</text:p>
          </table:table-cell>
          <table:table-cell table:formula="oooc:=[.D4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6] - [.C46]) / 2" office:value-type="float" office:value="4.00215484838304">
            <text:p>4</text:p>
          </table:table-cell>
          <table:table-cell table:formula="oooc:=[.$G$2] * [.A47] + (1-[.$G$2]) * [.B46]" office:value-type="float" office:value="0.0232661127624298">
            <text:p>0.02</text:p>
          </table:table-cell>
          <table:table-cell table:formula="oooc:=[.C46] + [.B47]" office:value-type="float" office:value="-7.98104358400365">
            <text:p>-7.98</text:p>
          </table:table-cell>
          <table:table-cell table:formula="oooc:=[.D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7] - [.C47]) / 2" office:value-type="float" office:value="3.99052179200182">
            <text:p>3.99</text:p>
          </table:table-cell>
          <table:table-cell table:formula="oooc:=[.$G$2] * [.A48] + (1-[.$G$2]) * [.B47]" office:value-type="float" office:value="0.0629386695548238">
            <text:p>0.06</text:p>
          </table:table-cell>
          <table:table-cell table:formula="oooc:=[.C47] + [.B48]" office:value-type="float" office:value="-7.91810491444882">
            <text:p>-7.92</text:p>
          </table:table-cell>
          <table:table-cell table:formula="oooc:=[.D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8] - [.C48]) / 2" office:value-type="float" office:value="3.95905245722441">
            <text:p>3.96</text:p>
          </table:table-cell>
          <table:table-cell table:formula="oooc:=[.$G$2] * [.A49] + (1-[.$G$2]) * [.B48]" office:value-type="float" office:value="0.10189980743152">
            <text:p>0.1</text:p>
          </table:table-cell>
          <table:table-cell table:formula="oooc:=[.C48] + [.B49]" office:value-type="float" office:value="-7.8162051070173">
            <text:p>-7.82</text:p>
          </table:table-cell>
          <table:table-cell table:formula="oooc:=[.D4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49] - [.C49]) / 2" office:value-type="float" office:value="3.90810255350865">
            <text:p>3.91</text:p>
          </table:table-cell>
          <table:table-cell table:formula="oooc:=[.$G$2] * [.A50] + (1-[.$G$2]) * [.B49]" office:value-type="float" office:value="0.139961834892291">
            <text:p>0.14</text:p>
          </table:table-cell>
          <table:table-cell table:formula="oooc:=[.C49] + [.B50]" office:value-type="float" office:value="-7.67624327212501">
            <text:p>-7.68</text:p>
          </table:table-cell>
          <table:table-cell table:formula="oooc:=[.D4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0] - [.C50]) / 2" office:value-type="float" office:value="3.83812163606251">
            <text:p>3.84</text:p>
          </table:table-cell>
          <table:table-cell table:formula="oooc:=[.$G$2] * [.A51] + (1-[.$G$2]) * [.B50]" office:value-type="float" office:value="0.176943432903993">
            <text:p>0.18</text:p>
          </table:table-cell>
          <table:table-cell table:formula="oooc:=[.C50] + [.B51]" office:value-type="float" office:value="-7.49929983922102">
            <text:p>-7.5</text:p>
          </table:table-cell>
          <table:table-cell table:formula="oooc:=[.D5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1] - [.C51]) / 2" office:value-type="float" office:value="3.74964991961051">
            <text:p>3.75</text:p>
          </table:table-cell>
          <table:table-cell table:formula="oooc:=[.$G$2] * [.A52] + (1-[.$G$2]) * [.B51]" office:value-type="float" office:value="0.212670497771058">
            <text:p>0.21</text:p>
          </table:table-cell>
          <table:table-cell table:formula="oooc:=[.C51] + [.B52]" office:value-type="float" office:value="-7.28662934144996">
            <text:p>-7.29</text:p>
          </table:table-cell>
          <table:table-cell table:formula="oooc:=[.D5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2] - [.C52]) / 2" office:value-type="float" office:value="3.64331467072498">
            <text:p>3.64</text:p>
          </table:table-cell>
          <table:table-cell table:formula="oooc:=[.$G$2] * [.A53] + (1-[.$G$2]) * [.B52]" office:value-type="float" office:value="0.246976939500597">
            <text:p>0.25</text:p>
          </table:table-cell>
          <table:table-cell table:formula="oooc:=[.C52] + [.B53]" office:value-type="float" office:value="-7.03965240194936">
            <text:p>-7.04</text:p>
          </table:table-cell>
          <table:table-cell table:formula="oooc:=[.D5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3] - [.C53]) / 2" office:value-type="float" office:value="3.51982620097468">
            <text:p>3.52</text:p>
          </table:table-cell>
          <table:table-cell table:formula="oooc:=[.$G$2] * [.A54] + (1-[.$G$2]) * [.B53]" office:value-type="float" office:value="0.279705432115338">
            <text:p>0.28</text:p>
          </table:table-cell>
          <table:table-cell table:formula="oooc:=[.C53] + [.B54]" office:value-type="float" office:value="-6.75994696983402">
            <text:p>-6.76</text:p>
          </table:table-cell>
          <table:table-cell table:formula="oooc:=[.D5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4] - [.C54]) / 2" office:value-type="float" office:value="3.37997348491701">
            <text:p>3.38</text:p>
          </table:table-cell>
          <table:table-cell table:formula="oooc:=[.$G$2] * [.A55] + (1-[.$G$2]) * [.B54]" office:value-type="float" office:value="0.310708112643355">
            <text:p>0.31</text:p>
          </table:table-cell>
          <table:table-cell table:formula="oooc:=[.C54] + [.B55]" office:value-type="float" office:value="-6.44923885719067">
            <text:p>-6.45</text:p>
          </table:table-cell>
          <table:table-cell table:formula="oooc:=[.D5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5] - [.C55]) / 2" office:value-type="float" office:value="3.22461942859533">
            <text:p>3.22</text:p>
          </table:table-cell>
          <table:table-cell table:formula="oooc:=[.$G$2] * [.A56] + (1-[.$G$2]) * [.B55]" office:value-type="float" office:value="0.339847225802875">
            <text:p>0.34</text:p>
          </table:table-cell>
          <table:table-cell table:formula="oooc:=[.C55] + [.B56]" office:value-type="float" office:value="-6.10939163138779">
            <text:p>-6.11</text:p>
          </table:table-cell>
          <table:table-cell table:formula="oooc:=[.D5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6] - [.C56]) / 2" office:value-type="float" office:value="3.0546958156939">
            <text:p>3.05</text:p>
          </table:table-cell>
          <table:table-cell table:formula="oooc:=[.$G$2] * [.A57] + (1-[.$G$2]) * [.B56]" office:value-type="float" office:value="0.366995711701785">
            <text:p>0.37</text:p>
          </table:table-cell>
          <table:table-cell table:formula="oooc:=[.C56] + [.B57]" office:value-type="float" office:value="-5.74239591968601">
            <text:p>-5.74</text:p>
          </table:table-cell>
          <table:table-cell table:formula="oooc:=[.D5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7] - [.C57]) / 2" office:value-type="float" office:value="2.871197959843">
            <text:p>2.87</text:p>
          </table:table-cell>
          <table:table-cell table:formula="oooc:=[.$G$2] * [.A58] + (1-[.$G$2]) * [.B57]" office:value-type="float" office:value="0.392037734183197">
            <text:p>0.39</text:p>
          </table:table-cell>
          <table:table-cell table:formula="oooc:=[.C57] + [.B58]" office:value-type="float" office:value="-5.35035818550281">
            <text:p>-5.35</text:p>
          </table:table-cell>
          <table:table-cell table:formula="oooc:=[.D5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8] - [.C58]) / 2" office:value-type="float" office:value="2.67517909275141">
            <text:p>2.68</text:p>
          </table:table-cell>
          <table:table-cell table:formula="oooc:=[.$G$2] * [.A59] + (1-[.$G$2]) * [.B58]" office:value-type="float" office:value="0.414869147768879">
            <text:p>0.41</text:p>
          </table:table-cell>
          <table:table-cell table:formula="oooc:=[.C58] + [.B59]" office:value-type="float" office:value="-4.93548903773393">
            <text:p>-4.94</text:p>
          </table:table-cell>
          <table:table-cell table:formula="oooc:=[.D5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59] - [.C59]) / 2" office:value-type="float" office:value="2.46774451886697">
            <text:p>2.47</text:p>
          </table:table-cell>
          <table:table-cell table:formula="oooc:=[.$G$2] * [.A60] + (1-[.$G$2]) * [.B59]" office:value-type="float" office:value="0.43539790147986">
            <text:p>0.44</text:p>
          </table:table-cell>
          <table:table-cell table:formula="oooc:=[.C59] + [.B60]" office:value-type="float" office:value="-4.50009113625407">
            <text:p>-4.5</text:p>
          </table:table-cell>
          <table:table-cell table:formula="oooc:=[.D5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0] - [.C60]) / 2" office:value-type="float" office:value="2.25004556812704">
            <text:p>2.25</text:p>
          </table:table-cell>
          <table:table-cell table:formula="oooc:=[.$G$2] * [.A61] + (1-[.$G$2]) * [.B60]" office:value-type="float" office:value="0.453544378146332">
            <text:p>0.45</text:p>
          </table:table-cell>
          <table:table-cell table:formula="oooc:=[.C60] + [.B61]" office:value-type="float" office:value="-4.04654675810774">
            <text:p>-4.05</text:p>
          </table:table-cell>
          <table:table-cell table:formula="oooc:=[.D6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1] - [.C61]) / 2" office:value-type="float" office:value="2.02327337905387">
            <text:p>2.02</text:p>
          </table:table-cell>
          <table:table-cell table:formula="oooc:=[.$G$2] * [.A62] + (1-[.$G$2]) * [.B61]" office:value-type="float" office:value="0.469241668155407">
            <text:p>0.47</text:p>
          </table:table-cell>
          <table:table-cell table:formula="oooc:=[.C61] + [.B62]" office:value-type="float" office:value="-3.57730508995233">
            <text:p>-3.58</text:p>
          </table:table-cell>
          <table:table-cell table:formula="oooc:=[.D6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2] - [.C62]) / 2" office:value-type="float" office:value="1.78865254497617">
            <text:p>1.79</text:p>
          </table:table-cell>
          <table:table-cell table:formula="oooc:=[.$G$2] * [.A63] + (1-[.$G$2]) * [.B62]" office:value-type="float" office:value="0.482435776923615">
            <text:p>0.48</text:p>
          </table:table-cell>
          <table:table-cell table:formula="oooc:=[.C62] + [.B63]" office:value-type="float" office:value="-3.09486931302872">
            <text:p>-3.09</text:p>
          </table:table-cell>
          <table:table-cell table:formula="oooc:=[.D6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3] - [.C63]) / 2" office:value-type="float" office:value="1.54743465651436">
            <text:p>1.55</text:p>
          </table:table-cell>
          <table:table-cell table:formula="oooc:=[.$G$2] * [.A64] + (1-[.$G$2]) * [.B63]" office:value-type="float" office:value="0.493085765719522">
            <text:p>0.49</text:p>
          </table:table-cell>
          <table:table-cell table:formula="oooc:=[.C63] + [.B64]" office:value-type="float" office:value="-2.6017835473092">
            <text:p>-2.6</text:p>
          </table:table-cell>
          <table:table-cell table:formula="oooc:=[.D6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4] - [.C64]) / 2" office:value-type="float" office:value="1.3008917736546">
            <text:p>1.3</text:p>
          </table:table-cell>
          <table:table-cell table:formula="oooc:=[.$G$2] * [.A65] + (1-[.$G$2]) * [.B64]" office:value-type="float" office:value="0.501163825798873">
            <text:p>0.5</text:p>
          </table:table-cell>
          <table:table-cell table:formula="oooc:=[.C64] + [.B65]" office:value-type="float" office:value="-2.10061972151032">
            <text:p>-2.1</text:p>
          </table:table-cell>
          <table:table-cell table:formula="oooc:=[.D6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5] - [.C65]) / 2" office:value-type="float" office:value="1.05030986075516">
            <text:p>1.05</text:p>
          </table:table-cell>
          <table:table-cell table:formula="oooc:=[.$G$2] * [.A66] + (1-[.$G$2]) * [.B65]" office:value-type="float" office:value="0.506655286148436">
            <text:p>0.51</text:p>
          </table:table-cell>
          <table:table-cell table:formula="oooc:=[.C65] + [.B66]" office:value-type="float" office:value="-1.59396443536189">
            <text:p>-1.59</text:p>
          </table:table-cell>
          <table:table-cell table:formula="oooc:=[.D6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6] - [.C66]) / 2" office:value-type="float" office:value="0.796982217680944">
            <text:p>0.8</text:p>
          </table:table-cell>
          <table:table-cell table:formula="oooc:=[.$G$2] * [.A67] + (1-[.$G$2]) * [.B66]" office:value-type="float" office:value="0.509558555463761">
            <text:p>0.51</text:p>
          </table:table-cell>
          <table:table-cell table:formula="oooc:=[.C66] + [.B67]" office:value-type="float" office:value="-1.08440587989813">
            <text:p>-1.08</text:p>
          </table:table-cell>
          <table:table-cell table:formula="oooc:=[.D6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7] - [.C67]) / 2" office:value-type="float" office:value="0.542202939949064">
            <text:p>0.54</text:p>
          </table:table-cell>
          <table:table-cell table:formula="oooc:=[.$G$2] * [.A68] + (1-[.$G$2]) * [.B67]" office:value-type="float" office:value="0.509884999308614">
            <text:p>0.51</text:p>
          </table:table-cell>
          <table:table-cell table:formula="oooc:=[.C67] + [.B68]" office:value-type="float" office:value="-0.574520880589513">
            <text:p>-0.57</text:p>
          </table:table-cell>
          <table:table-cell table:formula="oooc:=[.D6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8] - [.C68]) / 2" office:value-type="float" office:value="0.287260440294757">
            <text:p>0.29</text:p>
          </table:table-cell>
          <table:table-cell table:formula="oooc:=[.$G$2] * [.A69] + (1-[.$G$2]) * [.B68]" office:value-type="float" office:value="0.507658753718475">
            <text:p>0.51</text:p>
          </table:table-cell>
          <table:table-cell table:formula="oooc:=[.C68] + [.B69]" office:value-type="float" office:value="-0.066862126871038">
            <text:p>-0.07</text:p>
          </table:table-cell>
          <table:table-cell table:formula="oooc:=[.D6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69] - [.C69]) / 2" office:value-type="float" office:value="0.033431063435519">
            <text:p>0.03</text:p>
          </table:table-cell>
          <table:table-cell table:formula="oooc:=[.$G$2] * [.A70] + (1-[.$G$2]) * [.B69]" office:value-type="float" office:value="0.502916476815646">
            <text:p>0.5</text:p>
          </table:table-cell>
          <table:table-cell table:formula="oooc:=[.C69] + [.B70]" office:value-type="float" office:value="0.436054349944608">
            <text:p>0.44</text:p>
          </table:table-cell>
          <table:table-cell table:formula="oooc:=[.D6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0] - [.C70]) / 2" office:value-type="float" office:value="-0.218027174972304">
            <text:p>-0.22</text:p>
          </table:table-cell>
          <table:table-cell table:formula="oooc:=[.$G$2] * [.A71] + (1-[.$G$2]) * [.B70]" office:value-type="float" office:value="0.495707040297766">
            <text:p>0.5</text:p>
          </table:table-cell>
          <table:table-cell table:formula="oooc:=[.C70] + [.B71]" office:value-type="float" office:value="0.931761390242374">
            <text:p>0.93</text:p>
          </table:table-cell>
          <table:table-cell table:formula="oooc:=[.D7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1] - [.C71]) / 2" office:value-type="float" office:value="-0.465880695121187">
            <text:p>-0.47</text:p>
          </table:table-cell>
          <table:table-cell table:formula="oooc:=[.$G$2] * [.A72] + (1-[.$G$2]) * [.B71]" office:value-type="float" office:value="0.486091162943577">
            <text:p>0.49</text:p>
          </table:table-cell>
          <table:table-cell table:formula="oooc:=[.C71] + [.B72]" office:value-type="float" office:value="1.41785255318595">
            <text:p>1.42</text:p>
          </table:table-cell>
          <table:table-cell table:formula="oooc:=[.D7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2] - [.C72]) / 2" office:value-type="float" office:value="-0.708926276592975">
            <text:p>-0.71</text:p>
          </table:table-cell>
          <table:table-cell table:formula="oooc:=[.$G$2] * [.A73] + (1-[.$G$2]) * [.B72]" office:value-type="float" office:value="0.474140988548211">
            <text:p>0.47</text:p>
          </table:table-cell>
          <table:table-cell table:formula="oooc:=[.C72] + [.B73]" office:value-type="float" office:value="1.89199354173416">
            <text:p>1.89</text:p>
          </table:table-cell>
          <table:table-cell table:formula="oooc:=[.D7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3] - [.C73]) / 2" office:value-type="float" office:value="-0.945996770867081">
            <text:p>-0.95</text:p>
          </table:table-cell>
          <table:table-cell table:formula="oooc:=[.$G$2] * [.A74] + (1-[.$G$2]) * [.B73]" office:value-type="float" office:value="0.459939610954058">
            <text:p>0.46</text:p>
          </table:table-cell>
          <table:table-cell table:formula="oooc:=[.C73] + [.B74]" office:value-type="float" office:value="2.35193315268822">
            <text:p>2.35</text:p>
          </table:table-cell>
          <table:table-cell table:formula="oooc:=[.D7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4] - [.C74]) / 2" office:value-type="float" office:value="-1.17596657634411">
            <text:p>-1.18</text:p>
          </table:table-cell>
          <table:table-cell table:formula="oooc:=[.$G$2] * [.A75] + (1-[.$G$2]) * [.B74]" office:value-type="float" office:value="0.443580549081077">
            <text:p>0.44</text:p>
          </table:table-cell>
          <table:table-cell table:formula="oooc:=[.C74] + [.B75]" office:value-type="float" office:value="2.7955137017693">
            <text:p>2.8</text:p>
          </table:table-cell>
          <table:table-cell table:formula="oooc:=[.D7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5] - [.C75]) / 2" office:value-type="float" office:value="-1.39775685088465">
            <text:p>-1.4</text:p>
          </table:table-cell>
          <table:table-cell table:formula="oooc:=[.$G$2] * [.A76] + (1-[.$G$2]) * [.B75]" office:value-type="float" office:value="0.425167175081419">
            <text:p>0.43</text:p>
          </table:table-cell>
          <table:table-cell table:formula="oooc:=[.C75] + [.B76]" office:value-type="float" office:value="3.22068087685072">
            <text:p>3.22</text:p>
          </table:table-cell>
          <table:table-cell table:formula="oooc:=[.D7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6] - [.C76]) / 2" office:value-type="float" office:value="-1.61034043842536">
            <text:p>-1.61</text:p>
          </table:table-cell>
          <table:table-cell table:formula="oooc:=[.$G$2] * [.A77] + (1-[.$G$2]) * [.B76]" office:value-type="float" office:value="0.404812098946352">
            <text:p>0.4</text:p>
          </table:table-cell>
          <table:table-cell table:formula="oooc:=[.C76] + [.B77]" office:value-type="float" office:value="3.62549297579707">
            <text:p>3.63</text:p>
          </table:table-cell>
          <table:table-cell table:formula="oooc:=[.D7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7] - [.C77]) / 2" office:value-type="float" office:value="-1.81274648789853">
            <text:p>-1.81</text:p>
          </table:table-cell>
          <table:table-cell table:formula="oooc:=[.$G$2] * [.A78] + (1-[.$G$2]) * [.B77]" office:value-type="float" office:value="0.382636513077903">
            <text:p>0.38</text:p>
          </table:table-cell>
          <table:table-cell table:formula="oooc:=[.C77] + [.B78]" office:value-type="float" office:value="4.00812948887497">
            <text:p>4.01</text:p>
          </table:table-cell>
          <table:table-cell table:formula="oooc:=[.D7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8] - [.C78]) / 2" office:value-type="float" office:value="-2.00406474443749">
            <text:p>-2</text:p>
          </table:table-cell>
          <table:table-cell table:formula="oooc:=[.$G$2] * [.A79] + (1-[.$G$2]) * [.B78]" office:value-type="float" office:value="0.358769500502749">
            <text:p>0.36</text:p>
          </table:table-cell>
          <table:table-cell table:formula="oooc:=[.C78] + [.B79]" office:value-type="float" office:value="4.36689898937772">
            <text:p>4.37</text:p>
          </table:table-cell>
          <table:table-cell table:formula="oooc:=[.D7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79] - [.C79]) / 2" office:value-type="float" office:value="-2.18344949468886">
            <text:p>-2.18</text:p>
          </table:table-cell>
          <table:table-cell table:formula="oooc:=[.$G$2] * [.A80] + (1-[.$G$2]) * [.B79]" office:value-type="float" office:value="0.333347310550833">
            <text:p>0.33</text:p>
          </table:table-cell>
          <table:table-cell table:formula="oooc:=[.C79] + [.B80]" office:value-type="float" office:value="4.70024629992855">
            <text:p>4.7</text:p>
          </table:table-cell>
          <table:table-cell table:formula="oooc:=[.D7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0] - [.C80]) / 2" office:value-type="float" office:value="-2.35012314996428">
            <text:p>-2.35</text:p>
          </table:table-cell>
          <table:table-cell table:formula="oooc:=[.$G$2] * [.A81] + (1-[.$G$2]) * [.B80]" office:value-type="float" office:value="0.306512605945682">
            <text:p>0.31</text:p>
          </table:table-cell>
          <table:table-cell table:formula="oooc:=[.C80] + [.B81]" office:value-type="float" office:value="5.00675890587423">
            <text:p>5.01</text:p>
          </table:table-cell>
          <table:table-cell table:formula="oooc:=[.D8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1] - [.C81]) / 2" office:value-type="float" office:value="-2.50337945293712">
            <text:p>-2.5</text:p>
          </table:table-cell>
          <table:table-cell table:formula="oooc:=[.$G$2] * [.A82] + (1-[.$G$2]) * [.B81]" office:value-type="float" office:value="0.278413685356854">
            <text:p>0.28</text:p>
          </table:table-cell>
          <table:table-cell table:formula="oooc:=[.C81] + [.B82]" office:value-type="float" office:value="5.28517259123109">
            <text:p>5.29</text:p>
          </table:table-cell>
          <table:table-cell table:formula="oooc:=[.D8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2] - [.C82]) / 2" office:value-type="float" office:value="-2.64258629561554">
            <text:p>-2.64</text:p>
          </table:table-cell>
          <table:table-cell table:formula="oooc:=[.$G$2] * [.A83] + (1-[.$G$2]) * [.B82]" office:value-type="float" office:value="0.24920368554713">
            <text:p>0.25</text:p>
          </table:table-cell>
          <table:table-cell table:formula="oooc:=[.C82] + [.B83]" office:value-type="float" office:value="5.53437627677822">
            <text:p>5.53</text:p>
          </table:table-cell>
          <table:table-cell table:formula="oooc:=[.D8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3] - [.C83]) / 2" office:value-type="float" office:value="-2.76718813838911">
            <text:p>-2.77</text:p>
          </table:table-cell>
          <table:table-cell table:formula="oooc:=[.$G$2] * [.A84] + (1-[.$G$2]) * [.B83]" office:value-type="float" office:value="0.219039767307767">
            <text:p>0.22</text:p>
          </table:table-cell>
          <table:table-cell table:formula="oooc:=[.C83] + [.B84]" office:value-type="float" office:value="5.75341604408598">
            <text:p>5.75</text:p>
          </table:table-cell>
          <table:table-cell table:formula="oooc:=[.D8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4] - [.C84]) / 2" office:value-type="float" office:value="-2.87670802204299">
            <text:p>-2.88</text:p>
          </table:table-cell>
          <table:table-cell table:formula="oooc:=[.$G$2] * [.A85] + (1-[.$G$2]) * [.B84]" office:value-type="float" office:value="0.18808228941426">
            <text:p>0.19</text:p>
          </table:table-cell>
          <table:table-cell table:formula="oooc:=[.C84] + [.B85]" office:value-type="float" office:value="5.94149833350024">
            <text:p>5.94</text:p>
          </table:table-cell>
          <table:table-cell table:formula="oooc:=[.D8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5] - [.C85]) / 2" office:value-type="float" office:value="-2.97074916675012">
            <text:p>-2.97</text:p>
          </table:table-cell>
          <table:table-cell table:formula="oooc:=[.$G$2] * [.A86] + (1-[.$G$2]) * [.B85]" office:value-type="float" office:value="0.156493974852616">
            <text:p>0.16</text:p>
          </table:table-cell>
          <table:table-cell table:formula="oooc:=[.C85] + [.B86]" office:value-type="float" office:value="6.09799230835286">
            <text:p>6.1</text:p>
          </table:table-cell>
          <table:table-cell table:formula="oooc:=[.D8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6] - [.C86]) / 2" office:value-type="float" office:value="-3.04899615417643">
            <text:p>-3.05</text:p>
          </table:table-cell>
          <table:table-cell table:formula="oooc:=[.$G$2] * [.A87] + (1-[.$G$2]) * [.B86]" office:value-type="float" office:value="0.124439073562325">
            <text:p>0.12</text:p>
          </table:table-cell>
          <table:table-cell table:formula="oooc:=[.C86] + [.B87]" office:value-type="float" office:value="6.22243138191519">
            <text:p>6.22</text:p>
          </table:table-cell>
          <table:table-cell table:formula="oooc:=[.D8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7] - [.C87]) / 2" office:value-type="float" office:value="-3.11121569095759">
            <text:p>-3.11</text:p>
          </table:table-cell>
          <table:table-cell table:formula="oooc:=[.$G$2] * [.A88] + (1-[.$G$2]) * [.B87]" office:value-type="float" office:value="0.0920825259171262">
            <text:p>0.09</text:p>
          </table:table-cell>
          <table:table-cell table:formula="oooc:=[.C87] + [.B88]" office:value-type="float" office:value="6.31451390783231">
            <text:p>6.31</text:p>
          </table:table-cell>
          <table:table-cell table:formula="oooc:=[.D8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8] - [.C88]) / 2" office:value-type="float" office:value="-3.15725695391616">
            <text:p>-3.16</text:p>
          </table:table-cell>
          <table:table-cell table:formula="oooc:=[.$G$2] * [.A89] + (1-[.$G$2]) * [.B88]" office:value-type="float" office:value="0.0595891311187933">
            <text:p>0.06</text:p>
          </table:table-cell>
          <table:table-cell table:formula="oooc:=[.C88] + [.B89]" office:value-type="float" office:value="6.3741030389511">
            <text:p>6.37</text:p>
          </table:table-cell>
          <table:table-cell table:formula="oooc:=[.D8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89] - [.C89]) / 2" office:value-type="float" office:value="-3.18705151947555">
            <text:p>-3.19</text:p>
          </table:table-cell>
          <table:table-cell table:formula="oooc:=[.$G$2] * [.A90] + (1-[.$G$2]) * [.B89]" office:value-type="float" office:value="0.0271227246128499">
            <text:p>0.03</text:p>
          </table:table-cell>
          <table:table-cell table:formula="oooc:=[.C89] + [.B90]" office:value-type="float" office:value="6.40122576356395">
            <text:p>6.4</text:p>
          </table:table-cell>
          <table:table-cell table:formula="oooc:=[.D89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0] - [.C90]) / 2" office:value-type="float" office:value="-3.20061288178198">
            <text:p>-3.2</text:p>
          </table:table-cell>
          <table:table-cell table:formula="oooc:=[.$G$2] * [.A91] + (1-[.$G$2]) * [.B90]" office:value-type="float" office:value="-0.00515463145109838">
            <text:p>-0.01</text:p>
          </table:table-cell>
          <table:table-cell table:formula="oooc:=[.C90] + [.B91]" office:value-type="float" office:value="6.39607113211286">
            <text:p>6.4</text:p>
          </table:table-cell>
          <table:table-cell table:formula="oooc:=[.D9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1] - [.C91]) / 2" office:value-type="float" office:value="-3.19803556605643">
            <text:p>-3.2</text:p>
          </table:table-cell>
          <table:table-cell table:formula="oooc:=[.$G$2] * [.A92] + (1-[.$G$2]) * [.B91]" office:value-type="float" office:value="-0.0370834407971517">
            <text:p>-0.04</text:p>
          </table:table-cell>
          <table:table-cell table:formula="oooc:=[.C91] + [.B92]" office:value-type="float" office:value="6.3589876913157">
            <text:p>6.36</text:p>
          </table:table-cell>
          <table:table-cell table:formula="oooc:=[.D9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2] - [.C92]) / 2" office:value-type="float" office:value="-3.17949384565785">
            <text:p>-3.18</text:p>
          </table:table-cell>
          <table:table-cell table:formula="oooc:=[.$G$2] * [.A93] + (1-[.$G$2]) * [.B92]" office:value-type="float" office:value="-0.0685075448457587">
            <text:p>-0.07</text:p>
          </table:table-cell>
          <table:table-cell table:formula="oooc:=[.C92] + [.B93]" office:value-type="float" office:value="6.29048014646995">
            <text:p>6.29</text:p>
          </table:table-cell>
          <table:table-cell table:formula="oooc:=[.D92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3] - [.C93]) / 2" office:value-type="float" office:value="-3.14524007323497">
            <text:p>-3.15</text:p>
          </table:table-cell>
          <table:table-cell table:formula="oooc:=[.$G$2] * [.A94] + (1-[.$G$2]) * [.B93]" office:value-type="float" office:value="-0.0992748701296508">
            <text:p>-0.1</text:p>
          </table:table-cell>
          <table:table-cell table:formula="oooc:=[.C93] + [.B94]" office:value-type="float" office:value="6.19120527634029">
            <text:p>6.19</text:p>
          </table:table-cell>
          <table:table-cell table:formula="oooc:=[.D93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4] - [.C94]) / 2" office:value-type="float" office:value="-3.09560263817015">
            <text:p>-3.1</text:p>
          </table:table-cell>
          <table:table-cell table:formula="oooc:=[.$G$2] * [.A95] + (1-[.$G$2]) * [.B94]" office:value-type="float" office:value="-0.129238147810056">
            <text:p>-0.13</text:p>
          </table:table-cell>
          <table:table-cell table:formula="oooc:=[.C94] + [.B95]" office:value-type="float" office:value="6.06196712853024">
            <text:p>6.06</text:p>
          </table:table-cell>
          <table:table-cell table:formula="oooc:=[.D9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5] - [.C95]) / 2" office:value-type="float" office:value="-3.03098356426512">
            <text:p>-3.03</text:p>
          </table:table-cell>
          <table:table-cell table:formula="oooc:=[.$G$2] * [.A96] + (1-[.$G$2]) * [.B95]" office:value-type="float" office:value="-0.158255601974606">
            <text:p>-0.16</text:p>
          </table:table-cell>
          <table:table-cell table:formula="oooc:=[.C95] + [.B96]" office:value-type="float" office:value="5.90371152655563">
            <text:p>5.9</text:p>
          </table:table-cell>
          <table:table-cell table:formula="oooc:=[.D9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6] - [.C96]) / 2" office:value-type="float" office:value="-2.95185576327782">
            <text:p>-2.95</text:p>
          </table:table-cell>
          <table:table-cell table:formula="oooc:=[.$G$2] * [.A97] + (1-[.$G$2]) * [.B96]" office:value-type="float" office:value="-0.186191603587638">
            <text:p>-0.19</text:p>
          </table:table-cell>
          <table:table-cell table:formula="oooc:=[.C96] + [.B97]" office:value-type="float" office:value="5.71751992296799">
            <text:p>5.72</text:p>
          </table:table-cell>
          <table:table-cell table:formula="oooc:=[.D9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7] - [.C97]) / 2" office:value-type="float" office:value="-2.858759961484">
            <text:p>-2.86</text:p>
          </table:table-cell>
          <table:table-cell table:formula="oooc:=[.$G$2] * [.A98] + (1-[.$G$2]) * [.B97]" office:value-type="float" office:value="-0.212917287166602">
            <text:p>-0.21</text:p>
          </table:table-cell>
          <table:table-cell table:formula="oooc:=[.C97] + [.B98]" office:value-type="float" office:value="5.50460263580139">
            <text:p>5.5</text:p>
          </table:table-cell>
          <table:table-cell table:formula="oooc:=[.D9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8] - [.C98]) / 2" office:value-type="float" office:value="-2.7523013179007">
            <text:p>-2.75</text:p>
          </table:table-cell>
          <table:table-cell table:formula="oooc:=[.$G$2] * [.A99] + (1-[.$G$2]) * [.B98]" office:value-type="float" office:value="-0.238311127473943">
            <text:p>-0.24</text:p>
          </table:table-cell>
          <table:table-cell table:formula="oooc:=[.C98] + [.B99]" office:value-type="float" office:value="5.26629150832745">
            <text:p>5.27</text:p>
          </table:table-cell>
          <table:table-cell table:formula="oooc:=[.D98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ooc:=([.D99] - [.C99]) / 2" office:value-type="float" office:value="-2.63314575416372">
            <text:p>-2.63</text:p>
          </table:table-cell>
          <table:table-cell table:formula="oooc:=[.$G$2] * [.A100] + (1-[.$G$2]) * [.B99]" office:value-type="float" office:value="-0.262259473740841">
            <text:p>-0.26</text:p>
          </table:table-cell>
          <table:table-cell table:formula="oooc:=[.C99] + [.B100]" office:value-type="float" office:value="5.00403203458661">
            <text:p>5</text:p>
          </table:table-cell>
          <table:table-cell table:formula="oooc:=[.D99]" office:value-type="float" office:value="0">
            <text:p>0</text:p>
          </table:table-cell>
          <table:table-cell table:number-columns-repeated="6"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Target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Velocity</text:p>
          </table:table-cell>
          <table:table-cell table:style-name="ce1"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5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office:value-type="string">
            <text:p>Deceleration Multiplier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Status:</text:p>
          </table:table-cell>
          <table:table-cell table:style-name="ce3" office:value-type="string">
            <text:p>FAIL</text:p>
          </table:table-cell>
          <table:table-cell table:number-columns-repeated="247"/>
        </table:table-row>
        <table:table-row table:style-name="ro1">
          <table:table-cell table:formula="oooc:=[.A2]" office:value-type="float" office:value="5">
            <text:p>5</text:p>
          </table:table-cell>
          <table:table-cell table:formula="oooc:=MAX(IF([.C2]+([.D2]*[.$F$2]) &lt; [.A3]; ABS([.D2]*[.$F$3]); [.B2]*[.$F$4]); 0.005)" office:value-type="float" office:value="0.0055">
            <text:p>0.01</text:p>
          </table:table-cell>
          <table:table-cell table:formula="oooc:=[.C2]*(1-[.B3]) + [.A3]*[.B3]" office:value-type="float" office:value="9.9725">
            <text:p>9.97</text:p>
          </table:table-cell>
          <table:table-cell table:formula="oooc:=[.C3]-[.C2]" office:value-type="float" office:value="-0.0274999999999999">
            <text:p>-0.03</text:p>
          </table:table-cell>
          <table:table-cell table:style-name="ce1" office:value-type="string">
            <text:p>Deceleration Factor</text:p>
          </table:table-cell>
          <table:table-cell office:value-type="float" office:value="0.9">
            <text:p>0.9</text:p>
          </table:table-cell>
          <table:table-cell/>
          <table:table-cell table:style-name="ce1" office:value-type="string">
            <text:p>Comment:</text:p>
          </table:table-cell>
          <table:table-cell office:value-type="string">
            <text:p>Factor always increasing</text:p>
          </table:table-cell>
          <table:table-cell table:number-columns-repeated="247"/>
        </table:table-row>
        <table:table-row table:style-name="ro1">
          <table:table-cell table:formula="oooc:=[.A3]" office:value-type="float" office:value="5">
            <text:p>5</text:p>
          </table:table-cell>
          <table:table-cell table:formula="oooc:=MAX(IF([.C3]+([.D3]*[.$F$2]) &lt; [.A4]; ABS([.D3]*[.$F$3]); [.B3]*[.$F$4]); 0.005)" office:value-type="float" office:value="0.00605">
            <text:p>0.01</text:p>
          </table:table-cell>
          <table:table-cell table:formula="oooc:=[.C3]*(1-[.B4]) + [.A4]*[.B4]" office:value-type="float" office:value="9.942416375">
            <text:p>9.94</text:p>
          </table:table-cell>
          <table:table-cell table:formula="oooc:=[.C4]-[.C3]" office:value-type="float" office:value="-0.0300836249999996">
            <text:p>-0.03</text:p>
          </table:table-cell>
          <table:table-cell table:style-name="ce1" office:value-type="string">
            <text:p>Acceleration Factor</text:p>
          </table:table-cell>
          <table:table-cell office:value-type="float" office:value="1.1">
            <text:p>1.1</text:p>
          </table:table-cell>
          <table:table-cell table:number-columns-repeated="250"/>
        </table:table-row>
        <table:table-row table:style-name="ro1">
          <table:table-cell table:formula="oooc:=[.A4]" office:value-type="float" office:value="5">
            <text:p>5</text:p>
          </table:table-cell>
          <table:table-cell table:formula="oooc:=MAX(IF([.C4]+([.D4]*[.$F$2]) &lt; [.A5]; ABS([.D4]*[.$F$3]); [.B4]*[.$F$4]); 0.005)" office:value-type="float" office:value="0.006655">
            <text:p>0.01</text:p>
          </table:table-cell>
          <table:table-cell table:formula="oooc:=[.C4]*(1-[.B5]) + [.A5]*[.B5]" office:value-type="float" office:value="9.90952459402438">
            <text:p>9.91</text:p>
          </table:table-cell>
          <table:table-cell table:formula="oooc:=[.C5]-[.C4]" office:value-type="float" office:value="-0.0328917809756248">
            <text:p>-0.03</text:p>
          </table:table-cell>
          <table:table-cell>
            <draw:frame table:end-cell-address="Sheet4.Q45" table:end-x="1.67cm" table:end-y="0.159cm" draw:z-index="0" draw:style-name="gr1" svg:width="30.291cm" svg:height="17.81cm" svg:x="0.411cm" svg:y="0.344cm">
              <draw:object draw:notify-on-update-of-ranges="Sheet4.A1:Sheet4.A1 Sheet4.A2:Sheet4.A100 Sheet4.B1:Sheet4.B1 Sheet4.B2:Sheet4.B100 Sheet4.C1:Sheet4.C1 Sheet4.C2:Sheet4.C100 Sheet4.C1:Sheet4.C1 Sheet4.C2:Sheet4.C10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formula="oooc:=[.A5]" office:value-type="float" office:value="5">
            <text:p>5</text:p>
          </table:table-cell>
          <table:table-cell table:formula="oooc:=MAX(IF([.C5]+([.D5]*[.$F$2]) &lt; [.A6]; ABS([.D5]*[.$F$3]); [.B5]*[.$F$4]); 0.005)" office:value-type="float" office:value="0.0073205">
            <text:p>0.01</text:p>
          </table:table-cell>
          <table:table-cell table:formula="oooc:=[.C5]*(1-[.B6]) + [.A6]*[.B6]" office:value-type="float" office:value="9.87358441923382">
            <text:p>9.87</text:p>
          </table:table-cell>
          <table:table-cell table:formula="oooc:=[.C6]-[.C5]" office:value-type="float" office:value="-0.0359401747905537">
            <text:p>-0.04</text:p>
          </table:table-cell>
          <table:table-cell table:number-columns-repeated="252"/>
        </table:table-row>
        <table:table-row table:style-name="ro1">
          <table:table-cell table:formula="oooc:=[.A6]" office:value-type="float" office:value="5">
            <text:p>5</text:p>
          </table:table-cell>
          <table:table-cell table:formula="oooc:=MAX(IF([.C6]+([.D6]*[.$F$2]) &lt; [.A7]; ABS([.D6]*[.$F$3]); [.B6]*[.$F$4]); 0.005)" office:value-type="float" office:value="0.00805255">
            <text:p>0.01</text:p>
          </table:table-cell>
          <table:table-cell table:formula="oooc:=[.C6]*(1-[.B7]) + [.A7]*[.B7]" office:value-type="float" office:value="9.83433963701872">
            <text:p>9.83</text:p>
          </table:table-cell>
          <table:table-cell table:formula="oooc:=[.C7]-[.C6]" office:value-type="float" office:value="-0.0392447822151016">
            <text:p>-0.04</text:p>
          </table:table-cell>
          <table:table-cell table:number-columns-repeated="252"/>
        </table:table-row>
        <table:table-row table:style-name="ro1">
          <table:table-cell table:formula="oooc:=[.A7]" office:value-type="float" office:value="5">
            <text:p>5</text:p>
          </table:table-cell>
          <table:table-cell table:formula="oooc:=MAX(IF([.C7]+([.D7]*[.$F$2]) &lt; [.A8]; ABS([.D7]*[.$F$3]); [.B7]*[.$F$4]); 0.005)" office:value-type="float" office:value="0.008857805">
            <text:p>0.01</text:p>
          </table:table-cell>
          <table:table-cell table:formula="oooc:=[.C7]*(1-[.B8]) + [.A8]*[.B8]" office:value-type="float" office:value="9.79151799921024">
            <text:p>9.79</text:p>
          </table:table-cell>
          <table:table-cell table:formula="oooc:=[.C8]-[.C7]" office:value-type="float" office:value="-0.0428216378084834">
            <text:p>-0.04</text:p>
          </table:table-cell>
          <table:table-cell table:number-columns-repeated="252"/>
        </table:table-row>
        <table:table-row table:style-name="ro1">
          <table:table-cell table:formula="oooc:=[.A8]" office:value-type="float" office:value="5">
            <text:p>5</text:p>
          </table:table-cell>
          <table:table-cell table:formula="oooc:=MAX(IF([.C8]+([.D8]*[.$F$2]) &lt; [.A9]; ABS([.D8]*[.$F$3]); [.B8]*[.$F$4]); 0.005)" office:value-type="float" office:value="0.0097435855">
            <text:p>0.01</text:p>
          </table:table-cell>
          <table:table-cell table:formula="oooc:=[.C8]*(1-[.B9]) + [.A9]*[.B9]" office:value-type="float" office:value="9.74483143391014">
            <text:p>9.74</text:p>
          </table:table-cell>
          <table:table-cell table:formula="oooc:=[.C9]-[.C8]" office:value-type="float" office:value="-0.0466865653000941">
            <text:p>-0.05</text:p>
          </table:table-cell>
          <table:table-cell table:number-columns-repeated="252"/>
        </table:table-row>
        <table:table-row table:style-name="ro1">
          <table:table-cell table:formula="oooc:=[.A9]" office:value-type="float" office:value="5">
            <text:p>5</text:p>
          </table:table-cell>
          <table:table-cell table:formula="oooc:=MAX(IF([.C9]+([.D9]*[.$F$2]) &lt; [.A10]; ABS([.D9]*[.$F$3]); [.B9]*[.$F$4]); 0.005)" office:value-type="float" office:value="0.01071794405">
            <text:p>0.01</text:p>
          </table:table-cell>
          <table:table-cell table:formula="oooc:=[.C9]*(1-[.B10]) + [.A10]*[.B10]" office:value-type="float" office:value="9.69397659607481">
            <text:p>9.69</text:p>
          </table:table-cell>
          <table:table-cell table:formula="oooc:=[.C10]-[.C9]" office:value-type="float" office:value="-0.0508548378353293">
            <text:p>-0.05</text:p>
          </table:table-cell>
          <table:table-cell table:number-columns-repeated="252"/>
        </table:table-row>
        <table:table-row table:style-name="ro1">
          <table:table-cell table:formula="oooc:=[.A10]" office:value-type="float" office:value="5">
            <text:p>5</text:p>
          </table:table-cell>
          <table:table-cell table:formula="oooc:=MAX(IF([.C10]+([.D10]*[.$F$2]) &lt; [.A11]; ABS([.D10]*[.$F$3]); [.B10]*[.$F$4]); 0.005)" office:value-type="float" office:value="0.011789738455">
            <text:p>0.01</text:p>
          </table:table-cell>
          <table:table-cell table:formula="oooc:=[.C10]*(1-[.B11]) + [.A11]*[.B11]" office:value-type="float" office:value="9.6386358396932">
            <text:p>9.64</text:p>
          </table:table-cell>
          <table:table-cell table:formula="oooc:=[.C11]-[.C10]" office:value-type="float" office:value="-0.0553407563816126">
            <text:p>-0.06</text:p>
          </table:table-cell>
          <table:table-cell table:number-columns-repeated="252"/>
        </table:table-row>
        <table:table-row table:style-name="ro1">
          <table:table-cell table:formula="oooc:=[.A11]" office:value-type="float" office:value="5">
            <text:p>5</text:p>
          </table:table-cell>
          <table:table-cell table:formula="oooc:=MAX(IF([.C11]+([.D11]*[.$F$2]) &lt; [.A12]; ABS([.D11]*[.$F$3]); [.B11]*[.$F$4]); 0.005)" office:value-type="float" office:value="0.0129687123005">
            <text:p>0.01</text:p>
          </table:table-cell>
          <table:table-cell table:formula="oooc:=[.C11]*(1-[.B12]) + [.A12]*[.B12]" office:value-type="float" office:value="9.57847870602143">
            <text:p>9.58</text:p>
          </table:table-cell>
          <table:table-cell table:formula="oooc:=[.C12]-[.C11]" office:value-type="float" office:value="-0.0601571336717708">
            <text:p>-0.06</text:p>
          </table:table-cell>
          <table:table-cell table:number-columns-repeated="252"/>
        </table:table-row>
        <table:table-row table:style-name="ro1">
          <table:table-cell table:formula="oooc:=[.A12]" office:value-type="float" office:value="5">
            <text:p>5</text:p>
          </table:table-cell>
          <table:table-cell table:formula="oooc:=MAX(IF([.C12]+([.D12]*[.$F$2]) &lt; [.A13]; ABS([.D12]*[.$F$3]); [.B12]*[.$F$4]); 0.005)" office:value-type="float" office:value="0.01426558353055">
            <text:p>0.01</text:p>
          </table:table-cell>
          <table:table-cell table:formula="oooc:=[.C12]*(1-[.B13]) + [.A13]*[.B13]" office:value-type="float" office:value="9.51316403559784">
            <text:p>9.51</text:p>
          </table:table-cell>
          <table:table-cell table:formula="oooc:=[.C13]-[.C12]" office:value-type="float" office:value="-0.065314670423593">
            <text:p>-0.07</text:p>
          </table:table-cell>
          <table:table-cell table:number-columns-repeated="252"/>
        </table:table-row>
        <table:table-row table:style-name="ro1">
          <table:table-cell table:formula="oooc:=[.A13]" office:value-type="float" office:value="5">
            <text:p>5</text:p>
          </table:table-cell>
          <table:table-cell table:formula="oooc:=MAX(IF([.C13]+([.D13]*[.$F$2]) &lt; [.A14]; ABS([.D13]*[.$F$3]); [.B13]*[.$F$4]); 0.005)" office:value-type="float" office:value="0.015692141883605">
            <text:p>0.02</text:p>
          </table:table-cell>
          <table:table-cell table:formula="oooc:=[.C13]*(1-[.B14]) + [.A14]*[.B14]" office:value-type="float" office:value="9.44234282520725">
            <text:p>9.44</text:p>
          </table:table-cell>
          <table:table-cell table:formula="oooc:=[.C14]-[.C13]" office:value-type="float" office:value="-0.0708212103905854">
            <text:p>-0.07</text:p>
          </table:table-cell>
          <table:table-cell table:number-columns-repeated="252"/>
        </table:table-row>
        <table:table-row table:style-name="ro1">
          <table:table-cell table:formula="oooc:=[.A14]" office:value-type="float" office:value="5">
            <text:p>5</text:p>
          </table:table-cell>
          <table:table-cell table:formula="oooc:=MAX(IF([.C14]+([.D14]*[.$F$2]) &lt; [.A15]; ABS([.D14]*[.$F$3]); [.B14]*[.$F$4]); 0.005)" office:value-type="float" office:value="0.0172613560719655">
            <text:p>0.02</text:p>
          </table:table-cell>
          <table:table-cell table:formula="oooc:=[.C14]*(1-[.B15]) + [.A15]*[.B15]" office:value-type="float" office:value="9.36566196390761">
            <text:p>9.37</text:p>
          </table:table-cell>
          <table:table-cell table:formula="oooc:=[.C15]-[.C14]" office:value-type="float" office:value="-0.0766808612996446">
            <text:p>-0.08</text:p>
          </table:table-cell>
          <table:table-cell table:number-columns-repeated="252"/>
        </table:table-row>
        <table:table-row table:style-name="ro1">
          <table:table-cell table:formula="oooc:=[.A15]" office:value-type="float" office:value="5">
            <text:p>5</text:p>
          </table:table-cell>
          <table:table-cell table:formula="oooc:=MAX(IF([.C15]+([.D15]*[.$F$2]) &lt; [.A16]; ABS([.D15]*[.$F$3]); [.B15]*[.$F$4]); 0.005)" office:value-type="float" office:value="0.0189874916791621">
            <text:p>0.02</text:p>
          </table:table-cell>
          <table:table-cell table:formula="oooc:=[.C15]*(1-[.B16]) + [.A16]*[.B16]" office:value-type="float" office:value="9.28276899369388">
            <text:p>9.28</text:p>
          </table:table-cell>
          <table:table-cell table:formula="oooc:=[.C16]-[.C15]" office:value-type="float" office:value="-0.0828929702137291">
            <text:p>-0.08</text:p>
          </table:table-cell>
          <table:table-cell table:number-columns-repeated="252"/>
        </table:table-row>
        <table:table-row table:style-name="ro1">
          <table:table-cell table:formula="oooc:=[.A16]" office:value-type="float" office:value="5">
            <text:p>5</text:p>
          </table:table-cell>
          <table:table-cell table:formula="oooc:=MAX(IF([.C16]+([.D16]*[.$F$2]) &lt; [.A17]; ABS([.D16]*[.$F$3]); [.B16]*[.$F$4]); 0.005)" office:value-type="float" office:value="0.0208862408470783">
            <text:p>0.02</text:p>
          </table:table-cell>
          <table:table-cell table:formula="oooc:=[.C16]*(1-[.B17]) + [.A17]*[.B17]" office:value-type="float" office:value="9.19331804899919">
            <text:p>9.19</text:p>
          </table:table-cell>
          <table:table-cell table:formula="oooc:=[.C17]-[.C16]" office:value-type="float" office:value="-0.0894509446946898">
            <text:p>-0.09</text:p>
          </table:table-cell>
          <table:table-cell table:number-columns-repeated="252"/>
        </table:table-row>
        <table:table-row table:style-name="ro1">
          <table:table-cell table:formula="oooc:=[.A17]" office:value-type="float" office:value="5">
            <text:p>5</text:p>
          </table:table-cell>
          <table:table-cell table:formula="oooc:=MAX(IF([.C17]+([.D17]*[.$F$2]) &lt; [.A18]; ABS([.D17]*[.$F$3]); [.B17]*[.$F$4]); 0.005)" office:value-type="float" office:value="0.0229748649317861">
            <text:p>0.02</text:p>
          </table:table-cell>
          <table:table-cell table:formula="oooc:=[.C17]*(1-[.B18]) + [.A18]*[.B18]" office:value-type="float" office:value="9.09697713320741">
            <text:p>9.1</text:p>
          </table:table-cell>
          <table:table-cell table:formula="oooc:=[.C18]-[.C17]" office:value-type="float" office:value="-0.0963409157917763">
            <text:p>-0.1</text:p>
          </table:table-cell>
          <table:table-cell table:number-columns-repeated="252"/>
        </table:table-row>
        <table:table-row table:style-name="ro1">
          <table:table-cell table:formula="oooc:=[.A18]" office:value-type="float" office:value="5">
            <text:p>5</text:p>
          </table:table-cell>
          <table:table-cell table:formula="oooc:=MAX(IF([.C18]+([.D18]*[.$F$2]) &lt; [.A19]; ABS([.D18]*[.$F$3]); [.B18]*[.$F$4]); 0.005)" office:value-type="float" office:value="0.0252723514249647">
            <text:p>0.03</text:p>
          </table:table-cell>
          <table:table-cell table:formula="oooc:=[.C18]*(1-[.B19]) + [.A19]*[.B19]" office:value-type="float" office:value="8.99343688731695">
            <text:p>8.99</text:p>
          </table:table-cell>
          <table:table-cell table:formula="oooc:=[.C19]-[.C18]" office:value-type="float" office:value="-0.103540245890462">
            <text:p>-0.1</text:p>
          </table:table-cell>
          <table:table-cell table:number-columns-repeated="252"/>
        </table:table-row>
        <table:table-row table:style-name="ro1">
          <table:table-cell table:formula="oooc:=[.A19]" office:value-type="float" office:value="5">
            <text:p>5</text:p>
          </table:table-cell>
          <table:table-cell table:formula="oooc:=MAX(IF([.C19]+([.D19]*[.$F$2]) &lt; [.A20]; ABS([.D19]*[.$F$3]); [.B19]*[.$F$4]); 0.005)" office:value-type="float" office:value="0.0277995865674612">
            <text:p>0.03</text:p>
          </table:table-cell>
          <table:table-cell table:formula="oooc:=[.C19]*(1-[.B20]) + [.A20]*[.B20]" office:value-type="float" office:value="8.88242099286629">
            <text:p>8.88</text:p>
          </table:table-cell>
          <table:table-cell table:formula="oooc:=[.C20]-[.C19]" office:value-type="float" office:value="-0.111015894450659">
            <text:p>-0.11</text:p>
          </table:table-cell>
          <table:table-cell table:number-columns-repeated="252"/>
        </table:table-row>
        <table:table-row table:style-name="ro1">
          <table:table-cell table:formula="oooc:=[.A20]" office:value-type="float" office:value="5">
            <text:p>5</text:p>
          </table:table-cell>
          <table:table-cell table:formula="oooc:=MAX(IF([.C20]+([.D20]*[.$F$2]) &lt; [.A21]; ABS([.D20]*[.$F$3]); [.B20]*[.$F$4]); 0.005)" office:value-type="float" office:value="0.0305795452242073">
            <text:p>0.03</text:p>
          </table:table-cell>
          <table:table-cell table:formula="oooc:=[.C20]*(1-[.B21]) + [.A21]*[.B21]" office:value-type="float" office:value="8.76369832453552">
            <text:p>8.76</text:p>
          </table:table-cell>
          <table:table-cell table:formula="oooc:=[.C21]-[.C20]" office:value-type="float" office:value="-0.118722668330767">
            <text:p>-0.12</text:p>
          </table:table-cell>
          <table:table-cell table:number-columns-repeated="252"/>
        </table:table-row>
        <table:table-row table:style-name="ro1">
          <table:table-cell table:formula="oooc:=[.A21]" office:value-type="float" office:value="5">
            <text:p>5</text:p>
          </table:table-cell>
          <table:table-cell table:formula="oooc:=MAX(IF([.C21]+([.D21]*[.$F$2]) &lt; [.A22]; ABS([.D21]*[.$F$3]); [.B21]*[.$F$4]); 0.005)" office:value-type="float" office:value="0.0336374997466281">
            <text:p>0.03</text:p>
          </table:table-cell>
          <table:table-cell table:formula="oooc:=[.C21]*(1-[.B22]) + [.A22]*[.B22]" office:value-type="float" office:value="8.63709692309757">
            <text:p>8.64</text:p>
          </table:table-cell>
          <table:table-cell table:formula="oooc:=[.C22]-[.C21]" office:value-type="float" office:value="-0.126601401437949">
            <text:p>-0.13</text:p>
          </table:table-cell>
          <table:table-cell table:number-columns-repeated="252"/>
        </table:table-row>
        <table:table-row table:style-name="ro1">
          <table:table-cell table:formula="oooc:=[.A22]" office:value-type="float" office:value="5">
            <text:p>5</text:p>
          </table:table-cell>
          <table:table-cell table:formula="oooc:=MAX(IF([.C22]+([.D22]*[.$F$2]) &lt; [.A23]; ABS([.D22]*[.$F$3]); [.B22]*[.$F$4]); 0.005)" office:value-type="float" office:value="0.0370012497212909">
            <text:p>0.04</text:p>
          </table:table-cell>
          <table:table-cell table:formula="oooc:=[.C22]*(1-[.B23]) + [.A23]*[.B23]" office:value-type="float" office:value="8.5025197915855">
            <text:p>8.5</text:p>
          </table:table-cell>
          <table:table-cell table:formula="oooc:=[.C23]-[.C22]" office:value-type="float" office:value="-0.134577131512073">
            <text:p>-0.13</text:p>
          </table:table-cell>
          <table:table-cell table:number-columns-repeated="252"/>
        </table:table-row>
        <table:table-row table:style-name="ro1">
          <table:table-cell table:formula="oooc:=[.A23]" office:value-type="float" office:value="5">
            <text:p>5</text:p>
          </table:table-cell>
          <table:table-cell table:formula="oooc:=MAX(IF([.C23]+([.D23]*[.$F$2]) &lt; [.A24]; ABS([.D23]*[.$F$3]); [.B23]*[.$F$4]); 0.005)" office:value-type="float" office:value="0.04070137469342">
            <text:p>0.04</text:p>
          </table:table-cell>
          <table:table-cell table:formula="oooc:=[.C23]*(1-[.B24]) + [.A24]*[.B24]" office:value-type="float" office:value="8.35996242117706">
            <text:p>8.36</text:p>
          </table:table-cell>
          <table:table-cell table:formula="oooc:=[.C24]-[.C23]" office:value-type="float" office:value="-0.14255737040844">
            <text:p>-0.14</text:p>
          </table:table-cell>
          <table:table-cell table:number-columns-repeated="252"/>
        </table:table-row>
        <table:table-row table:style-name="ro1">
          <table:table-cell table:formula="oooc:=[.A24]" office:value-type="float" office:value="5">
            <text:p>5</text:p>
          </table:table-cell>
          <table:table-cell table:formula="oooc:=MAX(IF([.C24]+([.D24]*[.$F$2]) &lt; [.A25]; ABS([.D24]*[.$F$3]); [.B24]*[.$F$4]); 0.005)" office:value-type="float" office:value="0.0447715121627619">
            <text:p>0.04</text:p>
          </table:table-cell>
          <table:table-cell table:formula="oooc:=[.C24]*(1-[.B25]) + [.A25]*[.B25]" office:value-type="float" office:value="8.20953182277091">
            <text:p>8.21</text:p>
          </table:table-cell>
          <table:table-cell table:formula="oooc:=[.C25]-[.C24]" office:value-type="float" office:value="-0.150430598406151">
            <text:p>-0.15</text:p>
          </table:table-cell>
          <table:table-cell table:number-columns-repeated="252"/>
        </table:table-row>
        <table:table-row table:style-name="ro1">
          <table:table-cell table:formula="oooc:=[.A25]" office:value-type="float" office:value="5">
            <text:p>5</text:p>
          </table:table-cell>
          <table:table-cell table:formula="oooc:=MAX(IF([.C25]+([.D25]*[.$F$2]) &lt; [.A26]; ABS([.D25]*[.$F$3]); [.B25]*[.$F$4]); 0.005)" office:value-type="float" office:value="0.0492486633790381">
            <text:p>0.05</text:p>
          </table:table-cell>
          <table:table-cell table:formula="oooc:=[.C25]*(1-[.B26]) + [.A26]*[.B26]" office:value-type="float" office:value="8.05146667042696">
            <text:p>8.05</text:p>
          </table:table-cell>
          <table:table-cell table:formula="oooc:=[.C26]-[.C25]" office:value-type="float" office:value="-0.158065152343955">
            <text:p>-0.16</text:p>
          </table:table-cell>
          <table:table-cell table:number-columns-repeated="252"/>
        </table:table-row>
        <table:table-row table:style-name="ro1">
          <table:table-cell table:formula="oooc:=[.A26]" office:value-type="float" office:value="5">
            <text:p>5</text:p>
          </table:table-cell>
          <table:table-cell table:formula="oooc:=MAX(IF([.C26]+([.D26]*[.$F$2]) &lt; [.A27]; ABS([.D26]*[.$F$3]); [.B26]*[.$F$4]); 0.005)" office:value-type="float" office:value="0.054173529716942">
            <text:p>0.05</text:p>
          </table:table-cell>
          <table:table-cell table:formula="oooc:=[.C26]*(1-[.B27]) + [.A27]*[.B27]" office:value-type="float" office:value="7.88615795007632">
            <text:p>7.89</text:p>
          </table:table-cell>
          <table:table-cell table:formula="oooc:=[.C27]-[.C26]" office:value-type="float" office:value="-0.165308720350633">
            <text:p>-0.17</text:p>
          </table:table-cell>
          <table:table-cell table:number-columns-repeated="252"/>
        </table:table-row>
        <table:table-row table:style-name="ro1">
          <table:table-cell table:formula="oooc:=[.A27]" office:value-type="float" office:value="5">
            <text:p>5</text:p>
          </table:table-cell>
          <table:table-cell table:formula="oooc:=MAX(IF([.C27]+([.D27]*[.$F$2]) &lt; [.A28]; ABS([.D27]*[.$F$3]); [.B27]*[.$F$4]); 0.005)" office:value-type="float" office:value="0.0595908826886362">
            <text:p>0.06</text:p>
          </table:table-cell>
          <table:table-cell table:formula="oooc:=[.C27]*(1-[.B28]) + [.A28]*[.B28]" office:value-type="float" office:value="7.71416925025245">
            <text:p>7.71</text:p>
          </table:table-cell>
          <table:table-cell table:formula="oooc:=[.C28]-[.C27]" office:value-type="float" office:value="-0.171988699823873">
            <text:p>-0.17</text:p>
          </table:table-cell>
          <table:table-cell table:number-columns-repeated="252"/>
        </table:table-row>
        <table:table-row table:style-name="ro1">
          <table:table-cell table:formula="oooc:=[.A28]" office:value-type="float" office:value="5">
            <text:p>5</text:p>
          </table:table-cell>
          <table:table-cell table:formula="oooc:=MAX(IF([.C28]+([.D28]*[.$F$2]) &lt; [.A29]; ABS([.D28]*[.$F$3]); [.B28]*[.$F$4]); 0.005)" office:value-type="float" office:value="0.0655499709574998">
            <text:p>0.07</text:p>
          </table:table-cell>
          <table:table-cell table:formula="oooc:=[.C28]*(1-[.B29]) + [.A29]*[.B29]" office:value-type="float" office:value="7.53625553472466">
            <text:p>7.54</text:p>
          </table:table-cell>
          <table:table-cell table:formula="oooc:=[.C29]-[.C28]" office:value-type="float" office:value="-0.177913715527787">
            <text:p>-0.18</text:p>
          </table:table-cell>
          <table:table-cell table:number-columns-repeated="252"/>
        </table:table-row>
        <table:table-row table:style-name="ro1">
          <table:table-cell table:formula="oooc:=[.A29]" office:value-type="float" office:value="5">
            <text:p>5</text:p>
          </table:table-cell>
          <table:table-cell table:formula="oooc:=MAX(IF([.C29]+([.D29]*[.$F$2]) &lt; [.A30]; ABS([.D29]*[.$F$3]); [.B29]*[.$F$4]); 0.005)" office:value-type="float" office:value="0.0721049680532498">
            <text:p>0.07</text:p>
          </table:table-cell>
          <table:table-cell table:formula="oooc:=[.C29]*(1-[.B30]) + [.A30]*[.B30]" office:value-type="float" office:value="7.35337891041846">
            <text:p>7.35</text:p>
          </table:table-cell>
          <table:table-cell table:formula="oooc:=[.C30]-[.C29]" office:value-type="float" office:value="-0.1828766243062">
            <text:p>-0.18</text:p>
          </table:table-cell>
          <table:table-cell table:number-columns-repeated="252"/>
        </table:table-row>
        <table:table-row table:style-name="ro1">
          <table:table-cell table:formula="oooc:=[.A30]" office:value-type="float" office:value="5">
            <text:p>5</text:p>
          </table:table-cell>
          <table:table-cell table:formula="oooc:=MAX(IF([.C30]+([.D30]*[.$F$2]) &lt; [.A31]; ABS([.D30]*[.$F$3]); [.B30]*[.$F$4]); 0.005)" office:value-type="float" office:value="0.0793154648585748">
            <text:p>0.08</text:p>
          </table:table-cell>
          <table:table-cell table:formula="oooc:=[.C30]*(1-[.B31]) + [.A31]*[.B31]" office:value-type="float" office:value="7.16671956815026">
            <text:p>7.17</text:p>
          </table:table-cell>
          <table:table-cell table:formula="oooc:=[.C31]-[.C30]" office:value-type="float" office:value="-0.186659342268206">
            <text:p>-0.19</text:p>
          </table:table-cell>
          <table:table-cell table:number-columns-repeated="252"/>
        </table:table-row>
        <table:table-row table:style-name="ro1">
          <table:table-cell table:formula="oooc:=[.A31]" office:value-type="float" office:value="5">
            <text:p>5</text:p>
          </table:table-cell>
          <table:table-cell table:formula="oooc:=MAX(IF([.C31]+([.D31]*[.$F$2]) &lt; [.A32]; ABS([.D31]*[.$F$3]); [.B31]*[.$F$4]); 0.005)" office:value-type="float" office:value="0.0872470113444322">
            <text:p>0.09</text:p>
          </table:table-cell>
          <table:table-cell table:formula="oooc:=[.C31]*(1-[.B32]) + [.A32]*[.B32]" office:value-type="float" office:value="6.97767976140765">
            <text:p>6.98</text:p>
          </table:table-cell>
          <table:table-cell table:formula="oooc:=[.C32]-[.C31]" office:value-type="float" office:value="-0.189039806742609">
            <text:p>-0.19</text:p>
          </table:table-cell>
          <table:table-cell table:number-columns-repeated="252"/>
        </table:table-row>
        <table:table-row table:style-name="ro1">
          <table:table-cell table:formula="oooc:=[.A32]" office:value-type="float" office:value="5">
            <text:p>5</text:p>
          </table:table-cell>
          <table:table-cell table:formula="oooc:=MAX(IF([.C32]+([.D32]*[.$F$2]) &lt; [.A33]; ABS([.B32]*[.$F$3]); [.B32]*[.$F$4]); 0.005)" office:value-type="float" office:value="0.0959717124788755">
            <text:p>0.1</text:p>
          </table:table-cell>
          <table:table-cell table:formula="oooc:=[.C32]*(1-[.B33]) + [.A33]*[.B33]" office:value-type="float" office:value="6.78787844797054">
            <text:p>6.79</text:p>
          </table:table-cell>
          <table:table-cell table:formula="oooc:=[.C33]-[.C32]" office:value-type="float" office:value="-0.189801313437106">
            <text:p>-0.19</text:p>
          </table:table-cell>
          <table:table-cell table:number-columns-repeated="252"/>
        </table:table-row>
        <table:table-row table:style-name="ro1">
          <table:table-cell table:formula="oooc:=[.A33]" office:value-type="float" office:value="5">
            <text:p>5</text:p>
          </table:table-cell>
          <table:table-cell table:formula="oooc:=MAX(IF([.C33]+([.D33]*[.$F$2]) &lt; [.A34]; ABS([.B33]*[.$F$3]); [.B33]*[.$F$4]); 0.005)" office:value-type="float" office:value="0.0863745412309879">
            <text:p>0.09</text:p>
          </table:table-cell>
          <table:table-cell table:formula="oooc:=[.C33]*(1-[.B34]) + [.A34]*[.B34]" office:value-type="float" office:value="6.63345126725032">
            <text:p>6.63</text:p>
          </table:table-cell>
          <table:table-cell table:formula="oooc:=[.C34]-[.C33]" office:value-type="float" office:value="-0.154427180720227">
            <text:p>-0.15</text:p>
          </table:table-cell>
          <table:table-cell table:number-columns-repeated="252"/>
        </table:table-row>
        <table:table-row table:style-name="ro1">
          <table:table-cell table:formula="oooc:=[.A34]" office:value-type="float" office:value="5">
            <text:p>5</text:p>
          </table:table-cell>
          <table:table-cell table:formula="oooc:=MAX(IF([.C34]+([.D34]*[.$F$2]) &lt; [.A35]; ABS([.B34]*[.$F$3]); [.B34]*[.$F$4]); 0.005)" office:value-type="float" office:value="0.0950119953540867">
            <text:p>0.1</text:p>
          </table:table-cell>
          <table:table-cell table:formula="oooc:=[.C34]*(1-[.B35]) + [.A35]*[.B35]" office:value-type="float" office:value="6.4782538030352">
            <text:p>6.48</text:p>
          </table:table-cell>
          <table:table-cell table:formula="oooc:=[.C35]-[.C34]" office:value-type="float" office:value="-0.155197464215114">
            <text:p>-0.16</text:p>
          </table:table-cell>
          <table:table-cell table:number-columns-repeated="252"/>
        </table:table-row>
        <table:table-row table:style-name="ro1">
          <table:table-cell table:formula="oooc:=[.A35]" office:value-type="float" office:value="5">
            <text:p>5</text:p>
          </table:table-cell>
          <table:table-cell table:formula="oooc:=MAX(IF([.C35]+([.D35]*[.$F$2]) &lt; [.A36]; ABS([.B35]*[.$F$3]); [.B35]*[.$F$4]); 0.005)" office:value-type="float" office:value="0.0855107958186781">
            <text:p>0.09</text:p>
          </table:table-cell>
          <table:table-cell table:formula="oooc:=[.C35]*(1-[.B36]) + [.A36]*[.B36]" office:value-type="float" office:value="6.35184714391567">
            <text:p>6.35</text:p>
          </table:table-cell>
          <table:table-cell table:formula="oooc:=[.C36]-[.C35]" office:value-type="float" office:value="-0.126406659119528">
            <text:p>-0.13</text:p>
          </table:table-cell>
          <table:table-cell table:number-columns-repeated="252"/>
        </table:table-row>
        <table:table-row table:style-name="ro1">
          <table:table-cell table:formula="oooc:=[.A36]" office:value-type="float" office:value="5">
            <text:p>5</text:p>
          </table:table-cell>
          <table:table-cell table:formula="oooc:=MAX(IF([.C36]+([.D36]*[.$F$2]) &lt; [.A37]; ABS([.B36]*[.$F$3]); [.B36]*[.$F$4]); 0.005)" office:value-type="float" office:value="0.0940618754005459">
            <text:p>0.09</text:p>
          </table:table-cell>
          <table:table-cell table:formula="oooc:=[.C36]*(1-[.B37]) + [.A37]*[.B37]" office:value-type="float" office:value="6.22468986630409">
            <text:p>6.22</text:p>
          </table:table-cell>
          <table:table-cell table:formula="oooc:=[.C37]-[.C36]" office:value-type="float" office:value="-0.12715727761158">
            <text:p>-0.13</text:p>
          </table:table-cell>
          <table:table-cell table:number-columns-repeated="252"/>
        </table:table-row>
        <table:table-row table:style-name="ro1">
          <table:table-cell table:formula="oooc:=[.A37]" office:value-type="float" office:value="5">
            <text:p>5</text:p>
          </table:table-cell>
          <table:table-cell table:formula="oooc:=MAX(IF([.C37]+([.D37]*[.$F$2]) &lt; [.A38]; ABS([.B37]*[.$F$3]); [.B37]*[.$F$4]); 0.005)" office:value-type="float" office:value="0.0846556878604913">
            <text:p>0.08</text:p>
          </table:table-cell>
          <table:table-cell table:formula="oooc:=[.C37]*(1-[.B38]) + [.A38]*[.B38]" office:value-type="float" office:value="6.12101290325635">
            <text:p>6.12</text:p>
          </table:table-cell>
          <table:table-cell table:formula="oooc:=[.C38]-[.C37]" office:value-type="float" office:value="-0.103676963047746">
            <text:p>-0.1</text:p>
          </table:table-cell>
          <table:table-cell table:number-columns-repeated="252"/>
        </table:table-row>
        <table:table-row table:style-name="ro1">
          <table:table-cell table:formula="oooc:=[.A38]" office:value-type="float" office:value="5">
            <text:p>5</text:p>
          </table:table-cell>
          <table:table-cell table:formula="oooc:=MAX(IF([.C38]+([.D38]*[.$F$2]) &lt; [.A39]; ABS([.B38]*[.$F$3]); [.B38]*[.$F$4]); 0.005)" office:value-type="float" office:value="0.0931212566465404">
            <text:p>0.09</text:p>
          </table:table-cell>
          <table:table-cell table:formula="oooc:=[.C38]*(1-[.B39]) + [.A39]*[.B39]" office:value-type="float" office:value="6.01662277298813">
            <text:p>6.02</text:p>
          </table:table-cell>
          <table:table-cell table:formula="oooc:=[.C39]-[.C38]" office:value-type="float" office:value="-0.104390130268218">
            <text:p>-0.1</text:p>
          </table:table-cell>
          <table:table-cell table:number-columns-repeated="252"/>
        </table:table-row>
        <table:table-row table:style-name="ro1">
          <table:table-cell table:formula="oooc:=[.A39]" office:value-type="float" office:value="5">
            <text:p>5</text:p>
          </table:table-cell>
          <table:table-cell table:formula="oooc:=MAX(IF([.C39]+([.D39]*[.$F$2]) &lt; [.A40]; ABS([.B39]*[.$F$3]); [.B39]*[.$F$4]); 0.005)" office:value-type="float" office:value="0.0838091309818864">
            <text:p>0.08</text:p>
          </table:table-cell>
          <table:table-cell table:formula="oooc:=[.C39]*(1-[.B40]) + [.A40]*[.B40]" office:value-type="float" office:value="5.9314205018476">
            <text:p>5.93</text:p>
          </table:table-cell>
          <table:table-cell table:formula="oooc:=[.C40]-[.C39]" office:value-type="float" office:value="-0.0852022711405302">
            <text:p>-0.09</text:p>
          </table:table-cell>
          <table:table-cell table:number-columns-repeated="252"/>
        </table:table-row>
        <table:table-row table:style-name="ro1">
          <table:table-cell table:formula="oooc:=[.A40]" office:value-type="float" office:value="5">
            <text:p>5</text:p>
          </table:table-cell>
          <table:table-cell table:formula="oooc:=MAX(IF([.C40]+([.D40]*[.$F$2]) &lt; [.A41]; ABS([.B40]*[.$F$3]); [.B40]*[.$F$4]); 0.005)" office:value-type="float" office:value="0.092190044080075">
            <text:p>0.09</text:p>
          </table:table-cell>
          <table:table-cell table:formula="oooc:=[.C40]*(1-[.B41]) + [.A41]*[.B41]" office:value-type="float" office:value="5.84555280472518">
            <text:p>5.85</text:p>
          </table:table-cell>
          <table:table-cell table:formula="oooc:=[.C41]-[.C40]" office:value-type="float" office:value="-0.0858676971224162">
            <text:p>-0.09</text:p>
          </table:table-cell>
          <table:table-cell table:number-columns-repeated="252"/>
        </table:table-row>
        <table:table-row table:style-name="ro1">
          <table:table-cell table:formula="oooc:=[.A41]" office:value-type="float" office:value="5">
            <text:p>5</text:p>
          </table:table-cell>
          <table:table-cell table:formula="oooc:=MAX(IF([.C41]+([.D41]*[.$F$2]) &lt; [.A42]; ABS([.B41]*[.$F$3]); [.B41]*[.$F$4]); 0.005)" office:value-type="float" office:value="0.0829710396720675">
            <text:p>0.08</text:p>
          </table:table-cell>
          <table:table-cell table:formula="oooc:=[.C41]*(1-[.B42]) + [.A42]*[.B42]" office:value-type="float" office:value="5.7753964094195">
            <text:p>5.78</text:p>
          </table:table-cell>
          <table:table-cell table:formula="oooc:=[.C42]-[.C41]" office:value-type="float" office:value="-0.0701563953056814">
            <text:p>-0.07</text:p>
          </table:table-cell>
          <table:table-cell table:number-columns-repeated="252"/>
        </table:table-row>
        <table:table-row table:style-name="ro1">
          <table:table-cell table:formula="oooc:=[.A42]" office:value-type="float" office:value="5">
            <text:p>5</text:p>
          </table:table-cell>
          <table:table-cell table:formula="oooc:=MAX(IF([.C42]+([.D42]*[.$F$2]) &lt; [.A43]; ABS([.B42]*[.$F$3]); [.B42]*[.$F$4]); 0.005)" office:value-type="float" office:value="0.0912681436392743">
            <text:p>0.09</text:p>
          </table:table-cell>
          <table:table-cell table:formula="oooc:=[.C42]*(1-[.B43]) + [.A43]*[.B43]" office:value-type="float" office:value="5.70462741854723">
            <text:p>5.7</text:p>
          </table:table-cell>
          <table:table-cell table:formula="oooc:=[.C43]-[.C42]" office:value-type="float" office:value="-0.0707689908722759">
            <text:p>-0.07</text:p>
          </table:table-cell>
          <table:table-cell table:number-columns-repeated="252"/>
        </table:table-row>
        <table:table-row table:style-name="ro1">
          <table:table-cell table:formula="oooc:=[.A43]" office:value-type="float" office:value="5">
            <text:p>5</text:p>
          </table:table-cell>
          <table:table-cell table:formula="oooc:=MAX(IF([.C43]+([.D43]*[.$F$2]) &lt; [.A44]; ABS([.B43]*[.$F$3]); [.B43]*[.$F$4]); 0.005)" office:value-type="float" office:value="0.0821413292753468">
            <text:p>0.08</text:p>
          </table:table-cell>
          <table:table-cell table:formula="oooc:=[.C43]*(1-[.B44]) + [.A44]*[.B44]" office:value-type="float" office:value="5.6467483857439">
            <text:p>5.65</text:p>
          </table:table-cell>
          <table:table-cell table:formula="oooc:=[.C44]-[.C43]" office:value-type="float" office:value="-0.0578790328033243">
            <text:p>-0.06</text:p>
          </table:table-cell>
          <table:table-cell table:number-columns-repeated="252"/>
        </table:table-row>
        <table:table-row table:style-name="ro1">
          <table:table-cell table:formula="oooc:=[.A44]" office:value-type="float" office:value="5">
            <text:p>5</text:p>
          </table:table-cell>
          <table:table-cell table:formula="oooc:=MAX(IF([.C44]+([.D44]*[.$F$2]) &lt; [.A45]; ABS([.B44]*[.$F$3]); [.B44]*[.$F$4]); 0.005)" office:value-type="float" office:value="0.0903554622028815">
            <text:p>0.09</text:p>
          </table:table-cell>
          <table:table-cell table:formula="oooc:=[.C44]*(1-[.B45]) + [.A45]*[.B45]" office:value-type="float" office:value="5.58831113642104">
            <text:p>5.59</text:p>
          </table:table-cell>
          <table:table-cell table:formula="oooc:=[.C45]-[.C44]" office:value-type="float" office:value="-0.0584372493228571">
            <text:p>-0.06</text:p>
          </table:table-cell>
          <table:table-cell table:number-columns-repeated="252"/>
        </table:table-row>
        <table:table-row table:style-name="ro1">
          <table:table-cell table:formula="oooc:=[.A45]" office:value-type="float" office:value="5">
            <text:p>5</text:p>
          </table:table-cell>
          <table:table-cell table:formula="oooc:=MAX(IF([.C45]+([.D45]*[.$F$2]) &lt; [.A46]; ABS([.B45]*[.$F$3]); [.B45]*[.$F$4]); 0.005)" office:value-type="float" office:value="0.0993910084231697">
            <text:p>0.1</text:p>
          </table:table-cell>
          <table:table-cell table:formula="oooc:=[.C45]*(1-[.B46]) + [.A46]*[.B46]" office:value-type="float" office:value="5.52983829930558">
            <text:p>5.53</text:p>
          </table:table-cell>
          <table:table-cell table:formula="oooc:=[.C46]-[.C45]" office:value-type="float" office:value="-0.0584728371154686">
            <text:p>-0.06</text:p>
          </table:table-cell>
          <table:table-cell table:number-columns-repeated="252"/>
        </table:table-row>
        <table:table-row table:style-name="ro1">
          <table:table-cell table:formula="oooc:=[.A46]" office:value-type="float" office:value="5">
            <text:p>5</text:p>
          </table:table-cell>
          <table:table-cell table:formula="oooc:=MAX(IF([.C46]+([.D46]*[.$F$2]) &lt; [.A47]; ABS([.B46]*[.$F$3]); [.B46]*[.$F$4]); 0.005)" office:value-type="float" office:value="0.0894519075808527">
            <text:p>0.09</text:p>
          </table:table-cell>
          <table:table-cell table:formula="oooc:=[.C46]*(1-[.B47]) + [.A47]*[.B47]" office:value-type="float" office:value="5.4824432527233">
            <text:p>5.48</text:p>
          </table:table-cell>
          <table:table-cell table:formula="oooc:=[.C47]-[.C46]" office:value-type="float" office:value="-0.0473950465822792">
            <text:p>-0.05</text:p>
          </table:table-cell>
          <table:table-cell table:number-columns-repeated="252"/>
        </table:table-row>
        <table:table-row table:style-name="ro1">
          <table:table-cell table:formula="oooc:=[.A47]" office:value-type="float" office:value="5">
            <text:p>5</text:p>
          </table:table-cell>
          <table:table-cell table:formula="oooc:=MAX(IF([.C47]+([.D47]*[.$F$2]) &lt; [.A48]; ABS([.B47]*[.$F$3]); [.B47]*[.$F$4]); 0.005)" office:value-type="float" office:value="0.098397098338938">
            <text:p>0.1</text:p>
          </table:table-cell>
          <table:table-cell table:formula="oooc:=[.C47]*(1-[.B48]) + [.A48]*[.B48]" office:value-type="float" office:value="5.43497223654213">
            <text:p>5.43</text:p>
          </table:table-cell>
          <table:table-cell table:formula="oooc:=[.C48]-[.C47]" office:value-type="float" office:value="-0.0474710161811709">
            <text:p>-0.05</text:p>
          </table:table-cell>
          <table:table-cell table:number-columns-repeated="252"/>
        </table:table-row>
        <table:table-row table:style-name="ro1">
          <table:table-cell table:formula="oooc:=[.A48]" office:value-type="float" office:value="5">
            <text:p>5</text:p>
          </table:table-cell>
          <table:table-cell table:formula="oooc:=MAX(IF([.C48]+([.D48]*[.$F$2]) &lt; [.A49]; ABS([.B48]*[.$F$3]); [.B48]*[.$F$4]); 0.005)" office:value-type="float" office:value="0.0885573885050442">
            <text:p>0.09</text:p>
          </table:table-cell>
          <table:table-cell table:formula="oooc:=[.C48]*(1-[.B49]) + [.A49]*[.B49]" office:value-type="float" office:value="5.39645223120176">
            <text:p>5.4</text:p>
          </table:table-cell>
          <table:table-cell table:formula="oooc:=[.C49]-[.C48]" office:value-type="float" office:value="-0.0385200053403683">
            <text:p>-0.04</text:p>
          </table:table-cell>
          <table:table-cell table:number-columns-repeated="252"/>
        </table:table-row>
        <table:table-row table:style-name="ro1">
          <table:table-cell office:value-type="float" office:value="0">
            <text:p>0</text:p>
          </table:table-cell>
          <table:table-cell table:formula="oooc:=MAX(IF([.C49]+([.D49]*[.$F$2]) &lt; [.A50]; ABS([.B49]*[.$F$3]); [.B49]*[.$F$4]); 0.005)" office:value-type="float" office:value="0.0974131273555486">
            <text:p>0.1</text:p>
          </table:table-cell>
          <table:table-cell table:formula="oooc:=[.C49]*(1-[.B50]) + [.A50]*[.B50]" office:value-type="float" office:value="4.87076694273557">
            <text:p>4.87</text:p>
          </table:table-cell>
          <table:table-cell table:formula="oooc:=[.C50]-[.C49]" office:value-type="float" office:value="-0.525685288466192">
            <text:p>-0.53</text:p>
          </table:table-cell>
          <table:table-cell table:number-columns-repeated="252"/>
        </table:table-row>
        <table:table-row table:style-name="ro1">
          <table:table-cell table:formula="oooc:=[.A50]" office:value-type="float" office:value="0">
            <text:p>0</text:p>
          </table:table-cell>
          <table:table-cell table:formula="oooc:=MAX(IF([.C50]+([.D50]*[.$F$2]) &lt; [.A51]; ABS([.B50]*[.$F$3]); [.B50]*[.$F$4]); 0.005)" office:value-type="float" office:value="0.0876718146199938">
            <text:p>0.09</text:p>
          </table:table-cell>
          <table:table-cell table:formula="oooc:=[.C50]*(1-[.B51]) + [.A51]*[.B51]" office:value-type="float" office:value="4.44373796627486">
            <text:p>4.44</text:p>
          </table:table-cell>
          <table:table-cell table:formula="oooc:=[.C51]-[.C50]" office:value-type="float" office:value="-0.427028976460706">
            <text:p>-0.43</text:p>
          </table:table-cell>
          <table:table-cell table:number-columns-repeated="252"/>
        </table:table-row>
        <table:table-row table:style-name="ro1">
          <table:table-cell table:formula="oooc:=[.A51]" office:value-type="float" office:value="0">
            <text:p>0</text:p>
          </table:table-cell>
          <table:table-cell table:formula="oooc:=MAX(IF([.C51]+([.D51]*[.$F$2]) &lt; [.A52]; ABS([.B51]*[.$F$3]); [.B51]*[.$F$4]); 0.005)" office:value-type="float" office:value="0.0964389960819931">
            <text:p>0.1</text:p>
          </table:table-cell>
          <table:table-cell table:formula="oooc:=[.C51]*(1-[.B52]) + [.A52]*[.B52]" office:value-type="float" office:value="4.01518833795587">
            <text:p>4.02</text:p>
          </table:table-cell>
          <table:table-cell table:formula="oooc:=[.C52]-[.C51]" office:value-type="float" office:value="-0.428549628318986">
            <text:p>-0.43</text:p>
          </table:table-cell>
          <table:table-cell table:number-columns-repeated="252"/>
        </table:table-row>
        <table:table-row table:style-name="ro1">
          <table:table-cell table:formula="oooc:=[.A52]" office:value-type="float" office:value="0">
            <text:p>0</text:p>
          </table:table-cell>
          <table:table-cell table:formula="oooc:=MAX(IF([.C52]+([.D52]*[.$F$2]) &lt; [.A53]; ABS([.B52]*[.$F$3]); [.B52]*[.$F$4]); 0.005)" office:value-type="float" office:value="0.0867950964737938">
            <text:p>0.09</text:p>
          </table:table-cell>
          <table:table-cell table:formula="oooc:=[.C52]*(1-[.B53]) + [.A53]*[.B53]" office:value-type="float" office:value="3.66668967880254">
            <text:p>3.67</text:p>
          </table:table-cell>
          <table:table-cell table:formula="oooc:=[.C53]-[.C52]" office:value-type="float" office:value="-0.348498659153332">
            <text:p>-0.35</text:p>
          </table:table-cell>
          <table:table-cell table:number-columns-repeated="252"/>
        </table:table-row>
        <table:table-row table:style-name="ro1">
          <table:table-cell table:formula="oooc:=[.A53]" office:value-type="float" office:value="0">
            <text:p>0</text:p>
          </table:table-cell>
          <table:table-cell table:formula="oooc:=MAX(IF([.C53]+([.D53]*[.$F$2]) &lt; [.A54]; ABS([.B53]*[.$F$3]); [.B53]*[.$F$4]); 0.005)" office:value-type="float" office:value="0.0954746061211732">
            <text:p>0.1</text:p>
          </table:table-cell>
          <table:table-cell table:formula="oooc:=[.C53]*(1-[.B54]) + [.A54]*[.B54]" office:value-type="float" office:value="3.3166139259503">
            <text:p>3.32</text:p>
          </table:table-cell>
          <table:table-cell table:formula="oooc:=[.C54]-[.C53]" office:value-type="float" office:value="-0.350075752852244">
            <text:p>-0.35</text:p>
          </table:table-cell>
          <table:table-cell table:number-columns-repeated="252"/>
        </table:table-row>
        <table:table-row table:style-name="ro1">
          <table:table-cell table:formula="oooc:=[.A54]" office:value-type="float" office:value="0">
            <text:p>0</text:p>
          </table:table-cell>
          <table:table-cell table:formula="oooc:=MAX(IF([.C54]+([.D54]*[.$F$2]) &lt; [.A55]; ABS([.B54]*[.$F$3]); [.B54]*[.$F$4]); 0.005)" office:value-type="float" office:value="0.0859271455090559">
            <text:p>0.09</text:p>
          </table:table-cell>
          <table:table-cell table:formula="oooc:=[.C54]*(1-[.B55]) + [.A55]*[.B55]" office:value-type="float" office:value="3.03162675853781">
            <text:p>3.03</text:p>
          </table:table-cell>
          <table:table-cell table:formula="oooc:=[.C55]-[.C54]" office:value-type="float" office:value="-0.284987167412492">
            <text:p>-0.28</text:p>
          </table:table-cell>
          <table:table-cell table:number-columns-repeated="252"/>
        </table:table-row>
        <table:table-row table:style-name="ro1">
          <table:table-cell table:formula="oooc:=[.A55]" office:value-type="float" office:value="0">
            <text:p>0</text:p>
          </table:table-cell>
          <table:table-cell table:formula="oooc:=MAX(IF([.C55]+([.D55]*[.$F$2]) &lt; [.A56]; ABS([.B55]*[.$F$3]); [.B55]*[.$F$4]); 0.005)" office:value-type="float" office:value="0.0945198600599615">
            <text:p>0.09</text:p>
          </table:table-cell>
          <table:table-cell table:formula="oooc:=[.C55]*(1-[.B56]) + [.A56]*[.B56]" office:value-type="float" office:value="2.74507782156678">
            <text:p>2.75</text:p>
          </table:table-cell>
          <table:table-cell table:formula="oooc:=[.C56]-[.C55]" office:value-type="float" office:value="-0.286548936971028">
            <text:p>-0.29</text:p>
          </table:table-cell>
          <table:table-cell table:number-columns-repeated="252"/>
        </table:table-row>
        <table:table-row table:style-name="ro1">
          <table:table-cell table:formula="oooc:=[.A56]" office:value-type="float" office:value="0">
            <text:p>0</text:p>
          </table:table-cell>
          <table:table-cell table:formula="oooc:=MAX(IF([.C56]+([.D56]*[.$F$2]) &lt; [.A57]; ABS([.B56]*[.$F$3]); [.B56]*[.$F$4]); 0.005)" office:value-type="float" office:value="0.0850678740539654">
            <text:p>0.09</text:p>
          </table:table-cell>
          <table:table-cell table:formula="oooc:=[.C56]*(1-[.B57]) + [.A57]*[.B57]" office:value-type="float" office:value="2.5115598871734">
            <text:p>2.51</text:p>
          </table:table-cell>
          <table:table-cell table:formula="oooc:=[.C57]-[.C56]" office:value-type="float" office:value="-0.233517934393376">
            <text:p>-0.23</text:p>
          </table:table-cell>
          <table:table-cell table:number-columns-repeated="252"/>
        </table:table-row>
        <table:table-row table:style-name="ro1">
          <table:table-cell table:formula="oooc:=[.A57]" office:value-type="float" office:value="0">
            <text:p>0</text:p>
          </table:table-cell>
          <table:table-cell table:formula="oooc:=MAX(IF([.C57]+([.D57]*[.$F$2]) &lt; [.A58]; ABS([.B57]*[.$F$3]); [.B57]*[.$F$4]); 0.005)" office:value-type="float" office:value="0.0935746614593619">
            <text:p>0.09</text:p>
          </table:table-cell>
          <table:table-cell table:formula="oooc:=[.C57]*(1-[.B58]) + [.A58]*[.B58]" office:value-type="float" office:value="2.27654152099624">
            <text:p>2.28</text:p>
          </table:table-cell>
          <table:table-cell table:formula="oooc:=[.C58]-[.C57]" office:value-type="float" office:value="-0.235018366177164">
            <text:p>-0.24</text:p>
          </table:table-cell>
          <table:table-cell table:number-columns-repeated="252"/>
        </table:table-row>
        <table:table-row table:style-name="ro1">
          <table:table-cell table:formula="oooc:=[.A58]" office:value-type="float" office:value="0">
            <text:p>0</text:p>
          </table:table-cell>
          <table:table-cell table:formula="oooc:=MAX(IF([.C58]+([.D58]*[.$F$2]) &lt; [.A59]; ABS([.B58]*[.$F$3]); [.B58]*[.$F$4]); 0.005)" office:value-type="float" office:value="0.0842171953134257">
            <text:p>0.08</text:p>
          </table:table-cell>
          <table:table-cell table:formula="oooc:=[.C58]*(1-[.B59]) + [.A59]*[.B59]" office:value-type="float" office:value="2.08481757908337">
            <text:p>2.08</text:p>
          </table:table-cell>
          <table:table-cell table:formula="oooc:=[.C59]-[.C58]" office:value-type="float" office:value="-0.191723941912863">
            <text:p>-0.19</text:p>
          </table:table-cell>
          <table:table-cell table:number-columns-repeated="252"/>
        </table:table-row>
        <table:table-row table:style-name="ro1">
          <table:table-cell table:formula="oooc:=[.A59]" office:value-type="float" office:value="0">
            <text:p>0</text:p>
          </table:table-cell>
          <table:table-cell table:formula="oooc:=MAX(IF([.C59]+([.D59]*[.$F$2]) &lt; [.A60]; ABS([.B59]*[.$F$3]); [.B59]*[.$F$4]); 0.005)" office:value-type="float" office:value="0.0926389148447683">
            <text:p>0.09</text:p>
          </table:table-cell>
          <table:table-cell table:formula="oooc:=[.C59]*(1-[.B60]) + [.A60]*[.B60]" office:value-type="float" office:value="1.89168234090779">
            <text:p>1.89</text:p>
          </table:table-cell>
          <table:table-cell table:formula="oooc:=[.C60]-[.C59]" office:value-type="float" office:value="-0.193135238175581">
            <text:p>-0.19</text:p>
          </table:table-cell>
          <table:table-cell table:number-columns-repeated="252"/>
        </table:table-row>
        <table:table-row table:style-name="ro1">
          <table:table-cell table:formula="oooc:=[.A60]" office:value-type="float" office:value="0">
            <text:p>0</text:p>
          </table:table-cell>
          <table:table-cell table:formula="oooc:=MAX(IF([.C60]+([.D60]*[.$F$2]) &lt; [.A61]; ABS([.B60]*[.$F$3]); [.B60]*[.$F$4]); 0.005)" office:value-type="float" office:value="0.0833750233602915">
            <text:p>0.08</text:p>
          </table:table-cell>
          <table:table-cell table:formula="oooc:=[.C60]*(1-[.B61]) + [.A61]*[.B61]" office:value-type="float" office:value="1.73396328154436">
            <text:p>1.73</text:p>
          </table:table-cell>
          <table:table-cell table:formula="oooc:=[.C61]-[.C60]" office:value-type="float" office:value="-0.157719059363438">
            <text:p>-0.16</text:p>
          </table:table-cell>
          <table:table-cell table:number-columns-repeated="252"/>
        </table:table-row>
        <table:table-row table:style-name="ro1">
          <table:table-cell table:formula="oooc:=[.A61]" office:value-type="float" office:value="0">
            <text:p>0</text:p>
          </table:table-cell>
          <table:table-cell table:formula="oooc:=MAX(IF([.C61]+([.D61]*[.$F$2]) &lt; [.A62]; ABS([.B61]*[.$F$3]); [.B61]*[.$F$4]); 0.005)" office:value-type="float" office:value="0.0917125256963206">
            <text:p>0.09</text:p>
          </table:table-cell>
          <table:table-cell table:formula="oooc:=[.C61]*(1-[.B62]) + [.A62]*[.B62]" office:value-type="float" office:value="1.57493712952924">
            <text:p>1.57</text:p>
          </table:table-cell>
          <table:table-cell table:formula="oooc:=[.C62]-[.C61]" office:value-type="float" office:value="-0.159026152015113">
            <text:p>-0.16</text:p>
          </table:table-cell>
          <table:table-cell table:number-columns-repeated="252"/>
        </table:table-row>
        <table:table-row table:style-name="ro1">
          <table:table-cell table:formula="oooc:=[.A62]" office:value-type="float" office:value="0">
            <text:p>0</text:p>
          </table:table-cell>
          <table:table-cell table:formula="oooc:=MAX(IF([.C62]+([.D62]*[.$F$2]) &lt; [.A63]; ABS([.B62]*[.$F$3]); [.B62]*[.$F$4]); 0.005)" office:value-type="float" office:value="0.0825412731266886">
            <text:p>0.08</text:p>
          </table:table-cell>
          <table:table-cell table:formula="oooc:=[.C62]*(1-[.B63]) + [.A63]*[.B63]" office:value-type="float" office:value="1.44493981376341">
            <text:p>1.44</text:p>
          </table:table-cell>
          <table:table-cell table:formula="oooc:=[.C63]-[.C62]" office:value-type="float" office:value="-0.129997315765836">
            <text:p>-0.13</text:p>
          </table:table-cell>
          <table:table-cell table:number-columns-repeated="252"/>
        </table:table-row>
        <table:table-row table:style-name="ro1">
          <table:table-cell table:formula="oooc:=[.A63]" office:value-type="float" office:value="0">
            <text:p>0</text:p>
          </table:table-cell>
          <table:table-cell table:formula="oooc:=MAX(IF([.C63]+([.D63]*[.$F$2]) &lt; [.A64]; ABS([.B63]*[.$F$3]); [.B63]*[.$F$4]); 0.005)" office:value-type="float" office:value="0.0907954004393574">
            <text:p>0.09</text:p>
          </table:table-cell>
          <table:table-cell table:formula="oooc:=[.C63]*(1-[.B64]) + [.A64]*[.B64]" office:value-type="float" office:value="1.31374592476199">
            <text:p>1.31</text:p>
          </table:table-cell>
          <table:table-cell table:formula="oooc:=[.C64]-[.C63]" office:value-type="float" office:value="-0.131193889001419">
            <text:p>-0.13</text:p>
          </table:table-cell>
          <table:table-cell table:number-columns-repeated="252"/>
        </table:table-row>
        <table:table-row table:style-name="ro1">
          <table:table-cell table:formula="oooc:=[.A64]" office:value-type="float" office:value="0">
            <text:p>0</text:p>
          </table:table-cell>
          <table:table-cell table:formula="oooc:=MAX(IF([.C64]+([.D64]*[.$F$2]) &lt; [.A65]; ABS([.B64]*[.$F$3]); [.B64]*[.$F$4]); 0.005)" office:value-type="float" office:value="0.0998749404832932">
            <text:p>0.1</text:p>
          </table:table-cell>
          <table:table-cell table:formula="oooc:=[.C64]*(1-[.B65]) + [.A65]*[.B65]" office:value-type="float" office:value="1.18253562871621">
            <text:p>1.18</text:p>
          </table:table-cell>
          <table:table-cell table:formula="oooc:=[.C65]-[.C64]" office:value-type="float" office:value="-0.131210296045772">
            <text:p>-0.13</text:p>
          </table:table-cell>
          <table:table-cell table:number-columns-repeated="252"/>
        </table:table-row>
        <table:table-row table:style-name="ro1">
          <table:table-cell table:formula="oooc:=[.A65]" office:value-type="float" office:value="0">
            <text:p>0</text:p>
          </table:table-cell>
          <table:table-cell table:formula="oooc:=MAX(IF([.C65]+([.D65]*[.$F$2]) &lt; [.A66]; ABS([.B65]*[.$F$3]); [.B65]*[.$F$4]); 0.005)" office:value-type="float" office:value="0.0898874464349639">
            <text:p>0.09</text:p>
          </table:table-cell>
          <table:table-cell table:formula="oooc:=[.C65]*(1-[.B66]) + [.A66]*[.B66]" office:value-type="float" office:value="1.07624052073255">
            <text:p>1.08</text:p>
          </table:table-cell>
          <table:table-cell table:formula="oooc:=[.C66]-[.C65]" office:value-type="float" office:value="-0.106295107983665">
            <text:p>-0.11</text:p>
          </table:table-cell>
          <table:table-cell table:number-columns-repeated="252"/>
        </table:table-row>
        <table:table-row table:style-name="ro1">
          <table:table-cell table:formula="oooc:=[.A66]" office:value-type="float" office:value="0">
            <text:p>0</text:p>
          </table:table-cell>
          <table:table-cell table:formula="oooc:=MAX(IF([.C66]+([.D66]*[.$F$2]) &lt; [.A67]; ABS([.B66]*[.$F$3]); [.B66]*[.$F$4]); 0.005)" office:value-type="float" office:value="0.0988761910784603">
            <text:p>0.1</text:p>
          </table:table-cell>
          <table:table-cell table:formula="oooc:=[.C66]*(1-[.B67]) + [.A67]*[.B67]" office:value-type="float" office:value="0.969825957358217">
            <text:p>0.97</text:p>
          </table:table-cell>
          <table:table-cell table:formula="oooc:=[.C67]-[.C66]" office:value-type="float" office:value="-0.106414563374333">
            <text:p>-0.11</text:p>
          </table:table-cell>
          <table:table-cell table:number-columns-repeated="252"/>
        </table:table-row>
        <table:table-row table:style-name="ro1">
          <table:table-cell table:formula="oooc:=[.A67]" office:value-type="float" office:value="0">
            <text:p>0</text:p>
          </table:table-cell>
          <table:table-cell table:formula="oooc:=MAX(IF([.C67]+([.D67]*[.$F$2]) &lt; [.A68]; ABS([.B67]*[.$F$3]); [.B67]*[.$F$4]); 0.005)" office:value-type="float" office:value="0.0889885719706142">
            <text:p>0.09</text:p>
          </table:table-cell>
          <table:table-cell table:formula="oooc:=[.C67]*(1-[.B68]) + [.A68]*[.B68]" office:value-type="float" office:value="0.883522530352875">
            <text:p>0.88</text:p>
          </table:table-cell>
          <table:table-cell table:formula="oooc:=[.C68]-[.C67]" office:value-type="float" office:value="-0.0863034270053415">
            <text:p>-0.09</text:p>
          </table:table-cell>
          <table:table-cell table:number-columns-repeated="252"/>
        </table:table-row>
        <table:table-row table:style-name="ro1">
          <table:table-cell table:formula="oooc:=[.A68]" office:value-type="float" office:value="0">
            <text:p>0</text:p>
          </table:table-cell>
          <table:table-cell table:formula="oooc:=MAX(IF([.C68]+([.D68]*[.$F$2]) &lt; [.A69]; ABS([.B68]*[.$F$3]); [.B68]*[.$F$4]); 0.005)" office:value-type="float" office:value="0.0978874291676757">
            <text:p>0.1</text:p>
          </table:table-cell>
          <table:table-cell table:formula="oooc:=[.C68]*(1-[.B69]) + [.A69]*[.B69]" office:value-type="float" office:value="0.797036781244912">
            <text:p>0.8</text:p>
          </table:table-cell>
          <table:table-cell table:formula="oooc:=[.C69]-[.C68]" office:value-type="float" office:value="-0.0864857491079627">
            <text:p>-0.09</text:p>
          </table:table-cell>
          <table:table-cell table:number-columns-repeated="252"/>
        </table:table-row>
        <table:table-row table:style-name="ro1">
          <table:table-cell table:formula="oooc:=[.A69]" office:value-type="float" office:value="0">
            <text:p>0</text:p>
          </table:table-cell>
          <table:table-cell table:formula="oooc:=MAX(IF([.C69]+([.D69]*[.$F$2]) &lt; [.A70]; ABS([.B69]*[.$F$3]); [.B69]*[.$F$4]); 0.005)" office:value-type="float" office:value="0.0880986862509081">
            <text:p>0.09</text:p>
          </table:table-cell>
          <table:table-cell table:formula="oooc:=[.C69]*(1-[.B70]) + [.A70]*[.B70]" office:value-type="float" office:value="0.726818887923583">
            <text:p>0.73</text:p>
          </table:table-cell>
          <table:table-cell table:formula="oooc:=[.C70]-[.C69]" office:value-type="float" office:value="-0.0702178933213292">
            <text:p>-0.07</text:p>
          </table:table-cell>
          <table:table-cell table:number-columns-repeated="252"/>
        </table:table-row>
        <table:table-row table:style-name="ro1">
          <table:table-cell table:formula="oooc:=[.A70]" office:value-type="float" office:value="0">
            <text:p>0</text:p>
          </table:table-cell>
          <table:table-cell table:formula="oooc:=MAX(IF([.C70]+([.D70]*[.$F$2]) &lt; [.A71]; ABS([.B70]*[.$F$3]); [.B70]*[.$F$4]); 0.005)" office:value-type="float" office:value="0.0969085548759989">
            <text:p>0.1</text:p>
          </table:table-cell>
          <table:table-cell table:formula="oooc:=[.C70]*(1-[.B71]) + [.A71]*[.B71]" office:value-type="float" office:value="0.656383919838328">
            <text:p>0.66</text:p>
          </table:table-cell>
          <table:table-cell table:formula="oooc:=[.C71]-[.C70]" office:value-type="float" office:value="-0.0704349680852551">
            <text:p>-0.07</text:p>
          </table:table-cell>
          <table:table-cell table:number-columns-repeated="252"/>
        </table:table-row>
        <table:table-row table:style-name="ro1">
          <table:table-cell table:formula="oooc:=[.A71]" office:value-type="float" office:value="0">
            <text:p>0</text:p>
          </table:table-cell>
          <table:table-cell table:formula="oooc:=MAX(IF([.C71]+([.D71]*[.$F$2]) &lt; [.A72]; ABS([.B71]*[.$F$3]); [.B71]*[.$F$4]); 0.005)" office:value-type="float" office:value="0.087217699388399">
            <text:p>0.09</text:p>
          </table:table-cell>
          <table:table-cell table:formula="oooc:=[.C71]*(1-[.B72]) + [.A72]*[.B72]" office:value-type="float" office:value="0.59913562443449">
            <text:p>0.6</text:p>
          </table:table-cell>
          <table:table-cell table:formula="oooc:=[.C72]-[.C71]" office:value-type="float" office:value="-0.0572482954038384">
            <text:p>-0.06</text:p>
          </table:table-cell>
          <table:table-cell table:number-columns-repeated="252"/>
        </table:table-row>
        <table:table-row table:style-name="ro1">
          <table:table-cell table:formula="oooc:=[.A72]" office:value-type="float" office:value="0">
            <text:p>0</text:p>
          </table:table-cell>
          <table:table-cell table:formula="oooc:=MAX(IF([.C72]+([.D72]*[.$F$2]) &lt; [.A73]; ABS([.B72]*[.$F$3]); [.B72]*[.$F$4]); 0.005)" office:value-type="float" office:value="0.0959394693272389">
            <text:p>0.1</text:p>
          </table:table-cell>
          <table:table-cell table:formula="oooc:=[.C72]*(1-[.B73]) + [.A73]*[.B73]" office:value-type="float" office:value="0.541654870571201">
            <text:p>0.54</text:p>
          </table:table-cell>
          <table:table-cell table:formula="oooc:=[.C73]-[.C72]" office:value-type="float" office:value="-0.0574807538632889">
            <text:p>-0.06</text:p>
          </table:table-cell>
          <table:table-cell table:number-columns-repeated="252"/>
        </table:table-row>
        <table:table-row table:style-name="ro1">
          <table:table-cell table:formula="oooc:=[.A73]" office:value-type="float" office:value="0">
            <text:p>0</text:p>
          </table:table-cell>
          <table:table-cell table:formula="oooc:=MAX(IF([.C73]+([.D73]*[.$F$2]) &lt; [.A74]; ABS([.B73]*[.$F$3]); [.B73]*[.$F$4]); 0.005)" office:value-type="float" office:value="0.086345522394515">
            <text:p>0.09</text:p>
          </table:table-cell>
          <table:table-cell table:formula="oooc:=[.C73]*(1-[.B74]) + [.A74]*[.B74]" office:value-type="float" office:value="0.494885397814197">
            <text:p>0.49</text:p>
          </table:table-cell>
          <table:table-cell table:formula="oooc:=[.C74]-[.C73]" office:value-type="float" office:value="-0.0467694727570038">
            <text:p>-0.05</text:p>
          </table:table-cell>
          <table:table-cell table:number-columns-repeated="252"/>
        </table:table-row>
        <table:table-row table:style-name="ro1">
          <table:table-cell table:formula="oooc:=[.A74]" office:value-type="float" office:value="0">
            <text:p>0</text:p>
          </table:table-cell>
          <table:table-cell table:formula="oooc:=MAX(IF([.C74]+([.D74]*[.$F$2]) &lt; [.A75]; ABS([.B74]*[.$F$3]); [.B74]*[.$F$4]); 0.005)" office:value-type="float" office:value="0.0949800746339666">
            <text:p>0.09</text:p>
          </table:table-cell>
          <table:table-cell table:formula="oooc:=[.C74]*(1-[.B75]) + [.A75]*[.B75]" office:value-type="float" office:value="0.447881145794544">
            <text:p>0.45</text:p>
          </table:table-cell>
          <table:table-cell table:formula="oooc:=[.C75]-[.C74]" office:value-type="float" office:value="-0.0470042520196526">
            <text:p>-0.05</text:p>
          </table:table-cell>
          <table:table-cell table:number-columns-repeated="252"/>
        </table:table-row>
        <table:table-row table:style-name="ro1">
          <table:table-cell table:formula="oooc:=[.A75]" office:value-type="float" office:value="0">
            <text:p>0</text:p>
          </table:table-cell>
          <table:table-cell table:formula="oooc:=MAX(IF([.C75]+([.D75]*[.$F$2]) &lt; [.A76]; ABS([.B75]*[.$F$3]); [.B75]*[.$F$4]); 0.005)" office:value-type="float" office:value="0.0854820671705699">
            <text:p>0.09</text:p>
          </table:table-cell>
          <table:table-cell table:formula="oooc:=[.C75]*(1-[.B76]) + [.A76]*[.B76]" office:value-type="float" office:value="0.409595339605303">
            <text:p>0.41</text:p>
          </table:table-cell>
          <table:table-cell table:formula="oooc:=[.C76]-[.C75]" office:value-type="float" office:value="-0.0382858061892411">
            <text:p>-0.04</text:p>
          </table:table-cell>
          <table:table-cell table:number-columns-repeated="252"/>
        </table:table-row>
        <table:table-row table:style-name="ro1">
          <table:table-cell table:formula="oooc:=[.A76]" office:value-type="float" office:value="0">
            <text:p>0</text:p>
          </table:table-cell>
          <table:table-cell table:formula="oooc:=MAX(IF([.C76]+([.D76]*[.$F$2]) &lt; [.A77]; ABS([.B76]*[.$F$3]); [.B76]*[.$F$4]); 0.005)" office:value-type="float" office:value="0.0940302738876269">
            <text:p>0.09</text:p>
          </table:table-cell>
          <table:table-cell table:formula="oooc:=[.C76]*(1-[.B77]) + [.A77]*[.B77]" office:value-type="float" office:value="0.371080977639121">
            <text:p>0.37</text:p>
          </table:table-cell>
          <table:table-cell table:formula="oooc:=[.C77]-[.C76]" office:value-type="float" office:value="-0.0385143619661822">
            <text:p>-0.04</text:p>
          </table:table-cell>
          <table:table-cell table:number-columns-repeated="252"/>
        </table:table-row>
        <table:table-row table:style-name="ro1">
          <table:table-cell table:formula="oooc:=[.A77]" office:value-type="float" office:value="0">
            <text:p>0</text:p>
          </table:table-cell>
          <table:table-cell table:formula="oooc:=MAX(IF([.C77]+([.D77]*[.$F$2]) &lt; [.A78]; ABS([.B77]*[.$F$3]); [.B77]*[.$F$4]); 0.005)" office:value-type="float" office:value="0.0846272464988642">
            <text:p>0.08</text:p>
          </table:table-cell>
          <table:table-cell table:formula="oooc:=[.C77]*(1-[.B78]) + [.A78]*[.B78]" office:value-type="float" office:value="0.339677416273416">
            <text:p>0.34</text:p>
          </table:table-cell>
          <table:table-cell table:formula="oooc:=[.C78]-[.C77]" office:value-type="float" office:value="-0.0314035613657054">
            <text:p>-0.03</text:p>
          </table:table-cell>
          <table:table-cell table:number-columns-repeated="252"/>
        </table:table-row>
        <table:table-row table:style-name="ro1">
          <table:table-cell table:formula="oooc:=[.A78]" office:value-type="float" office:value="0">
            <text:p>0</text:p>
          </table:table-cell>
          <table:table-cell table:formula="oooc:=MAX(IF([.C78]+([.D78]*[.$F$2]) &lt; [.A79]; ABS([.B78]*[.$F$3]); [.B78]*[.$F$4]); 0.005)" office:value-type="float" office:value="0.0930899711487506">
            <text:p>0.09</text:p>
          </table:table-cell>
          <table:table-cell table:formula="oooc:=[.C78]*(1-[.B79]) + [.A79]*[.B79]" office:value-type="float" office:value="0.308056855392641">
            <text:p>0.31</text:p>
          </table:table-cell>
          <table:table-cell table:formula="oooc:=[.C79]-[.C78]" office:value-type="float" office:value="-0.0316205608807744">
            <text:p>-0.03</text:p>
          </table:table-cell>
          <table:table-cell table:number-columns-repeated="252"/>
        </table:table-row>
        <table:table-row table:style-name="ro1">
          <table:table-cell table:formula="oooc:=[.A79]" office:value-type="float" office:value="0">
            <text:p>0</text:p>
          </table:table-cell>
          <table:table-cell table:formula="oooc:=MAX(IF([.C79]+([.D79]*[.$F$2]) &lt; [.A80]; ABS([.B79]*[.$F$3]); [.B79]*[.$F$4]); 0.005)" office:value-type="float" office:value="0.0837809740338756">
            <text:p>0.08</text:p>
          </table:table-cell>
          <table:table-cell table:formula="oooc:=[.C79]*(1-[.B80]) + [.A80]*[.B80]" office:value-type="float" office:value="0.282247551990033">
            <text:p>0.28</text:p>
          </table:table-cell>
          <table:table-cell table:formula="oooc:=[.C80]-[.C79]" office:value-type="float" office:value="-0.0258093034026082">
            <text:p>-0.03</text:p>
          </table:table-cell>
          <table:table-cell table:number-columns-repeated="252"/>
        </table:table-row>
        <table:table-row table:style-name="ro1">
          <table:table-cell table:formula="oooc:=[.A80]" office:value-type="float" office:value="0">
            <text:p>0</text:p>
          </table:table-cell>
          <table:table-cell table:formula="oooc:=MAX(IF([.C80]+([.D80]*[.$F$2]) &lt; [.A81]; ABS([.B80]*[.$F$3]); [.B80]*[.$F$4]); 0.005)" office:value-type="float" office:value="0.0921590714372631">
            <text:p>0.09</text:p>
          </table:table-cell>
          <table:table-cell table:formula="oooc:=[.C80]*(1-[.B81]) + [.A81]*[.B81]" office:value-type="float" office:value="0.256235879683191">
            <text:p>0.26</text:p>
          </table:table-cell>
          <table:table-cell table:formula="oooc:=[.C81]-[.C80]" office:value-type="float" office:value="-0.0260116723068421">
            <text:p>-0.03</text:p>
          </table:table-cell>
          <table:table-cell table:number-columns-repeated="252"/>
        </table:table-row>
        <table:table-row table:style-name="ro1">
          <table:table-cell table:formula="oooc:=[.A81]" office:value-type="float" office:value="0">
            <text:p>0</text:p>
          </table:table-cell>
          <table:table-cell table:formula="oooc:=MAX(IF([.C81]+([.D81]*[.$F$2]) &lt; [.A82]; ABS([.B81]*[.$F$3]); [.B81]*[.$F$4]); 0.005)" office:value-type="float" office:value="0.0829431642935368">
            <text:p>0.08</text:p>
          </table:table-cell>
          <table:table-cell table:formula="oooc:=[.C81]*(1-[.B82]) + [.A82]*[.B82]" office:value-type="float" office:value="0.234982865016729">
            <text:p>0.23</text:p>
          </table:table-cell>
          <table:table-cell table:formula="oooc:=[.C82]-[.C81]" office:value-type="float" office:value="-0.0212530146664618">
            <text:p>-0.02</text:p>
          </table:table-cell>
          <table:table-cell table:number-columns-repeated="252"/>
        </table:table-row>
        <table:table-row table:style-name="ro1">
          <table:table-cell table:formula="oooc:=[.A82]" office:value-type="float" office:value="0">
            <text:p>0</text:p>
          </table:table-cell>
          <table:table-cell table:formula="oooc:=MAX(IF([.C82]+([.D82]*[.$F$2]) &lt; [.A83]; ABS([.B82]*[.$F$3]); [.B82]*[.$F$4]); 0.005)" office:value-type="float" office:value="0.0912374807228905">
            <text:p>0.09</text:p>
          </table:table-cell>
          <table:table-cell table:formula="oooc:=[.C82]*(1-[.B83]) + [.A83]*[.B83]" office:value-type="float" office:value="0.213543620399556">
            <text:p>0.21</text:p>
          </table:table-cell>
          <table:table-cell table:formula="oooc:=[.C83]-[.C82]" office:value-type="float" office:value="-0.0214392446171734">
            <text:p>-0.02</text:p>
          </table:table-cell>
          <table:table-cell table:number-columns-repeated="252"/>
        </table:table-row>
        <table:table-row table:style-name="ro1">
          <table:table-cell table:formula="oooc:=[.A83]" office:value-type="float" office:value="0">
            <text:p>0</text:p>
          </table:table-cell>
          <table:table-cell table:formula="oooc:=MAX(IF([.C83]+([.D83]*[.$F$2]) &lt; [.A84]; ABS([.B83]*[.$F$3]); [.B83]*[.$F$4]); 0.005)" office:value-type="float" office:value="0.0821137326506015">
            <text:p>0.08</text:p>
          </table:table-cell>
          <table:table-cell table:formula="oooc:=[.C83]*(1-[.B84]) + [.A84]*[.B84]" office:value-type="float" office:value="0.196008756644825">
            <text:p>0.2</text:p>
          </table:table-cell>
          <table:table-cell table:formula="oooc:=[.C84]-[.C83]" office:value-type="float" office:value="-0.0175348637547306">
            <text:p>-0.02</text:p>
          </table:table-cell>
          <table:table-cell table:number-columns-repeated="252"/>
        </table:table-row>
        <table:table-row table:style-name="ro1">
          <table:table-cell table:formula="oooc:=[.A84]" office:value-type="float" office:value="0">
            <text:p>0</text:p>
          </table:table-cell>
          <table:table-cell table:formula="oooc:=MAX(IF([.C84]+([.D84]*[.$F$2]) &lt; [.A85]; ABS([.B84]*[.$F$3]); [.B84]*[.$F$4]); 0.005)" office:value-type="float" office:value="0.0903251059156616">
            <text:p>0.09</text:p>
          </table:table-cell>
          <table:table-cell table:formula="oooc:=[.C84]*(1-[.B85]) + [.A85]*[.B85]" office:value-type="float" office:value="0.178304244940484">
            <text:p>0.18</text:p>
          </table:table-cell>
          <table:table-cell table:formula="oooc:=[.C85]-[.C84]" office:value-type="float" office:value="-0.017704511704341">
            <text:p>-0.02</text:p>
          </table:table-cell>
          <table:table-cell table:number-columns-repeated="252"/>
        </table:table-row>
        <table:table-row table:style-name="ro1">
          <table:table-cell table:formula="oooc:=[.A85]" office:value-type="float" office:value="0">
            <text:p>0</text:p>
          </table:table-cell>
          <table:table-cell table:formula="oooc:=MAX(IF([.C85]+([.D85]*[.$F$2]) &lt; [.A86]; ABS([.B85]*[.$F$3]); [.B85]*[.$F$4]); 0.005)" office:value-type="float" office:value="0.0993576165072278">
            <text:p>0.1</text:p>
          </table:table-cell>
          <table:table-cell table:formula="oooc:=[.C85]*(1-[.B86]) + [.A86]*[.B86]" office:value-type="float" office:value="0.160588360150077">
            <text:p>0.16</text:p>
          </table:table-cell>
          <table:table-cell table:formula="oooc:=[.C86]-[.C85]" office:value-type="float" office:value="-0.0177158847904074">
            <text:p>-0.02</text:p>
          </table:table-cell>
          <table:table-cell table:number-columns-repeated="252"/>
        </table:table-row>
        <table:table-row table:style-name="ro1">
          <table:table-cell table:formula="oooc:=[.A86]" office:value-type="float" office:value="0">
            <text:p>0</text:p>
          </table:table-cell>
          <table:table-cell table:formula="oooc:=MAX(IF([.C86]+([.D86]*[.$F$2]) &lt; [.A87]; ABS([.B86]*[.$F$3]); [.B86]*[.$F$4]); 0.005)" office:value-type="float" office:value="0.089421854856505">
            <text:p>0.09</text:p>
          </table:table-cell>
          <table:table-cell table:formula="oooc:=[.C86]*(1-[.B87]) + [.A87]*[.B87]" office:value-type="float" office:value="0.146228251117092">
            <text:p>0.15</text:p>
          </table:table-cell>
          <table:table-cell table:formula="oooc:=[.C87]-[.C86]" office:value-type="float" office:value="-0.0143601090329843">
            <text:p>-0.01</text:p>
          </table:table-cell>
          <table:table-cell table:number-columns-repeated="252"/>
        </table:table-row>
        <table:table-row table:style-name="ro1">
          <table:table-cell table:formula="oooc:=[.A87]" office:value-type="float" office:value="0">
            <text:p>0</text:p>
          </table:table-cell>
          <table:table-cell table:formula="oooc:=MAX(IF([.C87]+([.D87]*[.$F$2]) &lt; [.A88]; ABS([.B87]*[.$F$3]); [.B87]*[.$F$4]); 0.005)" office:value-type="float" office:value="0.0983640403421555">
            <text:p>0.1</text:p>
          </table:table-cell>
          <table:table-cell table:formula="oooc:=[.C87]*(1-[.B88]) + [.A88]*[.B88]" office:value-type="float" office:value="0.131844649525048">
            <text:p>0.13</text:p>
          </table:table-cell>
          <table:table-cell table:formula="oooc:=[.C88]-[.C87]" office:value-type="float" office:value="-0.0143836015920445">
            <text:p>-0.01</text:p>
          </table:table-cell>
          <table:table-cell table:number-columns-repeated="252"/>
        </table:table-row>
        <table:table-row table:style-name="ro1">
          <table:table-cell table:formula="oooc:=[.A88]" office:value-type="float" office:value="0">
            <text:p>0</text:p>
          </table:table-cell>
          <table:table-cell table:formula="oooc:=MAX(IF([.C88]+([.D88]*[.$F$2]) &lt; [.A89]; ABS([.B88]*[.$F$3]); [.B88]*[.$F$4]); 0.005)" office:value-type="float" office:value="0.08852763630794">
            <text:p>0.09</text:p>
          </table:table-cell>
          <table:table-cell table:formula="oooc:=[.C88]*(1-[.B89]) + [.A89]*[.B89]" office:value-type="float" office:value="0.120172754342747">
            <text:p>0.12</text:p>
          </table:table-cell>
          <table:table-cell table:formula="oooc:=[.C89]-[.C88]" office:value-type="float" office:value="-0.0116718951823012">
            <text:p>-0.01</text:p>
          </table:table-cell>
          <table:table-cell table:number-columns-repeated="252"/>
        </table:table-row>
        <table:table-row table:style-name="ro1">
          <table:table-cell table:formula="oooc:=[.A89]" office:value-type="float" office:value="0">
            <text:p>0</text:p>
          </table:table-cell>
          <table:table-cell table:formula="oooc:=MAX(IF([.C89]+([.D89]*[.$F$2]) &lt; [.A90]; ABS([.B89]*[.$F$3]); [.B89]*[.$F$4]); 0.005)" office:value-type="float" office:value="0.097380399938734">
            <text:p>0.1</text:p>
          </table:table-cell>
          <table:table-cell table:formula="oooc:=[.C89]*(1-[.B90]) + [.A90]*[.B90]" office:value-type="float" office:value="0.108470283463111">
            <text:p>0.11</text:p>
          </table:table-cell>
          <table:table-cell table:formula="oooc:=[.C90]-[.C89]" office:value-type="float" office:value="-0.0117024708796359">
            <text:p>-0.01</text:p>
          </table:table-cell>
          <table:table-cell table:number-columns-repeated="252"/>
        </table:table-row>
        <table:table-row table:style-name="ro1">
          <table:table-cell table:formula="oooc:=[.A90]" office:value-type="float" office:value="0">
            <text:p>0</text:p>
          </table:table-cell>
          <table:table-cell table:formula="oooc:=MAX(IF([.C90]+([.D90]*[.$F$2]) &lt; [.A91]; ABS([.B90]*[.$F$3]); [.B90]*[.$F$4]); 0.005)" office:value-type="float" office:value="0.0876423599448606">
            <text:p>0.09</text:p>
          </table:table-cell>
          <table:table-cell table:formula="oooc:=[.C90]*(1-[.B91]) + [.A91]*[.B91]" office:value-type="float" office:value="0.0989636918365157">
            <text:p>0.1</text:p>
          </table:table-cell>
          <table:table-cell table:formula="oooc:=[.C91]-[.C90]" office:value-type="float" office:value="-0.00950659162659501">
            <text:p>-0.01</text:p>
          </table:table-cell>
          <table:table-cell table:number-columns-repeated="252"/>
        </table:table-row>
        <table:table-row table:style-name="ro1">
          <table:table-cell table:formula="oooc:=[.A91]" office:value-type="float" office:value="0">
            <text:p>0</text:p>
          </table:table-cell>
          <table:table-cell table:formula="oooc:=MAX(IF([.C91]+([.D91]*[.$F$2]) &lt; [.A92]; ABS([.B91]*[.$F$3]); [.B91]*[.$F$4]); 0.005)" office:value-type="float" office:value="0.0964065959393466">
            <text:p>0.1</text:p>
          </table:table-cell>
          <table:table-cell table:formula="oooc:=[.C91]*(1-[.B92]) + [.A92]*[.B92]" office:value-type="float" office:value="0.0894229391849667">
            <text:p>0.09</text:p>
          </table:table-cell>
          <table:table-cell table:formula="oooc:=[.C92]-[.C91]" office:value-type="float" office:value="-0.00954075265154899">
            <text:p>-0.01</text:p>
          </table:table-cell>
          <table:table-cell table:number-columns-repeated="252"/>
        </table:table-row>
        <table:table-row table:style-name="ro1">
          <table:table-cell table:formula="oooc:=[.A92]" office:value-type="float" office:value="0">
            <text:p>0</text:p>
          </table:table-cell>
          <table:table-cell table:formula="oooc:=MAX(IF([.C92]+([.D92]*[.$F$2]) &lt; [.A93]; ABS([.B92]*[.$F$3]); [.B92]*[.$F$4]); 0.005)" office:value-type="float" office:value="0.086765936345412">
            <text:p>0.09</text:p>
          </table:table-cell>
          <table:table-cell table:formula="oooc:=[.C92]*(1-[.B93]) + [.A93]*[.B93]" office:value-type="float" office:value="0.0816640741358243">
            <text:p>0.08</text:p>
          </table:table-cell>
          <table:table-cell table:formula="oooc:=[.C93]-[.C92]" office:value-type="float" office:value="-0.00775886504914247">
            <text:p>-0.01</text:p>
          </table:table-cell>
          <table:table-cell table:number-columns-repeated="252"/>
        </table:table-row>
        <table:table-row table:style-name="ro1">
          <table:table-cell table:formula="oooc:=[.A93]" office:value-type="float" office:value="0">
            <text:p>0</text:p>
          </table:table-cell>
          <table:table-cell table:formula="oooc:=MAX(IF([.C93]+([.D93]*[.$F$2]) &lt; [.A94]; ABS([.B93]*[.$F$3]); [.B93]*[.$F$4]); 0.005)" office:value-type="float" office:value="0.0954425299799532">
            <text:p>0.1</text:p>
          </table:table-cell>
          <table:table-cell table:formula="oooc:=[.C93]*(1-[.B94]) + [.A94]*[.B94]" office:value-type="float" office:value="0.0738698482918307">
            <text:p>0.07</text:p>
          </table:table-cell>
          <table:table-cell table:formula="oooc:=[.C94]-[.C93]" office:value-type="float" office:value="-0.00779422584399353">
            <text:p>-0.01</text:p>
          </table:table-cell>
          <table:table-cell table:number-columns-repeated="252"/>
        </table:table-row>
        <table:table-row table:style-name="ro1">
          <table:table-cell table:formula="oooc:=[.A94]" office:value-type="float" office:value="0">
            <text:p>0</text:p>
          </table:table-cell>
          <table:table-cell table:formula="oooc:=MAX(IF([.C94]+([.D94]*[.$F$2]) &lt; [.A95]; ABS([.B94]*[.$F$3]); [.B94]*[.$F$4]); 0.005)" office:value-type="float" office:value="0.0858982769819579">
            <text:p>0.09</text:p>
          </table:table-cell>
          <table:table-cell table:formula="oooc:=[.C94]*(1-[.B95]) + [.A95]*[.B95]" office:value-type="float" office:value="0.0675245556026439">
            <text:p>0.07</text:p>
          </table:table-cell>
          <table:table-cell table:formula="oooc:=[.C95]-[.C94]" office:value-type="float" office:value="-0.00634529268918688">
            <text:p>-0.01</text:p>
          </table:table-cell>
          <table:table-cell table:number-columns-repeated="252"/>
        </table:table-row>
        <table:table-row table:style-name="ro1">
          <table:table-cell table:formula="oooc:=[.A95]" office:value-type="float" office:value="0">
            <text:p>0</text:p>
          </table:table-cell>
          <table:table-cell table:formula="oooc:=MAX(IF([.C95]+([.D95]*[.$F$2]) &lt; [.A96]; ABS([.B95]*[.$F$3]); [.B95]*[.$F$4]); 0.005)" office:value-type="float" office:value="0.0944881046801536">
            <text:p>0.09</text:p>
          </table:table-cell>
          <table:table-cell table:formula="oooc:=[.C95]*(1-[.B96]) + [.A96]*[.B96]" office:value-type="float" office:value="0.0611442883243804">
            <text:p>0.06</text:p>
          </table:table-cell>
          <table:table-cell table:formula="oooc:=[.C96]-[.C95]" office:value-type="float" office:value="-0.00638026727826347">
            <text:p>-0.01</text:p>
          </table:table-cell>
          <table:table-cell table:number-columns-repeated="252"/>
        </table:table-row>
        <table:table-row table:style-name="ro1">
          <table:table-cell table:formula="oooc:=[.A96]" office:value-type="float" office:value="0">
            <text:p>0</text:p>
          </table:table-cell>
          <table:table-cell table:formula="oooc:=MAX(IF([.C96]+([.D96]*[.$F$2]) &lt; [.A97]; ABS([.B96]*[.$F$3]); [.B96]*[.$F$4]); 0.005)" office:value-type="float" office:value="0.0850392942121383">
            <text:p>0.09</text:p>
          </table:table-cell>
          <table:table-cell table:formula="oooc:=[.C96]*(1-[.B97]) + [.A97]*[.B97]" office:value-type="float" office:value="0.0559446212001716">
            <text:p>0.06</text:p>
          </table:table-cell>
          <table:table-cell table:formula="oooc:=[.C97]-[.C96]" office:value-type="float" office:value="-0.00519966712420879">
            <text:p>-0.01</text:p>
          </table:table-cell>
          <table:table-cell table:number-columns-repeated="252"/>
        </table:table-row>
        <table:table-row table:style-name="ro1">
          <table:table-cell table:formula="oooc:=[.A97]" office:value-type="float" office:value="0">
            <text:p>0</text:p>
          </table:table-cell>
          <table:table-cell table:formula="oooc:=MAX(IF([.C97]+([.D97]*[.$F$2]) &lt; [.A98]; ABS([.B97]*[.$F$3]); [.B97]*[.$F$4]); 0.005)" office:value-type="float" office:value="0.0935432236333521">
            <text:p>0.09</text:p>
          </table:table-cell>
          <table:table-cell table:formula="oooc:=[.C97]*(1-[.B98]) + [.A98]*[.B98]" office:value-type="float" office:value="0.0507113809881608">
            <text:p>0.05</text:p>
          </table:table-cell>
          <table:table-cell table:formula="oooc:=[.C98]-[.C97]" office:value-type="float" office:value="-0.00523324021201082">
            <text:p>-0.01</text:p>
          </table:table-cell>
          <table:table-cell table:number-columns-repeated="252"/>
        </table:table-row>
        <table:table-row table:style-name="ro1">
          <table:table-cell table:formula="oooc:=[.A98]" office:value-type="float" office:value="0">
            <text:p>0</text:p>
          </table:table-cell>
          <table:table-cell table:formula="oooc:=MAX(IF([.C98]+([.D98]*[.$F$2]) &lt; [.A99]; ABS([.B98]*[.$F$3]); [.B98]*[.$F$4]); 0.005)" office:value-type="float" office:value="0.0841889012700169">
            <text:p>0.08</text:p>
          </table:table-cell>
          <table:table-cell table:formula="oooc:=[.C98]*(1-[.B99]) + [.A99]*[.B99]" office:value-type="float" office:value="0.0464420455408823">
            <text:p>0.05</text:p>
          </table:table-cell>
          <table:table-cell table:formula="oooc:=[.C99]-[.C98]" office:value-type="float" office:value="-0.00426933544727848">
            <text:p>0</text:p>
          </table:table-cell>
          <table:table-cell table:number-columns-repeated="252"/>
        </table:table-row>
        <table:table-row table:style-name="ro1">
          <table:table-cell table:formula="oooc:=[.A99]" office:value-type="float" office:value="0">
            <text:p>0</text:p>
          </table:table-cell>
          <table:table-cell table:formula="oooc:=MAX(IF([.C99]+([.D99]*[.$F$2]) &lt; [.A100]; ABS([.B99]*[.$F$3]); [.B99]*[.$F$4]); 0.005)" office:value-type="float" office:value="0.0926077913970186">
            <text:p>0.09</text:p>
          </table:table-cell>
          <table:table-cell table:formula="oooc:=[.C99]*(1-[.B100]) + [.A100]*[.B100]" office:value-type="float" office:value="0.0421411502753814">
            <text:p>0.04</text:p>
          </table:table-cell>
          <table:table-cell table:formula="oooc:=[.C100]-[.C99]" office:value-type="float" office:value="-0.00430089526550086">
            <text:p>0</text:p>
          </table:table-cell>
          <table:table-cell table:number-columns-repeated="252"/>
        </table:table-row>
      </table:table>
      <table:table table:name="Sheet5" table:style-name="ta1" table:print="false"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office:value-type="string">
            <text:p>Fr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Velocity</text:p>
          </table:table-cell>
          <table:table-cell table:style-name="ce1" table:number-columns-repeated="250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table:number-columns-repeated="2"/>
          <table:table-cell table:style-name="ce5" office:value-type="float" office:value="0">
            <text:p>0</text:p>
          </table:table-cell>
          <table:table-cell table:style-name="ce1" office:value-type="string">
            <text:p>Acceleration Magnitude</text:p>
          </table:table-cell>
          <table:table-cell table:style-name="ce5" office:value-type="float" office:value="0.02">
            <text:p>0.02</text:p>
          </table:table-cell>
          <table:table-cell/>
          <table:table-cell table:style-name="ce1" office:value-type="string">
            <text:p>Status:</text:p>
          </table:table-cell>
          <table:table-cell table:style-name="ce8" office:value-type="string">
            <text:p>PASS</text:p>
          </table:table-cell>
          <table:table-cell table:number-columns-repeated="245"/>
        </table:table-row>
        <table:table-row table:style-name="ro1">
          <table:table-cell office:value-type="float" office:value="1">
            <text:p>1</text:p>
          </table:table-cell>
          <table:table-cell table:formula="oooc:=[.B2]" office:value-type="float" office:value="0">
            <text:p>0</text:p>
          </table:table-cell>
          <table:table-cell table:formula="oooc:=[.C2]+[.F2]" office:value-type="float" office:value="10">
            <text:p>10</text:p>
          </table:table-cell>
          <table:table-cell table:formula="oooc:=IF ( [.C3]-[.B3]&lt;0; [.$H$2]; 0-[.$H$2])" office:value-type="float" office:value="-0.02">
            <text:p>-0.02</text:p>
          </table:table-cell>
          <table:table-cell table:formula="oooc:=(1/(ABS([.C3]-[.B3]) + 0.001))*[.$H$3] + 1" office:value-type="float" office:value="1.02999700029997">
            <text:p>1.03</text:p>
          </table:table-cell>
          <table:table-cell table:formula="oooc:=([.F2]+[.D3]) / [.E3]" office:value-type="float" office:value="-0.0194175322784196">
            <text:p>-0.02</text:p>
          </table:table-cell>
          <table:table-cell table:style-name="ce1" office:value-type="string">
            <text:p>Damping Factor</text:p>
          </table:table-cell>
          <table:table-cell table:style-name="ce5" office:value-type="float" office:value="0.3">
            <text:p>0.3</text:p>
          </table:table-cell>
          <table:table-cell/>
          <table:table-cell table:style-name="ce1" office:value-type="string">
            <text:p>Comment:</text:p>
          </table:table-cell>
          <table:table-cell office:value-type="string">
            <text:p>Slight overshoot; chance of oscillation; generally good behaviour.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 table:formula="oooc:=[.B3]" office:value-type="float" office:value="0">
            <text:p>0</text:p>
          </table:table-cell>
          <table:table-cell table:formula="oooc:=[.C3]+[.F3]" office:value-type="float" office:value="9.98058246772158">
            <text:p>9.98</text:p>
          </table:table-cell>
          <table:table-cell table:formula="oooc:=IF ( [.C4]-[.B4]&lt;0; [.$H$2]; 0-[.$H$2])" office:value-type="float" office:value="-0.02">
            <text:p>-0.02</text:p>
          </table:table-cell>
          <table:table-cell table:formula="oooc:=(1/(ABS([.C4]-[.B4]) + 0.001))*[.$H$3] + 1" office:value-type="float" office:value="1.03005535454625">
            <text:p>1.03</text:p>
          </table:table-cell>
          <table:table-cell table:formula="oooc:=([.F3]+[.D4]) / [.E4]" office:value-type="float" office:value="-0.038267392237171">
            <text:p>-0.04</text:p>
          </table:table-cell>
          <table:table-cell table:number-columns-repeated="250"/>
        </table:table-row>
        <table:table-row table:style-name="ro1">
          <table:table-cell office:value-type="float" office:value="3">
            <text:p>3</text:p>
          </table:table-cell>
          <table:table-cell table:formula="oooc:=[.B4]" office:value-type="float" office:value="0">
            <text:p>0</text:p>
          </table:table-cell>
          <table:table-cell table:formula="oooc:=[.C4]+[.F4]" office:value-type="float" office:value="9.94231507548441">
            <text:p>9.94</text:p>
          </table:table-cell>
          <table:table-cell table:formula="oooc:=IF ( [.C5]-[.B5]&lt;0; [.$H$2]; 0-[.$H$2])" office:value-type="float" office:value="-0.02">
            <text:p>-0.02</text:p>
          </table:table-cell>
          <table:table-cell table:formula="oooc:=(1/(ABS([.C5]-[.B5]) + 0.001))*[.$H$3] + 1" office:value-type="float" office:value="1.03017102422306">
            <text:p>1.03</text:p>
          </table:table-cell>
          <table:table-cell table:formula="oooc:=([.F4]+[.D5]) / [.E5]" office:value-type="float" office:value="-0.0565608921888627">
            <text:p>-0.06</text:p>
          </table:table-cell>
          <table:table-cell>
            <draw:frame table:end-cell-address="Sheet5.R46" table:end-x="1.96cm" table:end-y="0.159cm" draw:z-index="0" draw:style-name="gr1" svg:width="28.284cm" svg:height="18.471cm" svg:x="0.54cm" svg:y="0.133cm">
              <draw:object draw:notify-on-update-of-ranges="Sheet5.B1:Sheet5.B1 Sheet5.B2:Sheet5.B100 Sheet5.C1:Sheet5.C1 Sheet5.C2:Sheet5.C100 Sheet5.D1:Sheet5.D1 Sheet5.D2:Sheet5.D100 Sheet5.E1:Sheet5.E1 Sheet5.E2:Sheet5.E100 Sheet5.F1:Sheet5.F1 Sheet5.F2:Sheet5.F10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49"/>
        </table:table-row>
        <table:table-row table:style-name="ro1">
          <table:table-cell office:value-type="float" office:value="4">
            <text:p>4</text:p>
          </table:table-cell>
          <table:table-cell table:formula="oooc:=[.B5]" office:value-type="float" office:value="0">
            <text:p>0</text:p>
          </table:table-cell>
          <table:table-cell table:formula="oooc:=[.C5]+[.F5]" office:value-type="float" office:value="9.88575418329555">
            <text:p>9.89</text:p>
          </table:table-cell>
          <table:table-cell table:formula="oooc:=IF ( [.C6]-[.B6]&lt;0; [.$H$2]; 0-[.$H$2])" office:value-type="float" office:value="-0.02">
            <text:p>-0.02</text:p>
          </table:table-cell>
          <table:table-cell table:formula="oooc:=(1/(ABS([.C6]-[.B6]) + 0.001))*[.$H$3] + 1" office:value-type="float" office:value="1.0303436289037">
            <text:p>1.03</text:p>
          </table:table-cell>
          <table:table-cell table:formula="oooc:=([.F5]+[.D6]) / [.E6]" office:value-type="float" office:value="-0.0743061732427314">
            <text:p>-0.07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table:formula="oooc:=[.B6]" office:value-type="float" office:value="0">
            <text:p>0</text:p>
          </table:table-cell>
          <table:table-cell table:formula="oooc:=[.C6]+[.F6]" office:value-type="float" office:value="9.81144801005282">
            <text:p>9.81</text:p>
          </table:table-cell>
          <table:table-cell table:formula="oooc:=IF ( [.C7]-[.B7]&lt;0; [.$H$2]; 0-[.$H$2])" office:value-type="float" office:value="-0.02">
            <text:p>-0.02</text:p>
          </table:table-cell>
          <table:table-cell table:formula="oooc:=(1/(ABS([.C7]-[.B7]) + 0.001))*[.$H$3] + 1" office:value-type="float" office:value="1.03057341039592">
            <text:p>1.03</text:p>
          </table:table-cell>
          <table:table-cell table:formula="oooc:=([.F6]+[.D7]) / [.E7]" office:value-type="float" office:value="-0.0915084479100825">
            <text:p>-0.09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table:formula="oooc:=[.B7]" office:value-type="float" office:value="0">
            <text:p>0</text:p>
          </table:table-cell>
          <table:table-cell table:formula="oooc:=[.C7]+[.F7]" office:value-type="float" office:value="9.71993956214273">
            <text:p>9.72</text:p>
          </table:table-cell>
          <table:table-cell table:formula="oooc:=IF ( [.C8]-[.B8]&lt;0; [.$H$2]; 0-[.$H$2])" office:value-type="float" office:value="-0.02">
            <text:p>-0.02</text:p>
          </table:table-cell>
          <table:table-cell table:formula="oooc:=(1/(ABS([.C8]-[.B8]) + 0.001))*[.$H$3] + 1" office:value-type="float" office:value="1.03086121440034">
            <text:p>1.03</text:p>
          </table:table-cell>
          <table:table-cell table:formula="oooc:=([.F7]+[.D8]) / [.E8]" office:value-type="float" office:value="-0.108170184649879">
            <text:p>-0.11</text:p>
          </table:table-cell>
          <table:table-cell table:number-columns-repeated="250"/>
        </table:table-row>
        <table:table-row table:style-name="ro1">
          <table:table-cell office:value-type="float" office:value="7">
            <text:p>7</text:p>
          </table:table-cell>
          <table:table-cell table:formula="oooc:=[.B8]" office:value-type="float" office:value="0">
            <text:p>0</text:p>
          </table:table-cell>
          <table:table-cell table:formula="oooc:=[.C8]+[.F8]" office:value-type="float" office:value="9.61176937749285">
            <text:p>9.61</text:p>
          </table:table-cell>
          <table:table-cell table:formula="oooc:=IF ( [.C9]-[.B9]&lt;0; [.$H$2]; 0-[.$H$2])" office:value-type="float" office:value="-0.02">
            <text:p>-0.02</text:p>
          </table:table-cell>
          <table:table-cell table:formula="oooc:=(1/(ABS([.C9]-[.B9]) + 0.001))*[.$H$3] + 1" office:value-type="float" office:value="1.03120848823258">
            <text:p>1.03</text:p>
          </table:table-cell>
          <table:table-cell table:formula="oooc:=([.F8]+[.D9]) / [.E9]" office:value-type="float" office:value="-0.124291242859679">
            <text:p>-0.12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table:formula="oooc:=[.B9]" office:value-type="float" office:value="0">
            <text:p>0</text:p>
          </table:table-cell>
          <table:table-cell table:formula="oooc:=[.C9]+[.F9]" office:value-type="float" office:value="9.48747813463317">
            <text:p>9.49</text:p>
          </table:table-cell>
          <table:table-cell table:formula="oooc:=IF ( [.C10]-[.B10]&lt;0; [.$H$2]; 0-[.$H$2])" office:value-type="float" office:value="-0.02">
            <text:p>-0.02</text:p>
          </table:table-cell>
          <table:table-cell table:formula="oooc:=(1/(ABS([.C10]-[.B10]) + 0.001))*[.$H$3] + 1" office:value-type="float" office:value="1.0316172937054">
            <text:p>1.03</text:p>
          </table:table-cell>
          <table:table-cell table:formula="oooc:=([.F9]+[.D10]) / [.E10]" office:value-type="float" office:value="-0.1398689647218">
            <text:p>-0.14</text:p>
          </table:table-cell>
          <table:table-cell table:number-columns-repeated="250"/>
        </table:table-row>
        <table:table-row table:style-name="ro1">
          <table:table-cell office:value-type="float" office:value="9">
            <text:p>9</text:p>
          </table:table-cell>
          <table:table-cell table:formula="oooc:=[.B10]" office:value-type="float" office:value="0">
            <text:p>0</text:p>
          </table:table-cell>
          <table:table-cell table:formula="oooc:=[.C10]+[.F10]" office:value-type="float" office:value="9.34760916991137">
            <text:p>9.35</text:p>
          </table:table-cell>
          <table:table-cell table:formula="oooc:=IF ( [.C11]-[.B11]&lt;0; [.$H$2]; 0-[.$H$2])" office:value-type="float" office:value="-0.02">
            <text:p>-0.02</text:p>
          </table:table-cell>
          <table:table-cell table:formula="oooc:=(1/(ABS([.C11]-[.B11]) + 0.001))*[.$H$3] + 1" office:value-type="float" office:value="1.03209033499502">
            <text:p>1.03</text:p>
          </table:table-cell>
          <table:table-cell table:formula="oooc:=([.F10]+[.D11]) / [.E11]" office:value-type="float" office:value="-0.15489822867353">
            <text:p>-0.15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table:formula="oooc:=[.B11]" office:value-type="float" office:value="0">
            <text:p>0</text:p>
          </table:table-cell>
          <table:table-cell table:formula="oooc:=[.C11]+[.F11]" office:value-type="float" office:value="9.19271094123784">
            <text:p>9.19</text:p>
          </table:table-cell>
          <table:table-cell table:formula="oooc:=IF ( [.C12]-[.B12]&lt;0; [.$H$2]; 0-[.$H$2])" office:value-type="float" office:value="-0.02">
            <text:p>-0.02</text:p>
          </table:table-cell>
          <table:table-cell table:formula="oooc:=(1/(ABS([.C12]-[.B12]) + 0.001))*[.$H$3] + 1" office:value-type="float" office:value="1.03263100198793">
            <text:p>1.03</text:p>
          </table:table-cell>
          <table:table-cell table:formula="oooc:=([.F11]+[.D12]) / [.E12]" office:value-type="float" office:value="-0.169371467965644">
            <text:p>-0.17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table:formula="oooc:=[.B12]" office:value-type="float" office:value="0">
            <text:p>0</text:p>
          </table:table-cell>
          <table:table-cell table:formula="oooc:=[.C12]+[.F12]" office:value-type="float" office:value="9.0233394732722">
            <text:p>9.02</text:p>
          </table:table-cell>
          <table:table-cell table:formula="oooc:=IF ( [.C13]-[.B13]&lt;0; [.$H$2]; 0-[.$H$2])" office:value-type="float" office:value="-0.02">
            <text:p>-0.02</text:p>
          </table:table-cell>
          <table:table-cell table:formula="oooc:=(1/(ABS([.C13]-[.B13]) + 0.001))*[.$H$3] + 1" office:value-type="float" office:value="1.03324343026861">
            <text:p>1.03</text:p>
          </table:table-cell>
          <table:table-cell table:formula="oooc:=([.F12]+[.D13]) / [.E13]" office:value-type="float" office:value="-0.183278656721208">
            <text:p>-0.18</text:p>
          </table:table-cell>
          <table:table-cell table:number-columns-repeated="250"/>
        </table:table-row>
        <table:table-row table:style-name="ro1">
          <table:table-cell office:value-type="float" office:value="12">
            <text:p>12</text:p>
          </table:table-cell>
          <table:table-cell table:formula="oooc:=[.B13]" office:value-type="float" office:value="0">
            <text:p>0</text:p>
          </table:table-cell>
          <table:table-cell table:formula="oooc:=[.C13]+[.F13]" office:value-type="float" office:value="8.84006081655099">
            <text:p>8.84</text:p>
          </table:table-cell>
          <table:table-cell table:formula="oooc:=IF ( [.C14]-[.B14]&lt;0; [.$H$2]; 0-[.$H$2])" office:value-type="float" office:value="-0.02">
            <text:p>-0.02</text:p>
          </table:table-cell>
          <table:table-cell table:formula="oooc:=(1/(ABS([.C14]-[.B14]) + 0.001))*[.$H$3] + 1" office:value-type="float" office:value="1.03393257961063">
            <text:p>1.03</text:p>
          </table:table-cell>
          <table:table-cell table:formula="oooc:=([.F13]+[.D14]) / [.E14]" office:value-type="float" office:value="-0.196607265047942">
            <text:p>-0.2</text:p>
          </table:table-cell>
          <table:table-cell table:number-columns-repeated="250"/>
        </table:table-row>
        <table:table-row table:style-name="ro1">
          <table:table-cell office:value-type="float" office:value="13">
            <text:p>13</text:p>
          </table:table-cell>
          <table:table-cell table:formula="oooc:=[.B14]" office:value-type="float" office:value="0">
            <text:p>0</text:p>
          </table:table-cell>
          <table:table-cell table:formula="oooc:=[.C14]+[.F14]" office:value-type="float" office:value="8.64345355150305">
            <text:p>8.64</text:p>
          </table:table-cell>
          <table:table-cell table:formula="oooc:=IF ( [.C15]-[.B15]&lt;0; [.$H$2]; 0-[.$H$2])" office:value-type="float" office:value="-0.02">
            <text:p>-0.02</text:p>
          </table:table-cell>
          <table:table-cell table:formula="oooc:=(1/(ABS([.C15]-[.B15]) + 0.001))*[.$H$3] + 1" office:value-type="float" office:value="1.03470433361839">
            <text:p>1.03</text:p>
          </table:table-cell>
          <table:table-cell table:formula="oooc:=([.F14]+[.D15]) / [.E15]" office:value-type="float" office:value="-0.209342184052193">
            <text:p>-0.21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table:formula="oooc:=[.B15]" office:value-type="float" office:value="0">
            <text:p>0</text:p>
          </table:table-cell>
          <table:table-cell table:formula="oooc:=[.C15]+[.F15]" office:value-type="float" office:value="8.43411136745086">
            <text:p>8.43</text:p>
          </table:table-cell>
          <table:table-cell table:formula="oooc:=IF ( [.C16]-[.B16]&lt;0; [.$H$2]; 0-[.$H$2])" office:value-type="float" office:value="-0.02">
            <text:p>-0.02</text:p>
          </table:table-cell>
          <table:table-cell table:formula="oooc:=(1/(ABS([.C16]-[.B16]) + 0.001))*[.$H$3] + 1" office:value-type="float" office:value="1.03556562408383">
            <text:p>1.04</text:p>
          </table:table-cell>
          <table:table-cell table:formula="oooc:=([.F15]+[.D16]) / [.E16]" office:value-type="float" office:value="-0.221465621027246">
            <text:p>-0.22</text:p>
          </table:table-cell>
          <table:table-cell table:number-columns-repeated="250"/>
        </table:table-row>
        <table:table-row table:style-name="ro1">
          <table:table-cell office:value-type="float" office:value="15">
            <text:p>15</text:p>
          </table:table-cell>
          <table:table-cell table:formula="oooc:=[.B16]" office:value-type="float" office:value="0">
            <text:p>0</text:p>
          </table:table-cell>
          <table:table-cell table:formula="oooc:=[.C16]+[.F16]" office:value-type="float" office:value="8.21264574642361">
            <text:p>8.21</text:p>
          </table:table-cell>
          <table:table-cell table:formula="oooc:=IF ( [.C17]-[.B17]&lt;0; [.$H$2]; 0-[.$H$2])" office:value-type="float" office:value="-0.02">
            <text:p>-0.02</text:p>
          </table:table-cell>
          <table:table-cell table:formula="oooc:=(1/(ABS([.C17]-[.B17]) + 0.001))*[.$H$3] + 1" office:value-type="float" office:value="1.03652458472909">
            <text:p>1.04</text:p>
          </table:table-cell>
          <table:table-cell table:formula="oooc:=([.F16]+[.D17]) / [.E17]" office:value-type="float" office:value="-0.23295696463423">
            <text:p>-0.23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table:formula="oooc:=[.B17]" office:value-type="float" office:value="0">
            <text:p>0</text:p>
          </table:table-cell>
          <table:table-cell table:formula="oooc:=[.C17]+[.F17]" office:value-type="float" office:value="7.97968878178938">
            <text:p>7.98</text:p>
          </table:table-cell>
          <table:table-cell table:formula="oooc:=IF ( [.C18]-[.B18]&lt;0; [.$H$2]; 0-[.$H$2])" office:value-type="float" office:value="-0.02">
            <text:p>-0.02</text:p>
          </table:table-cell>
          <table:table-cell table:formula="oooc:=(1/(ABS([.C18]-[.B18]) + 0.001))*[.$H$3] + 1" office:value-type="float" office:value="1.03759074037376">
            <text:p>1.04</text:p>
          </table:table-cell>
          <table:table-cell table:formula="oooc:=([.F17]+[.D18]) / [.E18]" office:value-type="float" office:value="-0.243792619567047">
            <text:p>-0.24</text:p>
          </table:table-cell>
          <table:table-cell table:number-columns-repeated="250"/>
        </table:table-row>
        <table:table-row table:style-name="ro1">
          <table:table-cell office:value-type="float" office:value="17">
            <text:p>17</text:p>
          </table:table-cell>
          <table:table-cell table:formula="oooc:=[.B18]" office:value-type="float" office:value="0">
            <text:p>0</text:p>
          </table:table-cell>
          <table:table-cell table:formula="oooc:=[.C18]+[.F18]" office:value-type="float" office:value="7.73589616222233">
            <text:p>7.74</text:p>
          </table:table-cell>
          <table:table-cell table:formula="oooc:=IF ( [.C19]-[.B19]&lt;0; [.$H$2]; 0-[.$H$2])" office:value-type="float" office:value="-0.02">
            <text:p>-0.02</text:p>
          </table:table-cell>
          <table:table-cell table:formula="oooc:=(1/(ABS([.C19]-[.B19]) + 0.001))*[.$H$3] + 1" office:value-type="float" office:value="1.03877523928327">
            <text:p>1.04</text:p>
          </table:table-cell>
          <table:table-cell table:formula="oooc:=([.F18]+[.D19]) / [.E19]" office:value-type="float" office:value="-0.253945810018592">
            <text:p>-0.25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 table:formula="oooc:=[.B19]" office:value-type="float" office:value="0">
            <text:p>0</text:p>
          </table:table-cell>
          <table:table-cell table:formula="oooc:=[.C19]+[.F19]" office:value-type="float" office:value="7.48195035220374">
            <text:p>7.48</text:p>
          </table:table-cell>
          <table:table-cell table:formula="oooc:=IF ( [.C20]-[.B20]&lt;0; [.$H$2]; 0-[.$H$2])" office:value-type="float" office:value="-0.02">
            <text:p>-0.02</text:p>
          </table:table-cell>
          <table:table-cell table:formula="oooc:=(1/(ABS([.C20]-[.B20]) + 0.001))*[.$H$3] + 1" office:value-type="float" office:value="1.04009113863914">
            <text:p>1.04</text:p>
          </table:table-cell>
          <table:table-cell table:formula="oooc:=([.F19]+[.D20]) / [.E20]" office:value-type="float" office:value="-0.263386351293238">
            <text:p>-0.26</text:p>
          </table:table-cell>
          <table:table-cell table:number-columns-repeated="250"/>
        </table:table-row>
        <table:table-row table:style-name="ro1">
          <table:table-cell office:value-type="float" office:value="19">
            <text:p>19</text:p>
          </table:table-cell>
          <table:table-cell table:formula="oooc:=[.B20]" office:value-type="float" office:value="0">
            <text:p>0</text:p>
          </table:table-cell>
          <table:table-cell table:formula="oooc:=[.C20]+[.F20]" office:value-type="float" office:value="7.2185640009105">
            <text:p>7.22</text:p>
          </table:table-cell>
          <table:table-cell table:formula="oooc:=IF ( [.C21]-[.B21]&lt;0; [.$H$2]; 0-[.$H$2])" office:value-type="float" office:value="-0.02">
            <text:p>-0.02</text:p>
          </table:table-cell>
          <table:table-cell table:formula="oooc:=(1/(ABS([.C21]-[.B21]) + 0.001))*[.$H$3] + 1" office:value-type="float" office:value="1.04155375587254">
            <text:p>1.04</text:p>
          </table:table-cell>
          <table:table-cell table:formula="oooc:=([.F20]+[.D21]) / [.E21]" office:value-type="float" office:value="-0.27208038922181">
            <text:p>-0.27</text:p>
          </table:table-cell>
          <table:table-cell table:number-columns-repeated="250"/>
        </table:table-row>
        <table:table-row table:style-name="ro1">
          <table:table-cell office:value-type="float" office:value="20">
            <text:p>20</text:p>
          </table:table-cell>
          <table:table-cell table:formula="oooc:=[.B21]" office:value-type="float" office:value="0">
            <text:p>0</text:p>
          </table:table-cell>
          <table:table-cell table:formula="oooc:=[.C21]+[.F21]" office:value-type="float" office:value="6.94648361168869">
            <text:p>6.95</text:p>
          </table:table-cell>
          <table:table-cell table:formula="oooc:=IF ( [.C22]-[.B22]&lt;0; [.$H$2]; 0-[.$H$2])" office:value-type="float" office:value="-0.02">
            <text:p>-0.02</text:p>
          </table:table-cell>
          <table:table-cell table:formula="oooc:=(1/(ABS([.C22]-[.B22]) + 0.001))*[.$H$3] + 1" office:value-type="float" office:value="1.04318110221883">
            <text:p>1.04</text:p>
          </table:table-cell>
          <table:table-cell table:formula="oooc:=([.F21]+[.D22]) / [.E22]" office:value-type="float" office:value="-0.279990107758431">
            <text:p>-0.28</text:p>
          </table:table-cell>
          <table:table-cell table:number-columns-repeated="250"/>
        </table:table-row>
        <table:table-row table:style-name="ro1">
          <table:table-cell office:value-type="float" office:value="21">
            <text:p>21</text:p>
          </table:table-cell>
          <table:table-cell table:formula="oooc:=[.B22]" office:value-type="float" office:value="0">
            <text:p>0</text:p>
          </table:table-cell>
          <table:table-cell table:formula="oooc:=[.C22]+[.F22]" office:value-type="float" office:value="6.66649350393026">
            <text:p>6.67</text:p>
          </table:table-cell>
          <table:table-cell table:formula="oooc:=IF ( [.C23]-[.B23]&lt;0; [.$H$2]; 0-[.$H$2])" office:value-type="float" office:value="-0.02">
            <text:p>-0.02</text:p>
          </table:table-cell>
          <table:table-cell table:formula="oooc:=(1/(ABS([.C23]-[.B23]) + 0.001))*[.$H$3] + 1" office:value-type="float" office:value="1.04499441954059">
            <text:p>1.04</text:p>
          </table:table-cell>
          <table:table-cell table:formula="oooc:=([.F22]+[.D23]) / [.E23]" office:value-type="float" office:value="-0.287073406468826">
            <text:p>-0.29</text:p>
          </table:table-cell>
          <table:table-cell table:number-columns-repeated="250"/>
        </table:table-row>
        <table:table-row table:style-name="ro1">
          <table:table-cell office:value-type="float" office:value="22">
            <text:p>22</text:p>
          </table:table-cell>
          <table:table-cell table:formula="oooc:=[.B23]" office:value-type="float" office:value="0">
            <text:p>0</text:p>
          </table:table-cell>
          <table:table-cell table:formula="oooc:=[.C23]+[.F23]" office:value-type="float" office:value="6.37942009746144">
            <text:p>6.38</text:p>
          </table:table-cell>
          <table:table-cell table:formula="oooc:=IF ( [.C24]-[.B24]&lt;0; [.$H$2]; 0-[.$H$2])" office:value-type="float" office:value="-0.02">
            <text:p>-0.02</text:p>
          </table:table-cell>
          <table:table-cell table:formula="oooc:=(1/(ABS([.C24]-[.B24]) + 0.001))*[.$H$3] + 1" office:value-type="float" office:value="1.04701884757077">
            <text:p>1.05</text:p>
          </table:table-cell>
          <table:table-cell table:formula="oooc:=([.F23]+[.D24]) / [.E24]" office:value-type="float" office:value="-0.293283551849405">
            <text:p>-0.29</text:p>
          </table:table-cell>
          <table:table-cell table:number-columns-repeated="250"/>
        </table:table-row>
        <table:table-row table:style-name="ro1">
          <table:table-cell office:value-type="float" office:value="23">
            <text:p>23</text:p>
          </table:table-cell>
          <table:table-cell table:formula="oooc:=[.B24]" office:value-type="float" office:value="0">
            <text:p>0</text:p>
          </table:table-cell>
          <table:table-cell table:formula="oooc:=[.C24]+[.F24]" office:value-type="float" office:value="6.08613654561203">
            <text:p>6.09</text:p>
          </table:table-cell>
          <table:table-cell table:formula="oooc:=IF ( [.C25]-[.B25]&lt;0; [.$H$2]; 0-[.$H$2])" office:value-type="float" office:value="-0.02">
            <text:p>-0.02</text:p>
          </table:table-cell>
          <table:table-cell table:formula="oooc:=(1/(ABS([.C25]-[.B25]) + 0.001))*[.$H$3] + 1" office:value-type="float" office:value="1.04928425668655">
            <text:p>1.05</text:p>
          </table:table-cell>
          <table:table-cell table:formula="oooc:=([.F24]+[.D25]) / [.E25]" office:value-type="float" office:value="-0.298568809979766">
            <text:p>-0.3</text:p>
          </table:table-cell>
          <table:table-cell table:number-columns-repeated="250"/>
        </table:table-row>
        <table:table-row table:style-name="ro1">
          <table:table-cell office:value-type="float" office:value="24">
            <text:p>24</text:p>
          </table:table-cell>
          <table:table-cell table:formula="oooc:=[.B25]" office:value-type="float" office:value="0">
            <text:p>0</text:p>
          </table:table-cell>
          <table:table-cell table:formula="oooc:=[.C25]+[.F25]" office:value-type="float" office:value="5.78756773563226">
            <text:p>5.79</text:p>
          </table:table-cell>
          <table:table-cell table:formula="oooc:=IF ( [.C26]-[.B26]&lt;0; [.$H$2]; 0-[.$H$2])" office:value-type="float" office:value="-0.02">
            <text:p>-0.02</text:p>
          </table:table-cell>
          <table:table-cell table:formula="oooc:=(1/(ABS([.C26]-[.B26]) + 0.001))*[.$H$3] + 1" office:value-type="float" office:value="1.05182629170137">
            <text:p>1.05</text:p>
          </table:table-cell>
          <table:table-cell table:formula="oooc:=([.F25]+[.D26]) / [.E26]" office:value-type="float" office:value="-0.302872073547876">
            <text:p>-0.3</text:p>
          </table:table-cell>
          <table:table-cell table:number-columns-repeated="250"/>
        </table:table-row>
        <table:table-row table:style-name="ro1">
          <table:table-cell office:value-type="float" office:value="25">
            <text:p>25</text:p>
          </table:table-cell>
          <table:table-cell table:formula="oooc:=[.B26]" office:value-type="float" office:value="0">
            <text:p>0</text:p>
          </table:table-cell>
          <table:table-cell table:formula="oooc:=[.C26]+[.F26]" office:value-type="float" office:value="5.48469566208439">
            <text:p>5.48</text:p>
          </table:table-cell>
          <table:table-cell table:formula="oooc:=IF ( [.C27]-[.B27]&lt;0; [.$H$2]; 0-[.$H$2])" office:value-type="float" office:value="-0.02">
            <text:p>-0.02</text:p>
          </table:table-cell>
          <table:table-cell table:formula="oooc:=(1/(ABS([.C27]-[.B27]) + 0.001))*[.$H$3] + 1" office:value-type="float" office:value="1.054687685661">
            <text:p>1.05</text:p>
          </table:table-cell>
          <table:table-cell table:formula="oooc:=([.F26]+[.D27]) / [.E27]" office:value-type="float" office:value="-0.306130504733752">
            <text:p>-0.31</text:p>
          </table:table-cell>
          <table:table-cell table:number-columns-repeated="250"/>
        </table:table-row>
        <table:table-row table:style-name="ro1">
          <table:table-cell office:value-type="float" office:value="26">
            <text:p>26</text:p>
          </table:table-cell>
          <table:table-cell table:formula="oooc:=[.B27]" office:value-type="float" office:value="0">
            <text:p>0</text:p>
          </table:table-cell>
          <table:table-cell table:formula="oooc:=[.C27]+[.F27]" office:value-type="float" office:value="5.17856515735064">
            <text:p>5.18</text:p>
          </table:table-cell>
          <table:table-cell table:formula="oooc:=IF ( [.C28]-[.B28]&lt;0; [.$H$2]; 0-[.$H$2])" office:value-type="float" office:value="-0.02">
            <text:p>-0.02</text:p>
          </table:table-cell>
          <table:table-cell table:formula="oooc:=(1/(ABS([.C28]-[.B28]) + 0.001))*[.$H$3] + 1" office:value-type="float" office:value="1.05791992008716">
            <text:p>1.06</text:p>
          </table:table-cell>
          <table:table-cell table:formula="oooc:=([.F27]+[.D28]) / [.E28]" office:value-type="float" office:value="-0.308275228154209">
            <text:p>-0.31</text:p>
          </table:table-cell>
          <table:table-cell table:number-columns-repeated="250"/>
        </table:table-row>
        <table:table-row table:style-name="ro1">
          <table:table-cell office:value-type="float" office:value="27">
            <text:p>27</text:p>
          </table:table-cell>
          <table:table-cell table:formula="oooc:=[.B28]" office:value-type="float" office:value="0">
            <text:p>0</text:p>
          </table:table-cell>
          <table:table-cell table:formula="oooc:=[.C28]+[.F28]" office:value-type="float" office:value="4.87028992919643">
            <text:p>4.87</text:p>
          </table:table-cell>
          <table:table-cell table:formula="oooc:=IF ( [.C29]-[.B29]&lt;0; [.$H$2]; 0-[.$H$2])" office:value-type="float" office:value="-0.02">
            <text:p>-0.02</text:p>
          </table:table-cell>
          <table:table-cell table:formula="oooc:=(1/(ABS([.C29]-[.B29]) + 0.001))*[.$H$3] + 1" office:value-type="float" office:value="1.0615853304485">
            <text:p>1.06</text:p>
          </table:table-cell>
          <table:table-cell table:formula="oooc:=([.F28]+[.D29]) / [.E29]" office:value-type="float" office:value="-0.309231127012201">
            <text:p>-0.31</text:p>
          </table:table-cell>
          <table:table-cell table:number-columns-repeated="250"/>
        </table:table-row>
        <table:table-row table:style-name="ro1">
          <table:table-cell office:value-type="float" office:value="28">
            <text:p>28</text:p>
          </table:table-cell>
          <table:table-cell table:formula="oooc:=[.B29]" office:value-type="float" office:value="0">
            <text:p>0</text:p>
          </table:table-cell>
          <table:table-cell table:formula="oooc:=[.C29]+[.F29]" office:value-type="float" office:value="4.56105880218423">
            <text:p>4.56</text:p>
          </table:table-cell>
          <table:table-cell table:formula="oooc:=IF ( [.C30]-[.B30]&lt;0; [.$H$2]; 0-[.$H$2])" office:value-type="float" office:value="-0.02">
            <text:p>-0.02</text:p>
          </table:table-cell>
          <table:table-cell table:formula="oooc:=(1/(ABS([.C30]-[.B30]) + 0.001))*[.$H$3] + 1" office:value-type="float" office:value="1.06575978368722">
            <text:p>1.07</text:p>
          </table:table-cell>
          <table:table-cell table:formula="oooc:=([.F29]+[.D30]) / [.E30]" office:value-type="float" office:value="-0.308916823520172">
            <text:p>-0.31</text:p>
          </table:table-cell>
          <table:table-cell table:number-columns-repeated="250"/>
        </table:table-row>
        <table:table-row table:style-name="ro1">
          <table:table-cell office:value-type="float" office:value="29">
            <text:p>29</text:p>
          </table:table-cell>
          <table:table-cell table:formula="oooc:=[.B30]" office:value-type="float" office:value="0">
            <text:p>0</text:p>
          </table:table-cell>
          <table:table-cell table:formula="oooc:=[.C30]+[.F30]" office:value-type="float" office:value="4.25214197866405">
            <text:p>4.25</text:p>
          </table:table-cell>
          <table:table-cell table:formula="oooc:=IF ( [.C31]-[.B31]&lt;0; [.$H$2]; 0-[.$H$2])" office:value-type="float" office:value="-0.02">
            <text:p>-0.02</text:p>
          </table:table-cell>
          <table:table-cell table:formula="oooc:=(1/(ABS([.C31]-[.B31]) + 0.001))*[.$H$3] + 1" office:value-type="float" office:value="1.07053608873274">
            <text:p>1.07</text:p>
          </table:table-cell>
          <table:table-cell table:formula="oooc:=([.F30]+[.D31]) / [.E31]" office:value-type="float" office:value="-0.307244965379477">
            <text:p>-0.31</text:p>
          </table:table-cell>
          <table:table-cell table:number-columns-repeated="250"/>
        </table:table-row>
        <table:table-row table:style-name="ro1">
          <table:table-cell office:value-type="float" office:value="30">
            <text:p>30</text:p>
          </table:table-cell>
          <table:table-cell table:formula="oooc:=[.B31]" office:value-type="float" office:value="0">
            <text:p>0</text:p>
          </table:table-cell>
          <table:table-cell table:formula="oooc:=[.C31]+[.F31]" office:value-type="float" office:value="3.94489701328458">
            <text:p>3.94</text:p>
          </table:table-cell>
          <table:table-cell table:formula="oooc:=IF ( [.C32]-[.B32]&lt;0; [.$H$2]; 0-[.$H$2])" office:value-type="float" office:value="-0.02">
            <text:p>-0.02</text:p>
          </table:table-cell>
          <table:table-cell table:formula="oooc:=(1/(ABS([.C32]-[.B32]) + 0.001))*[.$H$3] + 1" office:value-type="float" office:value="1.07602834006818">
            <text:p>1.08</text:p>
          </table:table-cell>
          <table:table-cell table:formula="oooc:=([.F31]+[.D32]) / [.E32]" office:value-type="float" office:value="-0.304122998617995">
            <text:p>-0.3</text:p>
          </table:table-cell>
          <table:table-cell table:number-columns-repeated="250"/>
        </table:table-row>
        <table:table-row table:style-name="ro1">
          <table:table-cell office:value-type="float" office:value="31">
            <text:p>31</text:p>
          </table:table-cell>
          <table:table-cell table:formula="oooc:=[.B32]" office:value-type="float" office:value="0">
            <text:p>0</text:p>
          </table:table-cell>
          <table:table-cell table:formula="oooc:=[.C32]+[.F32]" office:value-type="float" office:value="3.64077401466658">
            <text:p>3.64</text:p>
          </table:table-cell>
          <table:table-cell table:formula="oooc:=IF ( [.C33]-[.B33]&lt;0; [.$H$2]; 0-[.$H$2])" office:value-type="float" office:value="-0.02">
            <text:p>-0.02</text:p>
          </table:table-cell>
          <table:table-cell table:formula="oooc:=(1/(ABS([.C33]-[.B33]) + 0.001))*[.$H$3] + 1" office:value-type="float" office:value="1.08237743440197">
            <text:p>1.08</text:p>
          </table:table-cell>
          <table:table-cell table:formula="oooc:=([.F32]+[.D33]) / [.E33]" office:value-type="float" office:value="-0.299454689571459">
            <text:p>-0.3</text:p>
          </table:table-cell>
          <table:table-cell table:number-columns-repeated="250"/>
        </table:table-row>
        <table:table-row table:style-name="ro1">
          <table:table-cell office:value-type="float" office:value="32">
            <text:p>32</text:p>
          </table:table-cell>
          <table:table-cell table:formula="oooc:=[.B33]" office:value-type="float" office:value="0">
            <text:p>0</text:p>
          </table:table-cell>
          <table:table-cell table:formula="oooc:=[.C33]+[.F33]" office:value-type="float" office:value="3.34131932509512">
            <text:p>3.34</text:p>
          </table:table-cell>
          <table:table-cell table:formula="oooc:=IF ( [.C34]-[.B34]&lt;0; [.$H$2]; 0-[.$H$2])" office:value-type="float" office:value="-0.02">
            <text:p>-0.02</text:p>
          </table:table-cell>
          <table:table-cell table:formula="oooc:=(1/(ABS([.C34]-[.B34]) + 0.001))*[.$H$3] + 1" office:value-type="float" office:value="1.08975803052315">
            <text:p>1.09</text:p>
          </table:table-cell>
          <table:table-cell table:formula="oooc:=([.F33]+[.D34]) / [.E34]" office:value-type="float" office:value="-0.293142771719793">
            <text:p>-0.29</text:p>
          </table:table-cell>
          <table:table-cell table:number-columns-repeated="250"/>
        </table:table-row>
        <table:table-row table:style-name="ro1">
          <table:table-cell office:value-type="float" office:value="33">
            <text:p>33</text:p>
          </table:table-cell>
          <table:table-cell table:formula="oooc:=[.B34]" office:value-type="float" office:value="0">
            <text:p>0</text:p>
          </table:table-cell>
          <table:table-cell table:formula="oooc:=[.C34]+[.F34]" office:value-type="float" office:value="3.04817655337533">
            <text:p>3.05</text:p>
          </table:table-cell>
          <table:table-cell table:formula="oooc:=IF ( [.C35]-[.B35]&lt;0; [.$H$2]; 0-[.$H$2])" office:value-type="float" office:value="-0.02">
            <text:p>-0.02</text:p>
          </table:table-cell>
          <table:table-cell table:formula="oooc:=(1/(ABS([.C35]-[.B35]) + 0.001))*[.$H$3] + 1" office:value-type="float" office:value="1.09838721856493">
            <text:p>1.1</text:p>
          </table:table-cell>
          <table:table-cell table:formula="oooc:=([.F34]+[.D35]) / [.E35]" office:value-type="float" office:value="-0.285093240732464">
            <text:p>-0.29</text:p>
          </table:table-cell>
          <table:table-cell table:number-columns-repeated="250"/>
        </table:table-row>
        <table:table-row table:style-name="ro1">
          <table:table-cell office:value-type="float" office:value="34">
            <text:p>34</text:p>
          </table:table-cell>
          <table:table-cell table:formula="oooc:=[.B35]" office:value-type="float" office:value="0">
            <text:p>0</text:p>
          </table:table-cell>
          <table:table-cell table:formula="oooc:=[.C35]+[.F35]" office:value-type="float" office:value="2.76308331264287">
            <text:p>2.76</text:p>
          </table:table-cell>
          <table:table-cell table:formula="oooc:=IF ( [.C36]-[.B36]&lt;0; [.$H$2]; 0-[.$H$2])" office:value-type="float" office:value="-0.02">
            <text:p>-0.02</text:p>
          </table:table-cell>
          <table:table-cell table:formula="oooc:=(1/(ABS([.C36]-[.B36]) + 0.001))*[.$H$3] + 1" office:value-type="float" office:value="1.10853507874665">
            <text:p>1.11</text:p>
          </table:table-cell>
          <table:table-cell table:formula="oooc:=([.F35]+[.D36]) / [.E36]" office:value-type="float" office:value="-0.275221999359202">
            <text:p>-0.28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table:formula="oooc:=[.B36]" office:value-type="float" office:value="0">
            <text:p>0</text:p>
          </table:table-cell>
          <table:table-cell table:formula="oooc:=[.C36]+[.F36]" office:value-type="float" office:value="2.48786131328366">
            <text:p>2.49</text:p>
          </table:table-cell>
          <table:table-cell table:formula="oooc:=IF ( [.C37]-[.B37]&lt;0; [.$H$2]; 0-[.$H$2])" office:value-type="float" office:value="-0.02">
            <text:p>-0.02</text:p>
          </table:table-cell>
          <table:table-cell table:formula="oooc:=(1/(ABS([.C37]-[.B37]) + 0.001))*[.$H$3] + 1" office:value-type="float" office:value="1.12053704977406">
            <text:p>1.12</text:p>
          </table:table-cell>
          <table:table-cell table:formula="oooc:=([.F36]+[.D37]) / [.E37]" office:value-type="float" office:value="-0.263464737215722">
            <text:p>-0.26</text:p>
          </table:table-cell>
          <table:table-cell table:number-columns-repeated="250"/>
        </table:table-row>
        <table:table-row table:style-name="ro1">
          <table:table-cell office:value-type="float" office:value="36">
            <text:p>36</text:p>
          </table:table-cell>
          <table:table-cell table:formula="oooc:=[.B37]" office:value-type="float" office:value="0">
            <text:p>0</text:p>
          </table:table-cell>
          <table:table-cell table:formula="oooc:=[.C37]+[.F37]" office:value-type="float" office:value="2.22439657606794">
            <text:p>2.22</text:p>
          </table:table-cell>
          <table:table-cell table:formula="oooc:=IF ( [.C38]-[.B38]&lt;0; [.$H$2]; 0-[.$H$2])" office:value-type="float" office:value="-0.02">
            <text:p>-0.02</text:p>
          </table:table-cell>
          <table:table-cell table:formula="oooc:=(1/(ABS([.C38]-[.B38]) + 0.001))*[.$H$3] + 1" office:value-type="float" office:value="1.13480743307787">
            <text:p>1.13</text:p>
          </table:table-cell>
          <table:table-cell table:formula="oooc:=([.F37]+[.D38]) / [.E38]" office:value-type="float" office:value="-0.249791047320599">
            <text:p>-0.25</text:p>
          </table:table-cell>
          <table:table-cell table:number-columns-repeated="250"/>
        </table:table-row>
        <table:table-row table:style-name="ro1">
          <table:table-cell office:value-type="float" office:value="37">
            <text:p>37</text:p>
          </table:table-cell>
          <table:table-cell table:formula="oooc:=[.B38]" office:value-type="float" office:value="0">
            <text:p>0</text:p>
          </table:table-cell>
          <table:table-cell table:formula="oooc:=[.C38]+[.F38]" office:value-type="float" office:value="1.97460552874734">
            <text:p>1.97</text:p>
          </table:table-cell>
          <table:table-cell table:formula="oooc:=IF ( [.C39]-[.B39]&lt;0; [.$H$2]; 0-[.$H$2])" office:value-type="float" office:value="-0.02">
            <text:p>-0.02</text:p>
          </table:table-cell>
          <table:table-cell table:formula="oooc:=(1/(ABS([.C39]-[.B39]) + 0.001))*[.$H$3] + 1" office:value-type="float" office:value="1.15185217678056">
            <text:p>1.15</text:p>
          </table:table-cell>
          <table:table-cell table:formula="oooc:=([.F38]+[.D39]) / [.E39]" office:value-type="float" office:value="-0.234223672758658">
            <text:p>-0.2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table:formula="oooc:=[.B39]" office:value-type="float" office:value="0">
            <text:p>0</text:p>
          </table:table-cell>
          <table:table-cell table:formula="oooc:=[.C39]+[.F39]" office:value-type="float" office:value="1.74038185598868">
            <text:p>1.74</text:p>
          </table:table-cell>
          <table:table-cell table:formula="oooc:=IF ( [.C40]-[.B40]&lt;0; [.$H$2]; 0-[.$H$2])" office:value-type="float" office:value="-0.02">
            <text:p>-0.02</text:p>
          </table:table-cell>
          <table:table-cell table:formula="oooc:=(1/(ABS([.C40]-[.B40]) + 0.001))*[.$H$3] + 1" office:value-type="float" office:value="1.17227697587883">
            <text:p>1.17</text:p>
          </table:table-cell>
          <table:table-cell table:formula="oooc:=([.F39]+[.D40]) / [.E40]" office:value-type="float" office:value="-0.216863145817627">
            <text:p>-0.22</text:p>
          </table:table-cell>
          <table:table-cell table:number-columns-repeated="250"/>
        </table:table-row>
        <table:table-row table:style-name="ro1">
          <table:table-cell office:value-type="float" office:value="39">
            <text:p>39</text:p>
          </table:table-cell>
          <table:table-cell table:formula="oooc:=[.B40]" office:value-type="float" office:value="0">
            <text:p>0</text:p>
          </table:table-cell>
          <table:table-cell table:formula="oooc:=[.C40]+[.F40]" office:value-type="float" office:value="1.52351871017106">
            <text:p>1.52</text:p>
          </table:table-cell>
          <table:table-cell table:formula="oooc:=IF ( [.C41]-[.B41]&lt;0; [.$H$2]; 0-[.$H$2])" office:value-type="float" office:value="-0.02">
            <text:p>-0.02</text:p>
          </table:table-cell>
          <table:table-cell table:formula="oooc:=(1/(ABS([.C41]-[.B41]) + 0.001))*[.$H$3] + 1" office:value-type="float" office:value="1.19678341629952">
            <text:p>1.2</text:p>
          </table:table-cell>
          <table:table-cell table:formula="oooc:=([.F40]+[.D41]) / [.E41]" office:value-type="float" office:value="-0.1979164672502">
            <text:p>-0.2</text:p>
          </table:table-cell>
          <table:table-cell table:number-columns-repeated="25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ooc:=[.C41]+[.F41]" office:value-type="float" office:value="1.32560224292086">
            <text:p>1.33</text:p>
          </table:table-cell>
          <table:table-cell table:formula="oooc:=IF ( [.C42]-[.B42]&lt;0; [.$H$2]; 0-[.$H$2])" office:value-type="float" office:value="0.02">
            <text:p>0.02</text:p>
          </table:table-cell>
          <table:table-cell table:formula="oooc:=(1/(ABS([.C42]-[.B42]) + 0.001))*[.$H$3] + 1" office:value-type="float" office:value="1.0816238186526">
            <text:p>1.08</text:p>
          </table:table-cell>
          <table:table-cell table:formula="oooc:=([.F41]+[.D42]) / [.E42]" office:value-type="float" office:value="-0.164490152844299">
            <text:p>-0.16</text:p>
          </table:table-cell>
          <table:table-cell table:number-columns-repeated="250"/>
        </table:table-row>
        <table:table-row table:style-name="ro1">
          <table:table-cell office:value-type="float" office:value="41">
            <text:p>41</text:p>
          </table:table-cell>
          <table:table-cell table:formula="oooc:=[.B42]" office:value-type="float" office:value="5">
            <text:p>5</text:p>
          </table:table-cell>
          <table:table-cell table:formula="oooc:=[.C42]+[.F42]" office:value-type="float" office:value="1.16111209007656">
            <text:p>1.16</text:p>
          </table:table-cell>
          <table:table-cell table:formula="oooc:=IF ( [.C43]-[.B43]&lt;0; [.$H$2]; 0-[.$H$2])" office:value-type="float" office:value="0.02">
            <text:p>0.02</text:p>
          </table:table-cell>
          <table:table-cell table:formula="oooc:=(1/(ABS([.C43]-[.B43]) + 0.001))*[.$H$3] + 1" office:value-type="float" office:value="1.07812728054502">
            <text:p>1.08</text:p>
          </table:table-cell>
          <table:table-cell table:formula="oooc:=([.F42]+[.D43]) / [.E43]" office:value-type="float" office:value="-0.13401956842355">
            <text:p>-0.13</text:p>
          </table:table-cell>
          <table:table-cell table:number-columns-repeated="250"/>
        </table:table-row>
        <table:table-row table:style-name="ro1">
          <table:table-cell office:value-type="float" office:value="42">
            <text:p>42</text:p>
          </table:table-cell>
          <table:table-cell table:formula="oooc:=[.B43]" office:value-type="float" office:value="5">
            <text:p>5</text:p>
          </table:table-cell>
          <table:table-cell table:formula="oooc:=[.C43]+[.F43]" office:value-type="float" office:value="1.02709252165301">
            <text:p>1.03</text:p>
          </table:table-cell>
          <table:table-cell table:formula="oooc:=IF ( [.C44]-[.B44]&lt;0; [.$H$2]; 0-[.$H$2])" office:value-type="float" office:value="0.02">
            <text:p>0.02</text:p>
          </table:table-cell>
          <table:table-cell table:formula="oooc:=(1/(ABS([.C44]-[.B44]) + 0.001))*[.$H$3] + 1" office:value-type="float" office:value="1.0754924470775">
            <text:p>1.08</text:p>
          </table:table-cell>
          <table:table-cell table:formula="oooc:=([.F43]+[.D44]) / [.E44]" office:value-type="float" office:value="-0.106016149842226">
            <text:p>-0.11</text:p>
          </table:table-cell>
          <table:table-cell table:number-columns-repeated="250"/>
        </table:table-row>
        <table:table-row table:style-name="ro1">
          <table:table-cell office:value-type="float" office:value="43">
            <text:p>43</text:p>
          </table:table-cell>
          <table:table-cell table:formula="oooc:=[.B44]" office:value-type="float" office:value="5">
            <text:p>5</text:p>
          </table:table-cell>
          <table:table-cell table:formula="oooc:=[.C44]+[.F44]" office:value-type="float" office:value="0.921076371810781">
            <text:p>0.92</text:p>
          </table:table-cell>
          <table:table-cell table:formula="oooc:=IF ( [.C45]-[.B45]&lt;0; [.$H$2]; 0-[.$H$2])" office:value-type="float" office:value="0.02">
            <text:p>0.02</text:p>
          </table:table-cell>
          <table:table-cell table:formula="oooc:=(1/(ABS([.C45]-[.B45]) + 0.001))*[.$H$3] + 1" office:value-type="float" office:value="1.07353078815673">
            <text:p>1.07</text:p>
          </table:table-cell>
          <table:table-cell table:formula="oooc:=([.F44]+[.D45]) / [.E45]" office:value-type="float" office:value="-0.0801245300005947">
            <text:p>-0.08</text:p>
          </table:table-cell>
          <table:table-cell table:number-columns-repeated="250"/>
        </table:table-row>
        <table:table-row table:style-name="ro1">
          <table:table-cell office:value-type="float" office:value="44">
            <text:p>44</text:p>
          </table:table-cell>
          <table:table-cell table:formula="oooc:=[.B45]" office:value-type="float" office:value="5">
            <text:p>5</text:p>
          </table:table-cell>
          <table:table-cell table:formula="oooc:=[.C45]+[.F45]" office:value-type="float" office:value="0.840951841810187">
            <text:p>0.84</text:p>
          </table:table-cell>
          <table:table-cell table:formula="oooc:=IF ( [.C46]-[.B46]&lt;0; [.$H$2]; 0-[.$H$2])" office:value-type="float" office:value="0.02">
            <text:p>0.02</text:p>
          </table:table-cell>
          <table:table-cell table:formula="oooc:=(1/(ABS([.C46]-[.B46]) + 0.001))*[.$H$3] + 1" office:value-type="float" office:value="1.07211454978217">
            <text:p>1.07</text:p>
          </table:table-cell>
          <table:table-cell table:formula="oooc:=([.F45]+[.D46]) / [.E46]" office:value-type="float" office:value="-0.0560803227722362">
            <text:p>-0.06</text:p>
          </table:table-cell>
          <table:table-cell table:number-columns-repeated="250"/>
        </table:table-row>
        <table:table-row table:style-name="ro1">
          <table:table-cell office:value-type="float" office:value="45">
            <text:p>45</text:p>
          </table:table-cell>
          <table:table-cell table:formula="oooc:=[.B46]" office:value-type="float" office:value="5">
            <text:p>5</text:p>
          </table:table-cell>
          <table:table-cell table:formula="oooc:=[.C46]+[.F46]" office:value-type="float" office:value="0.784871519037951">
            <text:p>0.78</text:p>
          </table:table-cell>
          <table:table-cell table:formula="oooc:=IF ( [.C47]-[.B47]&lt;0; [.$H$2]; 0-[.$H$2])" office:value-type="float" office:value="0.02">
            <text:p>0.02</text:p>
          </table:table-cell>
          <table:table-cell table:formula="oooc:=(1/(ABS([.C47]-[.B47]) + 0.001))*[.$H$3] + 1" office:value-type="float" office:value="1.07115532682523">
            <text:p>1.07</text:p>
          </table:table-cell>
          <table:table-cell table:formula="oooc:=([.F46]+[.D47]) / [.E47]" office:value-type="float" office:value="-0.0336835581812153">
            <text:p>-0.03</text:p>
          </table:table-cell>
          <table:table-cell table:number-columns-repeated="250"/>
        </table:table-row>
        <table:table-row table:style-name="ro1">
          <table:table-cell office:value-type="float" office:value="46">
            <text:p>46</text:p>
          </table:table-cell>
          <table:table-cell table:formula="oooc:=[.B47]" office:value-type="float" office:value="5">
            <text:p>5</text:p>
          </table:table-cell>
          <table:table-cell table:formula="oooc:=[.C47]+[.F47]" office:value-type="float" office:value="0.751187960856735">
            <text:p>0.75</text:p>
          </table:table-cell>
          <table:table-cell table:formula="oooc:=IF ( [.C48]-[.B48]&lt;0; [.$H$2]; 0-[.$H$2])" office:value-type="float" office:value="0.02">
            <text:p>0.02</text:p>
          </table:table-cell>
          <table:table-cell table:formula="oooc:=(1/(ABS([.C48]-[.B48]) + 0.001))*[.$H$3] + 1" office:value-type="float" office:value="1.07059135727341">
            <text:p>1.07</text:p>
          </table:table-cell>
          <table:table-cell table:formula="oooc:=([.F47]+[.D48]) / [.E48]" office:value-type="float" office:value="-0.0127813082818683">
            <text:p>-0.01</text:p>
          </table:table-cell>
          <table:table-cell table:number-columns-repeated="250"/>
        </table:table-row>
        <table:table-row table:style-name="ro1">
          <table:table-cell office:value-type="float" office:value="47">
            <text:p>47</text:p>
          </table:table-cell>
          <table:table-cell table:formula="oooc:=[.B48]" office:value-type="float" office:value="5">
            <text:p>5</text:p>
          </table:table-cell>
          <table:table-cell table:formula="oooc:=[.C48]+[.F48]" office:value-type="float" office:value="0.738406652574867">
            <text:p>0.74</text:p>
          </table:table-cell>
          <table:table-cell table:formula="oooc:=IF ( [.C49]-[.B49]&lt;0; [.$H$2]; 0-[.$H$2])" office:value-type="float" office:value="0.02">
            <text:p>0.02</text:p>
          </table:table-cell>
          <table:table-cell table:formula="oooc:=(1/(ABS([.C49]-[.B49]) + 0.001))*[.$H$3] + 1" office:value-type="float" office:value="1.07037969037821">
            <text:p>1.07</text:p>
          </table:table-cell>
          <table:table-cell table:formula="oooc:=([.F48]+[.D49]) / [.E49]" office:value-type="float" office:value="0.00674404772719577">
            <text:p>0.01</text:p>
          </table:table-cell>
          <table:table-cell table:number-columns-repeated="250"/>
        </table:table-row>
        <table:table-row table:style-name="ro1">
          <table:table-cell office:value-type="float" office:value="48">
            <text:p>48</text:p>
          </table:table-cell>
          <table:table-cell table:formula="oooc:=[.B49]" office:value-type="float" office:value="5">
            <text:p>5</text:p>
          </table:table-cell>
          <table:table-cell table:formula="oooc:=[.C49]+[.F49]" office:value-type="float" office:value="0.745150700302063">
            <text:p>0.75</text:p>
          </table:table-cell>
          <table:table-cell table:formula="oooc:=IF ( [.C50]-[.B50]&lt;0; [.$H$2]; 0-[.$H$2])" office:value-type="float" office:value="0.02">
            <text:p>0.02</text:p>
          </table:table-cell>
          <table:table-cell table:formula="oooc:=(1/(ABS([.C50]-[.B50]) + 0.001))*[.$H$3] + 1" office:value-type="float" office:value="1.07049121782139">
            <text:p>1.07</text:p>
          </table:table-cell>
          <table:table-cell table:formula="oooc:=([.F49]+[.D50]) / [.E50]" office:value-type="float" office:value="0.0249829678954527">
            <text:p>0.02</text:p>
          </table:table-cell>
          <table:table-cell table:number-columns-repeated="250"/>
        </table:table-row>
        <table:table-row table:style-name="ro1">
          <table:table-cell office:value-type="float" office:value="49">
            <text:p>49</text:p>
          </table:table-cell>
          <table:table-cell table:formula="oooc:=[.B50]" office:value-type="float" office:value="5">
            <text:p>5</text:p>
          </table:table-cell>
          <table:table-cell table:formula="oooc:=[.C50]+[.F50]" office:value-type="float" office:value="0.770133668197515">
            <text:p>0.77</text:p>
          </table:table-cell>
          <table:table-cell table:formula="oooc:=IF ( [.C51]-[.B51]&lt;0; [.$H$2]; 0-[.$H$2])" office:value-type="float" office:value="0.02">
            <text:p>0.02</text:p>
          </table:table-cell>
          <table:table-cell table:formula="oooc:=(1/(ABS([.C51]-[.B51]) + 0.001))*[.$H$3] + 1" office:value-type="float" office:value="1.07090746350102">
            <text:p>1.07</text:p>
          </table:table-cell>
          <table:table-cell table:formula="oooc:=([.F50]+[.D51]) / [.E51]" office:value-type="float" office:value="0.0420045330045547">
            <text:p>0.04</text:p>
          </table:table-cell>
          <table:table-cell table:number-columns-repeated="250"/>
        </table:table-row>
        <table:table-row table:style-name="ro1">
          <table:table-cell office:value-type="float" office:value="50">
            <text:p>50</text:p>
          </table:table-cell>
          <table:table-cell table:formula="oooc:=[.B51]" office:value-type="float" office:value="5">
            <text:p>5</text:p>
          </table:table-cell>
          <table:table-cell table:formula="oooc:=[.C51]+[.F51]" office:value-type="float" office:value="0.81213820120207">
            <text:p>0.81</text:p>
          </table:table-cell>
          <table:table-cell table:formula="oooc:=IF ( [.C52]-[.B52]&lt;0; [.$H$2]; 0-[.$H$2])" office:value-type="float" office:value="0.02">
            <text:p>0.02</text:p>
          </table:table-cell>
          <table:table-cell table:formula="oooc:=(1/(ABS([.C52]-[.B52]) + 0.001))*[.$H$3] + 1" office:value-type="float" office:value="1.07161850030146">
            <text:p>1.07</text:p>
          </table:table-cell>
          <table:table-cell table:formula="oooc:=([.F51]+[.D52]) / [.E52]" office:value-type="float" office:value="0.057860640691731">
            <text:p>0.06</text:p>
          </table:table-cell>
          <table:table-cell table:number-columns-repeated="250"/>
        </table:table-row>
        <table:table-row table:style-name="ro1">
          <table:table-cell office:value-type="float" office:value="51">
            <text:p>51</text:p>
          </table:table-cell>
          <table:table-cell table:formula="oooc:=[.B52]" office:value-type="float" office:value="5">
            <text:p>5</text:p>
          </table:table-cell>
          <table:table-cell table:formula="oooc:=[.C52]+[.F52]" office:value-type="float" office:value="0.869998841893801">
            <text:p>0.87</text:p>
          </table:table-cell>
          <table:table-cell table:formula="oooc:=IF ( [.C53]-[.B53]&lt;0; [.$H$2]; 0-[.$H$2])" office:value-type="float" office:value="0.02">
            <text:p>0.02</text:p>
          </table:table-cell>
          <table:table-cell table:formula="oooc:=(1/(ABS([.C53]-[.B53]) + 0.001))*[.$H$3] + 1" office:value-type="float" office:value="1.07262162088997">
            <text:p>1.07</text:p>
          </table:table-cell>
          <table:table-cell table:formula="oooc:=([.F52]+[.D53]) / [.E53]" office:value-type="float" office:value="0.0725891024153785">
            <text:p>0.07</text:p>
          </table:table-cell>
          <table:table-cell table:number-columns-repeated="250"/>
        </table:table-row>
        <table:table-row table:style-name="ro1">
          <table:table-cell office:value-type="float" office:value="52">
            <text:p>52</text:p>
          </table:table-cell>
          <table:table-cell table:formula="oooc:=[.B53]" office:value-type="float" office:value="5">
            <text:p>5</text:p>
          </table:table-cell>
          <table:table-cell table:formula="oooc:=[.C53]+[.F53]" office:value-type="float" office:value="0.94258794430918">
            <text:p>0.94</text:p>
          </table:table-cell>
          <table:table-cell table:formula="oooc:=IF ( [.C54]-[.B54]&lt;0; [.$H$2]; 0-[.$H$2])" office:value-type="float" office:value="0.02">
            <text:p>0.02</text:p>
          </table:table-cell>
          <table:table-cell table:formula="oooc:=(1/(ABS([.C54]-[.B54]) + 0.001))*[.$H$3] + 1" office:value-type="float" office:value="1.0739205373637">
            <text:p>1.07</text:p>
          </table:table-cell>
          <table:table-cell table:formula="oooc:=([.F53]+[.D54]) / [.E54]" office:value-type="float" office:value="0.0862159714746394">
            <text:p>0.09</text:p>
          </table:table-cell>
          <table:table-cell table:number-columns-repeated="250"/>
        </table:table-row>
        <table:table-row table:style-name="ro1">
          <table:table-cell office:value-type="float" office:value="53">
            <text:p>53</text:p>
          </table:table-cell>
          <table:table-cell table:formula="oooc:=[.B54]" office:value-type="float" office:value="5">
            <text:p>5</text:p>
          </table:table-cell>
          <table:table-cell table:formula="oooc:=[.C54]+[.F54]" office:value-type="float" office:value="1.02880391578382">
            <text:p>1.03</text:p>
          </table:table-cell>
          <table:table-cell table:formula="oooc:=IF ( [.C55]-[.B55]&lt;0; [.$H$2]; 0-[.$H$2])" office:value-type="float" office:value="0.02">
            <text:p>0.02</text:p>
          </table:table-cell>
          <table:table-cell table:formula="oooc:=(1/(ABS([.C55]-[.B55]) + 0.001))*[.$H$3] + 1" office:value-type="float" office:value="1.0755249724937">
            <text:p>1.08</text:p>
          </table:table-cell>
          <table:table-cell table:formula="oooc:=([.F54]+[.D55]) / [.E55]" office:value-type="float" office:value="0.098757327064539">
            <text:p>0.1</text:p>
          </table:table-cell>
          <table:table-cell table:number-columns-repeated="250"/>
        </table:table-row>
        <table:table-row table:style-name="ro1">
          <table:table-cell office:value-type="float" office:value="54">
            <text:p>54</text:p>
          </table:table-cell>
          <table:table-cell table:formula="oooc:=[.B55]" office:value-type="float" office:value="5">
            <text:p>5</text:p>
          </table:table-cell>
          <table:table-cell table:formula="oooc:=[.C55]+[.F55]" office:value-type="float" office:value="1.12756124284836">
            <text:p>1.13</text:p>
          </table:table-cell>
          <table:table-cell table:formula="oooc:=IF ( [.C56]-[.B56]&lt;0; [.$H$2]; 0-[.$H$2])" office:value-type="float" office:value="0.02">
            <text:p>0.02</text:p>
          </table:table-cell>
          <table:table-cell table:formula="oooc:=(1/(ABS([.C56]-[.B56]) + 0.001))*[.$H$3] + 1" office:value-type="float" office:value="1.07745055977614">
            <text:p>1.08</text:p>
          </table:table-cell>
          <table:table-cell table:formula="oooc:=([.F55]+[.D56]) / [.E56]" office:value-type="float" office:value="0.110220674152522">
            <text:p>0.11</text:p>
          </table:table-cell>
          <table:table-cell table:number-columns-repeated="250"/>
        </table:table-row>
        <table:table-row table:style-name="ro1">
          <table:table-cell office:value-type="float" office:value="55">
            <text:p>55</text:p>
          </table:table-cell>
          <table:table-cell table:formula="oooc:=[.B56]" office:value-type="float" office:value="5">
            <text:p>5</text:p>
          </table:table-cell>
          <table:table-cell table:formula="oooc:=[.C56]+[.F56]" office:value-type="float" office:value="1.23778191700088">
            <text:p>1.24</text:p>
          </table:table-cell>
          <table:table-cell table:formula="oooc:=IF ( [.C57]-[.B57]&lt;0; [.$H$2]; 0-[.$H$2])" office:value-type="float" office:value="0.02">
            <text:p>0.02</text:p>
          </table:table-cell>
          <table:table-cell table:formula="oooc:=(1/(ABS([.C57]-[.B57]) + 0.001))*[.$H$3] + 1" office:value-type="float" office:value="1.07971900468785">
            <text:p>1.08</text:p>
          </table:table-cell>
          <table:table-cell table:formula="oooc:=([.F56]+[.D57]) / [.E57]" office:value-type="float" office:value="0.120606077680526">
            <text:p>0.12</text:p>
          </table:table-cell>
          <table:table-cell table:number-columns-repeated="250"/>
        </table:table-row>
        <table:table-row table:style-name="ro1">
          <table:table-cell office:value-type="float" office:value="56">
            <text:p>56</text:p>
          </table:table-cell>
          <table:table-cell table:formula="oooc:=[.B57]" office:value-type="float" office:value="5">
            <text:p>5</text:p>
          </table:table-cell>
          <table:table-cell table:formula="oooc:=[.C57]+[.F57]" office:value-type="float" office:value="1.35838799468141">
            <text:p>1.36</text:p>
          </table:table-cell>
          <table:table-cell table:formula="oooc:=IF ( [.C58]-[.B58]&lt;0; [.$H$2]; 0-[.$H$2])" office:value-type="float" office:value="0.02">
            <text:p>0.02</text:p>
          </table:table-cell>
          <table:table-cell table:formula="oooc:=(1/(ABS([.C58]-[.B58]) + 0.001))*[.$H$3] + 1" office:value-type="float" office:value="1.08235848329769">
            <text:p>1.08</text:p>
          </table:table-cell>
          <table:table-cell table:formula="oooc:=([.F57]+[.D58]) / [.E58]" office:value-type="float" office:value="0.12990712397997">
            <text:p>0.13</text:p>
          </table:table-cell>
          <table:table-cell table:number-columns-repeated="250"/>
        </table:table-row>
        <table:table-row table:style-name="ro1">
          <table:table-cell office:value-type="float" office:value="57">
            <text:p>57</text:p>
          </table:table-cell>
          <table:table-cell table:formula="oooc:=[.B58]" office:value-type="float" office:value="5">
            <text:p>5</text:p>
          </table:table-cell>
          <table:table-cell table:formula="oooc:=[.C58]+[.F58]" office:value-type="float" office:value="1.48829511866138">
            <text:p>1.49</text:p>
          </table:table-cell>
          <table:table-cell table:formula="oooc:=IF ( [.C59]-[.B59]&lt;0; [.$H$2]; 0-[.$H$2])" office:value-type="float" office:value="0.02">
            <text:p>0.02</text:p>
          </table:table-cell>
          <table:table-cell table:formula="oooc:=(1/(ABS([.C59]-[.B59]) + 0.001))*[.$H$3] + 1" office:value-type="float" office:value="1.08540427110565">
            <text:p>1.09</text:p>
          </table:table-cell>
          <table:table-cell table:formula="oooc:=([.F58]+[.D59]) / [.E59]" office:value-type="float" office:value="0.138111787442357">
            <text:p>0.14</text:p>
          </table:table-cell>
          <table:table-cell table:number-columns-repeated="250"/>
        </table:table-row>
        <table:table-row table:style-name="ro1">
          <table:table-cell office:value-type="float" office:value="58">
            <text:p>58</text:p>
          </table:table-cell>
          <table:table-cell table:formula="oooc:=[.B59]" office:value-type="float" office:value="5">
            <text:p>5</text:p>
          </table:table-cell>
          <table:table-cell table:formula="oooc:=[.C59]+[.F59]" office:value-type="float" office:value="1.62640690610373">
            <text:p>1.63</text:p>
          </table:table-cell>
          <table:table-cell table:formula="oooc:=IF ( [.C60]-[.B60]&lt;0; [.$H$2]; 0-[.$H$2])" office:value-type="float" office:value="0.02">
            <text:p>0.02</text:p>
          </table:table-cell>
          <table:table-cell table:formula="oooc:=(1/(ABS([.C60]-[.B60]) + 0.001))*[.$H$3] + 1" office:value-type="float" office:value="1.0888996070497">
            <text:p>1.09</text:p>
          </table:table-cell>
          <table:table-cell table:formula="oooc:=([.F59]+[.D60]) / [.E60]" office:value-type="float" office:value="0.14520327348703">
            <text:p>0.15</text:p>
          </table:table-cell>
          <table:table-cell table:number-columns-repeated="250"/>
        </table:table-row>
        <table:table-row table:style-name="ro1">
          <table:table-cell office:value-type="float" office:value="59">
            <text:p>59</text:p>
          </table:table-cell>
          <table:table-cell table:formula="oooc:=[.B60]" office:value-type="float" office:value="5">
            <text:p>5</text:p>
          </table:table-cell>
          <table:table-cell table:formula="oooc:=[.C60]+[.F60]" office:value-type="float" office:value="1.77161017959076">
            <text:p>1.77</text:p>
          </table:table-cell>
          <table:table-cell table:formula="oooc:=IF ( [.C61]-[.B61]&lt;0; [.$H$2]; 0-[.$H$2])" office:value-type="float" office:value="0.02">
            <text:p>0.02</text:p>
          </table:table-cell>
          <table:table-cell table:formula="oooc:=(1/(ABS([.C61]-[.B61]) + 0.001))*[.$H$3] + 1" office:value-type="float" office:value="1.09289680610995">
            <text:p>1.09</text:p>
          </table:table-cell>
          <table:table-cell table:formula="oooc:=([.F60]+[.D61]) / [.E61]" office:value-type="float" office:value="0.151160907931512">
            <text:p>0.15</text:p>
          </table:table-cell>
          <table:table-cell table:number-columns-repeated="250"/>
        </table:table-row>
        <table:table-row table:style-name="ro1">
          <table:table-cell office:value-type="float" office:value="60">
            <text:p>60</text:p>
          </table:table-cell>
          <table:table-cell table:formula="oooc:=[.B61]" office:value-type="float" office:value="5">
            <text:p>5</text:p>
          </table:table-cell>
          <table:table-cell table:formula="oooc:=[.C61]+[.F61]" office:value-type="float" office:value="1.92277108752227">
            <text:p>1.92</text:p>
          </table:table-cell>
          <table:table-cell table:formula="oooc:=IF ( [.C62]-[.B62]&lt;0; [.$H$2]; 0-[.$H$2])" office:value-type="float" office:value="0.02">
            <text:p>0.02</text:p>
          </table:table-cell>
          <table:table-cell table:formula="oooc:=(1/(ABS([.C62]-[.B62]) + 0.001))*[.$H$3] + 1" office:value-type="float" office:value="1.09745863888938">
            <text:p>1.1</text:p>
          </table:table-cell>
          <table:table-cell table:formula="oooc:=([.F61]+[.D62]) / [.E62]" office:value-type="float" office:value="0.155961146840784">
            <text:p>0.16</text:p>
          </table:table-cell>
          <table:table-cell table:number-columns-repeated="250"/>
        </table:table-row>
        <table:table-row table:style-name="ro1">
          <table:table-cell office:value-type="float" office:value="61">
            <text:p>61</text:p>
          </table:table-cell>
          <table:table-cell table:formula="oooc:=[.B62]" office:value-type="float" office:value="5">
            <text:p>5</text:p>
          </table:table-cell>
          <table:table-cell table:formula="oooc:=[.C62]+[.F62]" office:value-type="float" office:value="2.07873223436306">
            <text:p>2.08</text:p>
          </table:table-cell>
          <table:table-cell table:formula="oooc:=IF ( [.C63]-[.B63]&lt;0; [.$H$2]; 0-[.$H$2])" office:value-type="float" office:value="0.02">
            <text:p>0.02</text:p>
          </table:table-cell>
          <table:table-cell table:formula="oooc:=(1/(ABS([.C63]-[.B63]) + 0.001))*[.$H$3] + 1" office:value-type="float" office:value="1.1026599969817">
            <text:p>1.1</text:p>
          </table:table-cell>
          <table:table-cell table:formula="oooc:=([.F62]+[.D63]) / [.E63]" office:value-type="float" office:value="0.159578788858252">
            <text:p>0.16</text:p>
          </table:table-cell>
          <table:table-cell table:number-columns-repeated="250"/>
        </table:table-row>
        <table:table-row table:style-name="ro1">
          <table:table-cell office:value-type="float" office:value="62">
            <text:p>62</text:p>
          </table:table-cell>
          <table:table-cell table:formula="oooc:=[.B63]" office:value-type="float" office:value="5">
            <text:p>5</text:p>
          </table:table-cell>
          <table:table-cell table:formula="oooc:=[.C63]+[.F63]" office:value-type="float" office:value="2.23831102322131">
            <text:p>2.24</text:p>
          </table:table-cell>
          <table:table-cell table:formula="oooc:=IF ( [.C64]-[.B64]&lt;0; [.$H$2]; 0-[.$H$2])" office:value-type="float" office:value="0.02">
            <text:p>0.02</text:p>
          </table:table-cell>
          <table:table-cell table:formula="oooc:=(1/(ABS([.C64]-[.B64]) + 0.001))*[.$H$3] + 1" office:value-type="float" office:value="1.10858985666559">
            <text:p>1.11</text:p>
          </table:table-cell>
          <table:table-cell table:formula="oooc:=([.F63]+[.D64]) / [.E64]" office:value-type="float" office:value="0.161988482736428">
            <text:p>0.16</text:p>
          </table:table-cell>
          <table:table-cell table:number-columns-repeated="250"/>
        </table:table-row>
        <table:table-row table:style-name="ro1">
          <table:table-cell office:value-type="float" office:value="63">
            <text:p>63</text:p>
          </table:table-cell>
          <table:table-cell table:formula="oooc:=[.B64]" office:value-type="float" office:value="5">
            <text:p>5</text:p>
          </table:table-cell>
          <table:table-cell table:formula="oooc:=[.C64]+[.F64]" office:value-type="float" office:value="2.40029950595774">
            <text:p>2.4</text:p>
          </table:table-cell>
          <table:table-cell table:formula="oooc:=IF ( [.C65]-[.B65]&lt;0; [.$H$2]; 0-[.$H$2])" office:value-type="float" office:value="0.02">
            <text:p>0.02</text:p>
          </table:table-cell>
          <table:table-cell table:formula="oooc:=(1/(ABS([.C65]-[.B65]) + 0.001))*[.$H$3] + 1" office:value-type="float" office:value="1.11535353674414">
            <text:p>1.12</text:p>
          </table:table-cell>
          <table:table-cell table:formula="oooc:=([.F64]+[.D65]) / [.E65]" office:value-type="float" office:value="0.163166634381844">
            <text:p>0.16</text:p>
          </table:table-cell>
          <table:table-cell table:number-columns-repeated="250"/>
        </table:table-row>
        <table:table-row table:style-name="ro1">
          <table:table-cell office:value-type="float" office:value="64">
            <text:p>64</text:p>
          </table:table-cell>
          <table:table-cell table:formula="oooc:=[.B65]" office:value-type="float" office:value="5">
            <text:p>5</text:p>
          </table:table-cell>
          <table:table-cell table:formula="oooc:=[.C65]+[.F65]" office:value-type="float" office:value="2.56346614033958">
            <text:p>2.56</text:p>
          </table:table-cell>
          <table:table-cell table:formula="oooc:=IF ( [.C66]-[.B66]&lt;0; [.$H$2]; 0-[.$H$2])" office:value-type="float" office:value="0.02">
            <text:p>0.02</text:p>
          </table:table-cell>
          <table:table-cell table:formula="oooc:=(1/(ABS([.C66]-[.B66]) + 0.001))*[.$H$3] + 1" office:value-type="float" office:value="1.12307521342157">
            <text:p>1.12</text:p>
          </table:table-cell>
          <table:table-cell table:formula="oooc:=([.F65]+[.D66]) / [.E66]" office:value-type="float" office:value="0.163093826836235">
            <text:p>0.16</text:p>
          </table:table-cell>
          <table:table-cell table:number-columns-repeated="250"/>
        </table:table-row>
        <table:table-row table:style-name="ro1">
          <table:table-cell office:value-type="float" office:value="65">
            <text:p>65</text:p>
          </table:table-cell>
          <table:table-cell table:formula="oooc:=[.B66]" office:value-type="float" office:value="5">
            <text:p>5</text:p>
          </table:table-cell>
          <table:table-cell table:formula="oooc:=[.C66]+[.F66]" office:value-type="float" office:value="2.72655996717582">
            <text:p>2.73</text:p>
          </table:table-cell>
          <table:table-cell table:formula="oooc:=IF ( [.C67]-[.B67]&lt;0; [.$H$2]; 0-[.$H$2])" office:value-type="float" office:value="0.02">
            <text:p>0.02</text:p>
          </table:table-cell>
          <table:table-cell table:formula="oooc:=(1/(ABS([.C67]-[.B67]) + 0.001))*[.$H$3] + 1" office:value-type="float" office:value="1.1319005978045">
            <text:p>1.13</text:p>
          </table:table-cell>
          <table:table-cell table:formula="oooc:=([.F66]+[.D67]) / [.E67]" office:value-type="float" office:value="0.161757867423494">
            <text:p>0.16</text:p>
          </table:table-cell>
          <table:table-cell table:number-columns-repeated="250"/>
        </table:table-row>
        <table:table-row table:style-name="ro1">
          <table:table-cell office:value-type="float" office:value="66">
            <text:p>66</text:p>
          </table:table-cell>
          <table:table-cell table:formula="oooc:=[.B67]" office:value-type="float" office:value="5">
            <text:p>5</text:p>
          </table:table-cell>
          <table:table-cell table:formula="oooc:=[.C67]+[.F67]" office:value-type="float" office:value="2.88831783459931">
            <text:p>2.89</text:p>
          </table:table-cell>
          <table:table-cell table:formula="oooc:=IF ( [.C68]-[.B68]&lt;0; [.$H$2]; 0-[.$H$2])" office:value-type="float" office:value="0.02">
            <text:p>0.02</text:p>
          </table:table-cell>
          <table:table-cell table:formula="oooc:=(1/(ABS([.C68]-[.B68]) + 0.001))*[.$H$3] + 1" office:value-type="float" office:value="1.14199958939072">
            <text:p>1.14</text:p>
          </table:table-cell>
          <table:table-cell table:formula="oooc:=([.F67]+[.D68]) / [.E68]" office:value-type="float" office:value="0.159157559347693">
            <text:p>0.16</text:p>
          </table:table-cell>
          <table:table-cell table:number-columns-repeated="250"/>
        </table:table-row>
        <table:table-row table:style-name="ro1">
          <table:table-cell office:value-type="float" office:value="67">
            <text:p>67</text:p>
          </table:table-cell>
          <table:table-cell table:formula="oooc:=[.B68]" office:value-type="float" office:value="5">
            <text:p>5</text:p>
          </table:table-cell>
          <table:table-cell table:formula="oooc:=[.C68]+[.F68]" office:value-type="float" office:value="3.047475393947">
            <text:p>3.05</text:p>
          </table:table-cell>
          <table:table-cell table:formula="oooc:=IF ( [.C69]-[.B69]&lt;0; [.$H$2]; 0-[.$H$2])" office:value-type="float" office:value="0.02">
            <text:p>0.02</text:p>
          </table:table-cell>
          <table:table-cell table:formula="oooc:=(1/(ABS([.C69]-[.B69]) + 0.001))*[.$H$3] + 1" office:value-type="float" office:value="1.15356858012971">
            <text:p>1.15</text:p>
          </table:table-cell>
          <table:table-cell table:formula="oooc:=([.F68]+[.D69]) / [.E69]" office:value-type="float" office:value="0.155307246082889">
            <text:p>0.16</text:p>
          </table:table-cell>
          <table:table-cell table:number-columns-repeated="250"/>
        </table:table-row>
        <table:table-row table:style-name="ro1">
          <table:table-cell office:value-type="float" office:value="68">
            <text:p>68</text:p>
          </table:table-cell>
          <table:table-cell table:formula="oooc:=[.B69]" office:value-type="float" office:value="5">
            <text:p>5</text:p>
          </table:table-cell>
          <table:table-cell table:formula="oooc:=[.C69]+[.F69]" office:value-type="float" office:value="3.20278264002989">
            <text:p>3.2</text:p>
          </table:table-cell>
          <table:table-cell table:formula="oooc:=IF ( [.C70]-[.B70]&lt;0; [.$H$2]; 0-[.$H$2])" office:value-type="float" office:value="0.02">
            <text:p>0.02</text:p>
          </table:table-cell>
          <table:table-cell table:formula="oooc:=(1/(ABS([.C70]-[.B70]) + 0.001))*[.$H$3] + 1" office:value-type="float" office:value="1.16683188955811">
            <text:p>1.17</text:p>
          </table:table-cell>
          <table:table-cell table:formula="oooc:=([.F69]+[.D70]) / [.E70]" office:value-type="float" office:value="0.150242076559358">
            <text:p>0.15</text:p>
          </table:table-cell>
          <table:table-cell table:number-columns-repeated="250"/>
        </table:table-row>
        <table:table-row table:style-name="ro1">
          <table:table-cell office:value-type="float" office:value="69">
            <text:p>69</text:p>
          </table:table-cell>
          <table:table-cell table:formula="oooc:=[.B70]" office:value-type="float" office:value="5">
            <text:p>5</text:p>
          </table:table-cell>
          <table:table-cell table:formula="oooc:=[.C70]+[.F70]" office:value-type="float" office:value="3.35302471658925">
            <text:p>3.35</text:p>
          </table:table-cell>
          <table:table-cell table:formula="oooc:=IF ( [.C71]-[.B71]&lt;0; [.$H$2]; 0-[.$H$2])" office:value-type="float" office:value="0.02">
            <text:p>0.02</text:p>
          </table:table-cell>
          <table:table-cell table:formula="oooc:=(1/(ABS([.C71]-[.B71]) + 0.001))*[.$H$3] + 1" office:value-type="float" office:value="1.18204156519818">
            <text:p>1.18</text:p>
          </table:table-cell>
          <table:table-cell table:formula="oooc:=([.F70]+[.D71]) / [.E71]" office:value-type="float" office:value="0.144023764960258">
            <text:p>0.14</text:p>
          </table:table-cell>
          <table:table-cell table:number-columns-repeated="250"/>
        </table:table-row>
        <table:table-row table:style-name="ro1">
          <table:table-cell office:value-type="float" office:value="70">
            <text:p>70</text:p>
          </table:table-cell>
          <table:table-cell table:formula="oooc:=[.B71]" office:value-type="float" office:value="5">
            <text:p>5</text:p>
          </table:table-cell>
          <table:table-cell table:formula="oooc:=[.C71]+[.F71]" office:value-type="float" office:value="3.49704848154951">
            <text:p>3.5</text:p>
          </table:table-cell>
          <table:table-cell table:formula="oooc:=IF ( [.C72]-[.B72]&lt;0; [.$H$2]; 0-[.$H$2])" office:value-type="float" office:value="0.02">
            <text:p>0.02</text:p>
          </table:table-cell>
          <table:table-cell table:formula="oooc:=(1/(ABS([.C72]-[.B72]) + 0.001))*[.$H$3] + 1" office:value-type="float" office:value="1.1994745151819">
            <text:p>1.2</text:p>
          </table:table-cell>
          <table:table-cell table:formula="oooc:=([.F71]+[.D72]) / [.E72]" office:value-type="float" office:value="0.136746352577056">
            <text:p>0.14</text:p>
          </table:table-cell>
          <table:table-cell table:number-columns-repeated="250"/>
        </table:table-row>
        <table:table-row table:style-name="ro1">
          <table:table-cell office:value-type="float" office:value="71">
            <text:p>71</text:p>
          </table:table-cell>
          <table:table-cell table:formula="oooc:=[.B72]" office:value-type="float" office:value="5">
            <text:p>5</text:p>
          </table:table-cell>
          <table:table-cell table:formula="oooc:=[.C72]+[.F72]" office:value-type="float" office:value="3.63379483412657">
            <text:p>3.63</text:p>
          </table:table-cell>
          <table:table-cell table:formula="oooc:=IF ( [.C73]-[.B73]&lt;0; [.$H$2]; 0-[.$H$2])" office:value-type="float" office:value="0.02">
            <text:p>0.02</text:p>
          </table:table-cell>
          <table:table-cell table:formula="oooc:=(1/(ABS([.C73]-[.B73]) + 0.001))*[.$H$3] + 1" office:value-type="float" office:value="1.21942573615742">
            <text:p>1.22</text:p>
          </table:table-cell>
          <table:table-cell table:formula="oooc:=([.F72]+[.D73]) / [.E73]" office:value-type="float" office:value="0.128541122209694">
            <text:p>0.13</text:p>
          </table:table-cell>
          <table:table-cell table:number-columns-repeated="250"/>
        </table:table-row>
        <table:table-row table:style-name="ro1">
          <table:table-cell office:value-type="float" office:value="72">
            <text:p>72</text:p>
          </table:table-cell>
          <table:table-cell table:formula="oooc:=[.B73]" office:value-type="float" office:value="5">
            <text:p>5</text:p>
          </table:table-cell>
          <table:table-cell table:formula="oooc:=[.C73]+[.F73]" office:value-type="float" office:value="3.76233595633626">
            <text:p>3.76</text:p>
          </table:table-cell>
          <table:table-cell table:formula="oooc:=IF ( [.C74]-[.B74]&lt;0; [.$H$2]; 0-[.$H$2])" office:value-type="float" office:value="0.02">
            <text:p>0.02</text:p>
          </table:table-cell>
          <table:table-cell table:formula="oooc:=(1/(ABS([.C74]-[.B74]) + 0.001))*[.$H$3] + 1" office:value-type="float" office:value="1.24219642245581">
            <text:p>1.24</text:p>
          </table:table-cell>
          <table:table-cell table:formula="oooc:=([.F73]+[.D74]) / [.E74]" office:value-type="float" office:value="0.119579415561373">
            <text:p>0.12</text:p>
          </table:table-cell>
          <table:table-cell table:number-columns-repeated="250"/>
        </table:table-row>
        <table:table-row table:style-name="ro1">
          <table:table-cell office:value-type="float" office:value="73">
            <text:p>73</text:p>
          </table:table-cell>
          <table:table-cell table:formula="oooc:=[.B74]" office:value-type="float" office:value="5">
            <text:p>5</text:p>
          </table:table-cell>
          <table:table-cell table:formula="oooc:=[.C74]+[.F74]" office:value-type="float" office:value="3.88191537189763">
            <text:p>3.88</text:p>
          </table:table-cell>
          <table:table-cell table:formula="oooc:=IF ( [.C75]-[.B75]&lt;0; [.$H$2]; 0-[.$H$2])" office:value-type="float" office:value="0.02">
            <text:p>0.02</text:p>
          </table:table-cell>
          <table:table-cell table:formula="oooc:=(1/(ABS([.C75]-[.B75]) + 0.001))*[.$H$3] + 1" office:value-type="float" office:value="1.26807624058666">
            <text:p>1.27</text:p>
          </table:table-cell>
          <table:table-cell table:formula="oooc:=([.F74]+[.D75]) / [.E75]" office:value-type="float" office:value="0.110071785192347">
            <text:p>0.11</text:p>
          </table:table-cell>
          <table:table-cell table:number-columns-repeated="250"/>
        </table:table-row>
        <table:table-row table:style-name="ro1">
          <table:table-cell office:value-type="float" office:value="74">
            <text:p>74</text:p>
          </table:table-cell>
          <table:table-cell table:formula="oooc:=[.B75]" office:value-type="float" office:value="5">
            <text:p>5</text:p>
          </table:table-cell>
          <table:table-cell table:formula="oooc:=[.C75]+[.F75]" office:value-type="float" office:value="3.99198715708998">
            <text:p>3.99</text:p>
          </table:table-cell>
          <table:table-cell table:formula="oooc:=IF ( [.C76]-[.B76]&lt;0; [.$H$2]; 0-[.$H$2])" office:value-type="float" office:value="0.02">
            <text:p>0.02</text:p>
          </table:table-cell>
          <table:table-cell table:formula="oooc:=(1/(ABS([.C76]-[.B76]) + 0.001))*[.$H$3] + 1" office:value-type="float" office:value="1.29732029885248">
            <text:p>1.3</text:p>
          </table:table-cell>
          <table:table-cell table:formula="oooc:=([.F75]+[.D76]) / [.E76]" office:value-type="float" office:value="0.100261890072482">
            <text:p>0.1</text:p>
          </table:table-cell>
          <table:table-cell table:number-columns-repeated="250"/>
        </table:table-row>
        <table:table-row table:style-name="ro1">
          <table:table-cell office:value-type="float" office:value="75">
            <text:p>75</text:p>
          </table:table-cell>
          <table:table-cell table:formula="oooc:=[.B76]" office:value-type="float" office:value="5">
            <text:p>5</text:p>
          </table:table-cell>
          <table:table-cell table:formula="oooc:=[.C76]+[.F76]" office:value-type="float" office:value="4.09224904716246">
            <text:p>4.09</text:p>
          </table:table-cell>
          <table:table-cell table:formula="oooc:=IF ( [.C77]-[.B77]&lt;0; [.$H$2]; 0-[.$H$2])" office:value-type="float" office:value="0.02">
            <text:p>0.02</text:p>
          </table:table-cell>
          <table:table-cell table:formula="oooc:=(1/(ABS([.C77]-[.B77]) + 0.001))*[.$H$3] + 1" office:value-type="float" office:value="1.33012345028444">
            <text:p>1.33</text:p>
          </table:table-cell>
          <table:table-cell table:formula="oooc:=([.F76]+[.D77]) / [.E77]" office:value-type="float" office:value="0.0904140815251129">
            <text:p>0.09</text:p>
          </table:table-cell>
          <table:table-cell table:number-columns-repeated="250"/>
        </table:table-row>
        <table:table-row table:style-name="ro1">
          <table:table-cell office:value-type="float" office:value="76">
            <text:p>76</text:p>
          </table:table-cell>
          <table:table-cell table:formula="oooc:=[.B77]" office:value-type="float" office:value="5">
            <text:p>5</text:p>
          </table:table-cell>
          <table:table-cell table:formula="oooc:=[.C77]+[.F77]" office:value-type="float" office:value="4.18266312868757">
            <text:p>4.18</text:p>
          </table:table-cell>
          <table:table-cell table:formula="oooc:=IF ( [.C78]-[.B78]&lt;0; [.$H$2]; 0-[.$H$2])" office:value-type="float" office:value="0.02">
            <text:p>0.02</text:p>
          </table:table-cell>
          <table:table-cell table:formula="oooc:=(1/(ABS([.C78]-[.B78]) + 0.001))*[.$H$3] + 1" office:value-type="float" office:value="1.36659719305922">
            <text:p>1.37</text:p>
          </table:table-cell>
          <table:table-cell table:formula="oooc:=([.F77]+[.D78]) / [.E78]" office:value-type="float" office:value="0.0807948985157386">
            <text:p>0.08</text:p>
          </table:table-cell>
          <table:table-cell table:number-columns-repeated="250"/>
        </table:table-row>
        <table:table-row table:style-name="ro1">
          <table:table-cell office:value-type="float" office:value="77">
            <text:p>77</text:p>
          </table:table-cell>
          <table:table-cell table:formula="oooc:=[.B78]" office:value-type="float" office:value="5">
            <text:p>5</text:p>
          </table:table-cell>
          <table:table-cell table:formula="oooc:=[.C78]+[.F78]" office:value-type="float" office:value="4.26345802720331">
            <text:p>4.26</text:p>
          </table:table-cell>
          <table:table-cell table:formula="oooc:=IF ( [.C79]-[.B79]&lt;0; [.$H$2]; 0-[.$H$2])" office:value-type="float" office:value="0.02">
            <text:p>0.02</text:p>
          </table:table-cell>
          <table:table-cell table:formula="oooc:=(1/(ABS([.C79]-[.B79]) + 0.001))*[.$H$3] + 1" office:value-type="float" office:value="1.40675651158188">
            <text:p>1.41</text:p>
          </table:table-cell>
          <table:table-cell table:formula="oooc:=([.F78]+[.D79]) / [.E79]" office:value-type="float" office:value="0.0716505647465572">
            <text:p>0.07</text:p>
          </table:table-cell>
          <table:table-cell table:number-columns-repeated="250"/>
        </table:table-row>
        <table:table-row table:style-name="ro1">
          <table:table-cell office:value-type="float" office:value="78">
            <text:p>78</text:p>
          </table:table-cell>
          <table:table-cell table:formula="oooc:=[.B79]" office:value-type="float" office:value="5">
            <text:p>5</text:p>
          </table:table-cell>
          <table:table-cell table:formula="oooc:=[.C79]+[.F79]" office:value-type="float" office:value="4.33510859194987">
            <text:p>4.34</text:p>
          </table:table-cell>
          <table:table-cell table:formula="oooc:=IF ( [.C80]-[.B80]&lt;0; [.$H$2]; 0-[.$H$2])" office:value-type="float" office:value="0.02">
            <text:p>0.02</text:p>
          </table:table-cell>
          <table:table-cell table:formula="oooc:=(1/(ABS([.C80]-[.B80]) + 0.001))*[.$H$3] + 1" office:value-type="float" office:value="1.45052390881339">
            <text:p>1.45</text:p>
          </table:table-cell>
          <table:table-cell table:formula="oooc:=([.F79]+[.D80]) / [.E80]" office:value-type="float" office:value="0.0631844564503127">
            <text:p>0.06</text:p>
          </table:table-cell>
          <table:table-cell table:number-columns-repeated="250"/>
        </table:table-row>
        <table:table-row table:style-name="ro1">
          <table:table-cell office:value-type="float" office:value="79">
            <text:p>79</text:p>
          </table:table-cell>
          <table:table-cell table:formula="oooc:=[.B80]" office:value-type="float" office:value="5">
            <text:p>5</text:p>
          </table:table-cell>
          <table:table-cell table:formula="oooc:=[.C80]+[.F80]" office:value-type="float" office:value="4.39829304840018">
            <text:p>4.4</text:p>
          </table:table-cell>
          <table:table-cell table:formula="oooc:=IF ( [.C81]-[.B81]&lt;0; [.$H$2]; 0-[.$H$2])" office:value-type="float" office:value="0.02">
            <text:p>0.02</text:p>
          </table:table-cell>
          <table:table-cell table:formula="oooc:=(1/(ABS([.C81]-[.B81]) + 0.001))*[.$H$3] + 1" office:value-type="float" office:value="1.49775433849516">
            <text:p>1.5</text:p>
          </table:table-cell>
          <table:table-cell table:formula="oooc:=([.F80]+[.D81]) / [.E81]" office:value-type="float" office:value="0.0555394528410386">
            <text:p>0.06</text:p>
          </table:table-cell>
          <table:table-cell table:number-columns-repeated="250"/>
        </table:table-row>
        <table:table-row table:style-name="ro1">
          <table:table-cell office:value-type="float" office:value="80">
            <text:p>80</text:p>
          </table:table-cell>
          <table:table-cell table:formula="oooc:=[.B81]" office:value-type="float" office:value="5">
            <text:p>5</text:p>
          </table:table-cell>
          <table:table-cell table:formula="oooc:=[.C81]+[.F81]" office:value-type="float" office:value="4.45383250124122">
            <text:p>4.45</text:p>
          </table:table-cell>
          <table:table-cell table:formula="oooc:=IF ( [.C82]-[.B82]&lt;0; [.$H$2]; 0-[.$H$2])" office:value-type="float" office:value="0.02">
            <text:p>0.02</text:p>
          </table:table-cell>
          <table:table-cell table:formula="oooc:=(1/(ABS([.C82]-[.B82]) + 0.001))*[.$H$3] + 1" office:value-type="float" office:value="1.54827817931535">
            <text:p>1.55</text:p>
          </table:table-cell>
          <table:table-cell table:formula="oooc:=([.F81]+[.D82]) / [.E82]" office:value-type="float" office:value="0.0487893285910947">
            <text:p>0.05</text:p>
          </table:table-cell>
          <table:table-cell table:number-columns-repeated="250"/>
        </table:table-row>
        <table:table-row table:style-name="ro1">
          <table:table-cell office:value-type="float" office:value="81">
            <text:p>81</text:p>
          </table:table-cell>
          <table:table-cell table:formula="oooc:=[.B82]" office:value-type="float" office:value="5">
            <text:p>5</text:p>
          </table:table-cell>
          <table:table-cell table:formula="oooc:=[.C82]+[.F82]" office:value-type="float" office:value="4.50262182983232">
            <text:p>4.5</text:p>
          </table:table-cell>
          <table:table-cell table:formula="oooc:=IF ( [.C83]-[.B83]&lt;0; [.$H$2]; 0-[.$H$2])" office:value-type="float" office:value="0.02">
            <text:p>0.02</text:p>
          </table:table-cell>
          <table:table-cell table:formula="oooc:=(1/(ABS([.C83]-[.B83]) + 0.001))*[.$H$3] + 1" office:value-type="float" office:value="1.60195252913879">
            <text:p>1.6</text:p>
          </table:table-cell>
          <table:table-cell table:formula="oooc:=([.F82]+[.D83]) / [.E83]" office:value-type="float" office:value="0.0429409282359171">
            <text:p>0.04</text:p>
          </table:table-cell>
          <table:table-cell table:number-columns-repeated="250"/>
        </table:table-row>
        <table:table-row table:style-name="ro1">
          <table:table-cell office:value-type="float" office:value="82">
            <text:p>82</text:p>
          </table:table-cell>
          <table:table-cell table:formula="oooc:=[.B83]" office:value-type="float" office:value="5">
            <text:p>5</text:p>
          </table:table-cell>
          <table:table-cell table:formula="oooc:=[.C83]+[.F83]" office:value-type="float" office:value="4.54556275806823">
            <text:p>4.55</text:p>
          </table:table-cell>
          <table:table-cell table:formula="oooc:=IF ( [.C84]-[.B84]&lt;0; [.$H$2]; 0-[.$H$2])" office:value-type="float" office:value="0.02">
            <text:p>0.02</text:p>
          </table:table-cell>
          <table:table-cell table:formula="oooc:=(1/(ABS([.C84]-[.B84]) + 0.001))*[.$H$3] + 1" office:value-type="float" office:value="1.65870766019821">
            <text:p>1.66</text:p>
          </table:table-cell>
          <table:table-cell table:formula="oooc:=([.F83]+[.D84]) / [.E84]" office:value-type="float" office:value="0.0379457632868205">
            <text:p>0.04</text:p>
          </table:table-cell>
          <table:table-cell table:number-columns-repeated="250"/>
        </table:table-row>
        <table:table-row table:style-name="ro1">
          <table:table-cell office:value-type="float" office:value="83">
            <text:p>83</text:p>
          </table:table-cell>
          <table:table-cell table:formula="oooc:=[.B84]" office:value-type="float" office:value="5">
            <text:p>5</text:p>
          </table:table-cell>
          <table:table-cell table:formula="oooc:=[.C84]+[.F84]" office:value-type="float" office:value="4.58350852135505">
            <text:p>4.58</text:p>
          </table:table-cell>
          <table:table-cell table:formula="oooc:=IF ( [.C85]-[.B85]&lt;0; [.$H$2]; 0-[.$H$2])" office:value-type="float" office:value="0.02">
            <text:p>0.02</text:p>
          </table:table-cell>
          <table:table-cell table:formula="oooc:=(1/(ABS([.C85]-[.B85]) + 0.001))*[.$H$3] + 1" office:value-type="float" office:value="1.718577540729">
            <text:p>1.72</text:p>
          </table:table-cell>
          <table:table-cell table:formula="oooc:=([.F84]+[.D85]) / [.E85]" office:value-type="float" office:value="0.0337172818296232">
            <text:p>0.03</text:p>
          </table:table-cell>
          <table:table-cell table:number-columns-repeated="250"/>
        </table:table-row>
        <table:table-row table:style-name="ro1">
          <table:table-cell office:value-type="float" office:value="84">
            <text:p>84</text:p>
          </table:table-cell>
          <table:table-cell table:formula="oooc:=[.B85]" office:value-type="float" office:value="5">
            <text:p>5</text:p>
          </table:table-cell>
          <table:table-cell table:formula="oooc:=[.C85]+[.F85]" office:value-type="float" office:value="4.61722580318468">
            <text:p>4.62</text:p>
          </table:table-cell>
          <table:table-cell table:formula="oooc:=IF ( [.C86]-[.B86]&lt;0; [.$H$2]; 0-[.$H$2])" office:value-type="float" office:value="0.02">
            <text:p>0.02</text:p>
          </table:table-cell>
          <table:table-cell table:formula="oooc:=(1/(ABS([.C86]-[.B86]) + 0.001))*[.$H$3] + 1" office:value-type="float" office:value="1.78170966805348">
            <text:p>1.78</text:p>
          </table:table-cell>
          <table:table-cell table:formula="oooc:=([.F85]+[.D86]) / [.E86]" office:value-type="float" office:value="0.0301492901973806">
            <text:p>0.03</text:p>
          </table:table-cell>
          <table:table-cell table:number-columns-repeated="250"/>
        </table:table-row>
        <table:table-row table:style-name="ro1">
          <table:table-cell office:value-type="float" office:value="85">
            <text:p>85</text:p>
          </table:table-cell>
          <table:table-cell table:formula="oooc:=[.B86]" office:value-type="float" office:value="5">
            <text:p>5</text:p>
          </table:table-cell>
          <table:table-cell table:formula="oooc:=[.C86]+[.F86]" office:value-type="float" office:value="4.64737509338206">
            <text:p>4.65</text:p>
          </table:table-cell>
          <table:table-cell table:formula="oooc:=IF ( [.C87]-[.B87]&lt;0; [.$H$2]; 0-[.$H$2])" office:value-type="float" office:value="0.02">
            <text:p>0.02</text:p>
          </table:table-cell>
          <table:table-cell table:formula="oooc:=(1/(ABS([.C87]-[.B87]) + 0.001))*[.$H$3] + 1" office:value-type="float" office:value="1.84835653367629">
            <text:p>1.85</text:p>
          </table:table-cell>
          <table:table-cell table:formula="oooc:=([.F86]+[.D87]) / [.E87]" office:value-type="float" office:value="0.0271318272658339">
            <text:p>0.03</text:p>
          </table:table-cell>
          <table:table-cell table:number-columns-repeated="250"/>
        </table:table-row>
        <table:table-row table:style-name="ro1">
          <table:table-cell office:value-type="float" office:value="86">
            <text:p>86</text:p>
          </table:table-cell>
          <table:table-cell table:formula="oooc:=[.B87]" office:value-type="float" office:value="5">
            <text:p>5</text:p>
          </table:table-cell>
          <table:table-cell table:formula="oooc:=[.C87]+[.F87]" office:value-type="float" office:value="4.67450692064789">
            <text:p>4.67</text:p>
          </table:table-cell>
          <table:table-cell table:formula="oooc:=IF ( [.C88]-[.B88]&lt;0; [.$H$2]; 0-[.$H$2])" office:value-type="float" office:value="0.02">
            <text:p>0.02</text:p>
          </table:table-cell>
          <table:table-cell table:formula="oooc:=(1/(ABS([.C88]-[.B88]) + 0.001))*[.$H$3] + 1" office:value-type="float" office:value="1.91885561738496">
            <text:p>1.92</text:p>
          </table:table-cell>
          <table:table-cell table:formula="oooc:=([.F87]+[.D88]) / [.E88]" office:value-type="float" office:value="0.0245624667321587">
            <text:p>0.02</text:p>
          </table:table-cell>
          <table:table-cell table:number-columns-repeated="250"/>
        </table:table-row>
        <table:table-row table:style-name="ro1">
          <table:table-cell office:value-type="float" office:value="87">
            <text:p>87</text:p>
          </table:table-cell>
          <table:table-cell table:formula="oooc:=[.B88]" office:value-type="float" office:value="5">
            <text:p>5</text:p>
          </table:table-cell>
          <table:table-cell table:formula="oooc:=[.C88]+[.F88]" office:value-type="float" office:value="4.69906938738005">
            <text:p>4.7</text:p>
          </table:table-cell>
          <table:table-cell table:formula="oooc:=IF ( [.C89]-[.B89]&lt;0; [.$H$2]; 0-[.$H$2])" office:value-type="float" office:value="0.02">
            <text:p>0.02</text:p>
          </table:table-cell>
          <table:table-cell table:formula="oooc:=(1/(ABS([.C89]-[.B89]) + 0.001))*[.$H$3] + 1" office:value-type="float" office:value="1.99360577384586">
            <text:p>1.99</text:p>
          </table:table-cell>
          <table:table-cell table:formula="oooc:=([.F88]+[.D89]) / [.E89]" office:value-type="float" office:value="0.0223526974674604">
            <text:p>0.02</text:p>
          </table:table-cell>
          <table:table-cell table:number-columns-repeated="250"/>
        </table:table-row>
        <table:table-row table:style-name="ro1">
          <table:table-cell office:value-type="float" office:value="88">
            <text:p>88</text:p>
          </table:table-cell>
          <table:table-cell table:formula="oooc:=[.B89]" office:value-type="float" office:value="5">
            <text:p>5</text:p>
          </table:table-cell>
          <table:table-cell table:formula="oooc:=[.C89]+[.F89]" office:value-type="float" office:value="4.72142208484751">
            <text:p>4.72</text:p>
          </table:table-cell>
          <table:table-cell table:formula="oooc:=IF ( [.C90]-[.B90]&lt;0; [.$H$2]; 0-[.$H$2])" office:value-type="float" office:value="0.02">
            <text:p>0.02</text:p>
          </table:table-cell>
          <table:table-cell table:formula="oooc:=(1/(ABS([.C90]-[.B90]) + 0.001))*[.$H$3] + 1" office:value-type="float" office:value="2.07304613040115">
            <text:p>2.07</text:p>
          </table:table-cell>
          <table:table-cell table:formula="oooc:=([.F89]+[.D90]) / [.E90]" office:value-type="float" office:value="0.0204301760806764">
            <text:p>0.02</text:p>
          </table:table-cell>
          <table:table-cell table:number-columns-repeated="250"/>
        </table:table-row>
        <table:table-row table:style-name="ro1">
          <table:table-cell office:value-type="float" office:value="89">
            <text:p>89</text:p>
          </table:table-cell>
          <table:table-cell table:formula="oooc:=[.B90]" office:value-type="float" office:value="5">
            <text:p>5</text:p>
          </table:table-cell>
          <table:table-cell table:formula="oooc:=[.C90]+[.F90]" office:value-type="float" office:value="4.74185226092819">
            <text:p>4.74</text:p>
          </table:table-cell>
          <table:table-cell table:formula="oooc:=IF ( [.C91]-[.B91]&lt;0; [.$H$2]; 0-[.$H$2])" office:value-type="float" office:value="0.02">
            <text:p>0.02</text:p>
          </table:table-cell>
          <table:table-cell table:formula="oooc:=(1/(ABS([.C91]-[.B91]) + 0.001))*[.$H$3] + 1" office:value-type="float" office:value="2.15764081552286">
            <text:p>2.16</text:p>
          </table:table-cell>
          <table:table-cell table:formula="oooc:=([.F90]+[.D91]) / [.E91]" office:value-type="float" office:value="0.0187381401898809">
            <text:p>0.02</text:p>
          </table:table-cell>
          <table:table-cell table:number-columns-repeated="250"/>
        </table:table-row>
        <table:table-row table:style-name="ro1">
          <table:table-cell office:value-type="float" office:value="90">
            <text:p>90</text:p>
          </table:table-cell>
          <table:table-cell table:formula="oooc:=[.B91]" office:value-type="float" office:value="5">
            <text:p>5</text:p>
          </table:table-cell>
          <table:table-cell table:formula="oooc:=[.C91]+[.F91]" office:value-type="float" office:value="4.76059040111807">
            <text:p>4.76</text:p>
          </table:table-cell>
          <table:table-cell table:formula="oooc:=IF ( [.C92]-[.B92]&lt;0; [.$H$2]; 0-[.$H$2])" office:value-type="float" office:value="0.02">
            <text:p>0.02</text:p>
          </table:table-cell>
          <table:table-cell table:formula="oooc:=(1/(ABS([.C92]-[.B92]) + 0.001))*[.$H$3] + 1" office:value-type="float" office:value="2.2478703071558">
            <text:p>2.25</text:p>
          </table:table-cell>
          <table:table-cell table:formula="oooc:=([.F91]+[.D92]) / [.E92]" office:value-type="float" office:value="0.017233262998565">
            <text:p>0.02</text:p>
          </table:table-cell>
          <table:table-cell table:number-columns-repeated="250"/>
        </table:table-row>
        <table:table-row table:style-name="ro1">
          <table:table-cell office:value-type="float" office:value="91">
            <text:p>91</text:p>
          </table:table-cell>
          <table:table-cell table:formula="oooc:=[.B92]" office:value-type="float" office:value="5">
            <text:p>5</text:p>
          </table:table-cell>
          <table:table-cell table:formula="oooc:=[.C92]+[.F92]" office:value-type="float" office:value="4.77782366411663">
            <text:p>4.78</text:p>
          </table:table-cell>
          <table:table-cell table:formula="oooc:=IF ( [.C93]-[.B93]&lt;0; [.$H$2]; 0-[.$H$2])" office:value-type="float" office:value="0.02">
            <text:p>0.02</text:p>
          </table:table-cell>
          <table:table-cell table:formula="oooc:=(1/(ABS([.C93]-[.B93]) + 0.001))*[.$H$3] + 1" office:value-type="float" office:value="2.34422853934111">
            <text:p>2.34</text:p>
          </table:table-cell>
          <table:table-cell table:formula="oooc:=([.F92]+[.D93]) / [.E93]" office:value-type="float" office:value="0.0158829492831915">
            <text:p>0.02</text:p>
          </table:table-cell>
          <table:table-cell table:number-columns-repeated="250"/>
        </table:table-row>
        <table:table-row table:style-name="ro1">
          <table:table-cell office:value-type="float" office:value="92">
            <text:p>92</text:p>
          </table:table-cell>
          <table:table-cell table:formula="oooc:=[.B93]" office:value-type="float" office:value="5">
            <text:p>5</text:p>
          </table:table-cell>
          <table:table-cell table:formula="oooc:=[.C93]+[.F93]" office:value-type="float" office:value="4.79370661339982">
            <text:p>4.79</text:p>
          </table:table-cell>
          <table:table-cell table:formula="oooc:=IF ( [.C94]-[.B94]&lt;0; [.$H$2]; 0-[.$H$2])" office:value-type="float" office:value="0.02">
            <text:p>0.02</text:p>
          </table:table-cell>
          <table:table-cell table:formula="oooc:=(1/(ABS([.C94]-[.B94]) + 0.001))*[.$H$3] + 1" office:value-type="float" office:value="2.44722417304434">
            <text:p>2.45</text:p>
          </table:table-cell>
          <table:table-cell table:formula="oooc:=([.F93]+[.D94]) / [.E94]" office:value-type="float" office:value="0.0146627144658159">
            <text:p>0.01</text:p>
          </table:table-cell>
          <table:table-cell table:number-columns-repeated="250"/>
        </table:table-row>
        <table:table-row table:style-name="ro1">
          <table:table-cell office:value-type="float" office:value="93">
            <text:p>93</text:p>
          </table:table-cell>
          <table:table-cell table:formula="oooc:=[.B94]" office:value-type="float" office:value="5">
            <text:p>5</text:p>
          </table:table-cell>
          <table:table-cell table:formula="oooc:=[.C94]+[.F94]" office:value-type="float" office:value="4.80836932786564">
            <text:p>4.81</text:p>
          </table:table-cell>
          <table:table-cell table:formula="oooc:=IF ( [.C95]-[.B95]&lt;0; [.$H$2]; 0-[.$H$2])" office:value-type="float" office:value="0.02">
            <text:p>0.02</text:p>
          </table:table-cell>
          <table:table-cell table:formula="oooc:=(1/(ABS([.C95]-[.B95]) + 0.001))*[.$H$3] + 1" office:value-type="float" office:value="2.55738438056609">
            <text:p>2.56</text:p>
          </table:table-cell>
          <table:table-cell table:formula="oooc:=([.F94]+[.D95]) / [.E95]" office:value-type="float" office:value="0.0135539712877042">
            <text:p>0.01</text:p>
          </table:table-cell>
          <table:table-cell table:number-columns-repeated="250"/>
        </table:table-row>
        <table:table-row table:style-name="ro1">
          <table:table-cell office:value-type="float" office:value="94">
            <text:p>94</text:p>
          </table:table-cell>
          <table:table-cell table:formula="oooc:=[.B95]" office:value-type="float" office:value="5">
            <text:p>5</text:p>
          </table:table-cell>
          <table:table-cell table:formula="oooc:=[.C95]+[.F95]" office:value-type="float" office:value="4.82192329915334">
            <text:p>4.82</text:p>
          </table:table-cell>
          <table:table-cell table:formula="oooc:=IF ( [.C96]-[.B96]&lt;0; [.$H$2]; 0-[.$H$2])" office:value-type="float" office:value="0.02">
            <text:p>0.02</text:p>
          </table:table-cell>
          <table:table-cell table:formula="oooc:=(1/(ABS([.C96]-[.B96]) + 0.001))*[.$H$3] + 1" office:value-type="float" office:value="2.67525981091695">
            <text:p>2.68</text:p>
          </table:table-cell>
          <table:table-cell table:formula="oooc:=([.F95]+[.D96]) / [.E96]" office:value-type="float" office:value="0.0125423224879992">
            <text:p>0.01</text:p>
          </table:table-cell>
          <table:table-cell table:number-columns-repeated="250"/>
        </table:table-row>
        <table:table-row table:style-name="ro1">
          <table:table-cell office:value-type="float" office:value="95">
            <text:p>95</text:p>
          </table:table-cell>
          <table:table-cell table:formula="oooc:=[.B96]" office:value-type="float" office:value="5">
            <text:p>5</text:p>
          </table:table-cell>
          <table:table-cell table:formula="oooc:=[.C96]+[.F96]" office:value-type="float" office:value="4.83446562164134">
            <text:p>4.83</text:p>
          </table:table-cell>
          <table:table-cell table:formula="oooc:=IF ( [.C97]-[.B97]&lt;0; [.$H$2]; 0-[.$H$2])" office:value-type="float" office:value="0.02">
            <text:p>0.02</text:p>
          </table:table-cell>
          <table:table-cell table:formula="oooc:=(1/(ABS([.C97]-[.B97]) + 0.001))*[.$H$3] + 1" office:value-type="float" office:value="2.80142984864004">
            <text:p>2.8</text:p>
          </table:table-cell>
          <table:table-cell table:formula="oooc:=([.F96]+[.D97]) / [.E97]" office:value-type="float" office:value="0.0116163260357195">
            <text:p>0.01</text:p>
          </table:table-cell>
          <table:table-cell table:number-columns-repeated="250"/>
        </table:table-row>
        <table:table-row table:style-name="ro1">
          <table:table-cell office:value-type="float" office:value="96">
            <text:p>96</text:p>
          </table:table-cell>
          <table:table-cell table:formula="oooc:=[.B97]" office:value-type="float" office:value="5">
            <text:p>5</text:p>
          </table:table-cell>
          <table:table-cell table:formula="oooc:=[.C97]+[.F97]" office:value-type="float" office:value="4.84608194767706">
            <text:p>4.85</text:p>
          </table:table-cell>
          <table:table-cell table:formula="oooc:=IF ( [.C98]-[.B98]&lt;0; [.$H$2]; 0-[.$H$2])" office:value-type="float" office:value="0.02">
            <text:p>0.02</text:p>
          </table:table-cell>
          <table:table-cell table:formula="oooc:=(1/(ABS([.C98]-[.B98]) + 0.001))*[.$H$3] + 1" office:value-type="float" office:value="2.93650769230321">
            <text:p>2.94</text:p>
          </table:table-cell>
          <table:table-cell table:formula="oooc:=([.F97]+[.D98]) / [.E98]" office:value-type="float" office:value="0.0107666416534812">
            <text:p>0.01</text:p>
          </table:table-cell>
          <table:table-cell table:number-columns-repeated="250"/>
        </table:table-row>
        <table:table-row table:style-name="ro1">
          <table:table-cell office:value-type="float" office:value="97">
            <text:p>97</text:p>
          </table:table-cell>
          <table:table-cell table:formula="oooc:=[.B98]" office:value-type="float" office:value="5">
            <text:p>5</text:p>
          </table:table-cell>
          <table:table-cell table:formula="oooc:=[.C98]+[.F98]" office:value-type="float" office:value="4.85684858933054">
            <text:p>4.86</text:p>
          </table:table-cell>
          <table:table-cell table:formula="oooc:=IF ( [.C99]-[.B99]&lt;0; [.$H$2]; 0-[.$H$2])" office:value-type="float" office:value="0.02">
            <text:p>0.02</text:p>
          </table:table-cell>
          <table:table-cell table:formula="oooc:=(1/(ABS([.C99]-[.B99]) + 0.001))*[.$H$3] + 1" office:value-type="float" office:value="3.08114508631419">
            <text:p>3.08</text:p>
          </table:table-cell>
          <table:table-cell table:formula="oooc:=([.F98]+[.D99]) / [.E99]" office:value-type="float" office:value="0.00998545696213405">
            <text:p>0.01</text:p>
          </table:table-cell>
          <table:table-cell table:number-columns-repeated="250"/>
        </table:table-row>
        <table:table-row table:style-name="ro1">
          <table:table-cell office:value-type="float" office:value="98">
            <text:p>98</text:p>
          </table:table-cell>
          <table:table-cell table:formula="oooc:=[.B99]" office:value-type="float" office:value="5">
            <text:p>5</text:p>
          </table:table-cell>
          <table:table-cell table:formula="oooc:=[.C99]+[.F99]" office:value-type="float" office:value="4.86683404629268">
            <text:p>4.87</text:p>
          </table:table-cell>
          <table:table-cell table:formula="oooc:=IF ( [.C100]-[.B100]&lt;0; [.$H$2]; 0-[.$H$2])" office:value-type="float" office:value="0.02">
            <text:p>0.02</text:p>
          </table:table-cell>
          <table:table-cell table:formula="oooc:=(1/(ABS([.C100]-[.B100]) + 0.001))*[.$H$3] + 1" office:value-type="float" office:value="3.23603672698095">
            <text:p>3.24</text:p>
          </table:table-cell>
          <table:table-cell table:formula="oooc:=([.F99]+[.D100]) / [.E100]" office:value-type="float" office:value="0.00926610526763362">
            <text:p>0.01</text:p>
          </table:table-cell>
          <table:table-cell table:number-columns-repeated="250"/>
        </table:table-row>
        <table:table-row table:style-name="ro1" table:number-rows-repeated="654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arget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arget Speed</text:p>
          </table:table-cell>
          <table:table-cell table:style-name="ce1" office:value-type="string">
            <text:p>Current Speed</text:p>
          </table:table-cell>
          <table:table-cell table:style-name="ce1" office:value-type="string">
            <text:p>Velocity</text:p>
          </table:table-cell>
          <table:table-cell table:number-columns-repeated="6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formula="oooc:=LOG(ABS([.B2]-[.A2]) + 1;10) * [.$H$2]" office:value-type="float" office:value="0.208278537031645">
            <text:p>0.21</text:p>
          </table:table-cell>
          <table:table-cell office:value-type="float" office:value="0">
            <text:p>0</text:p>
          </table:table-cell>
          <table:table-cell table:formula="oooc:=IF([.B2]-[.A2] &gt; 0; 0 - [.D2]; [.D2])" office:value-type="float" office:value="0">
            <text:p>0</text:p>
          </table:table-cell>
          <table:table-cell/>
          <table:table-cell table:style-name="ce1" office:value-type="string">
            <text:p>Speed Factor:</text:p>
          </table:table-cell>
          <table:table-cell table:style-name="ce9" office:value-type="float" office:value="0.2">
            <text:p>0.2</text:p>
          </table:table-cell>
          <table:table-cell/>
          <table:table-cell table:style-name="ce1" office:value-type="string">
            <text:p>Status:</text:p>
          </table:table-cell>
          <table:table-cell table:style-name="ce10" office:value-type="string">
            <text:p>FAIL</text:p>
          </table:table-cell>
        </table:table-row>
        <table:table-row table:style-name="ro1">
          <table:table-cell table:formula="oooc:=[.A2]" office:value-type="float" office:value="0">
            <text:p>0</text:p>
          </table:table-cell>
          <table:table-cell table:formula="oooc:=[.B2]+[.E2]" office:value-type="float" office:value="10">
            <text:p>10</text:p>
          </table:table-cell>
          <table:table-cell table:formula="oooc:=LOG(ABS([.B3]-[.A3]) + 1;10) * [.$H$2]" office:value-type="float" office:value="0.208278537031645">
            <text:p>0.21</text:p>
          </table:table-cell>
          <table:table-cell table:formula="oooc:=IF([.C2]-[.D2] &gt; 0; ([.C3]*[.$H$3] + (1 - [.$H$3])*[.D2]); [.C3])" office:value-type="float" office:value="0.0208278537031645">
            <text:p>0.02</text:p>
          </table:table-cell>
          <table:table-cell table:formula="oooc:=IF([.B3]-[.A3] &gt; 0; 0 - [.D3]; [.D3])" office:value-type="float" office:value="-0.0208278537031645">
            <text:p>-0.02</text:p>
          </table:table-cell>
          <table:table-cell/>
          <table:table-cell table:style-name="ce1" office:value-type="string">
            <text:p>Responsiveness:</text:p>
          </table:table-cell>
          <table:table-cell table:style-name="ce9" office:value-type="float" office:value="0.1">
            <text:p>0.1</text:p>
          </table:table-cell>
          <table:table-cell/>
          <table:table-cell table:style-name="ce1" office:value-type="string">
            <text:p>Comment:</text:p>
          </table:table-cell>
          <table:table-cell office:value-type="string">
            <text:p>Logarithmic velocity</text:p>
          </table:table-cell>
        </table:table-row>
        <table:table-row table:style-name="ro1">
          <table:table-cell table:formula="oooc:=[.A3]" office:value-type="float" office:value="0">
            <text:p>0</text:p>
          </table:table-cell>
          <table:table-cell table:formula="oooc:=[.B3]+[.E3]" office:value-type="float" office:value="9.97917214629684">
            <text:p>9.98</text:p>
          </table:table-cell>
          <table:table-cell table:formula="oooc:=LOG(ABS([.B4]-[.A4]) + 1;10) * [.$H$2]" office:value-type="float" office:value="0.208113918918087">
            <text:p>0.21</text:p>
          </table:table-cell>
          <table:table-cell table:formula="oooc:=IF([.C3]-[.D3] &gt; 0; ([.C4]*[.$H$3] + (1 - [.$H$3])*[.D3]); [.C4])" office:value-type="float" office:value="0.0395564602246568">
            <text:p>0.04</text:p>
          </table:table-cell>
          <table:table-cell table:formula="oooc:=IF([.B4]-[.A4] &gt; 0; 0 - [.D4]; [.D4])" office:value-type="float" office:value="-0.0395564602246568">
            <text:p>-0.04</text:p>
          </table:table-cell>
          <table:table-cell table:number-columns-repeated="4"/>
          <table:table-cell table:style-name="ce1" office:value-type="string">
            <text:p>Pros</text:p>
          </table:table-cell>
          <table:table-cell office:value-type="string">
            <text:p>no chance of oscillation</text:p>
          </table:table-cell>
        </table:table-row>
        <table:table-row table:style-name="ro1">
          <table:table-cell table:formula="oooc:=[.A4]" office:value-type="float" office:value="0">
            <text:p>0</text:p>
          </table:table-cell>
          <table:table-cell table:formula="oooc:=[.B4]+[.E4]" office:value-type="float" office:value="9.93961568607218">
            <text:p>9.94</text:p>
          </table:table-cell>
          <table:table-cell table:formula="oooc:=LOG(ABS([.B5]-[.A5]) + 1;10) * [.$H$2]" office:value-type="float" office:value="0.207800413058534">
            <text:p>0.21</text:p>
          </table:table-cell>
          <table:table-cell table:formula="oooc:=IF([.C4]-[.D4] &gt; 0; ([.C5]*[.$H$3] + (1 - [.$H$3])*[.D4]); [.C5])" office:value-type="float" office:value="0.0563808555080445">
            <text:p>0.06</text:p>
          </table:table-cell>
          <table:table-cell table:formula="oooc:=IF([.B5]-[.A5] &gt; 0; 0 - [.D5]; [.D5])" office:value-type="float" office:value="-0.0563808555080445">
            <text:p>-0.06</text:p>
          </table:table-cell>
          <table:table-cell table:number-columns-repeated="4"/>
          <table:table-cell table:style-name="ce1" office:value-type="string">
            <text:p>Cons</text:p>
          </table:table-cell>
          <table:table-cell office:value-type="string">
            <text:p>non-constant time; log is complex computation? No momentum</text:p>
          </table:table-cell>
        </table:table-row>
        <table:table-row table:style-name="ro1">
          <table:table-cell table:formula="oooc:=[.A5]" office:value-type="float" office:value="0">
            <text:p>0</text:p>
          </table:table-cell>
          <table:table-cell table:formula="oooc:=[.B5]+[.E5]" office:value-type="float" office:value="9.88323483056413">
            <text:p>9.88</text:p>
          </table:table-cell>
          <table:table-cell table:formula="oooc:=LOG(ABS([.B6]-[.A6]) + 1;10) * [.$H$2]" office:value-type="float" office:value="0.20735160003306">
            <text:p>0.21</text:p>
          </table:table-cell>
          <table:table-cell table:formula="oooc:=IF([.C5]-[.D5] &gt; 0; ([.C6]*[.$H$3] + (1 - [.$H$3])*[.D5]); [.C6])" office:value-type="float" office:value="0.0714779299605461">
            <text:p>0.07</text:p>
          </table:table-cell>
          <table:table-cell table:formula="oooc:=IF([.B6]-[.A6] &gt; 0; 0 - [.D6]; [.D6])" office:value-type="float" office:value="-0.0714779299605461">
            <text:p>-0.07</text:p>
          </table:table-cell>
          <table:table-cell>
            <draw:frame table:end-cell-address="Sheet6.T44" table:end-x="0.037cm" table:end-y="0.052cm" draw:z-index="0" draw:style-name="gr1" svg:width="30.323cm" svg:height="16.935cm" svg:x="2.099cm" svg:y="0.212cm">
              <draw:object draw:notify-on-update-of-ranges="Sheet6.A1:Sheet6.A1 Sheet6.A2:Sheet6.A100 Sheet6.B1:Sheet6.B1 Sheet6.B2:Sheet6.B100 Sheet6.C1:Sheet6.C1 Sheet6.C2:Sheet6.C100 Sheet6.D1:Sheet6.D1 Sheet6.D2:Sheet6.D100 Sheet6.E1:Sheet6.E1 Sheet6.E2:Sheet6.E10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ooc:=[.A6]" office:value-type="float" office:value="0">
            <text:p>0</text:p>
          </table:table-cell>
          <table:table-cell table:formula="oooc:=[.B6]+[.E6]" office:value-type="float" office:value="9.81175690060359">
            <text:p>9.81</text:p>
          </table:table-cell>
          <table:table-cell table:formula="oooc:=LOG(ABS([.B7]-[.A7]) + 1;10) * [.$H$2]" office:value-type="float" office:value="0.206779254428768">
            <text:p>0.21</text:p>
          </table:table-cell>
          <table:table-cell table:formula="oooc:=IF([.C6]-[.D6] &gt; 0; ([.C7]*[.$H$3] + (1 - [.$H$3])*[.D6]); [.C7])" office:value-type="float" office:value="0.0850080624073683">
            <text:p>0.09</text:p>
          </table:table-cell>
          <table:table-cell table:formula="oooc:=IF([.B7]-[.A7] &gt; 0; 0 - [.D7]; [.D7])" office:value-type="float" office:value="-0.0850080624073683">
            <text:p>-0.09</text:p>
          </table:table-cell>
          <table:table-cell table:number-columns-repeated="6"/>
        </table:table-row>
        <table:table-row table:style-name="ro1">
          <table:table-cell table:formula="oooc:=[.A7]" office:value-type="float" office:value="0">
            <text:p>0</text:p>
          </table:table-cell>
          <table:table-cell table:formula="oooc:=[.B7]+[.E7]" office:value-type="float" office:value="9.72674883819622">
            <text:p>9.73</text:p>
          </table:table-cell>
          <table:table-cell table:formula="oooc:=LOG(ABS([.B8]-[.A8]) + 1;10) * [.$H$2]" office:value-type="float" office:value="0.206093622387883">
            <text:p>0.21</text:p>
          </table:table-cell>
          <table:table-cell table:formula="oooc:=IF([.C7]-[.D7] &gt; 0; ([.C8]*[.$H$3] + (1 - [.$H$3])*[.D7]); [.C8])" office:value-type="float" office:value="0.0971166184054198">
            <text:p>0.1</text:p>
          </table:table-cell>
          <table:table-cell table:formula="oooc:=IF([.B8]-[.A8] &gt; 0; 0 - [.D8]; [.D8])" office:value-type="float" office:value="-0.0971166184054198">
            <text:p>-0.1</text:p>
          </table:table-cell>
          <table:table-cell table:number-columns-repeated="6"/>
        </table:table-row>
        <table:table-row table:style-name="ro1">
          <table:table-cell table:formula="oooc:=[.A8]" office:value-type="float" office:value="0">
            <text:p>0</text:p>
          </table:table-cell>
          <table:table-cell table:formula="oooc:=[.B8]+[.E8]" office:value-type="float" office:value="9.6296322197908">
            <text:p>9.63</text:p>
          </table:table-cell>
          <table:table-cell table:formula="oooc:=LOG(ABS([.B9]-[.A9]) + 1;10) * [.$H$2]" office:value-type="float" office:value="0.205303647680227">
            <text:p>0.21</text:p>
          </table:table-cell>
          <table:table-cell table:formula="oooc:=IF([.C8]-[.D8] &gt; 0; ([.C9]*[.$H$3] + (1 - [.$H$3])*[.D8]); [.C9])" office:value-type="float" office:value="0.107935321332901">
            <text:p>0.11</text:p>
          </table:table-cell>
          <table:table-cell table:formula="oooc:=IF([.B9]-[.A9] &gt; 0; 0 - [.D9]; [.D9])" office:value-type="float" office:value="-0.107935321332901">
            <text:p>-0.11</text:p>
          </table:table-cell>
          <table:table-cell table:number-columns-repeated="6"/>
        </table:table-row>
        <table:table-row table:style-name="ro1">
          <table:table-cell table:formula="oooc:=[.A9]" office:value-type="float" office:value="0">
            <text:p>0</text:p>
          </table:table-cell>
          <table:table-cell table:formula="oooc:=[.B9]+[.E9]" office:value-type="float" office:value="9.5216968984579">
            <text:p>9.52</text:p>
          </table:table-cell>
          <table:table-cell table:formula="oooc:=LOG(ABS([.B10]-[.A10]) + 1;10) * [.$H$2]" office:value-type="float" office:value="0.204417157359113">
            <text:p>0.2</text:p>
          </table:table-cell>
          <table:table-cell table:formula="oooc:=IF([.C9]-[.D9] &gt; 0; ([.C10]*[.$H$3] + (1 - [.$H$3])*[.D9]); [.C10])" office:value-type="float" office:value="0.117583504935522">
            <text:p>0.12</text:p>
          </table:table-cell>
          <table:table-cell table:formula="oooc:=IF([.B10]-[.A10] &gt; 0; 0 - [.D10]; [.D10])" office:value-type="float" office:value="-0.117583504935522">
            <text:p>-0.12</text:p>
          </table:table-cell>
          <table:table-cell table:number-columns-repeated="6"/>
        </table:table-row>
        <table:table-row table:style-name="ro1">
          <table:table-cell table:formula="oooc:=[.A10]" office:value-type="float" office:value="0">
            <text:p>0</text:p>
          </table:table-cell>
          <table:table-cell table:formula="oooc:=[.B10]+[.E10]" office:value-type="float" office:value="9.40411339352238">
            <text:p>9.4</text:p>
          </table:table-cell>
          <table:table-cell table:formula="oooc:=LOG(ABS([.B11]-[.A11]) + 1;10) * [.$H$2]" office:value-type="float" office:value="0.203441015377445">
            <text:p>0.2</text:p>
          </table:table-cell>
          <table:table-cell table:formula="oooc:=IF([.C10]-[.D10] &gt; 0; ([.C11]*[.$H$3] + (1 - [.$H$3])*[.D10]); [.C11])" office:value-type="float" office:value="0.126169255979714">
            <text:p>0.13</text:p>
          </table:table-cell>
          <table:table-cell table:formula="oooc:=IF([.B11]-[.A11] &gt; 0; 0 - [.D11]; [.D11])" office:value-type="float" office:value="-0.126169255979714">
            <text:p>-0.13</text:p>
          </table:table-cell>
          <table:table-cell table:number-columns-repeated="6"/>
        </table:table-row>
        <table:table-row table:style-name="ro1">
          <table:table-cell table:formula="oooc:=[.A11]" office:value-type="float" office:value="0">
            <text:p>0</text:p>
          </table:table-cell>
          <table:table-cell table:formula="oooc:=[.B11]+[.E11]" office:value-type="float" office:value="9.27794413754266">
            <text:p>9.28</text:p>
          </table:table-cell>
          <table:table-cell table:formula="oooc:=LOG(ABS([.B12]-[.A12]) + 1;10) * [.$H$2]" office:value-type="float" office:value="0.202381250577539">
            <text:p>0.2</text:p>
          </table:table-cell>
          <table:table-cell table:formula="oooc:=IF([.C11]-[.D11] &gt; 0; ([.C12]*[.$H$3] + (1 - [.$H$3])*[.D11]); [.C12])" office:value-type="float" office:value="0.133790455439496">
            <text:p>0.13</text:p>
          </table:table-cell>
          <table:table-cell table:formula="oooc:=IF([.B12]-[.A12] &gt; 0; 0 - [.D12]; [.D12])" office:value-type="float" office:value="-0.133790455439496">
            <text:p>-0.13</text:p>
          </table:table-cell>
          <table:table-cell table:number-columns-repeated="6"/>
        </table:table-row>
        <table:table-row table:style-name="ro1">
          <table:table-cell table:formula="oooc:=[.A12]" office:value-type="float" office:value="0">
            <text:p>0</text:p>
          </table:table-cell>
          <table:table-cell table:formula="oooc:=[.B12]+[.E12]" office:value-type="float" office:value="9.14415368210317">
            <text:p>9.14</text:p>
          </table:table-cell>
          <table:table-cell table:formula="oooc:=LOG(ABS([.B13]-[.A13]) + 1;10) * [.$H$2]" office:value-type="float" office:value="0.201243164014152">
            <text:p>0.2</text:p>
          </table:table-cell>
          <table:table-cell table:formula="oooc:=IF([.C12]-[.D12] &gt; 0; ([.C13]*[.$H$3] + (1 - [.$H$3])*[.D12]); [.C13])" office:value-type="float" office:value="0.140535726296962">
            <text:p>0.14</text:p>
          </table:table-cell>
          <table:table-cell table:formula="oooc:=IF([.B13]-[.A13] &gt; 0; 0 - [.D13]; [.D13])" office:value-type="float" office:value="-0.140535726296962">
            <text:p>-0.14</text:p>
          </table:table-cell>
          <table:table-cell table:number-columns-repeated="6"/>
        </table:table-row>
        <table:table-row table:style-name="ro1">
          <table:table-cell table:formula="oooc:=[.A13]" office:value-type="float" office:value="0">
            <text:p>0</text:p>
          </table:table-cell>
          <table:table-cell table:formula="oooc:=[.B13]+[.E13]" office:value-type="float" office:value="9.0036179558062">
            <text:p>9</text:p>
          </table:table-cell>
          <table:table-cell table:formula="oooc:=LOG(ABS([.B14]-[.A14]) + 1;10) * [.$H$2]" office:value-type="float" office:value="0.200031419481476">
            <text:p>0.2</text:p>
          </table:table-cell>
          <table:table-cell table:formula="oooc:=IF([.C13]-[.D13] &gt; 0; ([.C14]*[.$H$3] + (1 - [.$H$3])*[.D13]); [.C14])" office:value-type="float" office:value="0.146485295615413">
            <text:p>0.15</text:p>
          </table:table-cell>
          <table:table-cell table:formula="oooc:=IF([.B14]-[.A14] &gt; 0; 0 - [.D14]; [.D14])" office:value-type="float" office:value="-0.146485295615413">
            <text:p>-0.15</text:p>
          </table:table-cell>
          <table:table-cell table:number-columns-repeated="6"/>
        </table:table-row>
        <table:table-row table:style-name="ro1">
          <table:table-cell table:formula="oooc:=[.A14]" office:value-type="float" office:value="0">
            <text:p>0</text:p>
          </table:table-cell>
          <table:table-cell table:formula="oooc:=[.B14]+[.E14]" office:value-type="float" office:value="8.85713266019079">
            <text:p>8.86</text:p>
          </table:table-cell>
          <table:table-cell table:formula="oooc:=LOG(ABS([.B15]-[.A15]) + 1;10) * [.$H$2]" office:value-type="float" office:value="0.198750120291336">
            <text:p>0.2</text:p>
          </table:table-cell>
          <table:table-cell table:formula="oooc:=IF([.C14]-[.D14] &gt; 0; ([.C15]*[.$H$3] + (1 - [.$H$3])*[.D14]); [.C15])" office:value-type="float" office:value="0.151711778083006">
            <text:p>0.15</text:p>
          </table:table-cell>
          <table:table-cell table:formula="oooc:=IF([.B15]-[.A15] &gt; 0; 0 - [.D15]; [.D15])" office:value-type="float" office:value="-0.151711778083006">
            <text:p>-0.15</text:p>
          </table:table-cell>
          <table:table-cell table:number-columns-repeated="6"/>
        </table:table-row>
        <table:table-row table:style-name="ro1">
          <table:table-cell table:formula="oooc:=[.A15]" office:value-type="float" office:value="0">
            <text:p>0</text:p>
          </table:table-cell>
          <table:table-cell table:formula="oooc:=[.B15]+[.E15]" office:value-type="float" office:value="8.70542088210779">
            <text:p>8.71</text:p>
          </table:table-cell>
          <table:table-cell table:formula="oooc:=LOG(ABS([.B16]-[.A16]) + 1;10) * [.$H$2]" office:value-type="float" office:value="0.197402874721044">
            <text:p>0.2</text:p>
          </table:table-cell>
          <table:table-cell table:formula="oooc:=IF([.C15]-[.D15] &gt; 0; ([.C16]*[.$H$3] + (1 - [.$H$3])*[.D15]); [.C16])" office:value-type="float" office:value="0.15628088774681">
            <text:p>0.16</text:p>
          </table:table-cell>
          <table:table-cell table:formula="oooc:=IF([.B16]-[.A16] &gt; 0; 0 - [.D16]; [.D16])" office:value-type="float" office:value="-0.15628088774681">
            <text:p>-0.16</text:p>
          </table:table-cell>
          <table:table-cell table:number-columns-repeated="6"/>
        </table:table-row>
        <table:table-row table:style-name="ro1">
          <table:table-cell table:formula="oooc:=[.A16]" office:value-type="float" office:value="0">
            <text:p>0</text:p>
          </table:table-cell>
          <table:table-cell table:formula="oooc:=[.B16]+[.E16]" office:value-type="float" office:value="8.54913999436098">
            <text:p>8.55</text:p>
          </table:table-cell>
          <table:table-cell table:formula="oooc:=LOG(ABS([.B17]-[.A17]) + 1;10) * [.$H$2]" office:value-type="float" office:value="0.195992852064987">
            <text:p>0.2</text:p>
          </table:table-cell>
          <table:table-cell table:formula="oooc:=IF([.C16]-[.D16] &gt; 0; ([.C17]*[.$H$3] + (1 - [.$H$3])*[.D16]); [.C17])" office:value-type="float" office:value="0.160252084178627">
            <text:p>0.16</text:p>
          </table:table-cell>
          <table:table-cell table:formula="oooc:=IF([.B17]-[.A17] &gt; 0; 0 - [.D17]; [.D17])" office:value-type="float" office:value="-0.160252084178627">
            <text:p>-0.16</text:p>
          </table:table-cell>
          <table:table-cell table:number-columns-repeated="6"/>
        </table:table-row>
        <table:table-row table:style-name="ro1">
          <table:table-cell table:formula="oooc:=[.A17]" office:value-type="float" office:value="0">
            <text:p>0</text:p>
          </table:table-cell>
          <table:table-cell table:formula="oooc:=[.B17]+[.E17]" office:value-type="float" office:value="8.38888791018235">
            <text:p>8.39</text:p>
          </table:table-cell>
          <table:table-cell table:formula="oooc:=LOG(ABS([.B18]-[.A18]) + 1;10) * [.$H$2]" office:value-type="float" office:value="0.194522830847821">
            <text:p>0.19</text:p>
          </table:table-cell>
          <table:table-cell table:formula="oooc:=IF([.C17]-[.D17] &gt; 0; ([.C18]*[.$H$3] + (1 - [.$H$3])*[.D17]); [.C18])" office:value-type="float" office:value="0.163679158845547">
            <text:p>0.16</text:p>
          </table:table-cell>
          <table:table-cell table:formula="oooc:=IF([.B18]-[.A18] &gt; 0; 0 - [.D18]; [.D18])" office:value-type="float" office:value="-0.163679158845547">
            <text:p>-0.16</text:p>
          </table:table-cell>
          <table:table-cell table:number-columns-repeated="6"/>
        </table:table-row>
        <table:table-row table:style-name="ro1">
          <table:table-cell table:formula="oooc:=[.A18]" office:value-type="float" office:value="0">
            <text:p>0</text:p>
          </table:table-cell>
          <table:table-cell table:formula="oooc:=[.B18]+[.E18]" office:value-type="float" office:value="8.2252087513368">
            <text:p>8.23</text:p>
          </table:table-cell>
          <table:table-cell table:formula="oooc:=LOG(ABS([.B19]-[.A19]) + 1;10) * [.$H$2]" office:value-type="float" office:value="0.19299524046276">
            <text:p>0.19</text:p>
          </table:table-cell>
          <table:table-cell table:formula="oooc:=IF([.C18]-[.D18] &gt; 0; ([.C19]*[.$H$3] + (1 - [.$H$3])*[.D18]); [.C19])" office:value-type="float" office:value="0.166610767007268">
            <text:p>0.17</text:p>
          </table:table-cell>
          <table:table-cell table:formula="oooc:=IF([.B19]-[.A19] &gt; 0; 0 - [.D19]; [.D19])" office:value-type="float" office:value="-0.166610767007268">
            <text:p>-0.17</text:p>
          </table:table-cell>
          <table:table-cell table:number-columns-repeated="6"/>
        </table:table-row>
        <table:table-row table:style-name="ro1">
          <table:table-cell table:formula="oooc:=[.A19]" office:value-type="float" office:value="0">
            <text:p>0</text:p>
          </table:table-cell>
          <table:table-cell table:formula="oooc:=[.B19]+[.E19]" office:value-type="float" office:value="8.05859798432953">
            <text:p>8.06</text:p>
          </table:table-cell>
          <table:table-cell table:formula="oooc:=LOG(ABS([.B20]-[.A20]) + 1;10) * [.$H$2]" office:value-type="float" office:value="0.191412197266353">
            <text:p>0.19</text:p>
          </table:table-cell>
          <table:table-cell table:formula="oooc:=IF([.C19]-[.D19] &gt; 0; ([.C20]*[.$H$3] + (1 - [.$H$3])*[.D19]); [.C20])" office:value-type="float" office:value="0.169090910033176">
            <text:p>0.17</text:p>
          </table:table-cell>
          <table:table-cell table:formula="oooc:=IF([.B20]-[.A20] &gt; 0; 0 - [.D20]; [.D20])" office:value-type="float" office:value="-0.169090910033176">
            <text:p>-0.17</text:p>
          </table:table-cell>
          <table:table-cell table:number-columns-repeated="6"/>
        </table:table-row>
        <table:table-row table:style-name="ro1">
          <table:table-cell table:formula="oooc:=[.A20]" office:value-type="float" office:value="0">
            <text:p>0</text:p>
          </table:table-cell>
          <table:table-cell table:formula="oooc:=[.B20]+[.E20]" office:value-type="float" office:value="7.88950707429636">
            <text:p>7.89</text:p>
          </table:table-cell>
          <table:table-cell table:formula="oooc:=LOG(ABS([.B21]-[.A21]) + 1;10) * [.$H$2]" office:value-type="float" office:value="0.189775535976985">
            <text:p>0.19</text:p>
          </table:table-cell>
          <table:table-cell table:formula="oooc:=IF([.C20]-[.D20] &gt; 0; ([.C21]*[.$H$3] + (1 - [.$H$3])*[.D20]); [.C21])" office:value-type="float" office:value="0.171159372627557">
            <text:p>0.17</text:p>
          </table:table-cell>
          <table:table-cell table:formula="oooc:=IF([.B21]-[.A21] &gt; 0; 0 - [.D21]; [.D21])" office:value-type="float" office:value="-0.171159372627557">
            <text:p>-0.17</text:p>
          </table:table-cell>
          <table:table-cell table:number-columns-repeated="6"/>
        </table:table-row>
        <table:table-row table:style-name="ro1">
          <table:table-cell table:formula="oooc:=[.A21]" office:value-type="float" office:value="0">
            <text:p>0</text:p>
          </table:table-cell>
          <table:table-cell table:formula="oooc:=[.B21]+[.E21]" office:value-type="float" office:value="7.7183477016688">
            <text:p>7.72</text:p>
          </table:table-cell>
          <table:table-cell table:formula="oooc:=LOG(ABS([.B22]-[.A22]) + 1;10) * [.$H$2]" office:value-type="float" office:value="0.188086837077304">
            <text:p>0.19</text:p>
          </table:table-cell>
          <table:table-cell table:formula="oooc:=IF([.C21]-[.D21] &gt; 0; ([.C22]*[.$H$3] + (1 - [.$H$3])*[.D21]); [.C22])" office:value-type="float" office:value="0.172852119072532">
            <text:p>0.17</text:p>
          </table:table-cell>
          <table:table-cell table:formula="oooc:=IF([.B22]-[.A22] &gt; 0; 0 - [.D22]; [.D22])" office:value-type="float" office:value="-0.172852119072532">
            <text:p>-0.17</text:p>
          </table:table-cell>
          <table:table-cell table:number-columns-repeated="6"/>
        </table:table-row>
        <table:table-row table:style-name="ro1">
          <table:table-cell table:formula="oooc:=[.A22]" office:value-type="float" office:value="0">
            <text:p>0</text:p>
          </table:table-cell>
          <table:table-cell table:formula="oooc:=[.B22]+[.E22]" office:value-type="float" office:value="7.54549558259627">
            <text:p>7.55</text:p>
          </table:table-cell>
          <table:table-cell table:formula="oooc:=LOG(ABS([.B23]-[.A23]) + 1;10) * [.$H$2]" office:value-type="float" office:value="0.186347450802711">
            <text:p>0.19</text:p>
          </table:table-cell>
          <table:table-cell table:formula="oooc:=IF([.C22]-[.D22] &gt; 0; ([.C23]*[.$H$3] + (1 - [.$H$3])*[.D22]); [.C23])" office:value-type="float" office:value="0.17420165224555">
            <text:p>0.17</text:p>
          </table:table-cell>
          <table:table-cell table:formula="oooc:=IF([.B23]-[.A23] &gt; 0; 0 - [.D23]; [.D23])" office:value-type="float" office:value="-0.17420165224555">
            <text:p>-0.17</text:p>
          </table:table-cell>
          <table:table-cell table:number-columns-repeated="6"/>
        </table:table-row>
        <table:table-row table:style-name="ro1">
          <table:table-cell table:formula="oooc:=[.A23]" office:value-type="float" office:value="0">
            <text:p>0</text:p>
          </table:table-cell>
          <table:table-cell table:formula="oooc:=[.B23]+[.E23]" office:value-type="float" office:value="7.37129393035072">
            <text:p>7.37</text:p>
          </table:table-cell>
          <table:table-cell table:formula="oooc:=LOG(ABS([.B24]-[.A24]) + 1;10) * [.$H$2]" office:value-type="float" office:value="0.184558518202706">
            <text:p>0.18</text:p>
          </table:table-cell>
          <table:table-cell table:formula="oooc:=IF([.C23]-[.D23] &gt; 0; ([.C24]*[.$H$3] + (1 - [.$H$3])*[.D23]); [.C24])" office:value-type="float" office:value="0.175237338841266">
            <text:p>0.18</text:p>
          </table:table-cell>
          <table:table-cell table:formula="oooc:=IF([.B24]-[.A24] &gt; 0; 0 - [.D24]; [.D24])" office:value-type="float" office:value="-0.175237338841266">
            <text:p>-0.18</text:p>
          </table:table-cell>
          <table:table-cell table:number-columns-repeated="6"/>
        </table:table-row>
        <table:table-row table:style-name="ro1">
          <table:table-cell table:formula="oooc:=[.A24]" office:value-type="float" office:value="0">
            <text:p>0</text:p>
          </table:table-cell>
          <table:table-cell table:formula="oooc:=[.B24]+[.E24]" office:value-type="float" office:value="7.19605659150945">
            <text:p>7.2</text:p>
          </table:table-cell>
          <table:table-cell table:formula="oooc:=LOG(ABS([.B25]-[.A25]) + 1;10) * [.$H$2]" office:value-type="float" office:value="0.182720989684617">
            <text:p>0.18</text:p>
          </table:table-cell>
          <table:table-cell table:formula="oooc:=IF([.C24]-[.D24] &gt; 0; ([.C25]*[.$H$3] + (1 - [.$H$3])*[.D24]); [.C25])" office:value-type="float" office:value="0.175985703925601">
            <text:p>0.18</text:p>
          </table:table-cell>
          <table:table-cell table:formula="oooc:=IF([.B25]-[.A25] &gt; 0; 0 - [.D25]; [.D25])" office:value-type="float" office:value="-0.175985703925601">
            <text:p>-0.18</text:p>
          </table:table-cell>
          <table:table-cell table:number-columns-repeated="6"/>
        </table:table-row>
        <table:table-row table:style-name="ro1">
          <table:table-cell table:formula="oooc:=[.A25]" office:value-type="float" office:value="0">
            <text:p>0</text:p>
          </table:table-cell>
          <table:table-cell table:formula="oooc:=[.B25]+[.E25]" office:value-type="float" office:value="7.02007088758385">
            <text:p>7.02</text:p>
          </table:table-cell>
          <table:table-cell table:formula="oooc:=LOG(ABS([.B26]-[.A26]) + 1;10) * [.$H$2]" office:value-type="float" office:value="0.18083564138627">
            <text:p>0.18</text:p>
          </table:table-cell>
          <table:table-cell table:formula="oooc:=IF([.C25]-[.D25] &gt; 0; ([.C26]*[.$H$3] + (1 - [.$H$3])*[.D25]); [.C26])" office:value-type="float" office:value="0.176470697671668">
            <text:p>0.18</text:p>
          </table:table-cell>
          <table:table-cell table:formula="oooc:=IF([.B26]-[.A26] &gt; 0; 0 - [.D26]; [.D26])" office:value-type="float" office:value="-0.176470697671668">
            <text:p>-0.18</text:p>
          </table:table-cell>
          <table:table-cell table:number-columns-repeated="6"/>
        </table:table-row>
        <table:table-row table:style-name="ro1">
          <table:table-cell table:formula="oooc:=[.A26]" office:value-type="float" office:value="0">
            <text:p>0</text:p>
          </table:table-cell>
          <table:table-cell table:formula="oooc:=[.B26]+[.E26]" office:value-type="float" office:value="6.84360018991218">
            <text:p>6.84</text:p>
          </table:table-cell>
          <table:table-cell table:formula="oooc:=LOG(ABS([.B27]-[.A27]) + 1;10) * [.$H$2]" office:value-type="float" office:value="0.17890308967278">
            <text:p>0.18</text:p>
          </table:table-cell>
          <table:table-cell table:formula="oooc:=IF([.C26]-[.D26] &gt; 0; ([.C27]*[.$H$3] + (1 - [.$H$3])*[.D26]); [.C27])" office:value-type="float" office:value="0.176713936871779">
            <text:p>0.18</text:p>
          </table:table-cell>
          <table:table-cell table:formula="oooc:=IF([.B27]-[.A27] &gt; 0; 0 - [.D27]; [.D27])" office:value-type="float" office:value="-0.176713936871779">
            <text:p>-0.18</text:p>
          </table:table-cell>
          <table:table-cell table:number-columns-repeated="6"/>
        </table:table-row>
        <table:table-row table:style-name="ro1">
          <table:table-cell table:formula="oooc:=[.A27]" office:value-type="float" office:value="0">
            <text:p>0</text:p>
          </table:table-cell>
          <table:table-cell table:formula="oooc:=[.B27]+[.E27]" office:value-type="float" office:value="6.66688625304041">
            <text:p>6.67</text:p>
          </table:table-cell>
          <table:table-cell table:formula="oooc:=LOG(ABS([.B28]-[.A28]) + 1;10) * [.$H$2]" office:value-type="float" office:value="0.176923804010492">
            <text:p>0.18</text:p>
          </table:table-cell>
          <table:table-cell table:formula="oooc:=IF([.C27]-[.D27] &gt; 0; ([.C28]*[.$H$3] + (1 - [.$H$3])*[.D27]); [.C28])" office:value-type="float" office:value="0.17673492358565">
            <text:p>0.18</text:p>
          </table:table-cell>
          <table:table-cell table:formula="oooc:=IF([.B28]-[.A28] &gt; 0; 0 - [.D28]; [.D28])" office:value-type="float" office:value="-0.17673492358565">
            <text:p>-0.18</text:p>
          </table:table-cell>
          <table:table-cell table:number-columns-repeated="6"/>
        </table:table-row>
        <table:table-row table:style-name="ro1">
          <table:table-cell table:formula="oooc:=[.A28]" office:value-type="float" office:value="0">
            <text:p>0</text:p>
          </table:table-cell>
          <table:table-cell table:formula="oooc:=[.B28]+[.E28]" office:value-type="float" office:value="6.49015132945476">
            <text:p>6.49</text:p>
          </table:table-cell>
          <table:table-cell table:formula="oooc:=LOG(ABS([.B29]-[.A29]) + 1;10) * [.$H$2]" office:value-type="float" office:value="0.174898118436642">
            <text:p>0.17</text:p>
          </table:table-cell>
          <table:table-cell table:formula="oooc:=IF([.C28]-[.D28] &gt; 0; ([.C29]*[.$H$3] + (1 - [.$H$3])*[.D28]); [.C29])" office:value-type="float" office:value="0.176551243070749">
            <text:p>0.18</text:p>
          </table:table-cell>
          <table:table-cell table:formula="oooc:=IF([.B29]-[.A29] &gt; 0; 0 - [.D29]; [.D29])" office:value-type="float" office:value="-0.176551243070749">
            <text:p>-0.18</text:p>
          </table:table-cell>
          <table:table-cell table:number-columns-repeated="6"/>
        </table:table-row>
        <table:table-row table:style-name="ro1">
          <table:table-cell table:formula="oooc:=[.A29]" office:value-type="float" office:value="0">
            <text:p>0</text:p>
          </table:table-cell>
          <table:table-cell table:formula="oooc:=[.B29]+[.E29]" office:value-type="float" office:value="6.31360008638401">
            <text:p>6.31</text:p>
          </table:table-cell>
          <table:table-cell table:formula="oooc:=LOG(ABS([.B30]-[.A30]) + 1;10) * [.$H$2]" office:value-type="float" office:value="0.172826241814978">
            <text:p>0.17</text:p>
          </table:table-cell>
          <table:table-cell table:formula="oooc:=IF([.C29]-[.D29] &gt; 0; ([.C30]*[.$H$3] + (1 - [.$H$3])*[.D29]); [.C30])" office:value-type="float" office:value="0.172826241814978">
            <text:p>0.17</text:p>
          </table:table-cell>
          <table:table-cell table:formula="oooc:=IF([.B30]-[.A30] &gt; 0; 0 - [.D30]; [.D30])" office:value-type="float" office:value="-0.172826241814978">
            <text:p>-0.17</text:p>
          </table:table-cell>
          <table:table-cell table:number-columns-repeated="6"/>
        </table:table-row>
        <table:table-row table:style-name="ro1">
          <table:table-cell table:formula="oooc:=[.A30]" office:value-type="float" office:value="0">
            <text:p>0</text:p>
          </table:table-cell>
          <table:table-cell table:formula="oooc:=[.B30]+[.E30]" office:value-type="float" office:value="6.14077384456903">
            <text:p>6.14</text:p>
          </table:table-cell>
          <table:table-cell table:formula="oooc:=LOG(ABS([.B31]-[.A31]) + 1;10) * [.$H$2]" office:value-type="float" office:value="0.17074905575062">
            <text:p>0.17</text:p>
          </table:table-cell>
          <table:table-cell table:formula="oooc:=IF([.C30]-[.D30] &gt; 0; ([.C31]*[.$H$3] + (1 - [.$H$3])*[.D30]); [.C31])" office:value-type="float" office:value="0.17074905575062">
            <text:p>0.17</text:p>
          </table:table-cell>
          <table:table-cell table:formula="oooc:=IF([.B31]-[.A31] &gt; 0; 0 - [.D31]; [.D31])" office:value-type="float" office:value="-0.17074905575062">
            <text:p>-0.17</text:p>
          </table:table-cell>
          <table:table-cell table:number-columns-repeated="6"/>
        </table:table-row>
        <table:table-row table:style-name="ro1">
          <table:table-cell table:formula="oooc:=[.A31]" office:value-type="float" office:value="0">
            <text:p>0</text:p>
          </table:table-cell>
          <table:table-cell table:formula="oooc:=[.B31]+[.E31]" office:value-type="float" office:value="5.97002478881841">
            <text:p>5.97</text:p>
          </table:table-cell>
          <table:table-cell table:formula="oooc:=LOG(ABS([.B32]-[.A32]) + 1;10) * [.$H$2]" office:value-type="float" office:value="0.168646864532885">
            <text:p>0.17</text:p>
          </table:table-cell>
          <table:table-cell table:formula="oooc:=IF([.C31]-[.D31] &gt; 0; ([.C32]*[.$H$3] + (1 - [.$H$3])*[.D31]); [.C32])" office:value-type="float" office:value="0.168646864532885">
            <text:p>0.17</text:p>
          </table:table-cell>
          <table:table-cell table:formula="oooc:=IF([.B32]-[.A32] &gt; 0; 0 - [.D32]; [.D32])" office:value-type="float" office:value="-0.168646864532885">
            <text:p>-0.17</text:p>
          </table:table-cell>
          <table:table-cell table:number-columns-repeated="6"/>
        </table:table-row>
        <table:table-row table:style-name="ro1">
          <table:table-cell table:formula="oooc:=[.A32]" office:value-type="float" office:value="0">
            <text:p>0</text:p>
          </table:table-cell>
          <table:table-cell table:formula="oooc:=[.B32]+[.E32]" office:value-type="float" office:value="5.80137792428552">
            <text:p>5.8</text:p>
          </table:table-cell>
          <table:table-cell table:formula="oooc:=LOG(ABS([.B33]-[.A33]) + 1;10) * [.$H$2]" office:value-type="float" office:value="0.166519381490973">
            <text:p>0.17</text:p>
          </table:table-cell>
          <table:table-cell table:formula="oooc:=IF([.C32]-[.D32] &gt; 0; ([.C33]*[.$H$3] + (1 - [.$H$3])*[.D32]); [.C33])" office:value-type="float" office:value="0.166519381490973">
            <text:p>0.17</text:p>
          </table:table-cell>
          <table:table-cell table:formula="oooc:=IF([.B33]-[.A33] &gt; 0; 0 - [.D33]; [.D33])" office:value-type="float" office:value="-0.166519381490973">
            <text:p>-0.17</text:p>
          </table:table-cell>
          <table:table-cell table:number-columns-repeated="6"/>
        </table:table-row>
        <table:table-row table:style-name="ro1">
          <table:table-cell table:formula="oooc:=[.A33]" office:value-type="float" office:value="0">
            <text:p>0</text:p>
          </table:table-cell>
          <table:table-cell table:formula="oooc:=[.B33]+[.E33]" office:value-type="float" office:value="5.63485854279455">
            <text:p>5.63</text:p>
          </table:table-cell>
          <table:table-cell table:formula="oooc:=LOG(ABS([.B34]-[.A34]) + 1;10) * [.$H$2]" office:value-type="float" office:value="0.164366333601699">
            <text:p>0.16</text:p>
          </table:table-cell>
          <table:table-cell table:formula="oooc:=IF([.C33]-[.D33] &gt; 0; ([.C34]*[.$H$3] + (1 - [.$H$3])*[.D33]); [.C34])" office:value-type="float" office:value="0.164366333601699">
            <text:p>0.16</text:p>
          </table:table-cell>
          <table:table-cell table:formula="oooc:=IF([.B34]-[.A34] &gt; 0; 0 - [.D34]; [.D34])" office:value-type="float" office:value="-0.164366333601699">
            <text:p>-0.16</text:p>
          </table:table-cell>
          <table:table-cell table:number-columns-repeated="6"/>
        </table:table-row>
        <table:table-row table:style-name="ro1">
          <table:table-cell table:formula="oooc:=[.A34]" office:value-type="float" office:value="0">
            <text:p>0</text:p>
          </table:table-cell>
          <table:table-cell table:formula="oooc:=[.B34]+[.E34]" office:value-type="float" office:value="5.47049220919285">
            <text:p>5.47</text:p>
          </table:table-cell>
          <table:table-cell table:formula="oooc:=LOG(ABS([.B35]-[.A35]) + 1;10) * [.$H$2]" office:value-type="float" office:value="0.162187463725879">
            <text:p>0.16</text:p>
          </table:table-cell>
          <table:table-cell table:formula="oooc:=IF([.C34]-[.D34] &gt; 0; ([.C35]*[.$H$3] + (1 - [.$H$3])*[.D34]); [.C35])" office:value-type="float" office:value="0.162187463725879">
            <text:p>0.16</text:p>
          </table:table-cell>
          <table:table-cell table:formula="oooc:=IF([.B35]-[.A35] &gt; 0; 0 - [.D35]; [.D35])" office:value-type="float" office:value="-0.162187463725879">
            <text:p>-0.16</text:p>
          </table:table-cell>
          <table:table-cell table:number-columns-repeated="6"/>
        </table:table-row>
        <table:table-row table:style-name="ro1">
          <table:table-cell table:formula="oooc:=[.A35]" office:value-type="float" office:value="0">
            <text:p>0</text:p>
          </table:table-cell>
          <table:table-cell table:formula="oooc:=[.B35]+[.E35]" office:value-type="float" office:value="5.30830474546697">
            <text:p>5.31</text:p>
          </table:table-cell>
          <table:table-cell table:formula="oooc:=LOG(ABS([.B36]-[.A36]) + 1;10) * [.$H$2]" office:value-type="float" office:value="0.159982533065737">
            <text:p>0.16</text:p>
          </table:table-cell>
          <table:table-cell table:formula="oooc:=IF([.C35]-[.D35] &gt; 0; ([.C36]*[.$H$3] + (1 - [.$H$3])*[.D35]); [.C36])" office:value-type="float" office:value="0.159982533065737">
            <text:p>0.16</text:p>
          </table:table-cell>
          <table:table-cell table:formula="oooc:=IF([.B36]-[.A36] &gt; 0; 0 - [.D36]; [.D36])" office:value-type="float" office:value="-0.159982533065737">
            <text:p>-0.16</text:p>
          </table:table-cell>
          <table:table-cell table:number-columns-repeated="6"/>
        </table:table-row>
        <table:table-row table:style-name="ro1">
          <table:table-cell table:formula="oooc:=[.A36]" office:value-type="float" office:value="0">
            <text:p>0</text:p>
          </table:table-cell>
          <table:table-cell table:formula="oooc:=[.B36]+[.E36]" office:value-type="float" office:value="5.14832221240124">
            <text:p>5.15</text:p>
          </table:table-cell>
          <table:table-cell table:formula="oooc:=LOG(ABS([.B37]-[.A37]) + 1;10) * [.$H$2]" office:value-type="float" office:value="0.157751323860565">
            <text:p>0.16</text:p>
          </table:table-cell>
          <table:table-cell table:formula="oooc:=IF([.C36]-[.D36] &gt; 0; ([.C37]*[.$H$3] + (1 - [.$H$3])*[.D36]); [.C37])" office:value-type="float" office:value="0.157751323860565">
            <text:p>0.16</text:p>
          </table:table-cell>
          <table:table-cell table:formula="oooc:=IF([.B37]-[.A37] &gt; 0; 0 - [.D37]; [.D37])" office:value-type="float" office:value="-0.157751323860565">
            <text:p>-0.16</text:p>
          </table:table-cell>
          <table:table-cell table:number-columns-repeated="6"/>
        </table:table-row>
        <table:table-row table:style-name="ro1">
          <table:table-cell table:formula="oooc:=[.A37]" office:value-type="float" office:value="0">
            <text:p>0</text:p>
          </table:table-cell>
          <table:table-cell table:formula="oooc:=[.B37]+[.E37]" office:value-type="float" office:value="4.99057088854067">
            <text:p>4.99</text:p>
          </table:table-cell>
          <table:table-cell table:formula="oooc:=LOG(ABS([.B38]-[.A38]) + 1;10) * [.$H$2]" office:value-type="float" office:value="0.155493642338592">
            <text:p>0.16</text:p>
          </table:table-cell>
          <table:table-cell table:formula="oooc:=IF([.C37]-[.D37] &gt; 0; ([.C38]*[.$H$3] + (1 - [.$H$3])*[.D37]); [.C38])" office:value-type="float" office:value="0.155493642338592">
            <text:p>0.16</text:p>
          </table:table-cell>
          <table:table-cell table:formula="oooc:=IF([.B38]-[.A38] &gt; 0; 0 - [.D38]; [.D38])" office:value-type="float" office:value="-0.155493642338592">
            <text:p>-0.16</text:p>
          </table:table-cell>
          <table:table-cell table:number-columns-repeated="6"/>
        </table:table-row>
        <table:table-row table:style-name="ro1">
          <table:table-cell table:formula="oooc:=[.A38]" office:value-type="float" office:value="0">
            <text:p>0</text:p>
          </table:table-cell>
          <table:table-cell table:formula="oooc:=[.B38]+[.E38]" office:value-type="float" office:value="4.83507724620208">
            <text:p>4.84</text:p>
          </table:table-cell>
          <table:table-cell table:formula="oooc:=LOG(ABS([.B39]-[.A39]) + 1;10) * [.$H$2]" office:value-type="float" office:value="0.153209321943536">
            <text:p>0.15</text:p>
          </table:table-cell>
          <table:table-cell table:formula="oooc:=IF([.C38]-[.D38] &gt; 0; ([.C39]*[.$H$3] + (1 - [.$H$3])*[.D38]); [.C39])" office:value-type="float" office:value="0.153209321943536">
            <text:p>0.15</text:p>
          </table:table-cell>
          <table:table-cell table:formula="oooc:=IF([.B39]-[.A39] &gt; 0; 0 - [.D39]; [.D39])" office:value-type="float" office:value="-0.153209321943536">
            <text:p>-0.1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ooc:=[.B39]+[.E39]" office:value-type="float" office:value="4.68186792425854">
            <text:p>4.68</text:p>
          </table:table-cell>
          <table:table-cell table:formula="oooc:=LOG(ABS([.B40]-[.A40]) + 1;10) * [.$H$2]" office:value-type="float" office:value="0.160117740051913">
            <text:p>0.16</text:p>
          </table:table-cell>
          <table:table-cell table:formula="oooc:=IF([.C39]-[.D39] &gt; 0; ([.C40]*[.$H$3] + (1 - [.$H$3])*[.D39]); [.C40])" office:value-type="float" office:value="0.160117740051913">
            <text:p>0.16</text:p>
          </table:table-cell>
          <table:table-cell table:formula="oooc:=IF([.B40]-[.A40] &gt; 0; 0 - [.D40]; [.D40])" office:value-type="float" office:value="0.160117740051913">
            <text:p>0.16</text:p>
          </table:table-cell>
          <table:table-cell table:number-columns-repeated="6"/>
        </table:table-row>
        <table:table-row table:style-name="ro1">
          <table:table-cell table:formula="oooc:=[.A40]" office:value-type="float" office:value="10">
            <text:p>10</text:p>
          </table:table-cell>
          <table:table-cell table:formula="oooc:=[.B40]+[.E40]" office:value-type="float" office:value="4.84198566431046">
            <text:p>4.84</text:p>
          </table:table-cell>
          <table:table-cell table:formula="oooc:=LOG(ABS([.B41]-[.A41]) + 1;10) * [.$H$2]" office:value-type="float" office:value="0.157888139118815">
            <text:p>0.16</text:p>
          </table:table-cell>
          <table:table-cell table:formula="oooc:=IF([.C40]-[.D40] &gt; 0; ([.C41]*[.$H$3] + (1 - [.$H$3])*[.D40]); [.C41])" office:value-type="float" office:value="0.157888139118815">
            <text:p>0.16</text:p>
          </table:table-cell>
          <table:table-cell table:formula="oooc:=IF([.B41]-[.A41] &gt; 0; 0 - [.D41]; [.D41])" office:value-type="float" office:value="0.157888139118815">
            <text:p>0.16</text:p>
          </table:table-cell>
          <table:table-cell table:number-columns-repeated="6"/>
        </table:table-row>
        <table:table-row table:style-name="ro1">
          <table:table-cell table:formula="oooc:=[.A41]" office:value-type="float" office:value="10">
            <text:p>10</text:p>
          </table:table-cell>
          <table:table-cell table:formula="oooc:=[.B41]+[.E41]" office:value-type="float" office:value="4.99987380342927">
            <text:p>5</text:p>
          </table:table-cell>
          <table:table-cell table:formula="oooc:=LOG(ABS([.B42]-[.A42]) + 1;10) * [.$H$2]" office:value-type="float" office:value="0.155632076939994">
            <text:p>0.16</text:p>
          </table:table-cell>
          <table:table-cell table:formula="oooc:=IF([.C41]-[.D41] &gt; 0; ([.C42]*[.$H$3] + (1 - [.$H$3])*[.D41]); [.C42])" office:value-type="float" office:value="0.155632076939994">
            <text:p>0.16</text:p>
          </table:table-cell>
          <table:table-cell table:formula="oooc:=IF([.B42]-[.A42] &gt; 0; 0 - [.D42]; [.D42])" office:value-type="float" office:value="0.155632076939994">
            <text:p>0.16</text:p>
          </table:table-cell>
          <table:table-cell table:number-columns-repeated="6"/>
        </table:table-row>
        <table:table-row table:style-name="ro1">
          <table:table-cell table:formula="oooc:=[.A42]" office:value-type="float" office:value="10">
            <text:p>10</text:p>
          </table:table-cell>
          <table:table-cell table:formula="oooc:=[.B42]+[.E42]" office:value-type="float" office:value="5.15550588036926">
            <text:p>5.16</text:p>
          </table:table-cell>
          <table:table-cell table:formula="oooc:=LOG(ABS([.B43]-[.A43]) + 1;10) * [.$H$2]" office:value-type="float" office:value="0.15334938520185">
            <text:p>0.15</text:p>
          </table:table-cell>
          <table:table-cell table:formula="oooc:=IF([.C42]-[.D42] &gt; 0; ([.C43]*[.$H$3] + (1 - [.$H$3])*[.D42]); [.C43])" office:value-type="float" office:value="0.15334938520185">
            <text:p>0.15</text:p>
          </table:table-cell>
          <table:table-cell table:formula="oooc:=IF([.B43]-[.A43] &gt; 0; 0 - [.D43]; [.D43])" office:value-type="float" office:value="0.15334938520185">
            <text:p>0.15</text:p>
          </table:table-cell>
          <table:table-cell table:number-columns-repeated="6"/>
        </table:table-row>
        <table:table-row table:style-name="ro1">
          <table:table-cell table:formula="oooc:=[.A43]" office:value-type="float" office:value="10">
            <text:p>10</text:p>
          </table:table-cell>
          <table:table-cell table:formula="oooc:=[.B43]+[.E43]" office:value-type="float" office:value="5.30885526557111">
            <text:p>5.31</text:p>
          </table:table-cell>
          <table:table-cell table:formula="oooc:=LOG(ABS([.B44]-[.A44]) + 1;10) * [.$H$2]" office:value-type="float" office:value="0.151039926103022">
            <text:p>0.15</text:p>
          </table:table-cell>
          <table:table-cell table:formula="oooc:=IF([.C43]-[.D43] &gt; 0; ([.C44]*[.$H$3] + (1 - [.$H$3])*[.D43]); [.C44])" office:value-type="float" office:value="0.151039926103022">
            <text:p>0.15</text:p>
          </table:table-cell>
          <table:table-cell table:formula="oooc:=IF([.B44]-[.A44] &gt; 0; 0 - [.D44]; [.D44])" office:value-type="float" office:value="0.151039926103022">
            <text:p>0.15</text:p>
          </table:table-cell>
          <table:table-cell table:number-columns-repeated="6"/>
        </table:table-row>
        <table:table-row table:style-name="ro1">
          <table:table-cell table:formula="oooc:=[.A44]" office:value-type="float" office:value="10">
            <text:p>10</text:p>
          </table:table-cell>
          <table:table-cell table:formula="oooc:=[.B44]+[.E44]" office:value-type="float" office:value="5.45989519167414">
            <text:p>5.46</text:p>
          </table:table-cell>
          <table:table-cell table:formula="oooc:=LOG(ABS([.B45]-[.A45]) + 1;10) * [.$H$2]" office:value-type="float" office:value="0.1487035961676">
            <text:p>0.15</text:p>
          </table:table-cell>
          <table:table-cell table:formula="oooc:=IF([.C44]-[.D44] &gt; 0; ([.C45]*[.$H$3] + (1 - [.$H$3])*[.D44]); [.C45])" office:value-type="float" office:value="0.1487035961676">
            <text:p>0.15</text:p>
          </table:table-cell>
          <table:table-cell table:formula="oooc:=IF([.B45]-[.A45] &gt; 0; 0 - [.D45]; [.D45])" office:value-type="float" office:value="0.1487035961676">
            <text:p>0.15</text:p>
          </table:table-cell>
          <table:table-cell table:number-columns-repeated="6"/>
        </table:table-row>
        <table:table-row table:style-name="ro1">
          <table:table-cell table:formula="oooc:=[.A45]" office:value-type="float" office:value="10">
            <text:p>10</text:p>
          </table:table-cell>
          <table:table-cell table:formula="oooc:=[.B45]+[.E45]" office:value-type="float" office:value="5.60859878784174">
            <text:p>5.61</text:p>
          </table:table-cell>
          <table:table-cell table:formula="oooc:=LOG(ABS([.B46]-[.A46]) + 1;10) * [.$H$2]" office:value-type="float" office:value="0.146340330388835">
            <text:p>0.15</text:p>
          </table:table-cell>
          <table:table-cell table:formula="oooc:=IF([.C45]-[.D45] &gt; 0; ([.C46]*[.$H$3] + (1 - [.$H$3])*[.D45]); [.C46])" office:value-type="float" office:value="0.146340330388835">
            <text:p>0.15</text:p>
          </table:table-cell>
          <table:table-cell table:formula="oooc:=IF([.B46]-[.A46] &gt; 0; 0 - [.D46]; [.D46])" office:value-type="float" office:value="0.146340330388835">
            <text:p>0.15</text:p>
          </table:table-cell>
          <table:table-cell table:number-columns-repeated="6"/>
        </table:table-row>
        <table:table-row table:style-name="ro1">
          <table:table-cell table:formula="oooc:=[.A46]" office:value-type="float" office:value="10">
            <text:p>10</text:p>
          </table:table-cell>
          <table:table-cell table:formula="oooc:=[.B46]+[.E46]" office:value-type="float" office:value="5.75493911823057">
            <text:p>5.75</text:p>
          </table:table-cell>
          <table:table-cell table:formula="oooc:=LOG(ABS([.B47]-[.A47]) + 1;10) * [.$H$2]" office:value-type="float" office:value="0.143950106721856">
            <text:p>0.14</text:p>
          </table:table-cell>
          <table:table-cell table:formula="oooc:=IF([.C46]-[.D46] &gt; 0; ([.C47]*[.$H$3] + (1 - [.$H$3])*[.D46]); [.C47])" office:value-type="float" office:value="0.143950106721856">
            <text:p>0.14</text:p>
          </table:table-cell>
          <table:table-cell table:formula="oooc:=IF([.B47]-[.A47] &gt; 0; 0 - [.D47]; [.D47])" office:value-type="float" office:value="0.143950106721856">
            <text:p>0.14</text:p>
          </table:table-cell>
          <table:table-cell table:number-columns-repeated="6"/>
        </table:table-row>
        <table:table-row table:style-name="ro1">
          <table:table-cell table:formula="oooc:=[.A47]" office:value-type="float" office:value="10">
            <text:p>10</text:p>
          </table:table-cell>
          <table:table-cell table:formula="oooc:=[.B47]+[.E47]" office:value-type="float" office:value="5.89888922495243">
            <text:p>5.9</text:p>
          </table:table-cell>
          <table:table-cell table:formula="oooc:=LOG(ABS([.B48]-[.A48]) + 1;10) * [.$H$2]" office:value-type="float" office:value="0.141532950943035">
            <text:p>0.14</text:p>
          </table:table-cell>
          <table:table-cell table:formula="oooc:=IF([.C47]-[.D47] &gt; 0; ([.C48]*[.$H$3] + (1 - [.$H$3])*[.D47]); [.C48])" office:value-type="float" office:value="0.141532950943035">
            <text:p>0.14</text:p>
          </table:table-cell>
          <table:table-cell table:formula="oooc:=IF([.B48]-[.A48] &gt; 0; 0 - [.D48]; [.D48])" office:value-type="float" office:value="0.141532950943035">
            <text:p>0.14</text:p>
          </table:table-cell>
          <table:table-cell table:number-columns-repeated="6"/>
        </table:table-row>
        <table:table-row table:style-name="ro1">
          <table:table-cell table:formula="oooc:=[.A48]" office:value-type="float" office:value="10">
            <text:p>10</text:p>
          </table:table-cell>
          <table:table-cell table:formula="oooc:=[.B48]+[.E48]" office:value-type="float" office:value="6.04042217589546">
            <text:p>6.04</text:p>
          </table:table-cell>
          <table:table-cell table:formula="oooc:=LOG(ABS([.B49]-[.A49]) + 1;10) * [.$H$2]" office:value-type="float" office:value="0.139088941892185">
            <text:p>0.14</text:p>
          </table:table-cell>
          <table:table-cell table:formula="oooc:=IF([.C48]-[.D48] &gt; 0; ([.C49]*[.$H$3] + (1 - [.$H$3])*[.D48]); [.C49])" office:value-type="float" office:value="0.139088941892185">
            <text:p>0.14</text:p>
          </table:table-cell>
          <table:table-cell table:formula="oooc:=IF([.B49]-[.A49] &gt; 0; 0 - [.D49]; [.D49])" office:value-type="float" office:value="0.139088941892185">
            <text:p>0.14</text:p>
          </table:table-cell>
          <table:table-cell table:number-columns-repeated="6"/>
        </table:table-row>
        <table:table-row table:style-name="ro1">
          <table:table-cell table:formula="oooc:=[.A49]" office:value-type="float" office:value="10">
            <text:p>10</text:p>
          </table:table-cell>
          <table:table-cell table:formula="oooc:=[.B49]+[.E49]" office:value-type="float" office:value="6.17951111778765">
            <text:p>6.18</text:p>
          </table:table-cell>
          <table:table-cell table:formula="oooc:=LOG(ABS([.B50]-[.A50]) + 1;10) * [.$H$2]" office:value-type="float" office:value="0.136618217111684">
            <text:p>0.14</text:p>
          </table:table-cell>
          <table:table-cell table:formula="oooc:=IF([.C49]-[.D49] &gt; 0; ([.C50]*[.$H$3] + (1 - [.$H$3])*[.D49]); [.C50])" office:value-type="float" office:value="0.136618217111684">
            <text:p>0.14</text:p>
          </table:table-cell>
          <table:table-cell table:formula="oooc:=IF([.B50]-[.A50] &gt; 0; 0 - [.D50]; [.D50])" office:value-type="float" office:value="0.136618217111684">
            <text:p>0.14</text:p>
          </table:table-cell>
          <table:table-cell table:number-columns-repeated="6"/>
        </table:table-row>
        <table:table-row table:style-name="ro1">
          <table:table-cell table:formula="oooc:=[.A50]" office:value-type="float" office:value="10">
            <text:p>10</text:p>
          </table:table-cell>
          <table:table-cell table:formula="oooc:=[.B50]+[.E50]" office:value-type="float" office:value="6.31612933489933">
            <text:p>6.32</text:p>
          </table:table-cell>
          <table:table-cell table:formula="oooc:=LOG(ABS([.B51]-[.A51]) + 1;10) * [.$H$2]" office:value-type="float" office:value="0.134120978893703">
            <text:p>0.13</text:p>
          </table:table-cell>
          <table:table-cell table:formula="oooc:=IF([.C50]-[.D50] &gt; 0; ([.C51]*[.$H$3] + (1 - [.$H$3])*[.D50]); [.C51])" office:value-type="float" office:value="0.134120978893703">
            <text:p>0.13</text:p>
          </table:table-cell>
          <table:table-cell table:formula="oooc:=IF([.B51]-[.A51] &gt; 0; 0 - [.D51]; [.D51])" office:value-type="float" office:value="0.134120978893703">
            <text:p>0.13</text:p>
          </table:table-cell>
          <table:table-cell table:number-columns-repeated="6"/>
        </table:table-row>
        <table:table-row table:style-name="ro1">
          <table:table-cell table:formula="oooc:=[.A51]" office:value-type="float" office:value="10">
            <text:p>10</text:p>
          </table:table-cell>
          <table:table-cell table:formula="oooc:=[.B51]+[.E51]" office:value-type="float" office:value="6.45025031379304">
            <text:p>6.45</text:p>
          </table:table-cell>
          <table:table-cell table:formula="oooc:=LOG(ABS([.B52]-[.A52]) + 1;10) * [.$H$2]" office:value-type="float" office:value="0.131597500742875">
            <text:p>0.13</text:p>
          </table:table-cell>
          <table:table-cell table:formula="oooc:=IF([.C51]-[.D51] &gt; 0; ([.C52]*[.$H$3] + (1 - [.$H$3])*[.D51]); [.C52])" office:value-type="float" office:value="0.131597500742875">
            <text:p>0.13</text:p>
          </table:table-cell>
          <table:table-cell table:formula="oooc:=IF([.B52]-[.A52] &gt; 0; 0 - [.D52]; [.D52])" office:value-type="float" office:value="0.131597500742875">
            <text:p>0.13</text:p>
          </table:table-cell>
          <table:table-cell table:number-columns-repeated="6"/>
        </table:table-row>
        <table:table-row table:style-name="ro1">
          <table:table-cell table:formula="oooc:=[.A52]" office:value-type="float" office:value="10">
            <text:p>10</text:p>
          </table:table-cell>
          <table:table-cell table:formula="oooc:=[.B52]+[.E52]" office:value-type="float" office:value="6.58184781453591">
            <text:p>6.58</text:p>
          </table:table-cell>
          <table:table-cell table:formula="oooc:=LOG(ABS([.B53]-[.A53]) + 1;10) * [.$H$2]" office:value-type="float" office:value="0.129048134256787">
            <text:p>0.13</text:p>
          </table:table-cell>
          <table:table-cell table:formula="oooc:=IF([.C52]-[.D52] &gt; 0; ([.C53]*[.$H$3] + (1 - [.$H$3])*[.D52]); [.C53])" office:value-type="float" office:value="0.129048134256787">
            <text:p>0.13</text:p>
          </table:table-cell>
          <table:table-cell table:formula="oooc:=IF([.B53]-[.A53] &gt; 0; 0 - [.D53]; [.D53])" office:value-type="float" office:value="0.129048134256787">
            <text:p>0.13</text:p>
          </table:table-cell>
          <table:table-cell table:number-columns-repeated="6"/>
        </table:table-row>
        <table:table-row table:style-name="ro1">
          <table:table-cell table:formula="oooc:=[.A53]" office:value-type="float" office:value="10">
            <text:p>10</text:p>
          </table:table-cell>
          <table:table-cell table:formula="oooc:=[.B53]+[.E53]" office:value-type="float" office:value="6.7108959487927">
            <text:p>6.71</text:p>
          </table:table-cell>
          <table:table-cell table:formula="oooc:=LOG(ABS([.B54]-[.A54]) + 1;10) * [.$H$2]" office:value-type="float" office:value="0.126473316420444">
            <text:p>0.13</text:p>
          </table:table-cell>
          <table:table-cell table:formula="oooc:=IF([.C53]-[.D53] &gt; 0; ([.C54]*[.$H$3] + (1 - [.$H$3])*[.D53]); [.C54])" office:value-type="float" office:value="0.126473316420444">
            <text:p>0.13</text:p>
          </table:table-cell>
          <table:table-cell table:formula="oooc:=IF([.B54]-[.A54] &gt; 0; 0 - [.D54]; [.D54])" office:value-type="float" office:value="0.126473316420444">
            <text:p>0.13</text:p>
          </table:table-cell>
          <table:table-cell table:number-columns-repeated="6"/>
        </table:table-row>
        <table:table-row table:style-name="ro1">
          <table:table-cell table:formula="oooc:=[.A54]" office:value-type="float" office:value="10">
            <text:p>10</text:p>
          </table:table-cell>
          <table:table-cell table:formula="oooc:=[.B54]+[.E54]" office:value-type="float" office:value="6.83736926521314">
            <text:p>6.84</text:p>
          </table:table-cell>
          <table:table-cell table:formula="oooc:=LOG(ABS([.B55]-[.A55]) + 1;10) * [.$H$2]" office:value-type="float" office:value="0.123873577303112">
            <text:p>0.12</text:p>
          </table:table-cell>
          <table:table-cell table:formula="oooc:=IF([.C54]-[.D54] &gt; 0; ([.C55]*[.$H$3] + (1 - [.$H$3])*[.D54]); [.C55])" office:value-type="float" office:value="0.123873577303112">
            <text:p>0.12</text:p>
          </table:table-cell>
          <table:table-cell table:formula="oooc:=IF([.B55]-[.A55] &gt; 0; 0 - [.D55]; [.D55])" office:value-type="float" office:value="0.123873577303112">
            <text:p>0.12</text:p>
          </table:table-cell>
          <table:table-cell table:number-columns-repeated="6"/>
        </table:table-row>
        <table:table-row table:style-name="ro1">
          <table:table-cell table:formula="oooc:=[.A55]" office:value-type="float" office:value="10">
            <text:p>10</text:p>
          </table:table-cell>
          <table:table-cell table:formula="oooc:=[.B55]+[.E55]" office:value-type="float" office:value="6.96124284251625">
            <text:p>6.96</text:p>
          </table:table-cell>
          <table:table-cell table:formula="oooc:=LOG(ABS([.B56]-[.A56]) + 1;10) * [.$H$2]" office:value-type="float" office:value="0.121249548136576">
            <text:p>0.12</text:p>
          </table:table-cell>
          <table:table-cell table:formula="oooc:=IF([.C55]-[.D55] &gt; 0; ([.C56]*[.$H$3] + (1 - [.$H$3])*[.D55]); [.C56])" office:value-type="float" office:value="0.121249548136576">
            <text:p>0.12</text:p>
          </table:table-cell>
          <table:table-cell table:formula="oooc:=IF([.B56]-[.A56] &gt; 0; 0 - [.D56]; [.D56])" office:value-type="float" office:value="0.121249548136576">
            <text:p>0.12</text:p>
          </table:table-cell>
          <table:table-cell table:number-columns-repeated="6"/>
        </table:table-row>
        <table:table-row table:style-name="ro1">
          <table:table-cell table:formula="oooc:=[.A56]" office:value-type="float" office:value="10">
            <text:p>10</text:p>
          </table:table-cell>
          <table:table-cell table:formula="oooc:=[.B56]+[.E56]" office:value-type="float" office:value="7.08249239065283">
            <text:p>7.08</text:p>
          </table:table-cell>
          <table:table-cell table:formula="oooc:=LOG(ABS([.B57]-[.A57]) + 1;10) * [.$H$2]" office:value-type="float" office:value="0.118601969742575">
            <text:p>0.12</text:p>
          </table:table-cell>
          <table:table-cell table:formula="oooc:=IF([.C56]-[.D56] &gt; 0; ([.C57]*[.$H$3] + (1 - [.$H$3])*[.D56]); [.C57])" office:value-type="float" office:value="0.118601969742575">
            <text:p>0.12</text:p>
          </table:table-cell>
          <table:table-cell table:formula="oooc:=IF([.B57]-[.A57] &gt; 0; 0 - [.D57]; [.D57])" office:value-type="float" office:value="0.118601969742575">
            <text:p>0.12</text:p>
          </table:table-cell>
          <table:table-cell table:number-columns-repeated="6"/>
        </table:table-row>
        <table:table-row table:style-name="ro1">
          <table:table-cell table:formula="oooc:=[.A57]" office:value-type="float" office:value="10">
            <text:p>10</text:p>
          </table:table-cell>
          <table:table-cell table:formula="oooc:=[.B57]+[.E57]" office:value-type="float" office:value="7.2010943603954">
            <text:p>7.2</text:p>
          </table:table-cell>
          <table:table-cell table:formula="oooc:=LOG(ABS([.B58]-[.A58]) + 1;10) * [.$H$2]" office:value-type="float" office:value="0.115931701263827">
            <text:p>0.12</text:p>
          </table:table-cell>
          <table:table-cell table:formula="oooc:=IF([.C57]-[.D57] &gt; 0; ([.C58]*[.$H$3] + (1 - [.$H$3])*[.D57]); [.C58])" office:value-type="float" office:value="0.115931701263827">
            <text:p>0.12</text:p>
          </table:table-cell>
          <table:table-cell table:formula="oooc:=IF([.B58]-[.A58] &gt; 0; 0 - [.D58]; [.D58])" office:value-type="float" office:value="0.115931701263827">
            <text:p>0.12</text:p>
          </table:table-cell>
          <table:table-cell table:number-columns-repeated="6"/>
        </table:table-row>
        <table:table-row table:style-name="ro1">
          <table:table-cell table:formula="oooc:=[.A58]" office:value-type="float" office:value="10">
            <text:p>10</text:p>
          </table:table-cell>
          <table:table-cell table:formula="oooc:=[.B58]+[.E58]" office:value-type="float" office:value="7.31702606165923">
            <text:p>7.32</text:p>
          </table:table-cell>
          <table:table-cell table:formula="oooc:=LOG(ABS([.B59]-[.A59]) + 1;10) * [.$H$2]" office:value-type="float" office:value="0.11323972913754">
            <text:p>0.11</text:p>
          </table:table-cell>
          <table:table-cell table:formula="oooc:=IF([.C58]-[.D58] &gt; 0; ([.C59]*[.$H$3] + (1 - [.$H$3])*[.D58]); [.C59])" office:value-type="float" office:value="0.11323972913754">
            <text:p>0.11</text:p>
          </table:table-cell>
          <table:table-cell table:formula="oooc:=IF([.B59]-[.A59] &gt; 0; 0 - [.D59]; [.D59])" office:value-type="float" office:value="0.11323972913754">
            <text:p>0.11</text:p>
          </table:table-cell>
          <table:table-cell table:number-columns-repeated="6"/>
        </table:table-row>
        <table:table-row table:style-name="ro1">
          <table:table-cell table:formula="oooc:=[.A59]" office:value-type="float" office:value="10">
            <text:p>10</text:p>
          </table:table-cell>
          <table:table-cell table:formula="oooc:=[.B59]+[.E59]" office:value-type="float" office:value="7.43026579079677">
            <text:p>7.43</text:p>
          </table:table-cell>
          <table:table-cell table:formula="oooc:=LOG(ABS([.B60]-[.A60]) + 1;10) * [.$H$2]" office:value-type="float" office:value="0.110527176232321">
            <text:p>0.11</text:p>
          </table:table-cell>
          <table:table-cell table:formula="oooc:=IF([.C59]-[.D59] &gt; 0; ([.C60]*[.$H$3] + (1 - [.$H$3])*[.D59]); [.C60])" office:value-type="float" office:value="0.110527176232321">
            <text:p>0.11</text:p>
          </table:table-cell>
          <table:table-cell table:formula="oooc:=IF([.B60]-[.A60] &gt; 0; 0 - [.D60]; [.D60])" office:value-type="float" office:value="0.110527176232321">
            <text:p>0.11</text:p>
          </table:table-cell>
          <table:table-cell table:number-columns-repeated="6"/>
        </table:table-row>
        <table:table-row table:style-name="ro1">
          <table:table-cell table:formula="oooc:=[.A60]" office:value-type="float" office:value="10">
            <text:p>10</text:p>
          </table:table-cell>
          <table:table-cell table:formula="oooc:=[.B60]+[.E60]" office:value-type="float" office:value="7.54079296702909">
            <text:p>7.54</text:p>
          </table:table-cell>
          <table:table-cell table:formula="oooc:=LOG(ABS([.B61]-[.A61]) + 1;10) * [.$H$2]" office:value-type="float" office:value="0.107795311049078">
            <text:p>0.11</text:p>
          </table:table-cell>
          <table:table-cell table:formula="oooc:=IF([.C60]-[.D60] &gt; 0; ([.C61]*[.$H$3] + (1 - [.$H$3])*[.D60]); [.C61])" office:value-type="float" office:value="0.107795311049078">
            <text:p>0.11</text:p>
          </table:table-cell>
          <table:table-cell table:formula="oooc:=IF([.B61]-[.A61] &gt; 0; 0 - [.D61]; [.D61])" office:value-type="float" office:value="0.107795311049078">
            <text:p>0.11</text:p>
          </table:table-cell>
          <table:table-cell table:number-columns-repeated="6"/>
        </table:table-row>
        <table:table-row table:style-name="ro1">
          <table:table-cell table:formula="oooc:=[.A61]" office:value-type="float" office:value="10">
            <text:p>10</text:p>
          </table:table-cell>
          <table:table-cell table:formula="oooc:=[.B61]+[.E61]" office:value-type="float" office:value="7.64858827807817">
            <text:p>7.65</text:p>
          </table:table-cell>
          <table:table-cell table:formula="oooc:=LOG(ABS([.B62]-[.A62]) + 1;10) * [.$H$2]" office:value-type="float" office:value="0.105045556863678">
            <text:p>0.11</text:p>
          </table:table-cell>
          <table:table-cell table:formula="oooc:=IF([.C61]-[.D61] &gt; 0; ([.C62]*[.$H$3] + (1 - [.$H$3])*[.D61]); [.C62])" office:value-type="float" office:value="0.105045556863678">
            <text:p>0.11</text:p>
          </table:table-cell>
          <table:table-cell table:formula="oooc:=IF([.B62]-[.A62] &gt; 0; 0 - [.D62]; [.D62])" office:value-type="float" office:value="0.105045556863678">
            <text:p>0.11</text:p>
          </table:table-cell>
          <table:table-cell table:number-columns-repeated="6"/>
        </table:table-row>
        <table:table-row table:style-name="ro1">
          <table:table-cell table:formula="oooc:=[.A62]" office:value-type="float" office:value="10">
            <text:p>10</text:p>
          </table:table-cell>
          <table:table-cell table:formula="oooc:=[.B62]+[.E62]" office:value-type="float" office:value="7.75363383494185">
            <text:p>7.75</text:p>
          </table:table-cell>
          <table:table-cell table:formula="oooc:=LOG(ABS([.B63]-[.A63]) + 1;10) * [.$H$2]" office:value-type="float" office:value="0.102279500664005">
            <text:p>0.1</text:p>
          </table:table-cell>
          <table:table-cell table:formula="oooc:=IF([.C62]-[.D62] &gt; 0; ([.C63]*[.$H$3] + (1 - [.$H$3])*[.D62]); [.C63])" office:value-type="float" office:value="0.102279500664005">
            <text:p>0.1</text:p>
          </table:table-cell>
          <table:table-cell table:formula="oooc:=IF([.B63]-[.A63] &gt; 0; 0 - [.D63]; [.D63])" office:value-type="float" office:value="0.102279500664005">
            <text:p>0.1</text:p>
          </table:table-cell>
          <table:table-cell table:number-columns-repeated="6"/>
        </table:table-row>
        <table:table-row table:style-name="ro1">
          <table:table-cell table:formula="oooc:=[.A63]" office:value-type="float" office:value="10">
            <text:p>10</text:p>
          </table:table-cell>
          <table:table-cell table:formula="oooc:=[.B63]+[.E63]" office:value-type="float" office:value="7.85591333560586">
            <text:p>7.86</text:p>
          </table:table-cell>
          <table:table-cell table:formula="oooc:=LOG(ABS([.B64]-[.A64]) + 1;10) * [.$H$2]" office:value-type="float" office:value="0.0994989017068977">
            <text:p>0.1</text:p>
          </table:table-cell>
          <table:table-cell table:formula="oooc:=IF([.C63]-[.D63] &gt; 0; ([.C64]*[.$H$3] + (1 - [.$H$3])*[.D63]); [.C64])" office:value-type="float" office:value="0.0994989017068977">
            <text:p>0.1</text:p>
          </table:table-cell>
          <table:table-cell table:formula="oooc:=IF([.B64]-[.A64] &gt; 0; 0 - [.D64]; [.D64])" office:value-type="float" office:value="0.0994989017068977">
            <text:p>0.1</text:p>
          </table:table-cell>
          <table:table-cell table:number-columns-repeated="6"/>
        </table:table-row>
        <table:table-row table:style-name="ro1">
          <table:table-cell table:formula="oooc:=[.A64]" office:value-type="float" office:value="10">
            <text:p>10</text:p>
          </table:table-cell>
          <table:table-cell table:formula="oooc:=[.B64]+[.E64]" office:value-type="float" office:value="7.95541223731275">
            <text:p>7.96</text:p>
          </table:table-cell>
          <table:table-cell table:formula="oooc:=LOG(ABS([.B65]-[.A65]) + 1;10) * [.$H$2]" office:value-type="float" office:value="0.0967056994916367">
            <text:p>0.1</text:p>
          </table:table-cell>
          <table:table-cell table:formula="oooc:=IF([.C64]-[.D64] &gt; 0; ([.C65]*[.$H$3] + (1 - [.$H$3])*[.D64]); [.C65])" office:value-type="float" office:value="0.0967056994916367">
            <text:p>0.1</text:p>
          </table:table-cell>
          <table:table-cell table:formula="oooc:=IF([.B65]-[.A65] &gt; 0; 0 - [.D65]; [.D65])" office:value-type="float" office:value="0.0967056994916367">
            <text:p>0.1</text:p>
          </table:table-cell>
          <table:table-cell table:number-columns-repeated="6"/>
        </table:table-row>
        <table:table-row table:style-name="ro1">
          <table:table-cell table:formula="oooc:=[.A65]" office:value-type="float" office:value="10">
            <text:p>10</text:p>
          </table:table-cell>
          <table:table-cell table:formula="oooc:=[.B65]+[.E65]" office:value-type="float" office:value="8.05211793680439">
            <text:p>8.05</text:p>
          </table:table-cell>
          <table:table-cell table:formula="oooc:=LOG(ABS([.B66]-[.A66]) + 1;10) * [.$H$2]" office:value-type="float" office:value="0.0939020209169198">
            <text:p>0.09</text:p>
          </table:table-cell>
          <table:table-cell table:formula="oooc:=IF([.C65]-[.D65] &gt; 0; ([.C66]*[.$H$3] + (1 - [.$H$3])*[.D65]); [.C66])" office:value-type="float" office:value="0.0939020209169198">
            <text:p>0.09</text:p>
          </table:table-cell>
          <table:table-cell table:formula="oooc:=IF([.B66]-[.A66] &gt; 0; 0 - [.D66]; [.D66])" office:value-type="float" office:value="0.0939020209169198">
            <text:p>0.09</text:p>
          </table:table-cell>
          <table:table-cell table:number-columns-repeated="6"/>
        </table:table-row>
        <table:table-row table:style-name="ro1">
          <table:table-cell table:formula="oooc:=[.A66]" office:value-type="float" office:value="10">
            <text:p>10</text:p>
          </table:table-cell>
          <table:table-cell table:formula="oooc:=[.B66]+[.E66]" office:value-type="float" office:value="8.14601995772131">
            <text:p>8.15</text:p>
          </table:table-cell>
          <table:table-cell table:formula="oooc:=LOG(ABS([.B67]-[.A67]) + 1;10) * [.$H$2]" office:value-type="float" office:value="0.0910901863584908">
            <text:p>0.09</text:p>
          </table:table-cell>
          <table:table-cell table:formula="oooc:=IF([.C66]-[.D66] &gt; 0; ([.C67]*[.$H$3] + (1 - [.$H$3])*[.D66]); [.C67])" office:value-type="float" office:value="0.0910901863584908">
            <text:p>0.09</text:p>
          </table:table-cell>
          <table:table-cell table:formula="oooc:=IF([.B67]-[.A67] &gt; 0; 0 - [.D67]; [.D67])" office:value-type="float" office:value="0.0910901863584908">
            <text:p>0.09</text:p>
          </table:table-cell>
          <table:table-cell table:number-columns-repeated="6"/>
        </table:table-row>
        <table:table-row table:style-name="ro1">
          <table:table-cell table:formula="oooc:=[.A67]" office:value-type="float" office:value="10">
            <text:p>10</text:p>
          </table:table-cell>
          <table:table-cell table:formula="oooc:=[.B67]+[.E67]" office:value-type="float" office:value="8.2371101440798">
            <text:p>8.24</text:p>
          </table:table-cell>
          <table:table-cell table:formula="oooc:=LOG(ABS([.B68]-[.A68]) + 1;10) * [.$H$2]" office:value-type="float" office:value="0.0882727143760245">
            <text:p>0.09</text:p>
          </table:table-cell>
          <table:table-cell table:formula="oooc:=IF([.C67]-[.D67] &gt; 0; ([.C68]*[.$H$3] + (1 - [.$H$3])*[.D67]); [.C68])" office:value-type="float" office:value="0.0882727143760245">
            <text:p>0.09</text:p>
          </table:table-cell>
          <table:table-cell table:formula="oooc:=IF([.B68]-[.A68] &gt; 0; 0 - [.D68]; [.D68])" office:value-type="float" office:value="0.0882727143760245">
            <text:p>0.09</text:p>
          </table:table-cell>
          <table:table-cell table:number-columns-repeated="6"/>
        </table:table-row>
        <table:table-row table:style-name="ro1">
          <table:table-cell table:formula="oooc:=[.A68]" office:value-type="float" office:value="10">
            <text:p>10</text:p>
          </table:table-cell>
          <table:table-cell table:formula="oooc:=[.B68]+[.E68]" office:value-type="float" office:value="8.32538285845582">
            <text:p>8.33</text:p>
          </table:table-cell>
          <table:table-cell table:formula="oooc:=LOG(ABS([.B69]-[.A69]) + 1;10) * [.$H$2]" office:value-type="float" office:value="0.0854523247320285">
            <text:p>0.09</text:p>
          </table:table-cell>
          <table:table-cell table:formula="oooc:=IF([.C68]-[.D68] &gt; 0; ([.C69]*[.$H$3] + (1 - [.$H$3])*[.D68]); [.C69])" office:value-type="float" office:value="0.0854523247320285">
            <text:p>0.09</text:p>
          </table:table-cell>
          <table:table-cell table:formula="oooc:=IF([.B69]-[.A69] &gt; 0; 0 - [.D69]; [.D69])" office:value-type="float" office:value="0.0854523247320285">
            <text:p>0.09</text:p>
          </table:table-cell>
          <table:table-cell table:number-columns-repeated="6"/>
        </table:table-row>
        <table:table-row table:style-name="ro1">
          <table:table-cell table:formula="oooc:=[.A69]" office:value-type="float" office:value="10">
            <text:p>10</text:p>
          </table:table-cell>
          <table:table-cell table:formula="oooc:=[.B69]+[.E69]" office:value-type="float" office:value="8.41083518318785">
            <text:p>8.41</text:p>
          </table:table-cell>
          <table:table-cell table:formula="oooc:=LOG(ABS([.B70]-[.A70]) + 1;10) * [.$H$2]" office:value-type="float" office:value="0.0826319393842909">
            <text:p>0.08</text:p>
          </table:table-cell>
          <table:table-cell table:formula="oooc:=IF([.C69]-[.D69] &gt; 0; ([.C70]*[.$H$3] + (1 - [.$H$3])*[.D69]); [.C70])" office:value-type="float" office:value="0.0826319393842909">
            <text:p>0.08</text:p>
          </table:table-cell>
          <table:table-cell table:formula="oooc:=IF([.B70]-[.A70] &gt; 0; 0 - [.D70]; [.D70])" office:value-type="float" office:value="0.0826319393842909">
            <text:p>0.08</text:p>
          </table:table-cell>
          <table:table-cell table:number-columns-repeated="6"/>
        </table:table-row>
        <table:table-row table:style-name="ro1">
          <table:table-cell table:formula="oooc:=[.A70]" office:value-type="float" office:value="10">
            <text:p>10</text:p>
          </table:table-cell>
          <table:table-cell table:formula="oooc:=[.B70]+[.E70]" office:value-type="float" office:value="8.49346712257214">
            <text:p>8.49</text:p>
          </table:table-cell>
          <table:table-cell table:formula="oooc:=LOG(ABS([.B71]-[.A71]) + 1;10) * [.$H$2]" office:value-type="float" office:value="0.079814681098959">
            <text:p>0.08</text:p>
          </table:table-cell>
          <table:table-cell table:formula="oooc:=IF([.C70]-[.D70] &gt; 0; ([.C71]*[.$H$3] + (1 - [.$H$3])*[.D70]); [.C71])" office:value-type="float" office:value="0.079814681098959">
            <text:p>0.08</text:p>
          </table:table-cell>
          <table:table-cell table:formula="oooc:=IF([.B71]-[.A71] &gt; 0; 0 - [.D71]; [.D71])" office:value-type="float" office:value="0.079814681098959">
            <text:p>0.08</text:p>
          </table:table-cell>
          <table:table-cell table:number-columns-repeated="6"/>
        </table:table-row>
        <table:table-row table:style-name="ro1">
          <table:table-cell table:formula="oooc:=[.A71]" office:value-type="float" office:value="10">
            <text:p>10</text:p>
          </table:table-cell>
          <table:table-cell table:formula="oooc:=[.B71]+[.E71]" office:value-type="float" office:value="8.5732818036711">
            <text:p>8.57</text:p>
          </table:table-cell>
          <table:table-cell table:formula="oooc:=LOG(ABS([.B72]-[.A72]) + 1;10) * [.$H$2]" office:value-type="float" office:value="0.077003869326122">
            <text:p>0.08</text:p>
          </table:table-cell>
          <table:table-cell table:formula="oooc:=IF([.C71]-[.D71] &gt; 0; ([.C72]*[.$H$3] + (1 - [.$H$3])*[.D71]); [.C72])" office:value-type="float" office:value="0.077003869326122">
            <text:p>0.08</text:p>
          </table:table-cell>
          <table:table-cell table:formula="oooc:=IF([.B72]-[.A72] &gt; 0; 0 - [.D72]; [.D72])" office:value-type="float" office:value="0.077003869326122">
            <text:p>0.08</text:p>
          </table:table-cell>
          <table:table-cell table:number-columns-repeated="6"/>
        </table:table-row>
        <table:table-row table:style-name="ro1">
          <table:table-cell table:formula="oooc:=[.A72]" office:value-type="float" office:value="10">
            <text:p>10</text:p>
          </table:table-cell>
          <table:table-cell table:formula="oooc:=[.B72]+[.E72]" office:value-type="float" office:value="8.65028567299722">
            <text:p>8.65</text:p>
          </table:table-cell>
          <table:table-cell table:formula="oooc:=LOG(ABS([.B73]-[.A73]) + 1;10) * [.$H$2]" office:value-type="float" office:value="0.074203012986444">
            <text:p>0.07</text:p>
          </table:table-cell>
          <table:table-cell table:formula="oooc:=IF([.C72]-[.D72] &gt; 0; ([.C73]*[.$H$3] + (1 - [.$H$3])*[.D72]); [.C73])" office:value-type="float" office:value="0.074203012986444">
            <text:p>0.07</text:p>
          </table:table-cell>
          <table:table-cell table:formula="oooc:=IF([.B73]-[.A73] &gt; 0; 0 - [.D73]; [.D73])" office:value-type="float" office:value="0.074203012986444">
            <text:p>0.07</text:p>
          </table:table-cell>
          <table:table-cell table:number-columns-repeated="6"/>
        </table:table-row>
        <table:table-row table:style-name="ro1">
          <table:table-cell table:formula="oooc:=[.A73]" office:value-type="float" office:value="10">
            <text:p>10</text:p>
          </table:table-cell>
          <table:table-cell table:formula="oooc:=[.B73]+[.E73]" office:value-type="float" office:value="8.72448868598367">
            <text:p>8.72</text:p>
          </table:table-cell>
          <table:table-cell table:formula="oooc:=LOG(ABS([.B74]-[.A74]) + 1;10) * [.$H$2]" office:value-type="float" office:value="0.0714157998386335">
            <text:p>0.07</text:p>
          </table:table-cell>
          <table:table-cell table:formula="oooc:=IF([.C73]-[.D73] &gt; 0; ([.C74]*[.$H$3] + (1 - [.$H$3])*[.D73]); [.C74])" office:value-type="float" office:value="0.0714157998386335">
            <text:p>0.07</text:p>
          </table:table-cell>
          <table:table-cell table:formula="oooc:=IF([.B74]-[.A74] &gt; 0; 0 - [.D74]; [.D74])" office:value-type="float" office:value="0.0714157998386335">
            <text:p>0.07</text:p>
          </table:table-cell>
          <table:table-cell table:number-columns-repeated="6"/>
        </table:table-row>
        <table:table-row table:style-name="ro1">
          <table:table-cell table:formula="oooc:=[.A74]" office:value-type="float" office:value="10">
            <text:p>10</text:p>
          </table:table-cell>
          <table:table-cell table:formula="oooc:=[.B74]+[.E74]" office:value-type="float" office:value="8.7959044858223">
            <text:p>8.8</text:p>
          </table:table-cell>
          <table:table-cell table:formula="oooc:=LOG(ABS([.B75]-[.A75]) + 1;10) * [.$H$2]" office:value-type="float" office:value="0.0686460821359052">
            <text:p>0.07</text:p>
          </table:table-cell>
          <table:table-cell table:formula="oooc:=IF([.C74]-[.D74] &gt; 0; ([.C75]*[.$H$3] + (1 - [.$H$3])*[.D74]); [.C75])" office:value-type="float" office:value="0.0686460821359052">
            <text:p>0.07</text:p>
          </table:table-cell>
          <table:table-cell table:formula="oooc:=IF([.B75]-[.A75] &gt; 0; 0 - [.D75]; [.D75])" office:value-type="float" office:value="0.0686460821359052">
            <text:p>0.07</text:p>
          </table:table-cell>
          <table:table-cell table:number-columns-repeated="6"/>
        </table:table-row>
        <table:table-row table:style-name="ro1">
          <table:table-cell table:formula="oooc:=[.A75]" office:value-type="float" office:value="10">
            <text:p>10</text:p>
          </table:table-cell>
          <table:table-cell table:formula="oooc:=[.B75]+[.E75]" office:value-type="float" office:value="8.86455056795821">
            <text:p>8.86</text:p>
          </table:table-cell>
          <table:table-cell table:formula="oooc:=LOG(ABS([.B76]-[.A76]) + 1;10) * [.$H$2]" office:value-type="float" office:value="0.065897858337281">
            <text:p>0.07</text:p>
          </table:table-cell>
          <table:table-cell table:formula="oooc:=IF([.C75]-[.D75] &gt; 0; ([.C76]*[.$H$3] + (1 - [.$H$3])*[.D75]); [.C76])" office:value-type="float" office:value="0.065897858337281">
            <text:p>0.07</text:p>
          </table:table-cell>
          <table:table-cell table:formula="oooc:=IF([.B76]-[.A76] &gt; 0; 0 - [.D76]; [.D76])" office:value-type="float" office:value="0.065897858337281">
            <text:p>0.07</text:p>
          </table:table-cell>
          <table:table-cell table:number-columns-repeated="6"/>
        </table:table-row>
        <table:table-row table:style-name="ro1">
          <table:table-cell table:formula="oooc:=[.A76]" office:value-type="float" office:value="10">
            <text:p>10</text:p>
          </table:table-cell>
          <table:table-cell table:formula="oooc:=[.B76]+[.E76]" office:value-type="float" office:value="8.93044842629549">
            <text:p>8.93</text:p>
          </table:table-cell>
          <table:table-cell table:formula="oooc:=LOG(ABS([.B77]-[.A77]) + 1;10) * [.$H$2]" office:value-type="float" office:value="0.0631752507181405">
            <text:p>0.06</text:p>
          </table:table-cell>
          <table:table-cell table:formula="oooc:=IF([.C76]-[.D76] &gt; 0; ([.C77]*[.$H$3] + (1 - [.$H$3])*[.D76]); [.C77])" office:value-type="float" office:value="0.0631752507181405">
            <text:p>0.06</text:p>
          </table:table-cell>
          <table:table-cell table:formula="oooc:=IF([.B77]-[.A77] &gt; 0; 0 - [.D77]; [.D77])" office:value-type="float" office:value="0.0631752507181405">
            <text:p>0.06</text:p>
          </table:table-cell>
          <table:table-cell table:number-columns-repeated="6"/>
        </table:table-row>
        <table:table-row table:style-name="ro1">
          <table:table-cell table:formula="oooc:=[.A77]" office:value-type="float" office:value="10">
            <text:p>10</text:p>
          </table:table-cell>
          <table:table-cell table:formula="oooc:=[.B77]+[.E77]" office:value-type="float" office:value="8.99362367701363">
            <text:p>8.99</text:p>
          </table:table-cell>
          <table:table-cell table:formula="oooc:=LOG(ABS([.B78]-[.A78]) + 1;10) * [.$H$2]" office:value-type="float" office:value="0.0604824788244387">
            <text:p>0.06</text:p>
          </table:table-cell>
          <table:table-cell table:formula="oooc:=IF([.C77]-[.D77] &gt; 0; ([.C78]*[.$H$3] + (1 - [.$H$3])*[.D77]); [.C78])" office:value-type="float" office:value="0.0604824788244387">
            <text:p>0.06</text:p>
          </table:table-cell>
          <table:table-cell table:formula="oooc:=IF([.B78]-[.A78] &gt; 0; 0 - [.D78]; [.D78])" office:value-type="float" office:value="0.0604824788244387">
            <text:p>0.06</text:p>
          </table:table-cell>
          <table:table-cell table:number-columns-repeated="6"/>
        </table:table-row>
        <table:table-row table:style-name="ro1">
          <table:table-cell table:formula="oooc:=[.A78]" office:value-type="float" office:value="10">
            <text:p>10</text:p>
          </table:table-cell>
          <table:table-cell table:formula="oooc:=[.B78]+[.E78]" office:value-type="float" office:value="9.05410615583807">
            <text:p>9.05</text:p>
          </table:table-cell>
          <table:table-cell table:formula="oooc:=LOG(ABS([.B79]-[.A79]) + 1;10) * [.$H$2]" office:value-type="float" office:value="0.0578238288357765">
            <text:p>0.06</text:p>
          </table:table-cell>
          <table:table-cell table:formula="oooc:=IF([.C78]-[.D78] &gt; 0; ([.C79]*[.$H$3] + (1 - [.$H$3])*[.D78]); [.C79])" office:value-type="float" office:value="0.0578238288357765">
            <text:p>0.06</text:p>
          </table:table-cell>
          <table:table-cell table:formula="oooc:=IF([.B79]-[.A79] &gt; 0; 0 - [.D79]; [.D79])" office:value-type="float" office:value="0.0578238288357765">
            <text:p>0.06</text:p>
          </table:table-cell>
          <table:table-cell table:number-columns-repeated="6"/>
        </table:table-row>
        <table:table-row table:style-name="ro1">
          <table:table-cell table:formula="oooc:=[.A79]" office:value-type="float" office:value="10">
            <text:p>10</text:p>
          </table:table-cell>
          <table:table-cell table:formula="oooc:=[.B79]+[.E79]" office:value-type="float" office:value="9.11192998467384">
            <text:p>9.11</text:p>
          </table:table-cell>
          <table:table-cell table:formula="oooc:=LOG(ABS([.B80]-[.A80]) + 1;10) * [.$H$2]" office:value-type="float" office:value="0.0552036190417739">
            <text:p>0.06</text:p>
          </table:table-cell>
          <table:table-cell table:formula="oooc:=IF([.C79]-[.D79] &gt; 0; ([.C80]*[.$H$3] + (1 - [.$H$3])*[.D79]); [.C80])" office:value-type="float" office:value="0.0552036190417739">
            <text:p>0.06</text:p>
          </table:table-cell>
          <table:table-cell table:formula="oooc:=IF([.B80]-[.A80] &gt; 0; 0 - [.D80]; [.D80])" office:value-type="float" office:value="0.0552036190417739">
            <text:p>0.06</text:p>
          </table:table-cell>
          <table:table-cell table:number-columns-repeated="6"/>
        </table:table-row>
        <table:table-row table:style-name="ro1">
          <table:table-cell table:formula="oooc:=[.A80]" office:value-type="float" office:value="10">
            <text:p>10</text:p>
          </table:table-cell>
          <table:table-cell table:formula="oooc:=[.B80]+[.E80]" office:value-type="float" office:value="9.16713360371562">
            <text:p>9.17</text:p>
          </table:table-cell>
          <table:table-cell table:formula="oooc:=LOG(ABS([.B81]-[.A81]) + 1;10) * [.$H$2]" office:value-type="float" office:value="0.0526261617899163">
            <text:p>0.05</text:p>
          </table:table-cell>
          <table:table-cell table:formula="oooc:=IF([.C80]-[.D80] &gt; 0; ([.C81]*[.$H$3] + (1 - [.$H$3])*[.D80]); [.C81])" office:value-type="float" office:value="0.0526261617899163">
            <text:p>0.05</text:p>
          </table:table-cell>
          <table:table-cell table:formula="oooc:=IF([.B81]-[.A81] &gt; 0; 0 - [.D81]; [.D81])" office:value-type="float" office:value="0.0526261617899163">
            <text:p>0.05</text:p>
          </table:table-cell>
          <table:table-cell table:number-columns-repeated="6"/>
        </table:table-row>
        <table:table-row table:style-name="ro1">
          <table:table-cell table:formula="oooc:=[.A81]" office:value-type="float" office:value="10">
            <text:p>10</text:p>
          </table:table-cell>
          <table:table-cell table:formula="oooc:=[.B81]+[.E81]" office:value-type="float" office:value="9.21975976550553">
            <text:p>9.22</text:p>
          </table:table-cell>
          <table:table-cell table:formula="oooc:=LOG(ABS([.B82]-[.A82]) + 1;10) * [.$H$2]" office:value-type="float" office:value="0.050095722425309">
            <text:p>0.05</text:p>
          </table:table-cell>
          <table:table-cell table:formula="oooc:=IF([.C81]-[.D81] &gt; 0; ([.C82]*[.$H$3] + (1 - [.$H$3])*[.D81]); [.C82])" office:value-type="float" office:value="0.050095722425309">
            <text:p>0.05</text:p>
          </table:table-cell>
          <table:table-cell table:formula="oooc:=IF([.B82]-[.A82] &gt; 0; 0 - [.D82]; [.D82])" office:value-type="float" office:value="0.050095722425309">
            <text:p>0.05</text:p>
          </table:table-cell>
          <table:table-cell table:number-columns-repeated="6"/>
        </table:table-row>
        <table:table-row table:style-name="ro1">
          <table:table-cell table:formula="oooc:=[.A82]" office:value-type="float" office:value="10">
            <text:p>10</text:p>
          </table:table-cell>
          <table:table-cell table:formula="oooc:=[.B82]+[.E82]" office:value-type="float" office:value="9.26985548793084">
            <text:p>9.27</text:p>
          </table:table-cell>
          <table:table-cell table:formula="oooc:=LOG(ABS([.B83]-[.A83]) + 1;10) * [.$H$2]" office:value-type="float" office:value="0.0476164759058806">
            <text:p>0.05</text:p>
          </table:table-cell>
          <table:table-cell table:formula="oooc:=IF([.C82]-[.D82] &gt; 0; ([.C83]*[.$H$3] + (1 - [.$H$3])*[.D82]); [.C83])" office:value-type="float" office:value="0.0476164759058806">
            <text:p>0.05</text:p>
          </table:table-cell>
          <table:table-cell table:formula="oooc:=IF([.B83]-[.A83] &gt; 0; 0 - [.D83]; [.D83])" office:value-type="float" office:value="0.0476164759058806">
            <text:p>0.05</text:p>
          </table:table-cell>
          <table:table-cell table:number-columns-repeated="6"/>
        </table:table-row>
        <table:table-row table:style-name="ro1">
          <table:table-cell table:formula="oooc:=[.A83]" office:value-type="float" office:value="10">
            <text:p>10</text:p>
          </table:table-cell>
          <table:table-cell table:formula="oooc:=[.B83]+[.E83]" office:value-type="float" office:value="9.31747196383672">
            <text:p>9.32</text:p>
          </table:table-cell>
          <table:table-cell table:formula="oooc:=LOG(ABS([.B84]-[.A84]) + 1;10) * [.$H$2]" office:value-type="float" office:value="0.045192461931305">
            <text:p>0.05</text:p>
          </table:table-cell>
          <table:table-cell table:formula="oooc:=IF([.C83]-[.D83] &gt; 0; ([.C84]*[.$H$3] + (1 - [.$H$3])*[.D83]); [.C84])" office:value-type="float" office:value="0.045192461931305">
            <text:p>0.05</text:p>
          </table:table-cell>
          <table:table-cell table:formula="oooc:=IF([.B84]-[.A84] &gt; 0; 0 - [.D84]; [.D84])" office:value-type="float" office:value="0.045192461931305">
            <text:p>0.05</text:p>
          </table:table-cell>
          <table:table-cell table:number-columns-repeated="6"/>
        </table:table-row>
        <table:table-row table:style-name="ro1">
          <table:table-cell table:formula="oooc:=[.A84]" office:value-type="float" office:value="10">
            <text:p>10</text:p>
          </table:table-cell>
          <table:table-cell table:formula="oooc:=[.B84]+[.E84]" office:value-type="float" office:value="9.36266442576803">
            <text:p>9.36</text:p>
          </table:table-cell>
          <table:table-cell table:formula="oooc:=LOG(ABS([.B85]-[.A85]) + 1;10) * [.$H$2]" office:value-type="float" office:value="0.0428275395600407">
            <text:p>0.04</text:p>
          </table:table-cell>
          <table:table-cell table:formula="oooc:=IF([.C84]-[.D84] &gt; 0; ([.C85]*[.$H$3] + (1 - [.$H$3])*[.D84]); [.C85])" office:value-type="float" office:value="0.0428275395600407">
            <text:p>0.04</text:p>
          </table:table-cell>
          <table:table-cell table:formula="oooc:=IF([.B85]-[.A85] &gt; 0; 0 - [.D85]; [.D85])" office:value-type="float" office:value="0.0428275395600407">
            <text:p>0.04</text:p>
          </table:table-cell>
          <table:table-cell table:number-columns-repeated="6"/>
        </table:table-row>
        <table:table-row table:style-name="ro1">
          <table:table-cell table:formula="oooc:=[.A85]" office:value-type="float" office:value="10">
            <text:p>10</text:p>
          </table:table-cell>
          <table:table-cell table:formula="oooc:=[.B85]+[.E85]" office:value-type="float" office:value="9.40549196532807">
            <text:p>9.41</text:p>
          </table:table-cell>
          <table:table-cell table:formula="oooc:=LOG(ABS([.B86]-[.A86]) + 1;10) * [.$H$2]" office:value-type="float" office:value="0.0405253423959325">
            <text:p>0.04</text:p>
          </table:table-cell>
          <table:table-cell table:formula="oooc:=IF([.C85]-[.D85] &gt; 0; ([.C86]*[.$H$3] + (1 - [.$H$3])*[.D85]); [.C86])" office:value-type="float" office:value="0.0405253423959325">
            <text:p>0.04</text:p>
          </table:table-cell>
          <table:table-cell table:formula="oooc:=IF([.B86]-[.A86] &gt; 0; 0 - [.D86]; [.D86])" office:value-type="float" office:value="0.0405253423959325">
            <text:p>0.04</text:p>
          </table:table-cell>
          <table:table-cell table:number-columns-repeated="6"/>
        </table:table-row>
        <table:table-row table:style-name="ro1">
          <table:table-cell table:formula="oooc:=[.A86]" office:value-type="float" office:value="10">
            <text:p>10</text:p>
          </table:table-cell>
          <table:table-cell table:formula="oooc:=[.B86]+[.E86]" office:value-type="float" office:value="9.446017307724">
            <text:p>9.45</text:p>
          </table:table-cell>
          <table:table-cell table:formula="oooc:=LOG(ABS([.B87]-[.A87]) + 1;10) * [.$H$2]" office:value-type="float" office:value="0.0382892354938945">
            <text:p>0.04</text:p>
          </table:table-cell>
          <table:table-cell table:formula="oooc:=IF([.C86]-[.D86] &gt; 0; ([.C87]*[.$H$3] + (1 - [.$H$3])*[.D86]); [.C87])" office:value-type="float" office:value="0.0382892354938945">
            <text:p>0.04</text:p>
          </table:table-cell>
          <table:table-cell table:formula="oooc:=IF([.B87]-[.A87] &gt; 0; 0 - [.D87]; [.D87])" office:value-type="float" office:value="0.0382892354938945">
            <text:p>0.04</text:p>
          </table:table-cell>
          <table:table-cell table:number-columns-repeated="6"/>
        </table:table-row>
        <table:table-row table:style-name="ro1">
          <table:table-cell table:formula="oooc:=[.A87]" office:value-type="float" office:value="10">
            <text:p>10</text:p>
          </table:table-cell>
          <table:table-cell table:formula="oooc:=[.B87]+[.E87]" office:value-type="float" office:value="9.4843065432179">
            <text:p>9.48</text:p>
          </table:table-cell>
          <table:table-cell table:formula="oooc:=LOG(ABS([.B88]-[.A88]) + 1;10) * [.$H$2]" office:value-type="float" office:value="0.0361222751550367">
            <text:p>0.04</text:p>
          </table:table-cell>
          <table:table-cell table:formula="oooc:=IF([.C87]-[.D87] &gt; 0; ([.C88]*[.$H$3] + (1 - [.$H$3])*[.D87]); [.C88])" office:value-type="float" office:value="0.0361222751550367">
            <text:p>0.04</text:p>
          </table:table-cell>
          <table:table-cell table:formula="oooc:=IF([.B88]-[.A88] &gt; 0; 0 - [.D88]; [.D88])" office:value-type="float" office:value="0.0361222751550367">
            <text:p>0.04</text:p>
          </table:table-cell>
          <table:table-cell table:number-columns-repeated="6"/>
        </table:table-row>
        <table:table-row table:style-name="ro1">
          <table:table-cell table:formula="oooc:=[.A88]" office:value-type="float" office:value="10">
            <text:p>10</text:p>
          </table:table-cell>
          <table:table-cell table:formula="oooc:=[.B88]+[.E88]" office:value-type="float" office:value="9.52042881837293">
            <text:p>9.52</text:p>
          </table:table-cell>
          <table:table-cell table:formula="oooc:=LOG(ABS([.B89]-[.A89]) + 1;10) * [.$H$2]" office:value-type="float" office:value="0.0340271727495108">
            <text:p>0.03</text:p>
          </table:table-cell>
          <table:table-cell table:formula="oooc:=IF([.C88]-[.D88] &gt; 0; ([.C89]*[.$H$3] + (1 - [.$H$3])*[.D88]); [.C89])" office:value-type="float" office:value="0.0340271727495108">
            <text:p>0.03</text:p>
          </table:table-cell>
          <table:table-cell table:formula="oooc:=IF([.B89]-[.A89] &gt; 0; 0 - [.D89]; [.D89])" office:value-type="float" office:value="0.0340271727495108">
            <text:p>0.03</text:p>
          </table:table-cell>
          <table:table-cell table:number-columns-repeated="6"/>
        </table:table-row>
        <table:table-row table:style-name="ro1">
          <table:table-cell table:formula="oooc:=[.A89]" office:value-type="float" office:value="10">
            <text:p>10</text:p>
          </table:table-cell>
          <table:table-cell table:formula="oooc:=[.B89]+[.E89]" office:value-type="float" office:value="9.55445599112245">
            <text:p>9.55</text:p>
          </table:table-cell>
          <table:table-cell table:formula="oooc:=LOG(ABS([.B90]-[.A90]) + 1;10) * [.$H$2]" office:value-type="float" office:value="0.0320062636180401">
            <text:p>0.03</text:p>
          </table:table-cell>
          <table:table-cell table:formula="oooc:=IF([.C89]-[.D89] &gt; 0; ([.C90]*[.$H$3] + (1 - [.$H$3])*[.D89]); [.C90])" office:value-type="float" office:value="0.0320062636180401">
            <text:p>0.03</text:p>
          </table:table-cell>
          <table:table-cell table:formula="oooc:=IF([.B90]-[.A90] &gt; 0; 0 - [.D90]; [.D90])" office:value-type="float" office:value="0.0320062636180401">
            <text:p>0.03</text:p>
          </table:table-cell>
          <table:table-cell table:number-columns-repeated="6"/>
        </table:table-row>
        <table:table-row table:style-name="ro1">
          <table:table-cell table:formula="oooc:=[.A90]" office:value-type="float" office:value="10">
            <text:p>10</text:p>
          </table:table-cell>
          <table:table-cell table:formula="oooc:=[.B90]+[.E90]" office:value-type="float" office:value="9.58646225474049">
            <text:p>9.59</text:p>
          </table:table-cell>
          <table:table-cell table:formula="oooc:=LOG(ABS([.B91]-[.A91]) + 1;10) * [.$H$2]" office:value-type="float" office:value="0.0300614819622156">
            <text:p>0.03</text:p>
          </table:table-cell>
          <table:table-cell table:formula="oooc:=IF([.C90]-[.D90] &gt; 0; ([.C91]*[.$H$3] + (1 - [.$H$3])*[.D90]); [.C91])" office:value-type="float" office:value="0.0300614819622156">
            <text:p>0.03</text:p>
          </table:table-cell>
          <table:table-cell table:formula="oooc:=IF([.B91]-[.A91] &gt; 0; 0 - [.D91]; [.D91])" office:value-type="float" office:value="0.0300614819622156">
            <text:p>0.03</text:p>
          </table:table-cell>
          <table:table-cell table:number-columns-repeated="6"/>
        </table:table-row>
        <table:table-row table:style-name="ro1">
          <table:table-cell table:formula="oooc:=[.A91]" office:value-type="float" office:value="10">
            <text:p>10</text:p>
          </table:table-cell>
          <table:table-cell table:formula="oooc:=[.B91]+[.E91]" office:value-type="float" office:value="9.6165237367027">
            <text:p>9.62</text:p>
          </table:table-cell>
          <table:table-cell table:formula="oooc:=LOG(ABS([.B92]-[.A92]) + 1;10) * [.$H$2]" office:value-type="float" office:value="0.0281943424449516">
            <text:p>0.03</text:p>
          </table:table-cell>
          <table:table-cell table:formula="oooc:=IF([.C91]-[.D91] &gt; 0; ([.C92]*[.$H$3] + (1 - [.$H$3])*[.D91]); [.C92])" office:value-type="float" office:value="0.0281943424449516">
            <text:p>0.03</text:p>
          </table:table-cell>
          <table:table-cell table:formula="oooc:=IF([.B92]-[.A92] &gt; 0; 0 - [.D92]; [.D92])" office:value-type="float" office:value="0.0281943424449516">
            <text:p>0.03</text:p>
          </table:table-cell>
          <table:table-cell table:number-columns-repeated="6"/>
        </table:table-row>
        <table:table-row table:style-name="ro1">
          <table:table-cell table:formula="oooc:=[.A92]" office:value-type="float" office:value="10">
            <text:p>10</text:p>
          </table:table-cell>
          <table:table-cell table:formula="oooc:=[.B92]+[.E92]" office:value-type="float" office:value="9.64471807914765">
            <text:p>9.64</text:p>
          </table:table-cell>
          <table:table-cell table:formula="oooc:=LOG(ABS([.B93]-[.A93]) + 1;10) * [.$H$2]" office:value-type="float" office:value="0.0264059289956211">
            <text:p>0.03</text:p>
          </table:table-cell>
          <table:table-cell table:formula="oooc:=IF([.C92]-[.D92] &gt; 0; ([.C93]*[.$H$3] + (1 - [.$H$3])*[.D92]); [.C93])" office:value-type="float" office:value="0.0264059289956211">
            <text:p>0.03</text:p>
          </table:table-cell>
          <table:table-cell table:formula="oooc:=IF([.B93]-[.A93] &gt; 0; 0 - [.D93]; [.D93])" office:value-type="float" office:value="0.0264059289956211">
            <text:p>0.03</text:p>
          </table:table-cell>
          <table:table-cell table:number-columns-repeated="6"/>
        </table:table-row>
        <table:table-row table:style-name="ro1">
          <table:table-cell table:formula="oooc:=[.A93]" office:value-type="float" office:value="10">
            <text:p>10</text:p>
          </table:table-cell>
          <table:table-cell table:formula="oooc:=[.B93]+[.E93]" office:value-type="float" office:value="9.67112400814327">
            <text:p>9.67</text:p>
          </table:table-cell>
          <table:table-cell table:formula="oooc:=LOG(ABS([.B94]-[.A94]) + 1;10) * [.$H$2]" office:value-type="float" office:value="0.0246968910621163">
            <text:p>0.02</text:p>
          </table:table-cell>
          <table:table-cell table:formula="oooc:=IF([.C93]-[.D93] &gt; 0; ([.C94]*[.$H$3] + (1 - [.$H$3])*[.D93]); [.C94])" office:value-type="float" office:value="0.0246968910621163">
            <text:p>0.02</text:p>
          </table:table-cell>
          <table:table-cell table:formula="oooc:=IF([.B94]-[.A94] &gt; 0; 0 - [.D94]; [.D94])" office:value-type="float" office:value="0.0246968910621163">
            <text:p>0.02</text:p>
          </table:table-cell>
          <table:table-cell table:number-columns-repeated="6"/>
        </table:table-row>
        <table:table-row table:style-name="ro1">
          <table:table-cell table:formula="oooc:=[.A94]" office:value-type="float" office:value="10">
            <text:p>10</text:p>
          </table:table-cell>
          <table:table-cell table:formula="oooc:=[.B94]+[.E94]" office:value-type="float" office:value="9.69582089920539">
            <text:p>9.7</text:p>
          </table:table-cell>
          <table:table-cell table:formula="oooc:=LOG(ABS([.B95]-[.A95]) + 1;10) * [.$H$2]" office:value-type="float" office:value="0.0230674472892551">
            <text:p>0.02</text:p>
          </table:table-cell>
          <table:table-cell table:formula="oooc:=IF([.C94]-[.D94] &gt; 0; ([.C95]*[.$H$3] + (1 - [.$H$3])*[.D94]); [.C95])" office:value-type="float" office:value="0.0230674472892551">
            <text:p>0.02</text:p>
          </table:table-cell>
          <table:table-cell table:formula="oooc:=IF([.B95]-[.A95] &gt; 0; 0 - [.D95]; [.D95])" office:value-type="float" office:value="0.0230674472892551">
            <text:p>0.02</text:p>
          </table:table-cell>
          <table:table-cell table:number-columns-repeated="6"/>
        </table:table-row>
        <table:table-row table:style-name="ro1">
          <table:table-cell table:formula="oooc:=[.A95]" office:value-type="float" office:value="10">
            <text:p>10</text:p>
          </table:table-cell>
          <table:table-cell table:formula="oooc:=[.B95]+[.E95]" office:value-type="float" office:value="9.71888834649465">
            <text:p>9.72</text:p>
          </table:table-cell>
          <table:table-cell table:formula="oooc:=LOG(ABS([.B96]-[.A96]) + 1;10) * [.$H$2]" office:value-type="float" office:value="0.0215173963452117">
            <text:p>0.02</text:p>
          </table:table-cell>
          <table:table-cell table:formula="oooc:=IF([.C95]-[.D95] &gt; 0; ([.C96]*[.$H$3] + (1 - [.$H$3])*[.D95]); [.C96])" office:value-type="float" office:value="0.0215173963452117">
            <text:p>0.02</text:p>
          </table:table-cell>
          <table:table-cell table:formula="oooc:=IF([.B96]-[.A96] &gt; 0; 0 - [.D96]; [.D96])" office:value-type="float" office:value="0.0215173963452117">
            <text:p>0.02</text:p>
          </table:table-cell>
          <table:table-cell table:number-columns-repeated="6"/>
        </table:table-row>
        <table:table-row table:style-name="ro1">
          <table:table-cell table:formula="oooc:=[.A96]" office:value-type="float" office:value="10">
            <text:p>10</text:p>
          </table:table-cell>
          <table:table-cell table:formula="oooc:=[.B96]+[.E96]" office:value-type="float" office:value="9.74040574283986">
            <text:p>9.74</text:p>
          </table:table-cell>
          <table:table-cell table:formula="oooc:=LOG(ABS([.B97]-[.A97]) + 1;10) * [.$H$2]" office:value-type="float" office:value="0.020046134379985">
            <text:p>0.02</text:p>
          </table:table-cell>
          <table:table-cell table:formula="oooc:=IF([.C96]-[.D96] &gt; 0; ([.C97]*[.$H$3] + (1 - [.$H$3])*[.D96]); [.C97])" office:value-type="float" office:value="0.020046134379985">
            <text:p>0.02</text:p>
          </table:table-cell>
          <table:table-cell table:formula="oooc:=IF([.B97]-[.A97] &gt; 0; 0 - [.D97]; [.D97])" office:value-type="float" office:value="0.020046134379985">
            <text:p>0.02</text:p>
          </table:table-cell>
          <table:table-cell table:number-columns-repeated="6"/>
        </table:table-row>
        <table:table-row table:style-name="ro1">
          <table:table-cell table:formula="oooc:=[.A97]" office:value-type="float" office:value="10">
            <text:p>10</text:p>
          </table:table-cell>
          <table:table-cell table:formula="oooc:=[.B97]+[.E97]" office:value-type="float" office:value="9.76045187721984">
            <text:p>9.76</text:p>
          </table:table-cell>
          <table:table-cell table:formula="oooc:=LOG(ABS([.B98]-[.A98]) + 1;10) * [.$H$2]" office:value-type="float" office:value="0.018652678395384">
            <text:p>0.02</text:p>
          </table:table-cell>
          <table:table-cell table:formula="oooc:=IF([.C97]-[.D97] &gt; 0; ([.C98]*[.$H$3] + (1 - [.$H$3])*[.D97]); [.C98])" office:value-type="float" office:value="0.018652678395384">
            <text:p>0.02</text:p>
          </table:table-cell>
          <table:table-cell table:formula="oooc:=IF([.B98]-[.A98] &gt; 0; 0 - [.D98]; [.D98])" office:value-type="float" office:value="0.018652678395384">
            <text:p>0.02</text:p>
          </table:table-cell>
          <table:table-cell table:number-columns-repeated="6"/>
        </table:table-row>
        <table:table-row table:style-name="ro1">
          <table:table-cell table:formula="oooc:=[.A98]" office:value-type="float" office:value="10">
            <text:p>10</text:p>
          </table:table-cell>
          <table:table-cell table:formula="oooc:=[.B98]+[.E98]" office:value-type="float" office:value="9.77910455561523">
            <text:p>9.78</text:p>
          </table:table-cell>
          <table:table-cell table:formula="oooc:=LOG(ABS([.B99]-[.A99]) + 1;10) * [.$H$2]" office:value-type="float" office:value="0.0173356946446649">
            <text:p>0.02</text:p>
          </table:table-cell>
          <table:table-cell table:formula="oooc:=IF([.C98]-[.D98] &gt; 0; ([.C99]*[.$H$3] + (1 - [.$H$3])*[.D98]); [.C99])" office:value-type="float" office:value="0.0173356946446649">
            <text:p>0.02</text:p>
          </table:table-cell>
          <table:table-cell table:formula="oooc:=IF([.B99]-[.A99] &gt; 0; 0 - [.D99]; [.D99])" office:value-type="float" office:value="0.0173356946446649">
            <text:p>0.02</text:p>
          </table:table-cell>
          <table:table-cell table:number-columns-repeated="6"/>
        </table:table-row>
        <table:table-row table:style-name="ro1">
          <table:table-cell table:formula="oooc:=[.A99]" office:value-type="float" office:value="10">
            <text:p>10</text:p>
          </table:table-cell>
          <table:table-cell table:formula="oooc:=[.B99]+[.E99]" office:value-type="float" office:value="9.79644025025989">
            <text:p>9.8</text:p>
          </table:table-cell>
          <table:table-cell table:formula="oooc:=LOG(ABS([.B100]-[.A100]) + 1;10) * [.$H$2]" office:value-type="float" office:value="0.0160935310681683">
            <text:p>0.02</text:p>
          </table:table-cell>
          <table:table-cell table:formula="oooc:=IF([.C99]-[.D99] &gt; 0; ([.C100]*[.$H$3] + (1 - [.$H$3])*[.D99]); [.C100])" office:value-type="float" office:value="0.0160935310681683">
            <text:p>0.02</text:p>
          </table:table-cell>
          <table:table-cell table:formula="oooc:=IF([.B100]-[.A100] &gt; 0; 0 - [.D100]; [.D100])" office:value-type="float" office:value="0.0160935310681683">
            <text:p>0.02</text:p>
          </table:table-cell>
          <table:table-cell table:number-columns-repeated="6"/>
        </table:table-row>
      </table:table>
      <table:table table:name="Sheet6_2" table:style-name="ta1" table:print="false">
        <office:forms form:automatic-focus="false" form:apply-design-mode="false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r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arget Velocity</text:p>
          </table:table-cell>
          <table:table-cell table:style-name="ce1" office:value-type="string">
            <text:p>Current Velocity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formula="oooc:=([.B2]-[.C2])*[.$H$2]" office:value-type="float" office:value="-3">
            <text:p>-3</text:p>
          </table:table-cell>
          <table:table-cell table:style-name="ce9" office:value-type="float" office:value="0">
            <text:p>0</text:p>
          </table:table-cell>
          <table:table-cell/>
          <table:table-cell table:style-name="ce1" office:value-type="string">
            <text:p>Speed Factor:</text:p>
          </table:table-cell>
          <table:table-cell table:style-name="ce9" office:value-type="float" office:value="0.3">
            <text:p>0.3</text:p>
          </table:table-cell>
          <table:table-cell/>
          <table:table-cell table:style-name="ce1" office:value-type="string">
            <text:p>Status:</text:p>
          </table:table-cell>
          <table:table-cell table:style-name="ce8" office:value-type="string">
            <text:p>PASS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[.B2]" office:value-type="float" office:value="0">
            <text:p>0</text:p>
          </table:table-cell>
          <table:table-cell table:formula="oooc:=[.C2]+[.E2]" office:value-type="float" office:value="10">
            <text:p>10</text:p>
          </table:table-cell>
          <table:table-cell table:formula="oooc:=([.B3]-[.C3])*[.$H$2]" office:value-type="float" office:value="-3">
            <text:p>-3</text:p>
          </table:table-cell>
          <table:table-cell table:formula="oooc:=IF(ABS([.D3]) &gt; ABS([.E2]); ([.D3]*[.$H$3] + (1 - [.$H$3])*[.E2]); [.D3])" office:value-type="float" office:value="-0.18">
            <text:p>-0.18</text:p>
          </table:table-cell>
          <table:table-cell/>
          <table:table-cell table:style-name="ce1" office:value-type="string">
            <text:p>Responsiveness:</text:p>
          </table:table-cell>
          <table:table-cell table:style-name="ce9" office:value-type="float" office:value="0.06">
            <text:p>0.06</text:p>
          </table:table-cell>
          <table:table-cell/>
          <table:table-cell table:style-name="ce1" office:value-type="string">
            <text:p>Comment:</text:p>
          </table:table-cell>
          <table:table-cell office:value-type="string">
            <text:p>Inverse linear velocity; running average veloicty for acceleration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ooc:=[.B3]" office:value-type="float" office:value="0">
            <text:p>0</text:p>
          </table:table-cell>
          <table:table-cell table:formula="oooc:=[.C3]+[.E3]" office:value-type="float" office:value="9.82">
            <text:p>9.82</text:p>
          </table:table-cell>
          <table:table-cell table:formula="oooc:=([.B4]-[.C4])*[.$H$2]" office:value-type="float" office:value="-2.946">
            <text:p>-2.95</text:p>
          </table:table-cell>
          <table:table-cell table:formula="oooc:=IF(ABS([.D4]) &gt; ABS([.E3]); ([.D4]*[.$H$3] + (1 - [.$H$3])*[.E3]); [.D4])" office:value-type="float" office:value="-0.34596">
            <text:p>-0.35</text:p>
          </table:table-cell>
          <table:table-cell table:number-columns-repeated="4"/>
          <table:table-cell table:style-name="ce1" office:value-type="string">
            <text:p>Pros</text:p>
          </table:table-cell>
          <table:table-cell office:value-type="string">
            <text:p>no chance of oscillation; constant time; simple arithmetic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ooc:=[.B4]" office:value-type="float" office:value="0">
            <text:p>0</text:p>
          </table:table-cell>
          <table:table-cell table:formula="oooc:=[.C4]+[.E4]" office:value-type="float" office:value="9.47404">
            <text:p>9.47</text:p>
          </table:table-cell>
          <table:table-cell table:formula="oooc:=([.B5]-[.C5])*[.$H$2]" office:value-type="float" office:value="-2.842212">
            <text:p>-2.84</text:p>
          </table:table-cell>
          <table:table-cell table:formula="oooc:=IF(ABS([.D5]) &gt; ABS([.E4]); ([.D5]*[.$H$3] + (1 - [.$H$3])*[.E4]); [.D5])" office:value-type="float" office:value="-0.49573512">
            <text:p>-0.5</text:p>
          </table:table-cell>
          <table:table-cell table:number-columns-repeated="4"/>
          <table:table-cell table:style-name="ce1" office:value-type="string">
            <text:p>Con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ooc:=[.B5]" office:value-type="float" office:value="0">
            <text:p>0</text:p>
          </table:table-cell>
          <table:table-cell table:formula="oooc:=[.C5]+[.E5]" office:value-type="float" office:value="8.97830488">
            <text:p>8.98</text:p>
          </table:table-cell>
          <table:table-cell table:formula="oooc:=([.B6]-[.C6])*[.$H$2]" office:value-type="float" office:value="-2.693491464">
            <text:p>-2.69</text:p>
          </table:table-cell>
          <table:table-cell table:formula="oooc:=IF(ABS([.D6]) &gt; ABS([.E5]); ([.D6]*[.$H$3] + (1 - [.$H$3])*[.E5]); [.D6])" office:value-type="float" office:value="-0.62760050064">
            <text:p>-0.6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ooc:=[.B6]" office:value-type="float" office:value="0">
            <text:p>0</text:p>
          </table:table-cell>
          <table:table-cell table:formula="oooc:=[.C6]+[.E6]" office:value-type="float" office:value="8.35070437936">
            <text:p>8.35</text:p>
          </table:table-cell>
          <table:table-cell table:formula="oooc:=([.B7]-[.C7])*[.$H$2]" office:value-type="float" office:value="-2.505211313808">
            <text:p>-2.51</text:p>
          </table:table-cell>
          <table:table-cell table:formula="oooc:=IF(ABS([.D7]) &gt; ABS([.E6]); ([.D7]*[.$H$3] + (1 - [.$H$3])*[.E6]); [.D7])" office:value-type="float" office:value="-0.74025714943008">
            <text:p>-0.74</text:p>
          </table:table-cell>
          <table:table-cell>
            <draw:frame table:end-cell-address="Sheet6_2.S47" table:end-x="1.806cm" table:end-y="0.052cm" draw:z-index="0" draw:style-name="gr1" svg:width="31.165cm" svg:height="17.835cm" svg:x="0.768cm" svg:y="0.212cm">
              <draw:object draw:notify-on-update-of-ranges="Sheet6_2.B1:Sheet6_2.B1 Sheet6_2.B2:Sheet6_2.B100 Sheet6_2.C1:Sheet6_2.C1 Sheet6_2.C2:Sheet6_2.C100 Sheet6_2.D1:Sheet6_2.D1 Sheet6_2.D2:Sheet6_2.D100 Sheet6_2.E1:Sheet6_2.E1 Sheet6_2.E2:Sheet6_2.E10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B7]" office:value-type="float" office:value="0">
            <text:p>0</text:p>
          </table:table-cell>
          <table:table-cell table:formula="oooc:=[.C7]+[.E7]" office:value-type="float" office:value="7.61044722992992">
            <text:p>7.61</text:p>
          </table:table-cell>
          <table:table-cell table:formula="oooc:=([.B8]-[.C8])*[.$H$2]" office:value-type="float" office:value="-2.28313416897898">
            <text:p>-2.28</text:p>
          </table:table-cell>
          <table:table-cell table:formula="oooc:=IF(ABS([.D8]) &gt; ABS([.E7]); ([.D8]*[.$H$3] + (1 - [.$H$3])*[.E7]); [.D8])" office:value-type="float" office:value="-0.832829770603014">
            <text:p>-0.8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formula="oooc:=[.B8]" office:value-type="float" office:value="0">
            <text:p>0</text:p>
          </table:table-cell>
          <table:table-cell table:formula="oooc:=[.C8]+[.E8]" office:value-type="float" office:value="6.77761745932691">
            <text:p>6.78</text:p>
          </table:table-cell>
          <table:table-cell table:formula="oooc:=([.B9]-[.C9])*[.$H$2]" office:value-type="float" office:value="-2.03328523779807">
            <text:p>-2.03</text:p>
          </table:table-cell>
          <table:table-cell table:formula="oooc:=IF(ABS([.D9]) &gt; ABS([.E8]); ([.D9]*[.$H$3] + (1 - [.$H$3])*[.E8]); [.D9])" office:value-type="float" office:value="-0.904857098634717">
            <text:p>-0.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formula="oooc:=[.B9]" office:value-type="float" office:value="0">
            <text:p>0</text:p>
          </table:table-cell>
          <table:table-cell table:formula="oooc:=[.C9]+[.E9]" office:value-type="float" office:value="5.87276036069219">
            <text:p>5.87</text:p>
          </table:table-cell>
          <table:table-cell table:formula="oooc:=([.B10]-[.C10])*[.$H$2]" office:value-type="float" office:value="-1.76182810820766">
            <text:p>-1.76</text:p>
          </table:table-cell>
          <table:table-cell table:formula="oooc:=IF(ABS([.D10]) &gt; ABS([.E9]); ([.D10]*[.$H$3] + (1 - [.$H$3])*[.E9]); [.D10])" office:value-type="float" office:value="-0.956275359209093">
            <text:p>-0.9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ooc:=[.B10]" office:value-type="float" office:value="0">
            <text:p>0</text:p>
          </table:table-cell>
          <table:table-cell table:formula="oooc:=[.C10]+[.E10]" office:value-type="float" office:value="4.9164850014831">
            <text:p>4.92</text:p>
          </table:table-cell>
          <table:table-cell table:formula="oooc:=([.B11]-[.C11])*[.$H$2]" office:value-type="float" office:value="-1.47494550044493">
            <text:p>-1.47</text:p>
          </table:table-cell>
          <table:table-cell table:formula="oooc:=IF(ABS([.D11]) &gt; ABS([.E10]); ([.D11]*[.$H$3] + (1 - [.$H$3])*[.E10]); [.D11])" office:value-type="float" office:value="-0.987395567683243">
            <text:p>-0.9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formula="oooc:=[.B11]" office:value-type="float" office:value="0">
            <text:p>0</text:p>
          </table:table-cell>
          <table:table-cell table:formula="oooc:=[.C11]+[.E11]" office:value-type="float" office:value="3.92908943379985">
            <text:p>3.93</text:p>
          </table:table-cell>
          <table:table-cell table:formula="oooc:=([.B12]-[.C12])*[.$H$2]" office:value-type="float" office:value="-1.17872683013996">
            <text:p>-1.18</text:p>
          </table:table-cell>
          <table:table-cell table:formula="oooc:=IF(ABS([.D12]) &gt; ABS([.E11]); ([.D12]*[.$H$3] + (1 - [.$H$3])*[.E11]); [.D12])" office:value-type="float" office:value="-0.998875443430646">
            <text:p>-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formula="oooc:=[.B12]" office:value-type="float" office:value="0">
            <text:p>0</text:p>
          </table:table-cell>
          <table:table-cell table:formula="oooc:=[.C12]+[.E12]" office:value-type="float" office:value="2.93021399036921">
            <text:p>2.93</text:p>
          </table:table-cell>
          <table:table-cell table:formula="oooc:=([.B13]-[.C13])*[.$H$2]" office:value-type="float" office:value="-0.879064197110762">
            <text:p>-0.88</text:p>
          </table:table-cell>
          <table:table-cell table:formula="oooc:=IF(ABS([.D13]) &gt; ABS([.E12]); ([.D13]*[.$H$3] + (1 - [.$H$3])*[.E12]); [.D13])" office:value-type="float" office:value="-0.879064197110762">
            <text:p>-0.88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ooc:=[.B13]" office:value-type="float" office:value="0">
            <text:p>0</text:p>
          </table:table-cell>
          <table:table-cell table:formula="oooc:=[.C13]+[.E13]" office:value-type="float" office:value="2.05114979325844">
            <text:p>2.05</text:p>
          </table:table-cell>
          <table:table-cell table:formula="oooc:=([.B14]-[.C14])*[.$H$2]" office:value-type="float" office:value="-0.615344937977533">
            <text:p>-0.62</text:p>
          </table:table-cell>
          <table:table-cell table:formula="oooc:=IF(ABS([.D14]) &gt; ABS([.E13]); ([.D14]*[.$H$3] + (1 - [.$H$3])*[.E13]); [.D14])" office:value-type="float" office:value="-0.615344937977533">
            <text:p>-0.6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ooc:=[.B14]" office:value-type="float" office:value="0">
            <text:p>0</text:p>
          </table:table-cell>
          <table:table-cell table:formula="oooc:=[.C14]+[.E14]" office:value-type="float" office:value="1.43580485528091">
            <text:p>1.44</text:p>
          </table:table-cell>
          <table:table-cell table:formula="oooc:=([.B15]-[.C15])*[.$H$2]" office:value-type="float" office:value="-0.430741456584273">
            <text:p>-0.43</text:p>
          </table:table-cell>
          <table:table-cell table:formula="oooc:=IF(ABS([.D15]) &gt; ABS([.E14]); ([.D15]*[.$H$3] + (1 - [.$H$3])*[.E14]); [.D15])" office:value-type="float" office:value="-0.430741456584273">
            <text:p>-0.43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ooc:=[.B15]" office:value-type="float" office:value="0">
            <text:p>0</text:p>
          </table:table-cell>
          <table:table-cell table:formula="oooc:=[.C15]+[.E15]" office:value-type="float" office:value="1.00506339869664">
            <text:p>1.01</text:p>
          </table:table-cell>
          <table:table-cell table:formula="oooc:=([.B16]-[.C16])*[.$H$2]" office:value-type="float" office:value="-0.301519019608991">
            <text:p>-0.3</text:p>
          </table:table-cell>
          <table:table-cell table:formula="oooc:=IF(ABS([.D16]) &gt; ABS([.E15]); ([.D16]*[.$H$3] + (1 - [.$H$3])*[.E15]); [.D16])" office:value-type="float" office:value="-0.301519019608991">
            <text:p>-0.3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ooc:=[.B16]" office:value-type="float" office:value="0">
            <text:p>0</text:p>
          </table:table-cell>
          <table:table-cell table:formula="oooc:=[.C16]+[.E16]" office:value-type="float" office:value="0.703544379087646">
            <text:p>0.7</text:p>
          </table:table-cell>
          <table:table-cell table:formula="oooc:=([.B17]-[.C17])*[.$H$2]" office:value-type="float" office:value="-0.211063313726294">
            <text:p>-0.21</text:p>
          </table:table-cell>
          <table:table-cell table:formula="oooc:=IF(ABS([.D17]) &gt; ABS([.E16]); ([.D17]*[.$H$3] + (1 - [.$H$3])*[.E16]); [.D17])" office:value-type="float" office:value="-0.211063313726294">
            <text:p>-0.21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ooc:=[.B17]" office:value-type="float" office:value="0">
            <text:p>0</text:p>
          </table:table-cell>
          <table:table-cell table:formula="oooc:=[.C17]+[.E17]" office:value-type="float" office:value="0.492481065361352">
            <text:p>0.49</text:p>
          </table:table-cell>
          <table:table-cell table:formula="oooc:=([.B18]-[.C18])*[.$H$2]" office:value-type="float" office:value="-0.147744319608406">
            <text:p>-0.15</text:p>
          </table:table-cell>
          <table:table-cell table:formula="oooc:=IF(ABS([.D18]) &gt; ABS([.E17]); ([.D18]*[.$H$3] + (1 - [.$H$3])*[.E17]); [.D18])" office:value-type="float" office:value="-0.147744319608406">
            <text:p>-0.1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ooc:=[.B18]" office:value-type="float" office:value="0">
            <text:p>0</text:p>
          </table:table-cell>
          <table:table-cell table:formula="oooc:=[.C18]+[.E18]" office:value-type="float" office:value="0.344736745752947">
            <text:p>0.34</text:p>
          </table:table-cell>
          <table:table-cell table:formula="oooc:=([.B19]-[.C19])*[.$H$2]" office:value-type="float" office:value="-0.103421023725884">
            <text:p>-0.1</text:p>
          </table:table-cell>
          <table:table-cell table:formula="oooc:=IF(ABS([.D19]) &gt; ABS([.E18]); ([.D19]*[.$H$3] + (1 - [.$H$3])*[.E18]); [.D19])" office:value-type="float" office:value="-0.103421023725884">
            <text:p>-0.1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ooc:=[.B19]" office:value-type="float" office:value="0">
            <text:p>0</text:p>
          </table:table-cell>
          <table:table-cell table:formula="oooc:=[.C19]+[.E19]" office:value-type="float" office:value="0.241315722027063">
            <text:p>0.24</text:p>
          </table:table-cell>
          <table:table-cell table:formula="oooc:=([.B20]-[.C20])*[.$H$2]" office:value-type="float" office:value="-0.0723947166081188">
            <text:p>-0.07</text:p>
          </table:table-cell>
          <table:table-cell table:formula="oooc:=IF(ABS([.D20]) &gt; ABS([.E19]); ([.D20]*[.$H$3] + (1 - [.$H$3])*[.E19]); [.D20])" office:value-type="float" office:value="-0.0723947166081188">
            <text:p>-0.0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ooc:=[.C20]+[.E20]" office:value-type="float" office:value="0.168921005418944">
            <text:p>0.17</text:p>
          </table:table-cell>
          <table:table-cell table:formula="oooc:=([.B21]-[.C21])*[.$H$2]" office:value-type="float" office:value="1.44932369837432">
            <text:p>1.45</text:p>
          </table:table-cell>
          <table:table-cell table:formula="oooc:=IF(ABS([.D21]) &gt; ABS([.E20]); ([.D21]*[.$H$3] + (1 - [.$H$3])*[.E20]); [.D21])" office:value-type="float" office:value="0.0189083882908274">
            <text:p>0.02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ooc:=[.B21]" office:value-type="float" office:value="5">
            <text:p>5</text:p>
          </table:table-cell>
          <table:table-cell table:formula="oooc:=[.C21]+[.E21]" office:value-type="float" office:value="0.187829393709771">
            <text:p>0.19</text:p>
          </table:table-cell>
          <table:table-cell table:formula="oooc:=([.B22]-[.C22])*[.$H$2]" office:value-type="float" office:value="1.44365118188707">
            <text:p>1.44</text:p>
          </table:table-cell>
          <table:table-cell table:formula="oooc:=IF(ABS([.D22]) &gt; ABS([.E21]); ([.D22]*[.$H$3] + (1 - [.$H$3])*[.E21]); [.D22])" office:value-type="float" office:value="0.104392955906602">
            <text:p>0.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ooc:=[.B22]" office:value-type="float" office:value="5">
            <text:p>5</text:p>
          </table:table-cell>
          <table:table-cell table:formula="oooc:=[.C22]+[.E22]" office:value-type="float" office:value="0.292222349616373">
            <text:p>0.29</text:p>
          </table:table-cell>
          <table:table-cell table:formula="oooc:=([.B23]-[.C23])*[.$H$2]" office:value-type="float" office:value="1.41233329511509">
            <text:p>1.41</text:p>
          </table:table-cell>
          <table:table-cell table:formula="oooc:=IF(ABS([.D23]) &gt; ABS([.E22]); ([.D23]*[.$H$3] + (1 - [.$H$3])*[.E22]); [.D23])" office:value-type="float" office:value="0.182869376259111">
            <text:p>0.18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formula="oooc:=[.B23]" office:value-type="float" office:value="5">
            <text:p>5</text:p>
          </table:table-cell>
          <table:table-cell table:formula="oooc:=[.C23]+[.E23]" office:value-type="float" office:value="0.475091725875484">
            <text:p>0.48</text:p>
          </table:table-cell>
          <table:table-cell table:formula="oooc:=([.B24]-[.C24])*[.$H$2]" office:value-type="float" office:value="1.35747248223735">
            <text:p>1.36</text:p>
          </table:table-cell>
          <table:table-cell table:formula="oooc:=IF(ABS([.D24]) &gt; ABS([.E23]); ([.D24]*[.$H$3] + (1 - [.$H$3])*[.E23]); [.D24])" office:value-type="float" office:value="0.253345562617806">
            <text:p>0.2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ooc:=[.B24]" office:value-type="float" office:value="5">
            <text:p>5</text:p>
          </table:table-cell>
          <table:table-cell table:formula="oooc:=[.C24]+[.E24]" office:value-type="float" office:value="0.72843728849329">
            <text:p>0.73</text:p>
          </table:table-cell>
          <table:table-cell table:formula="oooc:=([.B25]-[.C25])*[.$H$2]" office:value-type="float" office:value="1.28146881345201">
            <text:p>1.28</text:p>
          </table:table-cell>
          <table:table-cell table:formula="oooc:=IF(ABS([.D25]) &gt; ABS([.E24]); ([.D25]*[.$H$3] + (1 - [.$H$3])*[.E24]); [.D25])" office:value-type="float" office:value="0.315032957667858">
            <text:p>0.32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ooc:=[.B25]" office:value-type="float" office:value="5">
            <text:p>5</text:p>
          </table:table-cell>
          <table:table-cell table:formula="oooc:=[.C25]+[.E25]" office:value-type="float" office:value="1.04347024616115">
            <text:p>1.04</text:p>
          </table:table-cell>
          <table:table-cell table:formula="oooc:=([.B26]-[.C26])*[.$H$2]" office:value-type="float" office:value="1.18695892615166">
            <text:p>1.19</text:p>
          </table:table-cell>
          <table:table-cell table:formula="oooc:=IF(ABS([.D26]) &gt; ABS([.E25]); ([.D26]*[.$H$3] + (1 - [.$H$3])*[.E25]); [.D26])" office:value-type="float" office:value="0.367348515776886">
            <text:p>0.3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ooc:=[.B26]" office:value-type="float" office:value="5">
            <text:p>5</text:p>
          </table:table-cell>
          <table:table-cell table:formula="oooc:=[.C26]+[.E26]" office:value-type="float" office:value="1.41081876193803">
            <text:p>1.41</text:p>
          </table:table-cell>
          <table:table-cell table:formula="oooc:=([.B27]-[.C27])*[.$H$2]" office:value-type="float" office:value="1.07675437141859">
            <text:p>1.08</text:p>
          </table:table-cell>
          <table:table-cell table:formula="oooc:=IF(ABS([.D27]) &gt; ABS([.E26]); ([.D27]*[.$H$3] + (1 - [.$H$3])*[.E26]); [.D27])" office:value-type="float" office:value="0.409912867115388">
            <text:p>0.4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ooc:=[.B27]" office:value-type="float" office:value="5">
            <text:p>5</text:p>
          </table:table-cell>
          <table:table-cell table:formula="oooc:=[.C27]+[.E27]" office:value-type="float" office:value="1.82073162905342">
            <text:p>1.82</text:p>
          </table:table-cell>
          <table:table-cell table:formula="oooc:=([.B28]-[.C28])*[.$H$2]" office:value-type="float" office:value="0.953780511283973">
            <text:p>0.95</text:p>
          </table:table-cell>
          <table:table-cell table:formula="oooc:=IF(ABS([.D28]) &gt; ABS([.E27]); ([.D28]*[.$H$3] + (1 - [.$H$3])*[.E27]); [.D28])" office:value-type="float" office:value="0.442544925765503">
            <text:p>0.4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ooc:=[.B28]" office:value-type="float" office:value="5">
            <text:p>5</text:p>
          </table:table-cell>
          <table:table-cell table:formula="oooc:=[.C28]+[.E28]" office:value-type="float" office:value="2.26327655481893">
            <text:p>2.26</text:p>
          </table:table-cell>
          <table:table-cell table:formula="oooc:=([.B29]-[.C29])*[.$H$2]" office:value-type="float" office:value="0.821017033554322">
            <text:p>0.82</text:p>
          </table:table-cell>
          <table:table-cell table:formula="oooc:=IF(ABS([.D29]) &gt; ABS([.E28]); ([.D29]*[.$H$3] + (1 - [.$H$3])*[.E28]); [.D29])" office:value-type="float" office:value="0.465253252232832">
            <text:p>0.4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ooc:=[.B29]" office:value-type="float" office:value="5">
            <text:p>5</text:p>
          </table:table-cell>
          <table:table-cell table:formula="oooc:=[.C29]+[.E29]" office:value-type="float" office:value="2.72852980705176">
            <text:p>2.73</text:p>
          </table:table-cell>
          <table:table-cell table:formula="oooc:=([.B30]-[.C30])*[.$H$2]" office:value-type="float" office:value="0.681441057884473">
            <text:p>0.68</text:p>
          </table:table-cell>
          <table:table-cell table:formula="oooc:=IF(ABS([.D30]) &gt; ABS([.E29]); ([.D30]*[.$H$3] + (1 - [.$H$3])*[.E29]); [.D30])" office:value-type="float" office:value="0.478224520571931">
            <text:p>0.4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ooc:=[.B30]" office:value-type="float" office:value="5">
            <text:p>5</text:p>
          </table:table-cell>
          <table:table-cell table:formula="oooc:=[.C30]+[.E30]" office:value-type="float" office:value="3.20675432762369">
            <text:p>3.21</text:p>
          </table:table-cell>
          <table:table-cell table:formula="oooc:=([.B31]-[.C31])*[.$H$2]" office:value-type="float" office:value="0.537973701712893">
            <text:p>0.54</text:p>
          </table:table-cell>
          <table:table-cell table:formula="oooc:=IF(ABS([.D31]) &gt; ABS([.E30]); ([.D31]*[.$H$3] + (1 - [.$H$3])*[.E30]); [.D31])" office:value-type="float" office:value="0.481809471440389">
            <text:p>0.48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ooc:=[.B31]" office:value-type="float" office:value="5">
            <text:p>5</text:p>
          </table:table-cell>
          <table:table-cell table:formula="oooc:=[.C31]+[.E31]" office:value-type="float" office:value="3.68856379906408">
            <text:p>3.69</text:p>
          </table:table-cell>
          <table:table-cell table:formula="oooc:=([.B32]-[.C32])*[.$H$2]" office:value-type="float" office:value="0.393430860280777">
            <text:p>0.39</text:p>
          </table:table-cell>
          <table:table-cell table:formula="oooc:=IF(ABS([.D32]) &gt; ABS([.E31]); ([.D32]*[.$H$3] + (1 - [.$H$3])*[.E31]); [.D32])" office:value-type="float" office:value="0.393430860280777">
            <text:p>0.3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ooc:=[.B32]" office:value-type="float" office:value="5">
            <text:p>5</text:p>
          </table:table-cell>
          <table:table-cell table:formula="oooc:=[.C32]+[.E32]" office:value-type="float" office:value="4.08199465934485">
            <text:p>4.08</text:p>
          </table:table-cell>
          <table:table-cell table:formula="oooc:=([.B33]-[.C33])*[.$H$2]" office:value-type="float" office:value="0.275401602196544">
            <text:p>0.28</text:p>
          </table:table-cell>
          <table:table-cell table:formula="oooc:=IF(ABS([.D33]) &gt; ABS([.E32]); ([.D33]*[.$H$3] + (1 - [.$H$3])*[.E32]); [.D33])" office:value-type="float" office:value="0.275401602196544">
            <text:p>0.28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ooc:=[.B33]" office:value-type="float" office:value="5">
            <text:p>5</text:p>
          </table:table-cell>
          <table:table-cell table:formula="oooc:=[.C33]+[.E33]" office:value-type="float" office:value="4.3573962615414">
            <text:p>4.36</text:p>
          </table:table-cell>
          <table:table-cell table:formula="oooc:=([.B34]-[.C34])*[.$H$2]" office:value-type="float" office:value="0.192781121537581">
            <text:p>0.19</text:p>
          </table:table-cell>
          <table:table-cell table:formula="oooc:=IF(ABS([.D34]) &gt; ABS([.E33]); ([.D34]*[.$H$3] + (1 - [.$H$3])*[.E33]); [.D34])" office:value-type="float" office:value="0.192781121537581">
            <text:p>0.1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ooc:=[.B34]" office:value-type="float" office:value="5">
            <text:p>5</text:p>
          </table:table-cell>
          <table:table-cell table:formula="oooc:=[.C34]+[.E34]" office:value-type="float" office:value="4.55017738307898">
            <text:p>4.55</text:p>
          </table:table-cell>
          <table:table-cell table:formula="oooc:=([.B35]-[.C35])*[.$H$2]" office:value-type="float" office:value="0.134946785076306">
            <text:p>0.13</text:p>
          </table:table-cell>
          <table:table-cell table:formula="oooc:=IF(ABS([.D35]) &gt; ABS([.E34]); ([.D35]*[.$H$3] + (1 - [.$H$3])*[.E34]); [.D35])" office:value-type="float" office:value="0.134946785076306">
            <text:p>0.13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ooc:=[.B35]" office:value-type="float" office:value="5">
            <text:p>5</text:p>
          </table:table-cell>
          <table:table-cell table:formula="oooc:=[.C35]+[.E35]" office:value-type="float" office:value="4.68512416815529">
            <text:p>4.69</text:p>
          </table:table-cell>
          <table:table-cell table:formula="oooc:=([.B36]-[.C36])*[.$H$2]" office:value-type="float" office:value="0.0944627495534144">
            <text:p>0.09</text:p>
          </table:table-cell>
          <table:table-cell table:formula="oooc:=IF(ABS([.D36]) &gt; ABS([.E35]); ([.D36]*[.$H$3] + (1 - [.$H$3])*[.E35]); [.D36])" office:value-type="float" office:value="0.0944627495534144">
            <text:p>0.0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ooc:=[.B36]" office:value-type="float" office:value="5">
            <text:p>5</text:p>
          </table:table-cell>
          <table:table-cell table:formula="oooc:=[.C36]+[.E36]" office:value-type="float" office:value="4.7795869177087">
            <text:p>4.78</text:p>
          </table:table-cell>
          <table:table-cell table:formula="oooc:=([.B37]-[.C37])*[.$H$2]" office:value-type="float" office:value="0.0661239246873902">
            <text:p>0.07</text:p>
          </table:table-cell>
          <table:table-cell table:formula="oooc:=IF(ABS([.D37]) &gt; ABS([.E36]); ([.D37]*[.$H$3] + (1 - [.$H$3])*[.E36]); [.D37])" office:value-type="float" office:value="0.0661239246873902">
            <text:p>0.07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ooc:=[.B37]" office:value-type="float" office:value="5">
            <text:p>5</text:p>
          </table:table-cell>
          <table:table-cell table:formula="oooc:=[.C37]+[.E37]" office:value-type="float" office:value="4.84571084239609">
            <text:p>4.85</text:p>
          </table:table-cell>
          <table:table-cell table:formula="oooc:=([.B38]-[.C38])*[.$H$2]" office:value-type="float" office:value="0.0462867472811732">
            <text:p>0.05</text:p>
          </table:table-cell>
          <table:table-cell table:formula="oooc:=IF(ABS([.D38]) &gt; ABS([.E37]); ([.D38]*[.$H$3] + (1 - [.$H$3])*[.E37]); [.D38])" office:value-type="float" office:value="0.0462867472811732">
            <text:p>0.05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ooc:=[.B38]" office:value-type="float" office:value="5">
            <text:p>5</text:p>
          </table:table-cell>
          <table:table-cell table:formula="oooc:=[.C38]+[.E38]" office:value-type="float" office:value="4.89199758967726">
            <text:p>4.89</text:p>
          </table:table-cell>
          <table:table-cell table:formula="oooc:=([.B39]-[.C39])*[.$H$2]" office:value-type="float" office:value="0.0324007230968213">
            <text:p>0.03</text:p>
          </table:table-cell>
          <table:table-cell table:formula="oooc:=IF(ABS([.D39]) &gt; ABS([.E38]); ([.D39]*[.$H$3] + (1 - [.$H$3])*[.E38]); [.D39])" office:value-type="float" office:value="0.0324007230968213">
            <text:p>0.03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ooc:=[.B39]" office:value-type="float" office:value="5">
            <text:p>5</text:p>
          </table:table-cell>
          <table:table-cell table:formula="oooc:=[.C39]+[.E39]" office:value-type="float" office:value="4.92439831277408">
            <text:p>4.92</text:p>
          </table:table-cell>
          <table:table-cell table:formula="oooc:=([.B40]-[.C40])*[.$H$2]" office:value-type="float" office:value="0.0226805061677748">
            <text:p>0.02</text:p>
          </table:table-cell>
          <table:table-cell table:formula="oooc:=IF(ABS([.D40]) &gt; ABS([.E39]); ([.D40]*[.$H$3] + (1 - [.$H$3])*[.E39]); [.D40])" office:value-type="float" office:value="0.0226805061677748">
            <text:p>0.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ooc:=[.B40]" office:value-type="float" office:value="5">
            <text:p>5</text:p>
          </table:table-cell>
          <table:table-cell table:formula="oooc:=[.C40]+[.E40]" office:value-type="float" office:value="4.94707881894186">
            <text:p>4.95</text:p>
          </table:table-cell>
          <table:table-cell table:formula="oooc:=([.B41]-[.C41])*[.$H$2]" office:value-type="float" office:value="0.0158763543174424">
            <text:p>0.02</text:p>
          </table:table-cell>
          <table:table-cell table:formula="oooc:=IF(ABS([.D41]) &gt; ABS([.E40]); ([.D41]*[.$H$3] + (1 - [.$H$3])*[.E40]); [.D41])" office:value-type="float" office:value="0.0158763543174424">
            <text:p>0.02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ooc:=[.B41]" office:value-type="float" office:value="5">
            <text:p>5</text:p>
          </table:table-cell>
          <table:table-cell table:formula="oooc:=[.C41]+[.E41]" office:value-type="float" office:value="4.9629551732593">
            <text:p>4.96</text:p>
          </table:table-cell>
          <table:table-cell table:formula="oooc:=([.B42]-[.C42])*[.$H$2]" office:value-type="float" office:value="0.0111134480222097">
            <text:p>0.01</text:p>
          </table:table-cell>
          <table:table-cell table:formula="oooc:=IF(ABS([.D42]) &gt; ABS([.E41]); ([.D42]*[.$H$3] + (1 - [.$H$3])*[.E41]); [.D42])" office:value-type="float" office:value="0.0111134480222097">
            <text:p>0.01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ooc:=[.B42]" office:value-type="float" office:value="5">
            <text:p>5</text:p>
          </table:table-cell>
          <table:table-cell table:formula="oooc:=[.C42]+[.E42]" office:value-type="float" office:value="4.97406862128151">
            <text:p>4.97</text:p>
          </table:table-cell>
          <table:table-cell table:formula="oooc:=([.B43]-[.C43])*[.$H$2]" office:value-type="float" office:value="0.00777941361554682">
            <text:p>0.01</text:p>
          </table:table-cell>
          <table:table-cell table:formula="oooc:=IF(ABS([.D43]) &gt; ABS([.E42]); ([.D43]*[.$H$3] + (1 - [.$H$3])*[.E42]); [.D43])" office:value-type="float" office:value="0.00777941361554682">
            <text:p>0.0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ooc:=[.B43]" office:value-type="float" office:value="5">
            <text:p>5</text:p>
          </table:table-cell>
          <table:table-cell table:formula="oooc:=[.C43]+[.E43]" office:value-type="float" office:value="4.98184803489706">
            <text:p>4.98</text:p>
          </table:table-cell>
          <table:table-cell table:formula="oooc:=([.B44]-[.C44])*[.$H$2]" office:value-type="float" office:value="0.00544558953088288">
            <text:p>0.01</text:p>
          </table:table-cell>
          <table:table-cell table:formula="oooc:=IF(ABS([.D44]) &gt; ABS([.E43]); ([.D44]*[.$H$3] + (1 - [.$H$3])*[.E43]); [.D44])" office:value-type="float" office:value="0.00544558953088288">
            <text:p>0.0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ooc:=[.B44]" office:value-type="float" office:value="5">
            <text:p>5</text:p>
          </table:table-cell>
          <table:table-cell table:formula="oooc:=[.C44]+[.E44]" office:value-type="float" office:value="4.98729362442794">
            <text:p>4.99</text:p>
          </table:table-cell>
          <table:table-cell table:formula="oooc:=([.B45]-[.C45])*[.$H$2]" office:value-type="float" office:value="0.00381191267161807">
            <text:p>0</text:p>
          </table:table-cell>
          <table:table-cell table:formula="oooc:=IF(ABS([.D45]) &gt; ABS([.E44]); ([.D45]*[.$H$3] + (1 - [.$H$3])*[.E44]); [.D45])" office:value-type="float" office:value="0.00381191267161807">
            <text:p>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ooc:=[.B45]" office:value-type="float" office:value="5">
            <text:p>5</text:p>
          </table:table-cell>
          <table:table-cell table:formula="oooc:=[.C45]+[.E45]" office:value-type="float" office:value="4.99110553709956">
            <text:p>4.99</text:p>
          </table:table-cell>
          <table:table-cell table:formula="oooc:=([.B46]-[.C46])*[.$H$2]" office:value-type="float" office:value="0.00266833887013265">
            <text:p>0</text:p>
          </table:table-cell>
          <table:table-cell table:formula="oooc:=IF(ABS([.D46]) &gt; ABS([.E45]); ([.D46]*[.$H$3] + (1 - [.$H$3])*[.E45]); [.D46])" office:value-type="float" office:value="0.00266833887013265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ooc:=[.B46]" office:value-type="float" office:value="5">
            <text:p>5</text:p>
          </table:table-cell>
          <table:table-cell table:formula="oooc:=[.C46]+[.E46]" office:value-type="float" office:value="4.99377387596969">
            <text:p>4.99</text:p>
          </table:table-cell>
          <table:table-cell table:formula="oooc:=([.B47]-[.C47])*[.$H$2]" office:value-type="float" office:value="0.00186783720909283">
            <text:p>0</text:p>
          </table:table-cell>
          <table:table-cell table:formula="oooc:=IF(ABS([.D47]) &gt; ABS([.E46]); ([.D47]*[.$H$3] + (1 - [.$H$3])*[.E46]); [.D47])" office:value-type="float" office:value="0.00186783720909283">
            <text:p>0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ooc:=[.B47]" office:value-type="float" office:value="5">
            <text:p>5</text:p>
          </table:table-cell>
          <table:table-cell table:formula="oooc:=[.C47]+[.E47]" office:value-type="float" office:value="4.99564171317878">
            <text:p>5</text:p>
          </table:table-cell>
          <table:table-cell table:formula="oooc:=([.B48]-[.C48])*[.$H$2]" office:value-type="float" office:value="0.00130748604636493">
            <text:p>0</text:p>
          </table:table-cell>
          <table:table-cell table:formula="oooc:=IF(ABS([.D48]) &gt; ABS([.E47]); ([.D48]*[.$H$3] + (1 - [.$H$3])*[.E47]); [.D48])" office:value-type="float" office:value="0.00130748604636493">
            <text:p>0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ooc:=[.B48]" office:value-type="float" office:value="5">
            <text:p>5</text:p>
          </table:table-cell>
          <table:table-cell table:formula="oooc:=[.C48]+[.E48]" office:value-type="float" office:value="4.99694919922515">
            <text:p>5</text:p>
          </table:table-cell>
          <table:table-cell table:formula="oooc:=([.B49]-[.C49])*[.$H$2]" office:value-type="float" office:value="0.000915240232455528">
            <text:p>0</text:p>
          </table:table-cell>
          <table:table-cell table:formula="oooc:=IF(ABS([.D49]) &gt; ABS([.E48]); ([.D49]*[.$H$3] + (1 - [.$H$3])*[.E48]); [.D49])" office:value-type="float" office:value="0.000915240232455528">
            <text:p>0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ooc:=[.B49]" office:value-type="float" office:value="5">
            <text:p>5</text:p>
          </table:table-cell>
          <table:table-cell table:formula="oooc:=[.C49]+[.E49]" office:value-type="float" office:value="4.9978644394576">
            <text:p>5</text:p>
          </table:table-cell>
          <table:table-cell table:formula="oooc:=([.B50]-[.C50])*[.$H$2]" office:value-type="float" office:value="0.000640668162718949">
            <text:p>0</text:p>
          </table:table-cell>
          <table:table-cell table:formula="oooc:=IF(ABS([.D50]) &gt; ABS([.E49]); ([.D50]*[.$H$3] + (1 - [.$H$3])*[.E49]); [.D50])" office:value-type="float" office:value="0.000640668162718949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ooc:=[.B50]" office:value-type="float" office:value="5">
            <text:p>5</text:p>
          </table:table-cell>
          <table:table-cell table:formula="oooc:=[.C50]+[.E50]" office:value-type="float" office:value="4.99850510762032">
            <text:p>5</text:p>
          </table:table-cell>
          <table:table-cell table:formula="oooc:=([.B51]-[.C51])*[.$H$2]" office:value-type="float" office:value="0.000448467713903344">
            <text:p>0</text:p>
          </table:table-cell>
          <table:table-cell table:formula="oooc:=IF(ABS([.D51]) &gt; ABS([.E50]); ([.D51]*[.$H$3] + (1 - [.$H$3])*[.E50]); [.D51])" office:value-type="float" office:value="0.000448467713903344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ooc:=[.B51]" office:value-type="float" office:value="5">
            <text:p>5</text:p>
          </table:table-cell>
          <table:table-cell table:formula="oooc:=[.C51]+[.E51]" office:value-type="float" office:value="4.99895357533423">
            <text:p>5</text:p>
          </table:table-cell>
          <table:table-cell table:formula="oooc:=([.B52]-[.C52])*[.$H$2]" office:value-type="float" office:value="0.000313927399732261">
            <text:p>0</text:p>
          </table:table-cell>
          <table:table-cell table:formula="oooc:=IF(ABS([.D52]) &gt; ABS([.E51]); ([.D52]*[.$H$3] + (1 - [.$H$3])*[.E51]); [.D52])" office:value-type="float" office:value="0.000313927399732261">
            <text:p>0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ooc:=[.B52]" office:value-type="float" office:value="5">
            <text:p>5</text:p>
          </table:table-cell>
          <table:table-cell table:formula="oooc:=[.C52]+[.E52]" office:value-type="float" office:value="4.99926750273396">
            <text:p>5</text:p>
          </table:table-cell>
          <table:table-cell table:formula="oooc:=([.B53]-[.C53])*[.$H$2]" office:value-type="float" office:value="0.000219749179812556">
            <text:p>0</text:p>
          </table:table-cell>
          <table:table-cell table:formula="oooc:=IF(ABS([.D53]) &gt; ABS([.E52]); ([.D53]*[.$H$3] + (1 - [.$H$3])*[.E52]); [.D53])" office:value-type="float" office:value="0.000219749179812556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ooc:=[.B53]" office:value-type="float" office:value="5">
            <text:p>5</text:p>
          </table:table-cell>
          <table:table-cell table:formula="oooc:=[.C53]+[.E53]" office:value-type="float" office:value="4.99948725191377">
            <text:p>5</text:p>
          </table:table-cell>
          <table:table-cell table:formula="oooc:=([.B54]-[.C54])*[.$H$2]" office:value-type="float" office:value="0.000153824425868709">
            <text:p>0</text:p>
          </table:table-cell>
          <table:table-cell table:formula="oooc:=IF(ABS([.D54]) &gt; ABS([.E53]); ([.D54]*[.$H$3] + (1 - [.$H$3])*[.E53]); [.D54])" office:value-type="float" office:value="0.000153824425868709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ooc:=[.B54]" office:value-type="float" office:value="5">
            <text:p>5</text:p>
          </table:table-cell>
          <table:table-cell table:formula="oooc:=[.C54]+[.E54]" office:value-type="float" office:value="4.99964107633964">
            <text:p>5</text:p>
          </table:table-cell>
          <table:table-cell table:formula="oooc:=([.B55]-[.C55])*[.$H$2]" office:value-type="float" office:value="0.000107677098108017">
            <text:p>0</text:p>
          </table:table-cell>
          <table:table-cell table:formula="oooc:=IF(ABS([.D55]) &gt; ABS([.E54]); ([.D55]*[.$H$3] + (1 - [.$H$3])*[.E54]); [.D55])" office:value-type="float" office:value="0.000107677098108017">
            <text:p>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ooc:=[.B55]" office:value-type="float" office:value="5">
            <text:p>5</text:p>
          </table:table-cell>
          <table:table-cell table:formula="oooc:=[.C55]+[.E55]" office:value-type="float" office:value="4.99974875343775">
            <text:p>5</text:p>
          </table:table-cell>
          <table:table-cell table:formula="oooc:=([.B56]-[.C56])*[.$H$2]" office:value-type="float" office:value="0.000075373968675585">
            <text:p>0</text:p>
          </table:table-cell>
          <table:table-cell table:formula="oooc:=IF(ABS([.D56]) &gt; ABS([.E55]); ([.D56]*[.$H$3] + (1 - [.$H$3])*[.E55]); [.D56])" office:value-type="float" office:value="0.000075373968675585">
            <text:p>0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ooc:=[.B56]" office:value-type="float" office:value="5">
            <text:p>5</text:p>
          </table:table-cell>
          <table:table-cell table:formula="oooc:=[.C56]+[.E56]" office:value-type="float" office:value="4.99982412740642">
            <text:p>5</text:p>
          </table:table-cell>
          <table:table-cell table:formula="oooc:=([.B57]-[.C57])*[.$H$2]" office:value-type="float" office:value="0.0000527617780729628">
            <text:p>0</text:p>
          </table:table-cell>
          <table:table-cell table:formula="oooc:=IF(ABS([.D57]) &gt; ABS([.E56]); ([.D57]*[.$H$3] + (1 - [.$H$3])*[.E56]); [.D57])" office:value-type="float" office:value="0.0000527617780729628">
            <text:p>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ooc:=[.B57]" office:value-type="float" office:value="5">
            <text:p>5</text:p>
          </table:table-cell>
          <table:table-cell table:formula="oooc:=[.C57]+[.E57]" office:value-type="float" office:value="4.9998768891845">
            <text:p>5</text:p>
          </table:table-cell>
          <table:table-cell table:formula="oooc:=([.B58]-[.C58])*[.$H$2]" office:value-type="float" office:value="0.0000369332446511272">
            <text:p>0</text:p>
          </table:table-cell>
          <table:table-cell table:formula="oooc:=IF(ABS([.D58]) &gt; ABS([.E57]); ([.D58]*[.$H$3] + (1 - [.$H$3])*[.E57]); [.D58])" office:value-type="float" office:value="0.0000369332446511272">
            <text:p>0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ooc:=[.B58]" office:value-type="float" office:value="5">
            <text:p>5</text:p>
          </table:table-cell>
          <table:table-cell table:formula="oooc:=[.C58]+[.E58]" office:value-type="float" office:value="4.99991382242915">
            <text:p>5</text:p>
          </table:table-cell>
          <table:table-cell table:formula="oooc:=([.B59]-[.C59])*[.$H$2]" office:value-type="float" office:value="0.0000258532712558157">
            <text:p>0</text:p>
          </table:table-cell>
          <table:table-cell table:formula="oooc:=IF(ABS([.D59]) &gt; ABS([.E58]); ([.D59]*[.$H$3] + (1 - [.$H$3])*[.E58]); [.D59])" office:value-type="float" office:value="0.0000258532712558157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ooc:=[.B59]" office:value-type="float" office:value="5">
            <text:p>5</text:p>
          </table:table-cell>
          <table:table-cell table:formula="oooc:=[.C59]+[.E59]" office:value-type="float" office:value="4.9999396757004">
            <text:p>5</text:p>
          </table:table-cell>
          <table:table-cell table:formula="oooc:=([.B60]-[.C60])*[.$H$2]" office:value-type="float" office:value="0.0000180972898789378">
            <text:p>0</text:p>
          </table:table-cell>
          <table:table-cell table:formula="oooc:=IF(ABS([.D60]) &gt; ABS([.E59]); ([.D60]*[.$H$3] + (1 - [.$H$3])*[.E59]); [.D60])" office:value-type="float" office:value="0.0000180972898789378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ooc:=[.B60]" office:value-type="float" office:value="5">
            <text:p>5</text:p>
          </table:table-cell>
          <table:table-cell table:formula="oooc:=[.C60]+[.E60]" office:value-type="float" office:value="4.99995777299028">
            <text:p>5</text:p>
          </table:table-cell>
          <table:table-cell table:formula="oooc:=([.B61]-[.C61])*[.$H$2]" office:value-type="float" office:value="0.0000126681029152032">
            <text:p>0</text:p>
          </table:table-cell>
          <table:table-cell table:formula="oooc:=IF(ABS([.D61]) &gt; ABS([.E60]); ([.D61]*[.$H$3] + (1 - [.$H$3])*[.E60]); [.D61])" office:value-type="float" office:value="0.0000126681029152032">
            <text:p>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B61]" office:value-type="float" office:value="5">
            <text:p>5</text:p>
          </table:table-cell>
          <table:table-cell table:formula="oooc:=[.C61]+[.E61]" office:value-type="float" office:value="4.9999704410932">
            <text:p>5</text:p>
          </table:table-cell>
          <table:table-cell table:formula="oooc:=([.B62]-[.C62])*[.$H$2]" office:value-type="float" office:value="0.00000886767204066885">
            <text:p>0</text:p>
          </table:table-cell>
          <table:table-cell table:formula="oooc:=IF(ABS([.D62]) &gt; ABS([.E61]); ([.D62]*[.$H$3] + (1 - [.$H$3])*[.E61]); [.D62])" office:value-type="float" office:value="0.00000886767204066885">
            <text:p>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ooc:=[.B62]" office:value-type="float" office:value="5">
            <text:p>5</text:p>
          </table:table-cell>
          <table:table-cell table:formula="oooc:=[.C62]+[.E62]" office:value-type="float" office:value="4.99997930876524">
            <text:p>5</text:p>
          </table:table-cell>
          <table:table-cell table:formula="oooc:=([.B63]-[.C63])*[.$H$2]" office:value-type="float" office:value="0.00000620737042833497">
            <text:p>0</text:p>
          </table:table-cell>
          <table:table-cell table:formula="oooc:=IF(ABS([.D63]) &gt; ABS([.E62]); ([.D63]*[.$H$3] + (1 - [.$H$3])*[.E62]); [.D63])" office:value-type="float" office:value="0.00000620737042833497">
            <text:p>0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ooc:=[.B63]" office:value-type="float" office:value="5">
            <text:p>5</text:p>
          </table:table-cell>
          <table:table-cell table:formula="oooc:=[.C63]+[.E63]" office:value-type="float" office:value="4.99998551613567">
            <text:p>5</text:p>
          </table:table-cell>
          <table:table-cell table:formula="oooc:=([.B64]-[.C64])*[.$H$2]" office:value-type="float" office:value="0.00000434515929983448">
            <text:p>0</text:p>
          </table:table-cell>
          <table:table-cell table:formula="oooc:=IF(ABS([.D64]) &gt; ABS([.E63]); ([.D64]*[.$H$3] + (1 - [.$H$3])*[.E63]); [.D64])" office:value-type="float" office:value="0.00000434515929983448">
            <text:p>0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table:formula="oooc:=[.B64]" office:value-type="float" office:value="5">
            <text:p>5</text:p>
          </table:table-cell>
          <table:table-cell table:formula="oooc:=[.C64]+[.E64]" office:value-type="float" office:value="4.99998986129497">
            <text:p>5</text:p>
          </table:table-cell>
          <table:table-cell table:formula="oooc:=([.B65]-[.C65])*[.$H$2]" office:value-type="float" office:value="0.00000304161150985749">
            <text:p>0</text:p>
          </table:table-cell>
          <table:table-cell table:formula="oooc:=IF(ABS([.D65]) &gt; ABS([.E64]); ([.D65]*[.$H$3] + (1 - [.$H$3])*[.E64]); [.D65])" office:value-type="float" office:value="0.00000304161150985749">
            <text:p>0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table:formula="oooc:=[.B65]" office:value-type="float" office:value="5">
            <text:p>5</text:p>
          </table:table-cell>
          <table:table-cell table:formula="oooc:=[.C65]+[.E65]" office:value-type="float" office:value="4.99999290290648">
            <text:p>5</text:p>
          </table:table-cell>
          <table:table-cell table:formula="oooc:=([.B66]-[.C66])*[.$H$2]" office:value-type="float" office:value="0.00000212912805679366">
            <text:p>0</text:p>
          </table:table-cell>
          <table:table-cell table:formula="oooc:=IF(ABS([.D66]) &gt; ABS([.E65]); ([.D66]*[.$H$3] + (1 - [.$H$3])*[.E65]); [.D66])" office:value-type="float" office:value="0.00000212912805679366">
            <text:p>0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ooc:=[.B66]" office:value-type="float" office:value="5">
            <text:p>5</text:p>
          </table:table-cell>
          <table:table-cell table:formula="oooc:=[.C66]+[.E66]" office:value-type="float" office:value="4.99999503203453">
            <text:p>5</text:p>
          </table:table-cell>
          <table:table-cell table:formula="oooc:=([.B67]-[.C67])*[.$H$2]" office:value-type="float" office:value="0.00000149038963970227">
            <text:p>0</text:p>
          </table:table-cell>
          <table:table-cell table:formula="oooc:=IF(ABS([.D67]) &gt; ABS([.E66]); ([.D67]*[.$H$3] + (1 - [.$H$3])*[.E66]); [.D67])" office:value-type="float" office:value="0.00000149038963970227">
            <text:p>0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ooc:=[.B67]" office:value-type="float" office:value="5">
            <text:p>5</text:p>
          </table:table-cell>
          <table:table-cell table:formula="oooc:=[.C67]+[.E67]" office:value-type="float" office:value="4.99999652242417">
            <text:p>5</text:p>
          </table:table-cell>
          <table:table-cell table:formula="oooc:=([.B68]-[.C68])*[.$H$2]" office:value-type="float" office:value="0.00000104327274765836">
            <text:p>0</text:p>
          </table:table-cell>
          <table:table-cell table:formula="oooc:=IF(ABS([.D68]) &gt; ABS([.E67]); ([.D68]*[.$H$3] + (1 - [.$H$3])*[.E67]); [.D68])" office:value-type="float" office:value="0.00000104327274765836">
            <text:p>0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table:formula="oooc:=[.B68]" office:value-type="float" office:value="5">
            <text:p>5</text:p>
          </table:table-cell>
          <table:table-cell table:formula="oooc:=[.C68]+[.E68]" office:value-type="float" office:value="4.99999756569692">
            <text:p>5</text:p>
          </table:table-cell>
          <table:table-cell table:formula="oooc:=([.B69]-[.C69])*[.$H$2]" office:value-type="float" office:value="0.000000730290923467436">
            <text:p>0</text:p>
          </table:table-cell>
          <table:table-cell table:formula="oooc:=IF(ABS([.D69]) &gt; ABS([.E68]); ([.D69]*[.$H$3] + (1 - [.$H$3])*[.E68]); [.D69])" office:value-type="float" office:value="0.000000730290923467436">
            <text:p>0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table:formula="oooc:=[.B69]" office:value-type="float" office:value="5">
            <text:p>5</text:p>
          </table:table-cell>
          <table:table-cell table:formula="oooc:=[.C69]+[.E69]" office:value-type="float" office:value="4.99999829598785">
            <text:p>5</text:p>
          </table:table-cell>
          <table:table-cell table:formula="oooc:=([.B70]-[.C70])*[.$H$2]" office:value-type="float" office:value="0.000000511203646347269">
            <text:p>0</text:p>
          </table:table-cell>
          <table:table-cell table:formula="oooc:=IF(ABS([.D70]) &gt; ABS([.E69]); ([.D70]*[.$H$3] + (1 - [.$H$3])*[.E69]); [.D70])" office:value-type="float" office:value="0.000000511203646347269">
            <text:p>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ooc:=[.B70]" office:value-type="float" office:value="5">
            <text:p>5</text:p>
          </table:table-cell>
          <table:table-cell table:formula="oooc:=[.C70]+[.E70]" office:value-type="float" office:value="4.99999880719149">
            <text:p>5</text:p>
          </table:table-cell>
          <table:table-cell table:formula="oooc:=([.B71]-[.C71])*[.$H$2]" office:value-type="float" office:value="0.000000357842552389798">
            <text:p>0</text:p>
          </table:table-cell>
          <table:table-cell table:formula="oooc:=IF(ABS([.D71]) &gt; ABS([.E70]); ([.D71]*[.$H$3] + (1 - [.$H$3])*[.E70]); [.D71])" office:value-type="float" office:value="0.000000357842552389798">
            <text:p>0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formula="oooc:=[.B71]" office:value-type="float" office:value="5">
            <text:p>5</text:p>
          </table:table-cell>
          <table:table-cell table:formula="oooc:=[.C71]+[.E71]" office:value-type="float" office:value="4.99999916503404">
            <text:p>5</text:p>
          </table:table-cell>
          <table:table-cell table:formula="oooc:=([.B72]-[.C72])*[.$H$2]" office:value-type="float" office:value="0.00000025048978677944">
            <text:p>0</text:p>
          </table:table-cell>
          <table:table-cell table:formula="oooc:=IF(ABS([.D72]) &gt; ABS([.E71]); ([.D72]*[.$H$3] + (1 - [.$H$3])*[.E71]); [.D72])" office:value-type="float" office:value="0.00000025048978677944">
            <text:p>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table:formula="oooc:=[.B72]" office:value-type="float" office:value="5">
            <text:p>5</text:p>
          </table:table-cell>
          <table:table-cell table:formula="oooc:=[.C72]+[.E72]" office:value-type="float" office:value="4.99999941552383">
            <text:p>5</text:p>
          </table:table-cell>
          <table:table-cell table:formula="oooc:=([.B73]-[.C73])*[.$H$2]" office:value-type="float" office:value="0.000000175342850639026">
            <text:p>0</text:p>
          </table:table-cell>
          <table:table-cell table:formula="oooc:=IF(ABS([.D73]) &gt; ABS([.E72]); ([.D73]*[.$H$3] + (1 - [.$H$3])*[.E72]); [.D73])" office:value-type="float" office:value="0.000000175342850639026">
            <text:p>0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ooc:=[.B73]" office:value-type="float" office:value="5">
            <text:p>5</text:p>
          </table:table-cell>
          <table:table-cell table:formula="oooc:=[.C73]+[.E73]" office:value-type="float" office:value="4.99999959086668">
            <text:p>5</text:p>
          </table:table-cell>
          <table:table-cell table:formula="oooc:=([.B74]-[.C74])*[.$H$2]" office:value-type="float" office:value="0.000000122739995500609">
            <text:p>0</text:p>
          </table:table-cell>
          <table:table-cell table:formula="oooc:=IF(ABS([.D74]) &gt; ABS([.E73]); ([.D74]*[.$H$3] + (1 - [.$H$3])*[.E73]); [.D74])" office:value-type="float" office:value="0.000000122739995500609">
            <text:p>0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table:formula="oooc:=[.B74]" office:value-type="float" office:value="5">
            <text:p>5</text:p>
          </table:table-cell>
          <table:table-cell table:formula="oooc:=[.C74]+[.E74]" office:value-type="float" office:value="4.99999971360668">
            <text:p>5</text:p>
          </table:table-cell>
          <table:table-cell table:formula="oooc:=([.B75]-[.C75])*[.$H$2]" office:value-type="float" office:value="0.0000000859179969836532">
            <text:p>0</text:p>
          </table:table-cell>
          <table:table-cell table:formula="oooc:=IF(ABS([.D75]) &gt; ABS([.E74]); ([.D75]*[.$H$3] + (1 - [.$H$3])*[.E74]); [.D75])" office:value-type="float" office:value="0.0000000859179969836532">
            <text:p>0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formula="oooc:=[.B75]" office:value-type="float" office:value="5">
            <text:p>5</text:p>
          </table:table-cell>
          <table:table-cell table:formula="oooc:=[.C75]+[.E75]" office:value-type="float" office:value="4.99999979952467">
            <text:p>5</text:p>
          </table:table-cell>
          <table:table-cell table:formula="oooc:=([.B76]-[.C76])*[.$H$2]" office:value-type="float" office:value="0.0000000601425978352666">
            <text:p>0</text:p>
          </table:table-cell>
          <table:table-cell table:formula="oooc:=IF(ABS([.D76]) &gt; ABS([.E75]); ([.D76]*[.$H$3] + (1 - [.$H$3])*[.E75]); [.D76])" office:value-type="float" office:value="0.0000000601425978352666">
            <text:p>0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table:formula="oooc:=[.B76]" office:value-type="float" office:value="5">
            <text:p>5</text:p>
          </table:table-cell>
          <table:table-cell table:formula="oooc:=[.C76]+[.E76]" office:value-type="float" office:value="4.99999985966727">
            <text:p>5</text:p>
          </table:table-cell>
          <table:table-cell table:formula="oooc:=([.B77]-[.C77])*[.$H$2]" office:value-type="float" office:value="0.0000000420998185646226">
            <text:p>0</text:p>
          </table:table-cell>
          <table:table-cell table:formula="oooc:=IF(ABS([.D77]) &gt; ABS([.E76]); ([.D77]*[.$H$3] + (1 - [.$H$3])*[.E76]); [.D77])" office:value-type="float" office:value="0.0000000420998185646226">
            <text:p>0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table:formula="oooc:=[.B77]" office:value-type="float" office:value="5">
            <text:p>5</text:p>
          </table:table-cell>
          <table:table-cell table:formula="oooc:=[.C77]+[.E77]" office:value-type="float" office:value="4.99999990176709">
            <text:p>5</text:p>
          </table:table-cell>
          <table:table-cell table:formula="oooc:=([.B78]-[.C78])*[.$H$2]" office:value-type="float" office:value="0.0000000294698729419451">
            <text:p>0</text:p>
          </table:table-cell>
          <table:table-cell table:formula="oooc:=IF(ABS([.D78]) &gt; ABS([.E77]); ([.D78]*[.$H$3] + (1 - [.$H$3])*[.E77]); [.D78])" office:value-type="float" office:value="0.0000000294698729419451">
            <text:p>0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table:formula="oooc:=[.B78]" office:value-type="float" office:value="5">
            <text:p>5</text:p>
          </table:table-cell>
          <table:table-cell table:formula="oooc:=[.C78]+[.E78]" office:value-type="float" office:value="4.99999993123696">
            <text:p>5</text:p>
          </table:table-cell>
          <table:table-cell table:formula="oooc:=([.B79]-[.C79])*[.$H$2]" office:value-type="float" office:value="0.0000000206289111126523">
            <text:p>0</text:p>
          </table:table-cell>
          <table:table-cell table:formula="oooc:=IF(ABS([.D79]) &gt; ABS([.E78]); ([.D79]*[.$H$3] + (1 - [.$H$3])*[.E78]); [.D79])" office:value-type="float" office:value="0.0000000206289111126523">
            <text:p>0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table:formula="oooc:=[.B79]" office:value-type="float" office:value="5">
            <text:p>5</text:p>
          </table:table-cell>
          <table:table-cell table:formula="oooc:=[.C79]+[.E79]" office:value-type="float" office:value="4.99999995186587">
            <text:p>5</text:p>
          </table:table-cell>
          <table:table-cell table:formula="oooc:=([.B80]-[.C80])*[.$H$2]" office:value-type="float" office:value="0.000000014440237805502">
            <text:p>0</text:p>
          </table:table-cell>
          <table:table-cell table:formula="oooc:=IF(ABS([.D80]) &gt; ABS([.E79]); ([.D80]*[.$H$3] + (1 - [.$H$3])*[.E79]); [.D80])" office:value-type="float" office:value="0.000000014440237805502">
            <text:p>0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ooc:=[.B80]" office:value-type="float" office:value="5">
            <text:p>5</text:p>
          </table:table-cell>
          <table:table-cell table:formula="oooc:=[.C80]+[.E80]" office:value-type="float" office:value="4.99999996630611">
            <text:p>5</text:p>
          </table:table-cell>
          <table:table-cell table:formula="oooc:=([.B81]-[.C81])*[.$H$2]" office:value-type="float" office:value="0.0000000101081665704328">
            <text:p>0</text:p>
          </table:table-cell>
          <table:table-cell table:formula="oooc:=IF(ABS([.D81]) &gt; ABS([.E80]); ([.D81]*[.$H$3] + (1 - [.$H$3])*[.E80]); [.D81])" office:value-type="float" office:value="0.0000000101081665704328">
            <text:p>0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formula="oooc:=[.B81]" office:value-type="float" office:value="5">
            <text:p>5</text:p>
          </table:table-cell>
          <table:table-cell table:formula="oooc:=[.C81]+[.E81]" office:value-type="float" office:value="4.99999997641428">
            <text:p>5</text:p>
          </table:table-cell>
          <table:table-cell table:formula="oooc:=([.B82]-[.C82])*[.$H$2]" office:value-type="float" office:value="0.00000000707571654601225">
            <text:p>0</text:p>
          </table:table-cell>
          <table:table-cell table:formula="oooc:=IF(ABS([.D82]) &gt; ABS([.E81]); ([.D82]*[.$H$3] + (1 - [.$H$3])*[.E81]); [.D82])" office:value-type="float" office:value="0.00000000707571654601225">
            <text:p>0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formula="oooc:=[.B82]" office:value-type="float" office:value="5">
            <text:p>5</text:p>
          </table:table-cell>
          <table:table-cell table:formula="oooc:=[.C82]+[.E82]" office:value-type="float" office:value="4.99999998349">
            <text:p>5</text:p>
          </table:table-cell>
          <table:table-cell table:formula="oooc:=([.B83]-[.C83])*[.$H$2]" office:value-type="float" office:value="0.00000000495300147562716">
            <text:p>0</text:p>
          </table:table-cell>
          <table:table-cell table:formula="oooc:=IF(ABS([.D83]) &gt; ABS([.E82]); ([.D83]*[.$H$3] + (1 - [.$H$3])*[.E82]); [.D83])" office:value-type="float" office:value="0.00000000495300147562716">
            <text:p>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table:formula="oooc:=[.B83]" office:value-type="float" office:value="5">
            <text:p>5</text:p>
          </table:table-cell>
          <table:table-cell table:formula="oooc:=[.C83]+[.E83]" office:value-type="float" office:value="4.999999988443">
            <text:p>5</text:p>
          </table:table-cell>
          <table:table-cell table:formula="oooc:=([.B84]-[.C84])*[.$H$2]" office:value-type="float" office:value="0.00000000346710100629366">
            <text:p>0</text:p>
          </table:table-cell>
          <table:table-cell table:formula="oooc:=IF(ABS([.D84]) &gt; ABS([.E83]); ([.D84]*[.$H$3] + (1 - [.$H$3])*[.E83]); [.D84])" office:value-type="float" office:value="0.00000000346710100629366">
            <text:p>0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formula="oooc:=[.B84]" office:value-type="float" office:value="5">
            <text:p>5</text:p>
          </table:table-cell>
          <table:table-cell table:formula="oooc:=[.C84]+[.E84]" office:value-type="float" office:value="4.9999999919101">
            <text:p>5</text:p>
          </table:table-cell>
          <table:table-cell table:formula="oooc:=([.B85]-[.C85])*[.$H$2]" office:value-type="float" office:value="0.0000000024269706244695">
            <text:p>0</text:p>
          </table:table-cell>
          <table:table-cell table:formula="oooc:=IF(ABS([.D85]) &gt; ABS([.E84]); ([.D85]*[.$H$3] + (1 - [.$H$3])*[.E84]); [.D85])" office:value-type="float" office:value="0.0000000024269706244695">
            <text:p>0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formula="oooc:=[.B85]" office:value-type="float" office:value="5">
            <text:p>5</text:p>
          </table:table-cell>
          <table:table-cell table:formula="oooc:=[.C85]+[.E85]" office:value-type="float" office:value="4.99999999433707">
            <text:p>5</text:p>
          </table:table-cell>
          <table:table-cell table:formula="oooc:=([.B86]-[.C86])*[.$H$2]" office:value-type="float" office:value="0.00000000169887943712865">
            <text:p>0</text:p>
          </table:table-cell>
          <table:table-cell table:formula="oooc:=IF(ABS([.D86]) &gt; ABS([.E85]); ([.D86]*[.$H$3] + (1 - [.$H$3])*[.E85]); [.D86])" office:value-type="float" office:value="0.00000000169887943712865">
            <text:p>0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formula="oooc:=[.B86]" office:value-type="float" office:value="5">
            <text:p>5</text:p>
          </table:table-cell>
          <table:table-cell table:formula="oooc:=[.C86]+[.E86]" office:value-type="float" office:value="4.99999999603595">
            <text:p>5</text:p>
          </table:table-cell>
          <table:table-cell table:formula="oooc:=([.B87]-[.C87])*[.$H$2]" office:value-type="float" office:value="0.00000000118921565928076">
            <text:p>0</text:p>
          </table:table-cell>
          <table:table-cell table:formula="oooc:=IF(ABS([.D87]) &gt; ABS([.E86]); ([.D87]*[.$H$3] + (1 - [.$H$3])*[.E86]); [.D87])" office:value-type="float" office:value="0.00000000118921565928076">
            <text:p>0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formula="oooc:=[.B87]" office:value-type="float" office:value="5">
            <text:p>5</text:p>
          </table:table-cell>
          <table:table-cell table:formula="oooc:=[.C87]+[.E87]" office:value-type="float" office:value="4.99999999722516">
            <text:p>5</text:p>
          </table:table-cell>
          <table:table-cell table:formula="oooc:=([.B88]-[.C88])*[.$H$2]" office:value-type="float" office:value="0.000000000832450908205829">
            <text:p>0</text:p>
          </table:table-cell>
          <table:table-cell table:formula="oooc:=IF(ABS([.D88]) &gt; ABS([.E87]); ([.D88]*[.$H$3] + (1 - [.$H$3])*[.E87]); [.D88])" office:value-type="float" office:value="0.000000000832450908205829">
            <text:p>0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formula="oooc:=[.B88]" office:value-type="float" office:value="5">
            <text:p>5</text:p>
          </table:table-cell>
          <table:table-cell table:formula="oooc:=[.C88]+[.E88]" office:value-type="float" office:value="4.99999999805761">
            <text:p>5</text:p>
          </table:table-cell>
          <table:table-cell table:formula="oooc:=([.B89]-[.C89])*[.$H$2]" office:value-type="float" office:value="0.00000000058271574232549">
            <text:p>0</text:p>
          </table:table-cell>
          <table:table-cell table:formula="oooc:=IF(ABS([.D89]) &gt; ABS([.E88]); ([.D89]*[.$H$3] + (1 - [.$H$3])*[.E88]); [.D89])" office:value-type="float" office:value="0.00000000058271574232549">
            <text:p>0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formula="oooc:=[.B89]" office:value-type="float" office:value="5">
            <text:p>5</text:p>
          </table:table-cell>
          <table:table-cell table:formula="oooc:=[.C89]+[.E89]" office:value-type="float" office:value="4.99999999864033">
            <text:p>5</text:p>
          </table:table-cell>
          <table:table-cell table:formula="oooc:=([.B90]-[.C90])*[.$H$2]" office:value-type="float" office:value="0.000000000407900913046433">
            <text:p>0</text:p>
          </table:table-cell>
          <table:table-cell table:formula="oooc:=IF(ABS([.D90]) &gt; ABS([.E89]); ([.D90]*[.$H$3] + (1 - [.$H$3])*[.E89]); [.D90])" office:value-type="float" office:value="0.000000000407900913046433">
            <text:p>0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ooc:=[.B90]" office:value-type="float" office:value="5">
            <text:p>5</text:p>
          </table:table-cell>
          <table:table-cell table:formula="oooc:=[.C90]+[.E90]" office:value-type="float" office:value="4.99999999904823">
            <text:p>5</text:p>
          </table:table-cell>
          <table:table-cell table:formula="oooc:=([.B91]-[.C91])*[.$H$2]" office:value-type="float" office:value="0.000000000285530532551093">
            <text:p>0</text:p>
          </table:table-cell>
          <table:table-cell table:formula="oooc:=IF(ABS([.D91]) &gt; ABS([.E90]); ([.D91]*[.$H$3] + (1 - [.$H$3])*[.E90]); [.D91])" office:value-type="float" office:value="0.000000000285530532551093">
            <text:p>0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table:formula="oooc:=[.B91]" office:value-type="float" office:value="5">
            <text:p>5</text:p>
          </table:table-cell>
          <table:table-cell table:formula="oooc:=[.C91]+[.E91]" office:value-type="float" office:value="4.99999999933376">
            <text:p>5</text:p>
          </table:table-cell>
          <table:table-cell table:formula="oooc:=([.B92]-[.C92])*[.$H$2]" office:value-type="float" office:value="0.00000000019987131949506">
            <text:p>0</text:p>
          </table:table-cell>
          <table:table-cell table:formula="oooc:=IF(ABS([.D92]) &gt; ABS([.E91]); ([.D92]*[.$H$3] + (1 - [.$H$3])*[.E91]); [.D92])" office:value-type="float" office:value="0.00000000019987131949506">
            <text:p>0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table:formula="oooc:=[.B92]" office:value-type="float" office:value="5">
            <text:p>5</text:p>
          </table:table-cell>
          <table:table-cell table:formula="oooc:=[.C92]+[.E92]" office:value-type="float" office:value="4.99999999953363">
            <text:p>5</text:p>
          </table:table-cell>
          <table:table-cell table:formula="oooc:=([.B93]-[.C93])*[.$H$2]" office:value-type="float" office:value="0.000000000139909950291894">
            <text:p>0</text:p>
          </table:table-cell>
          <table:table-cell table:formula="oooc:=IF(ABS([.D93]) &gt; ABS([.E92]); ([.D93]*[.$H$3] + (1 - [.$H$3])*[.E92]); [.D93])" office:value-type="float" office:value="0.000000000139909950291894">
            <text:p>0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table:formula="oooc:=[.B93]" office:value-type="float" office:value="5">
            <text:p>5</text:p>
          </table:table-cell>
          <table:table-cell table:formula="oooc:=[.C93]+[.E93]" office:value-type="float" office:value="4.99999999967354">
            <text:p>5</text:p>
          </table:table-cell>
          <table:table-cell table:formula="oooc:=([.B94]-[.C94])*[.$H$2]" office:value-type="float" office:value="0.0000000000979368586229157">
            <text:p>0</text:p>
          </table:table-cell>
          <table:table-cell table:formula="oooc:=IF(ABS([.D94]) &gt; ABS([.E93]); ([.D94]*[.$H$3] + (1 - [.$H$3])*[.E93]); [.D94])" office:value-type="float" office:value="0.0000000000979368586229157">
            <text:p>0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table:formula="oooc:=[.B94]" office:value-type="float" office:value="5">
            <text:p>5</text:p>
          </table:table-cell>
          <table:table-cell table:formula="oooc:=[.C94]+[.E94]" office:value-type="float" office:value="4.99999999977148">
            <text:p>5</text:p>
          </table:table-cell>
          <table:table-cell table:formula="oooc:=([.B95]-[.C95])*[.$H$2]" office:value-type="float" office:value="0.0000000000685558276813936">
            <text:p>0</text:p>
          </table:table-cell>
          <table:table-cell table:formula="oooc:=IF(ABS([.D95]) &gt; ABS([.E94]); ([.D95]*[.$H$3] + (1 - [.$H$3])*[.E94]); [.D95])" office:value-type="float" office:value="0.0000000000685558276813936">
            <text:p>0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table:formula="oooc:=[.B95]" office:value-type="float" office:value="5">
            <text:p>5</text:p>
          </table:table-cell>
          <table:table-cell table:formula="oooc:=[.C95]+[.E95]" office:value-type="float" office:value="4.99999999984004">
            <text:p>5</text:p>
          </table:table-cell>
          <table:table-cell table:formula="oooc:=([.B96]-[.C96])*[.$H$2]" office:value-type="float" office:value="0.0000000000479890793769755">
            <text:p>0</text:p>
          </table:table-cell>
          <table:table-cell table:formula="oooc:=IF(ABS([.D96]) &gt; ABS([.E95]); ([.D96]*[.$H$3] + (1 - [.$H$3])*[.E95]); [.D96])" office:value-type="float" office:value="0.0000000000479890793769755">
            <text:p>0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table:formula="oooc:=[.B96]" office:value-type="float" office:value="5">
            <text:p>5</text:p>
          </table:table-cell>
          <table:table-cell table:formula="oooc:=[.C96]+[.E96]" office:value-type="float" office:value="4.99999999988803">
            <text:p>5</text:p>
          </table:table-cell>
          <table:table-cell table:formula="oooc:=([.B97]-[.C97])*[.$H$2]" office:value-type="float" office:value="0.0000000000335923289185303">
            <text:p>0</text:p>
          </table:table-cell>
          <table:table-cell table:formula="oooc:=IF(ABS([.D97]) &gt; ABS([.E96]); ([.D97]*[.$H$3] + (1 - [.$H$3])*[.E96]); [.D97])" office:value-type="float" office:value="0.0000000000335923289185303">
            <text:p>0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table:formula="oooc:=[.B97]" office:value-type="float" office:value="5">
            <text:p>5</text:p>
          </table:table-cell>
          <table:table-cell table:formula="oooc:=[.C97]+[.E97]" office:value-type="float" office:value="4.99999999992162">
            <text:p>5</text:p>
          </table:table-cell>
          <table:table-cell table:formula="oooc:=([.B98]-[.C98])*[.$H$2]" office:value-type="float" office:value="0.0000000000235145236615608">
            <text:p>0</text:p>
          </table:table-cell>
          <table:table-cell table:formula="oooc:=IF(ABS([.D98]) &gt; ABS([.E97]); ([.D98]*[.$H$3] + (1 - [.$H$3])*[.E97]); [.D98])" office:value-type="float" office:value="0.0000000000235145236615608">
            <text:p>0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table:formula="oooc:=[.B98]" office:value-type="float" office:value="5">
            <text:p>5</text:p>
          </table:table-cell>
          <table:table-cell table:formula="oooc:=[.C98]+[.E98]" office:value-type="float" office:value="4.99999999994513">
            <text:p>5</text:p>
          </table:table-cell>
          <table:table-cell table:formula="oooc:=([.B99]-[.C99])*[.$H$2]" office:value-type="float" office:value="0.0000000000164601665630926">
            <text:p>0</text:p>
          </table:table-cell>
          <table:table-cell table:formula="oooc:=IF(ABS([.D99]) &gt; ABS([.E98]); ([.D99]*[.$H$3] + (1 - [.$H$3])*[.E98]); [.D99])" office:value-type="float" office:value="0.0000000000164601665630926">
            <text:p>0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table:formula="oooc:=[.B99]" office:value-type="float" office:value="5">
            <text:p>5</text:p>
          </table:table-cell>
          <table:table-cell table:formula="oooc:=[.C99]+[.E99]" office:value-type="float" office:value="4.99999999996159">
            <text:p>5</text:p>
          </table:table-cell>
          <table:table-cell table:formula="oooc:=([.B100]-[.C100])*[.$H$2]" office:value-type="float" office:value="0.0000000000115219833674018">
            <text:p>0</text:p>
          </table:table-cell>
          <table:table-cell table:formula="oooc:=IF(ABS([.D100]) &gt; ABS([.E99]); ([.D100]*[.$H$3] + (1 - [.$H$3])*[.E99]); [.D100])" office:value-type="float" office:value="0.0000000000115219833674018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1">01/11/2008</text:date>, <text:time>18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x Fraser</meta:initial-creator>
    <meta:creation-date>2008-10-25T00:18:21</meta:creation-date>
    <dc:creator>Alex Fraser</dc:creator>
    <dc:date>2008-11-01T18:51:42</dc:date>
    <meta:editing-cycles>29</meta:editing-cycles>
    <meta:editing-duration>P1DT1H56M57S</meta:editing-duration>
    <meta:user-defined meta:name="Info 1"/>
    <meta:user-defined meta:name="Info 2"/>
    <meta:user-defined meta:name="Info 3"/>
    <meta:user-defined meta:name="Info 4"/>
    <meta:document-statistic meta:table-count="7" meta:cell-count="28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17389106750488pt" style:font-size-asian="7.17389106750488pt" style:font-size-complex="7.1738910675048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177cm" svg:height="16.037cm" chart:class="chart:line" chart:style-name="ch1">
        <chart:legend chart:legend-position="end" svg:x="21.797cm" svg:y="7.526cm" chart:style-name="ch2"/>
        <chart:plot-area chart:style-name="ch3" table:cell-range-address="Sheet1.A1:Sheet1.B49" chart:data-source-has-labels="row" svg:x="0.477cm" svg:y="0.319cm" svg:width="20.835cm" svg:height="15.07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49" chart:label-cell-address="Sheet1.A1:Sheet1.A1" chart:class="chart:line">
            <chart:data-point chart:repeated="48"/>
          </chart:series>
          <chart:series chart:style-name="ch7" chart:values-cell-range-address="Sheet1.B2:Sheet1.B49" chart:label-cell-address="Sheet1.B1:Sheet1.B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">
                <text:p>0.011</text:p>
              </table:table-cell>
              <table:table-cell office:value-type="float" office:value="9.7911">
                <text:p>9.7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1">
                <text:p>0.0121</text:p>
              </table:table-cell>
              <table:table-cell office:value-type="float" office:value="9.67262769">
                <text:p>9.67262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31">
                <text:p>0.01331</text:p>
              </table:table-cell>
              <table:table-cell office:value-type="float" office:value="9.5438850154461">
                <text:p>9.5438850154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641">
                <text:p>0.014641</text:p>
              </table:table-cell>
              <table:table-cell office:value-type="float" office:value="9.40415299493495">
                <text:p>9.40415299493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1051">
                <text:p>0.0161051</text:p>
              </table:table-cell>
              <table:table-cell office:value-type="float" office:value="9.25269817053623">
                <text:p>9.25269817053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71561">
                <text:p>0.01771561</text:p>
              </table:table-cell>
              <table:table-cell office:value-type="float" office:value="9.08878097829929">
                <text:p>9.08878097829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487171">
                <text:p>0.019487171</text:p>
              </table:table-cell>
              <table:table-cell office:value-type="float" office:value="8.91166634919363">
                <text:p>8.911666349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4358881">
                <text:p>0.0214358881</text:p>
              </table:table-cell>
              <table:table-cell office:value-type="float" office:value="8.72063686654778">
                <text:p>8.72063686654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57947691">
                <text:p>0.02357947691</text:p>
              </table:table-cell>
              <table:table-cell office:value-type="float" office:value="8.51500881091252">
                <text:p>8.51500881091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937424601">
                <text:p>0.025937424601</text:p>
              </table:table-cell>
              <table:table-cell office:value-type="float" office:value="8.29415141190263">
                <text:p>8.29415141190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5311670611">
                <text:p>0.0285311670611</text:p>
              </table:table-cell>
              <table:table-cell office:value-type="float" office:value="8.05750959233957">
                <text:p>8.05750959233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138428376721">
                <text:p>0.03138428376721</text:p>
              </table:table-cell>
              <table:table-cell office:value-type="float" office:value="7.80463042483657">
                <text:p>7.80463042483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4522712143931">
                <text:p>0.034522712143931</text:p>
              </table:table-cell>
              <table:table-cell office:value-type="float" office:value="7.53519341529017">
                <text:p>7.53519341529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9749833583241">
                <text:p>0.0379749833583241</text:p>
              </table:table-cell>
              <table:table-cell office:value-type="float" office:value="7.24904457074277">
                <text:p>7.24904457074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7724816941566">
                <text:p>0.0417724816941566</text:p>
              </table:table-cell>
              <table:table-cell office:value-type="float" office:value="6.9462339891113">
                <text:p>6.9462339891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9497298635722">
                <text:p>0.0459497298635722</text:p>
              </table:table-cell>
              <table:table-cell office:value-type="float" office:value="6.62705641374247">
                <text:p>6.62705641374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05447028499294">
                <text:p>0.0505447028499294</text:p>
              </table:table-cell>
              <table:table-cell office:value-type="float" office:value="6.29209381654014">
                <text:p>6.29209381654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55991731349224">
                <text:p>0.0555991731349224</text:p>
              </table:table-cell>
              <table:table-cell office:value-type="float" office:value="5.94225860305315">
                <text:p>5.94225860305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11590904484146">
                <text:p>0.0611590904484146</text:p>
              </table:table-cell>
              <table:table-cell office:value-type="float" office:value="5.57883547168115">
                <text:p>5.57883547168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2749994932561">
                <text:p>0.0672749994932561</text:p>
              </table:table-cell>
              <table:table-cell office:value-type="float" office:value="5.20351931815084">
                <text:p>5.20351931815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40024994425817">
                <text:p>0.0740024994425817</text:p>
              </table:table-cell>
              <table:table-cell office:value-type="float" office:value="4.81844588270992">
                <text:p>4.81844588270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14027493868399">
                <text:p>0.0814027493868399</text:p>
              </table:table-cell>
              <table:table-cell office:value-type="float" office:value="4.42621114008563">
                <text:p>4.42621114008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95430243255239">
                <text:p>0.0895430243255239</text:p>
              </table:table-cell>
              <table:table-cell office:value-type="float" office:value="4.02987480829904">
                <text:p>4.02987480829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4973267580763">
                <text:p>0.0984973267580763</text:p>
              </table:table-cell>
              <table:table-cell office:value-type="float" office:value="3.63294291251187">
                <text:p>3.63294291251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347059433884">
                <text:p>0.108347059433884</text:p>
              </table:table-cell>
              <table:table-cell office:value-type="float" office:value="3.23932423085004">
                <text:p>3.2393242308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181765377272">
                <text:p>0.119181765377272</text:p>
              </table:table-cell>
              <table:table-cell office:value-type="float" office:value="2.85325585038796">
                <text:p>2.85325585038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1099941915">
                <text:p>0.131099941915</text:p>
              </table:table-cell>
              <table:table-cell office:value-type="float" office:value="2.47919417413346">
                <text:p>2.47919417413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42099361065">
                <text:p>0.1442099361065</text:p>
              </table:table-cell>
              <table:table-cell office:value-type="float" office:value="2.12166974068607">
                <text:p>2.12166974068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863092971715">
                <text:p>0.15863092971715</text:p>
              </table:table-cell>
              <table:table-cell office:value-type="float" office:value="1.7851072971683">
                <text:p>1.7851072971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494022688864">
                <text:p>0.174494022688864</text:p>
              </table:table-cell>
              <table:table-cell office:value-type="float" office:value="1.47361674395415">
                <text:p>1.47361674395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1943424957751">
                <text:p>0.191943424957751</text:p>
              </table:table-cell>
              <table:table-cell office:value-type="float" office:value="1.1907656990445">
                <text:p>1.1907656990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1137767453526">
                <text:p>0.211137767453526</text:p>
              </table:table-cell>
              <table:table-cell office:value-type="float" office:value="0.93935008778801">
                <text:p>0.93935008778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2251544198879">
                <text:p>0.232251544198879</text:p>
              </table:table-cell>
              <table:table-cell office:value-type="float" office:value="0.721184579355893">
                <text:p>0.721184579355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5476698618767">
                <text:p>0.255476698618767</text:p>
              </table:table-cell>
              <table:table-cell office:value-type="float" office:value="0.536938723927285">
                <text:p>0.536938723927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1024368480643">
                <text:p>0.281024368480643</text:p>
              </table:table-cell>
              <table:table-cell office:value-type="float" office:value="0.386045858122818">
                <text:p>0.386045858122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9126805328708">
                <text:p>0.309126805328708</text:p>
              </table:table-cell>
              <table:table-cell office:value-type="float" office:value="0.266708735290931">
                <text:p>0.266708735290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0039485861578">
                <text:p>0.340039485861578</text:p>
              </table:table-cell>
              <table:table-cell office:value-type="float" office:value="0.176017234067811">
                <text:p>0.176017234067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4043434447736">
                <text:p>0.374043434447736</text:p>
              </table:table-cell>
              <table:table-cell office:value-type="float" office:value="0.110179143315096">
                <text:p>0.1101791433150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144777789251">
                <text:p>0.41144777789251</text:p>
              </table:table-cell>
              <table:table-cell office:value-type="float" office:value="0.0648461796279994">
                <text:p>0.064846179627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2592555681761">
                <text:p>0.452592555681761</text:p>
              </table:table-cell>
              <table:table-cell office:value-type="float" office:value="0.0354972814639646">
                <text:p>0.0354972814639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7851811249937">
                <text:p>0.497851811249937</text:p>
              </table:table-cell>
              <table:table-cell office:value-type="float" office:value="0.017824895592681">
                <text:p>0.017824895592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7636992374931">
                <text:p>0.547636992374931</text:p>
              </table:table-cell>
              <table:table-cell office:value-type="float" office:value="0.00806332338090803">
                <text:p>0.00806332338090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2400691612424">
                <text:p>0.602400691612424</text:p>
              </table:table-cell>
              <table:table-cell office:value-type="float" office:value="0.00320597179955441">
                <text:p>0.00320597179955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2640760773666">
                <text:p>0.662640760773666</text:p>
              </table:table-cell>
              <table:table-cell office:value-type="float" office:value="0.00108156420727875">
                <text:p>0.00108156420727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04836851033">
                <text:p>0.728904836851033</text:p>
              </table:table-cell>
              <table:table-cell office:value-type="float" office:value="0.000293206825228317">
                <text:p>0.000293206825228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1795320536136">
                <text:p>0.801795320536136</text:p>
              </table:table-cell>
              <table:table-cell office:value-type="float" office:value="0.0000581149648109956">
                <text:p>0.0000581149648109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952459335327pt" style:font-size-asian="7.99952459335327pt" style:font-size-complex="7.99952459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1cm" svg:stroke-color="#579d1c" draw:fill-color="#579d1c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234cm" svg:height="16.83cm" chart:class="chart:line" chart:style-name="ch1">
        <chart:legend chart:legend-position="end" svg:x="20.215cm" svg:y="7.638cm" chart:style-name="ch2"/>
        <chart:plot-area chart:style-name="ch3" table:cell-range-address="Sheet2.A1:Sheet2.C100" chart:data-source-has-labels="row" svg:x="0.444cm" svg:y="0.333cm" svg:width="19.325cm" svg:height="15.8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100" chart:label-cell-address="Sheet2.A1:Sheet2.A1" chart:class="chart:line">
            <chart:data-point chart:repeated="99"/>
          </chart:series>
          <chart:series chart:style-name="ch7" chart:values-cell-range-address="Sheet2.B2:Sheet2.B100" chart:label-cell-address="Sheet2.B1:Sheet2.B1" chart:class="chart:line">
            <chart:data-point chart:repeated="99"/>
          </chart:series>
          <chart:series chart:style-name="ch8" chart:values-cell-range-address="Sheet2.C2:Sheet2.C100" chart:label-cell-address="Sheet2.C1:Sheet2.C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dx/dy</text:p>
              </table:table-cell>
              <table:table-cell office:value-type="string">
                <text:p>cur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34">
                <text:p>2.34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592">
                <text:p>2.592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5596">
                <text:p>2.5596</text:p>
              </table:table-cell>
              <table:table-cell office:value-type="float" office:value="10.2916">
                <text:p>10.2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27448">
                <text:p>2.27448</text:p>
              </table:table-cell>
              <table:table-cell office:value-type="float" office:value="12.56608">
                <text:p>12.56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790424">
                <text:p>1.790424</text:p>
              </table:table-cell>
              <table:table-cell office:value-type="float" office:value="14.356504">
                <text:p>14.356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1757312">
                <text:p>1.1757312</text:p>
              </table:table-cell>
              <table:table-cell office:value-type="float" office:value="15.5322352">
                <text:p>15.5322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0493456">
                <text:p>0.50493456</text:p>
              </table:table-cell>
              <table:table-cell office:value-type="float" office:value="16.03716976">
                <text:p>16.03716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149275872">
                <text:p>-0.149275872</text:p>
              </table:table-cell>
              <table:table-cell office:value-type="float" office:value="15.887893888">
                <text:p>15.887893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-0.7231376736">
                <text:p>-0.7231376736</text:p>
              </table:table-cell>
              <table:table-cell office:value-type="float" office:value="15.1647562144">
                <text:p>15.1647562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-1.16729952768">
                <text:p>-1.16729952768</text:p>
              </table:table-cell>
              <table:table-cell office:value-type="float" office:value="13.99745668672">
                <text:p>13.99745668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-1.450315243584">
                <text:p>-1.450315243584</text:p>
              </table:table-cell>
              <table:table-cell office:value-type="float" office:value="12.547141443136">
                <text:p>12.547141443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-1.5599978635392">
                <text:p>-1.5599978635392</text:p>
              </table:table-cell>
              <table:table-cell office:value-type="float" office:value="10.9871435795968">
                <text:p>10.9871435795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-1.50271243514496">
                <text:p>-1.50271243514496</text:p>
              </table:table-cell>
              <table:table-cell office:value-type="float" office:value="9.48443114445184">
                <text:p>9.48443114445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.30088430607565">
                <text:p>-1.30088430607565</text:p>
              </table:table-cell>
              <table:table-cell office:value-type="float" office:value="8.18354683837619">
                <text:p>8.18354683837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-0.989150559305702">
                <text:p>-0.989150559305702</text:p>
              </table:table-cell>
              <table:table-cell office:value-type="float" office:value="7.19439627907049">
                <text:p>7.19439627907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0.609675131282181">
                <text:p>-0.609675131282181</text:p>
              </table:table-cell>
              <table:table-cell office:value-type="float" office:value="6.58472114778831">
                <text:p>6.58472114778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0.207179732932793">
                <text:p>-0.207179732932793</text:p>
              </table:table-cell>
              <table:table-cell office:value-type="float" office:value="6.37754141485551">
                <text:p>6.37754141485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175784098874935">
                <text:p>0.175784098874935</text:p>
              </table:table-cell>
              <table:table-cell office:value-type="float" office:value="6.55332551373045">
                <text:p>6.55332551373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0.502873137614396">
                <text:p>0.502873137614396</text:p>
              </table:table-cell>
              <table:table-cell office:value-type="float" office:value="7.05619865134484">
                <text:p>7.05619865134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0.746965958718472">
                <text:p>0.746965958718472</text:p>
              </table:table-cell>
              <table:table-cell office:value-type="float" office:value="7.80316461006332">
                <text:p>7.80316461006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.891952901840294">
                <text:p>0.891952901840294</text:p>
              </table:table-cell>
              <table:table-cell office:value-type="float" office:value="8.69511751190361">
                <text:p>8.69511751190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933245860465903">
                <text:p>0.933245860465903</text:p>
              </table:table-cell>
              <table:table-cell office:value-type="float" office:value="9.62836337236951">
                <text:p>9.62836337236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0.877084937182362">
                <text:p>0.877084937182362</text:p>
              </table:table-cell>
              <table:table-cell office:value-type="float" office:value="10.5054483095519">
                <text:p>10.5054483095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0.738831612508938">
                <text:p>0.738831612508938</text:p>
              </table:table-cell>
              <table:table-cell office:value-type="float" office:value="11.2442799220608">
                <text:p>11.2442799220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540520459051963">
                <text:p>0.540520459051963</text:p>
              </table:table-cell>
              <table:table-cell office:value-type="float" office:value="11.7848003811128">
                <text:p>11.7848003811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307988375035489">
                <text:p>0.307988375035489</text:p>
              </table:table-cell>
              <table:table-cell office:value-type="float" office:value="12.0927887561483">
                <text:p>12.0927887561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679106619171134">
                <text:p>0.0679106619171134</text:p>
              </table:table-cell>
              <table:table-cell office:value-type="float" office:value="12.1606994180654">
                <text:p>12.1606994180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-0.154950346081136">
                <text:p>-0.154950346081136</text:p>
              </table:table-cell>
              <table:table-cell office:value-type="float" office:value="12.0057490719842">
                <text:p>12.0057490719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-0.340030218671446">
                <text:p>-0.340030218671446</text:p>
              </table:table-cell>
              <table:table-cell office:value-type="float" office:value="11.6657188533128">
                <text:p>11.6657188533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-0.472599082135581">
                <text:p>-0.472599082135581</text:p>
              </table:table-cell>
              <table:table-cell office:value-type="float" office:value="11.1931197711772">
                <text:p>11.1931197711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-0.544651151039745">
                <text:p>-0.544651151039745</text:p>
              </table:table-cell>
              <table:table-cell office:value-type="float" office:value="10.6484686201375">
                <text:p>10.6484686201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-0.555032897949518">
                <text:p>-0.555032897949518</text:p>
              </table:table-cell>
              <table:table-cell office:value-type="float" office:value="10.093435722188">
                <text:p>10.093435722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-0.508873180373361">
                <text:p>-0.508873180373361</text:p>
              </table:table-cell>
              <table:table-cell office:value-type="float" office:value="9.58456254181459">
                <text:p>9.58456254181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-0.416442116517484">
                <text:p>-0.416442116517484</text:p>
              </table:table-cell>
              <table:table-cell office:value-type="float" office:value="9.16812042529711">
                <text:p>9.16812042529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-0.291609947395447">
                <text:p>-0.291609947395447</text:p>
              </table:table-cell>
              <table:table-cell office:value-type="float" office:value="8.87651047790166">
                <text:p>8.87651047790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150100000446068">
                <text:p>-0.150100000446068</text:p>
              </table:table-cell>
              <table:table-cell office:value-type="float" office:value="8.72641047745559">
                <text:p>8.72641047745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-0.00773104814702058">
                <text:p>-0.00773104814702058</text:p>
              </table:table-cell>
              <table:table-cell office:value-type="float" office:value="8.71867942930857">
                <text:p>8.71867942930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121174113736824">
                <text:p>0.121174113736824</text:p>
              </table:table-cell>
              <table:table-cell office:value-type="float" office:value="8.8398535430454">
                <text:p>8.8398535430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225071348058602">
                <text:p>0.225071348058602</text:p>
              </table:table-cell>
              <table:table-cell office:value-type="float" office:value="9.064924891104">
                <text:p>9.064924891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296071724142342">
                <text:p>0.296071724142342</text:p>
              </table:table-cell>
              <table:table-cell office:value-type="float" office:value="9.36099661524634">
                <text:p>9.36099661524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330364890203474">
                <text:p>0.330364890203474</text:p>
              </table:table-cell>
              <table:table-cell office:value-type="float" office:value="9.69136150544981">
                <text:p>9.69136150544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328192250638145">
                <text:p>0.328192250638145</text:p>
              </table:table-cell>
              <table:table-cell office:value-type="float" office:value="10.019553756088">
                <text:p>10.019553756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293417649965535">
                <text:p>0.293417649965535</text:p>
              </table:table-cell>
              <table:table-cell office:value-type="float" office:value="10.3129714060535">
                <text:p>10.3129714060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232778744363632">
                <text:p>0.232778744363632</text:p>
              </table:table-cell>
              <table:table-cell office:value-type="float" office:value="10.5457501504171">
                <text:p>10.5457501504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154925854885556">
                <text:p>0.154925854885556</text:p>
              </table:table-cell>
              <table:table-cell office:value-type="float" office:value="10.7006760053027">
                <text:p>10.7006760053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693656688667322">
                <text:p>0.0693656688667322</text:p>
              </table:table-cell>
              <table:table-cell office:value-type="float" office:value="10.7700416741694">
                <text:p>10.7700416741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-0.0145750654368825">
                <text:p>-0.0145750654368825</text:p>
              </table:table-cell>
              <table:table-cell office:value-type="float" office:value="10.7554666087325">
                <text:p>10.7554666087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-0.0886642197664474">
                <text:p>-0.0886642197664474</text:p>
              </table:table-cell>
              <table:table-cell office:value-type="float" office:value="10.6668023889661">
                <text:p>10.66680238896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-0.146478036686411">
                <text:p>-0.146478036686411</text:p>
              </table:table-cell>
              <table:table-cell office:value-type="float" office:value="10.5203243522797">
                <text:p>10.5203243522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-0.183862668245737">
                <text:p>-0.183862668245737</text:p>
              </table:table-cell>
              <table:table-cell office:value-type="float" office:value="10.3364616840339">
                <text:p>10.3364616840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-0.199122569824557">
                <text:p>-0.199122569824557</text:p>
              </table:table-cell>
              <table:table-cell office:value-type="float" office:value="10.1373391142094">
                <text:p>10.1373391142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-0.192944224263039">
                <text:p>-0.192944224263039</text:p>
              </table:table-cell>
              <table:table-cell office:value-type="float" office:value="9.94439488994634">
                <text:p>9.944394889946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-0.168089290831369">
                <text:p>-0.168089290831369</text:p>
              </table:table-cell>
              <table:table-cell office:value-type="float" office:value="9.77630559911497">
                <text:p>9.77630559911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-0.128910921659729">
                <text:p>-0.128910921659729</text:p>
              </table:table-cell>
              <table:table-cell office:value-type="float" office:value="9.64739467745524">
                <text:p>9.64739467745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-0.0807592972392804">
                <text:p>-0.0807592972392804</text:p>
              </table:table-cell>
              <table:table-cell office:value-type="float" office:value="9.56663538021596">
                <text:p>9.56663538021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-0.0293469055369483">
                <text:p>-0.0293469055369483</text:p>
              </table:table-cell>
              <table:table-cell office:value-type="float" office:value="9.53728847467901">
                <text:p>9.53728847467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0.0198589375488454">
                <text:p>0.0198589375488454</text:p>
              </table:table-cell>
              <table:table-cell office:value-type="float" office:value="9.55714741222786">
                <text:p>9.55714741222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621583025711753">
                <text:p>0.0621583025711753</text:p>
              </table:table-cell>
              <table:table-cell office:value-type="float" office:value="9.61930571479903">
                <text:p>9.61930571479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.0940119008341546">
                <text:p>0.0940119008341546</text:p>
              </table:table-cell>
              <table:table-cell office:value-type="float" office:value="9.71331761563319">
                <text:p>9.713317615633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0.113278949187421">
                <text:p>0.113278949187421</text:p>
              </table:table-cell>
              <table:table-cell office:value-type="float" office:value="9.82659656482061">
                <text:p>9.826596564820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119291397786618">
                <text:p>0.119291397786618</text:p>
              </table:table-cell>
              <table:table-cell office:value-type="float" office:value="9.94588796260722">
                <text:p>9.945887962607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112773461747234">
                <text:p>0.112773461747234</text:p>
              </table:table-cell>
              <table:table-cell office:value-type="float" office:value="10.0586614243545">
                <text:p>10.0586614243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0956299731370645">
                <text:p>0.0956299731370645</text:p>
              </table:table-cell>
              <table:table-cell office:value-type="float" office:value="10.1542913974915">
                <text:p>10.1542913974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0.0706378360742057">
                <text:p>0.0706378360742057</text:p>
              </table:table-cell>
              <table:table-cell office:value-type="float" office:value="10.2249292335657">
                <text:p>10.2249292335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.0410811291102123">
                <text:p>0.0410811291102123</text:p>
              </table:table-cell>
              <table:table-cell office:value-type="float" office:value="10.2660103626759">
                <text:p>10.2660103626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.0103719799315971">
                <text:p>0.0103719799315971</text:p>
              </table:table-cell>
              <table:table-cell office:value-type="float" office:value="10.2763823426075">
                <text:p>10.2763823426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-0.0183034523223163">
                <text:p>-0.0183034523223163</text:p>
              </table:table-cell>
              <table:table-cell office:value-type="float" office:value="10.2580788902852">
                <text:p>10.2580788902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-0.0422809961186068">
                <text:p>-0.0422809961186068</text:p>
              </table:table-cell>
              <table:table-cell office:value-type="float" office:value="10.2157978941666">
                <text:p>10.2157978941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-0.0596326859234076">
                <text:p>-0.0596326859234076</text:p>
              </table:table-cell>
              <table:table-cell office:value-type="float" office:value="10.1561652082432">
                <text:p>10.1561652082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-0.0692859381553876">
                <text:p>-0.0692859381553876</text:p>
              </table:table-cell>
              <table:table-cell office:value-type="float" office:value="10.0868792700878">
                <text:p>10.0868792700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-0.0710452713486308">
                <text:p>-0.0710452713486308</text:p>
              </table:table-cell>
              <table:table-cell office:value-type="float" office:value="10.0158339987392">
                <text:p>10.0158339987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-0.0655241440876867">
                <text:p>-0.0655241440876867</text:p>
              </table:table-cell>
              <table:table-cell office:value-type="float" office:value="9.9503098546515">
                <text:p>9.950309854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-0.0540027151440683">
                <text:p>-0.0540027151440683</text:p>
              </table:table-cell>
              <table:table-cell office:value-type="float" office:value="9.89630713950743">
                <text:p>9.89630713950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-0.0382331575804048">
                <text:p>-0.0382331575804048</text:p>
              </table:table-cell>
              <table:table-cell office:value-type="float" office:value="9.85807398192703">
                <text:p>9.858073981927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-0.0202172400150671">
                <text:p>-0.0202172400150671</text:p>
              </table:table-cell>
              <table:table-cell office:value-type="float" office:value="9.83785674191196">
                <text:p>9.83785674191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-0.00198119020475637">
                <text:p>-0.00198119020475637</text:p>
              </table:table-cell>
              <table:table-cell office:value-type="float" office:value="9.8358755517072">
                <text:p>9.8358755517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146293736449989">
                <text:p>0.0146293736449989</text:p>
              </table:table-cell>
              <table:table-cell office:value-type="float" office:value="9.8505049253522">
                <text:p>9.8505049253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0.0281159437452787">
                <text:p>0.0281159437452787</text:p>
              </table:table-cell>
              <table:table-cell office:value-type="float" office:value="9.87862086909748">
                <text:p>9.87862086909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0.0374422624610027">
                <text:p>0.0374422624610027</text:p>
              </table:table-cell>
              <table:table-cell office:value-type="float" office:value="9.91606313155848">
                <text:p>9.91606313155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0.042091723059054">
                <text:p>0.042091723059054</text:p>
              </table:table-cell>
              <table:table-cell office:value-type="float" office:value="9.95815485461754">
                <text:p>9.95815485461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0.0420670652913948">
                <text:p>0.0420670652913948</text:p>
              </table:table-cell>
              <table:table-cell office:value-type="float" office:value="10.0002219199089">
                <text:p>10.00022191990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0.037838166771362">
                <text:p>0.037838166771362</text:p>
              </table:table-cell>
              <table:table-cell office:value-type="float" office:value="10.0380600866803">
                <text:p>10.03806008668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0.0302483414261963">
                <text:p>0.0302483414261963</text:p>
              </table:table-cell>
              <table:table-cell office:value-type="float" office:value="10.0683084281065">
                <text:p>10.0683084281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0.0203926644729276">
                <text:p>0.0203926644729276</text:p>
              </table:table-cell>
              <table:table-cell office:value-type="float" office:value="10.0887010925794">
                <text:p>10.0887010925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0.00948328876769304">
                <text:p>0.00948328876769304</text:p>
              </table:table-cell>
              <table:table-cell office:value-type="float" office:value="10.0981843813471">
                <text:p>10.0981843813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-0.00128347824378746">
                <text:p>-0.00128347824378746</text:p>
              </table:table-cell>
              <table:table-cell office:value-type="float" office:value="10.0969009031033">
                <text:p>10.0969009031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-0.0108452207297412">
                <text:p>-0.0108452207297412</text:p>
              </table:table-cell>
              <table:table-cell office:value-type="float" office:value="10.0860556823736">
                <text:p>10.0860556823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-0.0183662668941255">
                <text:p>-0.0183662668941255</text:p>
              </table:table-cell>
              <table:table-cell office:value-type="float" office:value="10.0676894154795">
                <text:p>10.0676894154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-0.0232985817526588">
                <text:p>-0.0232985817526588</text:p>
              </table:table-cell>
              <table:table-cell office:value-type="float" office:value="10.0443908337268">
                <text:p>10.0443908337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-0.0254078069500728">
                <text:p>-0.0254078069500728</text:p>
              </table:table-cell>
              <table:table-cell office:value-type="float" office:value="10.0189830267767">
                <text:p>10.0189830267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-0.0247653289327383">
                <text:p>-0.0247653289327383</text:p>
              </table:table-cell>
              <table:table-cell office:value-type="float" office:value="9.99421769784399">
                <text:p>9.99421769784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0.0217105658238634">
                <text:p>-0.0217105658238634</text:p>
              </table:table-cell>
              <table:table-cell office:value-type="float" office:value="9.97250713202013">
                <text:p>9.97250713202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-0.0167902224434897">
                <text:p>-0.0167902224434897</text:p>
              </table:table-cell>
              <table:table-cell office:value-type="float" office:value="9.95571690957664">
                <text:p>9.95571690957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-0.0106828911568044">
                <text:p>-0.0106828911568044</text:p>
              </table:table-cell>
              <table:table-cell office:value-type="float" office:value="9.94503401841983">
                <text:p>9.94503401841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-0.00411800388310724">
                <text:p>-0.00411800388310724</text:p>
              </table:table-cell>
              <table:table-cell office:value-type="float" office:value="9.94091601453673">
                <text:p>9.94091601453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00220219505153096">
                <text:p>0.00220219505153096</text:p>
              </table:table-cell>
              <table:table-cell office:value-type="float" office:value="9.94311820958826">
                <text:p>9.94311820958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6956934928894pt" style:font-size-asian="7.6956934928894pt" style:font-size-complex="7.695693492889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628cm" svg:height="19.144cm" chart:class="chart:line" chart:style-name="ch1">
        <chart:legend chart:legend-position="end" svg:x="20.945cm" svg:y="8.758cm" chart:style-name="ch2"/>
        <chart:plot-area chart:style-name="ch3" table:cell-range-address="Sheet1_2.A1:Sheet1_2.D100" chart:data-source-has-labels="row" svg:x="0.472cm" svg:y="0.382cm" svg:width="20.002cm" svg:height="17.99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A2:Sheet1_2.A100" chart:label-cell-address="Sheet1_2.A1:Sheet1_2.A1" chart:class="chart:line">
            <chart:data-point chart:repeated="99"/>
          </chart:series>
          <chart:series chart:style-name="ch7" chart:values-cell-range-address="Sheet1_2.B2:Sheet1_2.B100" chart:label-cell-address="Sheet1_2.B1:Sheet1_2.B1" chart:class="chart:line">
            <chart:data-point chart:repeated="99"/>
          </chart:series>
          <chart:series chart:style-name="ch8" chart:values-cell-range-address="Sheet1_2.C2:Sheet1_2.C100" chart:label-cell-address="Sheet1_2.C1:Sheet1_2.C1" chart:class="chart:line">
            <chart:data-point chart:repeated="99"/>
          </chart:series>
          <chart:series chart:style-name="ch9" chart:values-cell-range-address="Sheet1_2.D2:Sheet1_2.D100" chart:label-cell-address="Sheet1_2.D1:Sheet1_2.D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Velocity</text:p>
              </table:table-cell>
              <table:table-cell office:value-type="string">
                <text:p>curVelocity</text:p>
              </table:table-cell>
              <table:table-cell office:value-type="string">
                <text:p>curLoc</text:p>
              </table:table-cell>
              <table:table-cell office:value-type="string">
                <text:p>targetL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0.05">
                <text:p>-0.05</text:p>
              </table:table-cell>
              <table:table-cell office:value-type="float" office:value="9.95">
                <text:p>9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75">
                <text:p>-4.975</text:p>
              </table:table-cell>
              <table:table-cell office:value-type="float" office:value="-0.09925">
                <text:p>-0.09925</text:p>
              </table:table-cell>
              <table:table-cell office:value-type="float" office:value="9.85075">
                <text:p>9.85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925375">
                <text:p>-4.925375</text:p>
              </table:table-cell>
              <table:table-cell office:value-type="float" office:value="-0.14751125">
                <text:p>-0.14751125</text:p>
              </table:table-cell>
              <table:table-cell office:value-type="float" office:value="9.70323875">
                <text:p>9.7032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51619375">
                <text:p>-4.851619375</text:p>
              </table:table-cell>
              <table:table-cell office:value-type="float" office:value="-0.19455233125">
                <text:p>-0.19455233125</text:p>
              </table:table-cell>
              <table:table-cell office:value-type="float" office:value="9.50868641875">
                <text:p>9.5086864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754343209375">
                <text:p>-4.754343209375</text:p>
              </table:table-cell>
              <table:table-cell office:value-type="float" office:value="-0.24015024003125">
                <text:p>-0.24015024003125</text:p>
              </table:table-cell>
              <table:table-cell office:value-type="float" office:value="9.26853617871875">
                <text:p>9.268536178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63426808935938">
                <text:p>-4.63426808935938</text:p>
              </table:table-cell>
              <table:table-cell office:value-type="float" office:value="-0.284091418524531">
                <text:p>-0.284091418524531</text:p>
              </table:table-cell>
              <table:table-cell office:value-type="float" office:value="8.98444476019422">
                <text:p>8.98444476019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49222238009711">
                <text:p>-4.49222238009711</text:p>
              </table:table-cell>
              <table:table-cell office:value-type="float" office:value="-0.326172728140257">
                <text:p>-0.326172728140257</text:p>
              </table:table-cell>
              <table:table-cell office:value-type="float" office:value="8.65827203205396">
                <text:p>8.658272032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2913601602698">
                <text:p>-4.32913601602698</text:p>
              </table:table-cell>
              <table:table-cell office:value-type="float" office:value="-0.366202361019124">
                <text:p>-0.366202361019124</text:p>
              </table:table-cell>
              <table:table-cell office:value-type="float" office:value="8.29206967103484">
                <text:p>8.29206967103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4603483551742">
                <text:p>-4.14603483551742</text:p>
              </table:table-cell>
              <table:table-cell office:value-type="float" office:value="-0.404000685764107">
                <text:p>-0.404000685764107</text:p>
              </table:table-cell>
              <table:table-cell office:value-type="float" office:value="7.88806898527073">
                <text:p>7.88806898527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94403449263537">
                <text:p>-3.94403449263537</text:p>
              </table:table-cell>
              <table:table-cell office:value-type="float" office:value="-0.43940102383282">
                <text:p>-0.43940102383282</text:p>
              </table:table-cell>
              <table:table-cell office:value-type="float" office:value="7.44866796143791">
                <text:p>7.4486679614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72433398071896">
                <text:p>-3.72433398071896</text:p>
              </table:table-cell>
              <table:table-cell office:value-type="float" office:value="-0.472250353401681">
                <text:p>-0.472250353401681</text:p>
              </table:table-cell>
              <table:table-cell office:value-type="float" office:value="6.97641760803623">
                <text:p>6.97641760803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48820880401811">
                <text:p>-3.48820880401811</text:p>
              </table:table-cell>
              <table:table-cell office:value-type="float" office:value="-0.502409937907846">
                <text:p>-0.502409937907846</text:p>
              </table:table-cell>
              <table:table-cell office:value-type="float" office:value="6.47400767012838">
                <text:p>6.4740076701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23700383506419">
                <text:p>-3.23700383506419</text:p>
              </table:table-cell>
              <table:table-cell office:value-type="float" office:value="-0.529755876879409">
                <text:p>-0.529755876879409</text:p>
              </table:table-cell>
              <table:table-cell office:value-type="float" office:value="5.94425179324898">
                <text:p>5.9442517932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97212589662449">
                <text:p>-2.97212589662449</text:p>
              </table:table-cell>
              <table:table-cell office:value-type="float" office:value="-0.55417957707686">
                <text:p>-0.55417957707686</text:p>
              </table:table-cell>
              <table:table-cell office:value-type="float" office:value="5.39007221617212">
                <text:p>5.39007221617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69503610808606">
                <text:p>-2.69503610808606</text:p>
              </table:table-cell>
              <table:table-cell office:value-type="float" office:value="-0.575588142386952">
                <text:p>-0.575588142386952</text:p>
              </table:table-cell>
              <table:table-cell office:value-type="float" office:value="4.81448407378516">
                <text:p>4.8144840737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0724203689258">
                <text:p>-2.40724203689258</text:p>
              </table:table-cell>
              <table:table-cell office:value-type="float" office:value="-0.593904681332008">
                <text:p>-0.593904681332008</text:p>
              </table:table-cell>
              <table:table-cell office:value-type="float" office:value="4.22057939245316">
                <text:p>4.22057939245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11028969622658">
                <text:p>-2.11028969622658</text:p>
              </table:table-cell>
              <table:table-cell office:value-type="float" office:value="-0.609068531480954">
                <text:p>-0.609068531480954</text:p>
              </table:table-cell>
              <table:table-cell office:value-type="float" office:value="3.6115108609722">
                <text:p>3.6115108609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057554304861">
                <text:p>-1.8057554304861</text:p>
              </table:table-cell>
              <table:table-cell office:value-type="float" office:value="-0.621035400471005">
                <text:p>-0.621035400471005</text:p>
              </table:table-cell>
              <table:table-cell office:value-type="float" office:value="2.9904754605012">
                <text:p>2.9904754605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952377302506">
                <text:p>-1.4952377302506</text:p>
              </table:table-cell>
              <table:table-cell office:value-type="float" office:value="-0.629777423768801">
                <text:p>-0.629777423768801</text:p>
              </table:table-cell>
              <table:table-cell office:value-type="float" office:value="2.3606980367324">
                <text:p>2.360698036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803490183662">
                <text:p>-1.1803490183662</text:p>
              </table:table-cell>
              <table:table-cell office:value-type="float" office:value="-0.635283139714775">
                <text:p>-0.635283139714775</text:p>
              </table:table-cell>
              <table:table-cell office:value-type="float" office:value="1.72541489701762">
                <text:p>1.7254148970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6270744850881">
                <text:p>-0.86270744850881</text:p>
              </table:table-cell>
              <table:table-cell office:value-type="float" office:value="-0.637557382802716">
                <text:p>-0.637557382802716</text:p>
              </table:table-cell>
              <table:table-cell office:value-type="float" office:value="1.08785751421491">
                <text:p>1.0878575142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43928757107453">
                <text:p>-0.543928757107453</text:p>
              </table:table-cell>
              <table:table-cell office:value-type="float" office:value="-0.636621096545763">
                <text:p>-0.636621096545763</text:p>
              </table:table-cell>
              <table:table-cell office:value-type="float" office:value="0.451236417669142">
                <text:p>0.451236417669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25618208834571">
                <text:p>-0.225618208834571</text:p>
              </table:table-cell>
              <table:table-cell office:value-type="float" office:value="-0.632511067668651">
                <text:p>-0.632511067668651</text:p>
              </table:table-cell>
              <table:table-cell office:value-type="float" office:value="-0.181274649999508">
                <text:p>-0.18127464999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6373249997542">
                <text:p>0.0906373249997542</text:p>
              </table:table-cell>
              <table:table-cell office:value-type="float" office:value="-0.625279583741967">
                <text:p>-0.625279583741967</text:p>
              </table:table-cell>
              <table:table-cell office:value-type="float" office:value="-0.806554233741475">
                <text:p>-0.80655423374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3277116870738">
                <text:p>0.403277116870738</text:p>
              </table:table-cell>
              <table:table-cell office:value-type="float" office:value="-0.61499401673584">
                <text:p>-0.61499401673584</text:p>
              </table:table-cell>
              <table:table-cell office:value-type="float" office:value="-1.42154825047732">
                <text:p>-1.4215482504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0774125238658">
                <text:p>0.710774125238658</text:p>
              </table:table-cell>
              <table:table-cell office:value-type="float" office:value="-0.601736335316095">
                <text:p>-0.601736335316095</text:p>
              </table:table-cell>
              <table:table-cell office:value-type="float" office:value="-2.02328458579341">
                <text:p>-2.0232845857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164229289671">
                <text:p>1.01164229289671</text:p>
              </table:table-cell>
              <table:table-cell office:value-type="float" office:value="-0.585602549033967">
                <text:p>-0.585602549033967</text:p>
              </table:table-cell>
              <table:table-cell office:value-type="float" office:value="-2.60888713482738">
                <text:p>-2.6088871348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444356741369">
                <text:p>1.30444356741369</text:p>
              </table:table-cell>
              <table:table-cell office:value-type="float" office:value="-0.56670208786949">
                <text:p>-0.56670208786949</text:p>
              </table:table-cell>
              <table:table-cell office:value-type="float" office:value="-3.17558922269687">
                <text:p>-3.17558922269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8779461134843">
                <text:p>1.58779461134843</text:p>
              </table:table-cell>
              <table:table-cell office:value-type="float" office:value="-0.545157120877311">
                <text:p>-0.545157120877311</text:p>
              </table:table-cell>
              <table:table-cell office:value-type="float" office:value="-3.72074634357418">
                <text:p>-3.7207463435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6037317178709">
                <text:p>1.86037317178709</text:p>
              </table:table-cell>
              <table:table-cell office:value-type="float" office:value="-0.521101817950667">
                <text:p>-0.521101817950667</text:p>
              </table:table-cell>
              <table:table-cell office:value-type="float" office:value="-4.24184816152485">
                <text:p>-4.2418481615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2092408076242">
                <text:p>2.12092408076242</text:p>
              </table:table-cell>
              <table:table-cell office:value-type="float" office:value="-0.494681558963536">
                <text:p>-0.494681558963536</text:p>
              </table:table-cell>
              <table:table-cell office:value-type="float" office:value="-4.73652972048838">
                <text:p>-4.73652972048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6826486024419">
                <text:p>2.36826486024419</text:p>
              </table:table-cell>
              <table:table-cell office:value-type="float" office:value="-0.466052094771459">
                <text:p>-0.466052094771459</text:p>
              </table:table-cell>
              <table:table-cell office:value-type="float" office:value="-5.20258181525984">
                <text:p>-5.20258181525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129090762992">
                <text:p>2.60129090762992</text:p>
              </table:table-cell>
              <table:table-cell office:value-type="float" office:value="-0.435378664747445">
                <text:p>-0.435378664747445</text:p>
              </table:table-cell>
              <table:table-cell office:value-type="float" office:value="-5.63796048000729">
                <text:p>-5.6379604800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1898024000364">
                <text:p>2.81898024000364</text:p>
              </table:table-cell>
              <table:table-cell office:value-type="float" office:value="-0.402835075699934">
                <text:p>-0.402835075699934</text:p>
              </table:table-cell>
              <table:table-cell office:value-type="float" office:value="-6.04079555570722">
                <text:p>-6.0407955557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2039777785361">
                <text:p>3.02039777785361</text:p>
              </table:table-cell>
              <table:table-cell office:value-type="float" office:value="-0.368602747164399">
                <text:p>-0.368602747164399</text:p>
              </table:table-cell>
              <table:table-cell office:value-type="float" office:value="-6.40939830287162">
                <text:p>-6.40939830287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469915143581">
                <text:p>3.20469915143581</text:p>
              </table:table-cell>
              <table:table-cell office:value-type="float" office:value="-0.332869728178397">
                <text:p>-0.332869728178397</text:p>
              </table:table-cell>
              <table:table-cell office:value-type="float" office:value="-6.74226803105001">
                <text:p>-6.7422680310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7113401552501">
                <text:p>3.37113401552501</text:p>
              </table:table-cell>
              <table:table-cell office:value-type="float" office:value="-0.295829690741363">
                <text:p>-0.295829690741363</text:p>
              </table:table-cell>
              <table:table-cell office:value-type="float" office:value="-7.03809772179138">
                <text:p>-7.03809772179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1904886089569">
                <text:p>3.51904886089569</text:p>
              </table:table-cell>
              <table:table-cell office:value-type="float" office:value="-0.257680905224992">
                <text:p>-0.257680905224992</text:p>
              </table:table-cell>
              <table:table-cell office:value-type="float" office:value="-7.29577862701637">
                <text:p>-7.2957786270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4788931350818">
                <text:p>3.64788931350818</text:p>
              </table:table-cell>
              <table:table-cell office:value-type="float" office:value="-0.21862520303766">
                <text:p>-0.21862520303766</text:p>
              </table:table-cell>
              <table:table-cell office:value-type="float" office:value="-7.51440383005403">
                <text:p>-7.5144038300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5720191502701">
                <text:p>3.75720191502701</text:p>
              </table:table-cell>
              <table:table-cell office:value-type="float" office:value="-0.178866931857014">
                <text:p>-0.178866931857014</text:p>
              </table:table-cell>
              <table:table-cell office:value-type="float" office:value="-7.69327076191104">
                <text:p>-7.6932707619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4663538095552">
                <text:p>3.84663538095552</text:p>
              </table:table-cell>
              <table:table-cell office:value-type="float" office:value="-0.138611908728888">
                <text:p>-0.138611908728888</text:p>
              </table:table-cell>
              <table:table-cell office:value-type="float" office:value="-7.83188267063993">
                <text:p>-7.8318826706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1594133531997">
                <text:p>3.91594133531997</text:p>
              </table:table-cell>
              <table:table-cell office:value-type="float" office:value="-0.0980663762883996">
                <text:p>-0.0980663762883996</text:p>
              </table:table-cell>
              <table:table-cell office:value-type="float" office:value="-7.92994904692833">
                <text:p>-7.9299490469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497452346417">
                <text:p>3.96497452346417</text:p>
              </table:table-cell>
              <table:table-cell office:value-type="float" office:value="-0.057435967290874">
                <text:p>-0.057435967290874</text:p>
              </table:table-cell>
              <table:table-cell office:value-type="float" office:value="-7.98738501421921">
                <text:p>-7.9873850142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936925071096">
                <text:p>3.9936925071096</text:p>
              </table:table-cell>
              <table:table-cell office:value-type="float" office:value="-0.0169246825468692">
                <text:p>-0.0169246825468692</text:p>
              </table:table-cell>
              <table:table-cell office:value-type="float" office:value="-8.00430969676608">
                <text:p>-8.00430969676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0215484838304">
                <text:p>4.00215484838304</text:p>
              </table:table-cell>
              <table:table-cell office:value-type="float" office:value="0.0232661127624298">
                <text:p>0.0232661127624298</text:p>
              </table:table-cell>
              <table:table-cell office:value-type="float" office:value="-7.98104358400365">
                <text:p>-7.9810435840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9052179200182">
                <text:p>3.99052179200182</text:p>
              </table:table-cell>
              <table:table-cell office:value-type="float" office:value="0.0629386695548238">
                <text:p>0.0629386695548238</text:p>
              </table:table-cell>
              <table:table-cell office:value-type="float" office:value="-7.91810491444882">
                <text:p>-7.9181049144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5905245722441">
                <text:p>3.95905245722441</text:p>
              </table:table-cell>
              <table:table-cell office:value-type="float" office:value="0.10189980743152">
                <text:p>0.10189980743152</text:p>
              </table:table-cell>
              <table:table-cell office:value-type="float" office:value="-7.8162051070173">
                <text:p>-7.8162051070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0810255350865">
                <text:p>3.90810255350865</text:p>
              </table:table-cell>
              <table:table-cell office:value-type="float" office:value="0.139961834892291">
                <text:p>0.139961834892291</text:p>
              </table:table-cell>
              <table:table-cell office:value-type="float" office:value="-7.67624327212501">
                <text:p>-7.6762432721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3812163606251">
                <text:p>3.83812163606251</text:p>
              </table:table-cell>
              <table:table-cell office:value-type="float" office:value="0.176943432903993">
                <text:p>0.176943432903993</text:p>
              </table:table-cell>
              <table:table-cell office:value-type="float" office:value="-7.49929983922102">
                <text:p>-7.4992998392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74964991961051">
                <text:p>3.74964991961051</text:p>
              </table:table-cell>
              <table:table-cell office:value-type="float" office:value="0.212670497771058">
                <text:p>0.212670497771058</text:p>
              </table:table-cell>
              <table:table-cell office:value-type="float" office:value="-7.28662934144996">
                <text:p>-7.28662934144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4331467072498">
                <text:p>3.64331467072498</text:p>
              </table:table-cell>
              <table:table-cell office:value-type="float" office:value="0.246976939500597">
                <text:p>0.246976939500597</text:p>
              </table:table-cell>
              <table:table-cell office:value-type="float" office:value="-7.03965240194936">
                <text:p>-7.0396524019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1982620097468">
                <text:p>3.51982620097468</text:p>
              </table:table-cell>
              <table:table-cell office:value-type="float" office:value="0.279705432115338">
                <text:p>0.279705432115338</text:p>
              </table:table-cell>
              <table:table-cell office:value-type="float" office:value="-6.75994696983402">
                <text:p>-6.7599469698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7997348491701">
                <text:p>3.37997348491701</text:p>
              </table:table-cell>
              <table:table-cell office:value-type="float" office:value="0.310708112643355">
                <text:p>0.310708112643355</text:p>
              </table:table-cell>
              <table:table-cell office:value-type="float" office:value="-6.44923885719067">
                <text:p>-6.44923885719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2461942859533">
                <text:p>3.22461942859533</text:p>
              </table:table-cell>
              <table:table-cell office:value-type="float" office:value="0.339847225802875">
                <text:p>0.339847225802875</text:p>
              </table:table-cell>
              <table:table-cell office:value-type="float" office:value="-6.10939163138779">
                <text:p>-6.10939163138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546958156939">
                <text:p>3.0546958156939</text:p>
              </table:table-cell>
              <table:table-cell office:value-type="float" office:value="0.366995711701785">
                <text:p>0.366995711701785</text:p>
              </table:table-cell>
              <table:table-cell office:value-type="float" office:value="-5.74239591968601">
                <text:p>-5.7423959196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71197959843">
                <text:p>2.871197959843</text:p>
              </table:table-cell>
              <table:table-cell office:value-type="float" office:value="0.392037734183197">
                <text:p>0.392037734183197</text:p>
              </table:table-cell>
              <table:table-cell office:value-type="float" office:value="-5.35035818550281">
                <text:p>-5.3503581855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7517909275141">
                <text:p>2.67517909275141</text:p>
              </table:table-cell>
              <table:table-cell office:value-type="float" office:value="0.414869147768879">
                <text:p>0.414869147768879</text:p>
              </table:table-cell>
              <table:table-cell office:value-type="float" office:value="-4.93548903773393">
                <text:p>-4.9354890377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6774451886697">
                <text:p>2.46774451886697</text:p>
              </table:table-cell>
              <table:table-cell office:value-type="float" office:value="0.43539790147986">
                <text:p>0.43539790147986</text:p>
              </table:table-cell>
              <table:table-cell office:value-type="float" office:value="-4.50009113625407">
                <text:p>-4.50009113625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5004556812704">
                <text:p>2.25004556812704</text:p>
              </table:table-cell>
              <table:table-cell office:value-type="float" office:value="0.453544378146332">
                <text:p>0.453544378146332</text:p>
              </table:table-cell>
              <table:table-cell office:value-type="float" office:value="-4.04654675810774">
                <text:p>-4.04654675810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2327337905387">
                <text:p>2.02327337905387</text:p>
              </table:table-cell>
              <table:table-cell office:value-type="float" office:value="0.469241668155407">
                <text:p>0.469241668155407</text:p>
              </table:table-cell>
              <table:table-cell office:value-type="float" office:value="-3.57730508995233">
                <text:p>-3.57730508995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8865254497617">
                <text:p>1.78865254497617</text:p>
              </table:table-cell>
              <table:table-cell office:value-type="float" office:value="0.482435776923615">
                <text:p>0.482435776923615</text:p>
              </table:table-cell>
              <table:table-cell office:value-type="float" office:value="-3.09486931302872">
                <text:p>-3.0948693130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4743465651436">
                <text:p>1.54743465651436</text:p>
              </table:table-cell>
              <table:table-cell office:value-type="float" office:value="0.493085765719522">
                <text:p>0.493085765719522</text:p>
              </table:table-cell>
              <table:table-cell office:value-type="float" office:value="-2.6017835473092">
                <text:p>-2.601783547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008917736546">
                <text:p>1.3008917736546</text:p>
              </table:table-cell>
              <table:table-cell office:value-type="float" office:value="0.501163825798873">
                <text:p>0.501163825798873</text:p>
              </table:table-cell>
              <table:table-cell office:value-type="float" office:value="-2.10061972151032">
                <text:p>-2.1006197215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030986075516">
                <text:p>1.05030986075516</text:p>
              </table:table-cell>
              <table:table-cell office:value-type="float" office:value="0.506655286148436">
                <text:p>0.506655286148436</text:p>
              </table:table-cell>
              <table:table-cell office:value-type="float" office:value="-1.59396443536189">
                <text:p>-1.59396443536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6982217680944">
                <text:p>0.796982217680944</text:p>
              </table:table-cell>
              <table:table-cell office:value-type="float" office:value="0.509558555463761">
                <text:p>0.509558555463761</text:p>
              </table:table-cell>
              <table:table-cell office:value-type="float" office:value="-1.08440587989813">
                <text:p>-1.0844058798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2202939949064">
                <text:p>0.542202939949064</text:p>
              </table:table-cell>
              <table:table-cell office:value-type="float" office:value="0.509884999308614">
                <text:p>0.509884999308614</text:p>
              </table:table-cell>
              <table:table-cell office:value-type="float" office:value="-0.574520880589513">
                <text:p>-0.57452088058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7260440294757">
                <text:p>0.287260440294757</text:p>
              </table:table-cell>
              <table:table-cell office:value-type="float" office:value="0.507658753718475">
                <text:p>0.507658753718475</text:p>
              </table:table-cell>
              <table:table-cell office:value-type="float" office:value="-0.066862126871038">
                <text:p>-0.06686212687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3431063435519">
                <text:p>0.033431063435519</text:p>
              </table:table-cell>
              <table:table-cell office:value-type="float" office:value="0.502916476815646">
                <text:p>0.502916476815646</text:p>
              </table:table-cell>
              <table:table-cell office:value-type="float" office:value="0.436054349944608">
                <text:p>0.43605434994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18027174972304">
                <text:p>-0.218027174972304</text:p>
              </table:table-cell>
              <table:table-cell office:value-type="float" office:value="0.495707040297766">
                <text:p>0.495707040297766</text:p>
              </table:table-cell>
              <table:table-cell office:value-type="float" office:value="0.931761390242374">
                <text:p>0.93176139024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465880695121187">
                <text:p>-0.465880695121187</text:p>
              </table:table-cell>
              <table:table-cell office:value-type="float" office:value="0.486091162943577">
                <text:p>0.486091162943577</text:p>
              </table:table-cell>
              <table:table-cell office:value-type="float" office:value="1.41785255318595">
                <text:p>1.41785255318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708926276592975">
                <text:p>-0.708926276592975</text:p>
              </table:table-cell>
              <table:table-cell office:value-type="float" office:value="0.474140988548211">
                <text:p>0.474140988548211</text:p>
              </table:table-cell>
              <table:table-cell office:value-type="float" office:value="1.89199354173416">
                <text:p>1.8919935417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45996770867081">
                <text:p>-0.945996770867081</text:p>
              </table:table-cell>
              <table:table-cell office:value-type="float" office:value="0.459939610954058">
                <text:p>0.459939610954058</text:p>
              </table:table-cell>
              <table:table-cell office:value-type="float" office:value="2.35193315268822">
                <text:p>2.35193315268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7596657634411">
                <text:p>-1.17596657634411</text:p>
              </table:table-cell>
              <table:table-cell office:value-type="float" office:value="0.443580549081077">
                <text:p>0.443580549081077</text:p>
              </table:table-cell>
              <table:table-cell office:value-type="float" office:value="2.7955137017693">
                <text:p>2.7955137017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39775685088465">
                <text:p>-1.39775685088465</text:p>
              </table:table-cell>
              <table:table-cell office:value-type="float" office:value="0.425167175081419">
                <text:p>0.425167175081419</text:p>
              </table:table-cell>
              <table:table-cell office:value-type="float" office:value="3.22068087685072">
                <text:p>3.2206808768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1034043842536">
                <text:p>-1.61034043842536</text:p>
              </table:table-cell>
              <table:table-cell office:value-type="float" office:value="0.404812098946352">
                <text:p>0.404812098946352</text:p>
              </table:table-cell>
              <table:table-cell office:value-type="float" office:value="3.62549297579707">
                <text:p>3.62549297579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81274648789853">
                <text:p>-1.81274648789853</text:p>
              </table:table-cell>
              <table:table-cell office:value-type="float" office:value="0.382636513077903">
                <text:p>0.382636513077903</text:p>
              </table:table-cell>
              <table:table-cell office:value-type="float" office:value="4.00812948887497">
                <text:p>4.0081294888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00406474443749">
                <text:p>-2.00406474443749</text:p>
              </table:table-cell>
              <table:table-cell office:value-type="float" office:value="0.358769500502749">
                <text:p>0.358769500502749</text:p>
              </table:table-cell>
              <table:table-cell office:value-type="float" office:value="4.36689898937772">
                <text:p>4.366898989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8344949468886">
                <text:p>-2.18344949468886</text:p>
              </table:table-cell>
              <table:table-cell office:value-type="float" office:value="0.333347310550833">
                <text:p>0.333347310550833</text:p>
              </table:table-cell>
              <table:table-cell office:value-type="float" office:value="4.70024629992855">
                <text:p>4.7002462999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35012314996428">
                <text:p>-2.35012314996428</text:p>
              </table:table-cell>
              <table:table-cell office:value-type="float" office:value="0.306512605945682">
                <text:p>0.306512605945682</text:p>
              </table:table-cell>
              <table:table-cell office:value-type="float" office:value="5.00675890587423">
                <text:p>5.006758905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50337945293712">
                <text:p>-2.50337945293712</text:p>
              </table:table-cell>
              <table:table-cell office:value-type="float" office:value="0.278413685356854">
                <text:p>0.278413685356854</text:p>
              </table:table-cell>
              <table:table-cell office:value-type="float" office:value="5.28517259123109">
                <text:p>5.2851725912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64258629561554">
                <text:p>-2.64258629561554</text:p>
              </table:table-cell>
              <table:table-cell office:value-type="float" office:value="0.24920368554713">
                <text:p>0.24920368554713</text:p>
              </table:table-cell>
              <table:table-cell office:value-type="float" office:value="5.53437627677822">
                <text:p>5.534376276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76718813838911">
                <text:p>-2.76718813838911</text:p>
              </table:table-cell>
              <table:table-cell office:value-type="float" office:value="0.219039767307767">
                <text:p>0.219039767307767</text:p>
              </table:table-cell>
              <table:table-cell office:value-type="float" office:value="5.75341604408598">
                <text:p>5.75341604408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87670802204299">
                <text:p>-2.87670802204299</text:p>
              </table:table-cell>
              <table:table-cell office:value-type="float" office:value="0.18808228941426">
                <text:p>0.18808228941426</text:p>
              </table:table-cell>
              <table:table-cell office:value-type="float" office:value="5.94149833350024">
                <text:p>5.9414983335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97074916675012">
                <text:p>-2.97074916675012</text:p>
              </table:table-cell>
              <table:table-cell office:value-type="float" office:value="0.156493974852616">
                <text:p>0.156493974852616</text:p>
              </table:table-cell>
              <table:table-cell office:value-type="float" office:value="6.09799230835286">
                <text:p>6.0979923083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04899615417643">
                <text:p>-3.04899615417643</text:p>
              </table:table-cell>
              <table:table-cell office:value-type="float" office:value="0.124439073562325">
                <text:p>0.124439073562325</text:p>
              </table:table-cell>
              <table:table-cell office:value-type="float" office:value="6.22243138191519">
                <text:p>6.2224313819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11121569095759">
                <text:p>-3.11121569095759</text:p>
              </table:table-cell>
              <table:table-cell office:value-type="float" office:value="0.0920825259171262">
                <text:p>0.0920825259171262</text:p>
              </table:table-cell>
              <table:table-cell office:value-type="float" office:value="6.31451390783231">
                <text:p>6.3145139078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15725695391616">
                <text:p>-3.15725695391616</text:p>
              </table:table-cell>
              <table:table-cell office:value-type="float" office:value="0.0595891311187933">
                <text:p>0.0595891311187933</text:p>
              </table:table-cell>
              <table:table-cell office:value-type="float" office:value="6.3741030389511">
                <text:p>6.3741030389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18705151947555">
                <text:p>-3.18705151947555</text:p>
              </table:table-cell>
              <table:table-cell office:value-type="float" office:value="0.0271227246128499">
                <text:p>0.0271227246128499</text:p>
              </table:table-cell>
              <table:table-cell office:value-type="float" office:value="6.40122576356395">
                <text:p>6.4012257635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20061288178198">
                <text:p>-3.20061288178198</text:p>
              </table:table-cell>
              <table:table-cell office:value-type="float" office:value="-0.00515463145109838">
                <text:p>-0.00515463145109838</text:p>
              </table:table-cell>
              <table:table-cell office:value-type="float" office:value="6.39607113211286">
                <text:p>6.3960711321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19803556605643">
                <text:p>-3.19803556605643</text:p>
              </table:table-cell>
              <table:table-cell office:value-type="float" office:value="-0.0370834407971517">
                <text:p>-0.0370834407971517</text:p>
              </table:table-cell>
              <table:table-cell office:value-type="float" office:value="6.3589876913157">
                <text:p>6.358987691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17949384565785">
                <text:p>-3.17949384565785</text:p>
              </table:table-cell>
              <table:table-cell office:value-type="float" office:value="-0.0685075448457587">
                <text:p>-0.0685075448457587</text:p>
              </table:table-cell>
              <table:table-cell office:value-type="float" office:value="6.29048014646995">
                <text:p>6.2904801464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14524007323497">
                <text:p>-3.14524007323497</text:p>
              </table:table-cell>
              <table:table-cell office:value-type="float" office:value="-0.0992748701296508">
                <text:p>-0.0992748701296508</text:p>
              </table:table-cell>
              <table:table-cell office:value-type="float" office:value="6.19120527634029">
                <text:p>6.1912052763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09560263817015">
                <text:p>-3.09560263817015</text:p>
              </table:table-cell>
              <table:table-cell office:value-type="float" office:value="-0.129238147810056">
                <text:p>-0.129238147810056</text:p>
              </table:table-cell>
              <table:table-cell office:value-type="float" office:value="6.06196712853024">
                <text:p>6.0619671285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03098356426512">
                <text:p>-3.03098356426512</text:p>
              </table:table-cell>
              <table:table-cell office:value-type="float" office:value="-0.158255601974606">
                <text:p>-0.158255601974606</text:p>
              </table:table-cell>
              <table:table-cell office:value-type="float" office:value="5.90371152655563">
                <text:p>5.9037115265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95185576327782">
                <text:p>-2.95185576327782</text:p>
              </table:table-cell>
              <table:table-cell office:value-type="float" office:value="-0.186191603587638">
                <text:p>-0.186191603587638</text:p>
              </table:table-cell>
              <table:table-cell office:value-type="float" office:value="5.71751992296799">
                <text:p>5.71751992296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858759961484">
                <text:p>-2.858759961484</text:p>
              </table:table-cell>
              <table:table-cell office:value-type="float" office:value="-0.212917287166602">
                <text:p>-0.212917287166602</text:p>
              </table:table-cell>
              <table:table-cell office:value-type="float" office:value="5.50460263580139">
                <text:p>5.50460263580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7523013179007">
                <text:p>-2.7523013179007</text:p>
              </table:table-cell>
              <table:table-cell office:value-type="float" office:value="-0.238311127473943">
                <text:p>-0.238311127473943</text:p>
              </table:table-cell>
              <table:table-cell office:value-type="float" office:value="5.26629150832745">
                <text:p>5.2662915083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63314575416372">
                <text:p>-2.63314575416372</text:p>
              </table:table-cell>
              <table:table-cell office:value-type="float" office:value="-0.262259473740841">
                <text:p>-0.262259473740841</text:p>
              </table:table-cell>
              <table:table-cell office:value-type="float" office:value="5.00403203458661">
                <text:p>5.004032034586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1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0.292cm" svg:height="17.811cm" chart:class="chart:line" chart:column-mapping="0 1 2 2" chart:style-name="ch1">
        <chart:legend chart:legend-position="end" svg:x="27.951cm" svg:y="8.061cm" chart:style-name="ch2"/>
        <chart:plot-area chart:style-name="ch3" table:cell-range-address="Sheet4.A1:Sheet4.C100" chart:data-source-has-labels="row" svg:x="0.605cm" svg:y="0.356cm" svg:width="26.743cm" svg:height="16.7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00" chart:label-cell-address="Sheet4.A1:Sheet4.A1" chart:class="chart:line">
            <chart:data-point chart:repeated="99"/>
          </chart:series>
          <chart:series chart:style-name="ch7" chart:values-cell-range-address="Sheet4.B2:Sheet4.B100" chart:label-cell-address="Sheet4.B1:Sheet4.B1" chart:class="chart:line">
            <chart:data-point chart:repeated="99"/>
          </chart:series>
          <chart:series chart:style-name="ch8" chart:values-cell-range-address="Sheet4.C2:Sheet4.C100" chart:label-cell-address="Sheet4.C1:Sheet4.C1" chart:class="chart:line">
            <chart:data-point chart:repeated="99"/>
          </chart:series>
          <chart:series chart:style-name="ch9" chart:values-cell-range-address="Sheet4.C2:Sheet4.C100" chart:label-cell-address="Sheet4.C1:Sheet4.C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Factor</text:p>
              </table:table-cell>
              <table:table-cell office:value-type="string">
                <text:p>Location</text:p>
              </table:table-cell>
              <table:table-cell office:value-type="string">
                <text:p>Loc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55">
                <text:p>0.0055</text:p>
              </table:table-cell>
              <table:table-cell office:value-type="float" office:value="9.9725">
                <text:p>9.9725</text:p>
              </table:table-cell>
              <table:table-cell office:value-type="float" office:value="9.9725">
                <text:p>9.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605">
                <text:p>0.00605</text:p>
              </table:table-cell>
              <table:table-cell office:value-type="float" office:value="9.942416375">
                <text:p>9.942416375</text:p>
              </table:table-cell>
              <table:table-cell office:value-type="float" office:value="9.942416375">
                <text:p>9.942416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6655">
                <text:p>0.006655</text:p>
              </table:table-cell>
              <table:table-cell office:value-type="float" office:value="9.90952459402438">
                <text:p>9.90952459402438</text:p>
              </table:table-cell>
              <table:table-cell office:value-type="float" office:value="9.90952459402438">
                <text:p>9.9095245940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73205">
                <text:p>0.0073205</text:p>
              </table:table-cell>
              <table:table-cell office:value-type="float" office:value="9.87358441923382">
                <text:p>9.87358441923382</text:p>
              </table:table-cell>
              <table:table-cell office:value-type="float" office:value="9.87358441923382">
                <text:p>9.87358441923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805255">
                <text:p>0.00805255</text:p>
              </table:table-cell>
              <table:table-cell office:value-type="float" office:value="9.83433963701872">
                <text:p>9.83433963701872</text:p>
              </table:table-cell>
              <table:table-cell office:value-type="float" office:value="9.83433963701872">
                <text:p>9.83433963701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8857805">
                <text:p>0.008857805</text:p>
              </table:table-cell>
              <table:table-cell office:value-type="float" office:value="9.79151799921024">
                <text:p>9.79151799921024</text:p>
              </table:table-cell>
              <table:table-cell office:value-type="float" office:value="9.79151799921024">
                <text:p>9.7915179992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97435855">
                <text:p>0.0097435855</text:p>
              </table:table-cell>
              <table:table-cell office:value-type="float" office:value="9.74483143391014">
                <text:p>9.74483143391014</text:p>
              </table:table-cell>
              <table:table-cell office:value-type="float" office:value="9.74483143391014">
                <text:p>9.74483143391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1071794405">
                <text:p>0.01071794405</text:p>
              </table:table-cell>
              <table:table-cell office:value-type="float" office:value="9.69397659607481">
                <text:p>9.69397659607481</text:p>
              </table:table-cell>
              <table:table-cell office:value-type="float" office:value="9.69397659607481">
                <text:p>9.69397659607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1789738455">
                <text:p>0.011789738455</text:p>
              </table:table-cell>
              <table:table-cell office:value-type="float" office:value="9.6386358396932">
                <text:p>9.6386358396932</text:p>
              </table:table-cell>
              <table:table-cell office:value-type="float" office:value="9.6386358396932">
                <text:p>9.6386358396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129687123005">
                <text:p>0.0129687123005</text:p>
              </table:table-cell>
              <table:table-cell office:value-type="float" office:value="9.57847870602143">
                <text:p>9.57847870602143</text:p>
              </table:table-cell>
              <table:table-cell office:value-type="float" office:value="9.57847870602143">
                <text:p>9.57847870602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01426558353055">
                <text:p>0.01426558353055</text:p>
              </table:table-cell>
              <table:table-cell office:value-type="float" office:value="9.51316403559784">
                <text:p>9.51316403559784</text:p>
              </table:table-cell>
              <table:table-cell office:value-type="float" office:value="9.51316403559784">
                <text:p>9.5131640355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015692141883605">
                <text:p>0.015692141883605</text:p>
              </table:table-cell>
              <table:table-cell office:value-type="float" office:value="9.44234282520725">
                <text:p>9.44234282520725</text:p>
              </table:table-cell>
              <table:table-cell office:value-type="float" office:value="9.44234282520725">
                <text:p>9.44234282520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172613560719655">
                <text:p>0.0172613560719655</text:p>
              </table:table-cell>
              <table:table-cell office:value-type="float" office:value="9.36566196390761">
                <text:p>9.36566196390761</text:p>
              </table:table-cell>
              <table:table-cell office:value-type="float" office:value="9.36566196390761">
                <text:p>9.36566196390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189874916791621">
                <text:p>0.0189874916791621</text:p>
              </table:table-cell>
              <table:table-cell office:value-type="float" office:value="9.28276899369388">
                <text:p>9.28276899369388</text:p>
              </table:table-cell>
              <table:table-cell office:value-type="float" office:value="9.28276899369388">
                <text:p>9.28276899369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0208862408470783">
                <text:p>0.0208862408470783</text:p>
              </table:table-cell>
              <table:table-cell office:value-type="float" office:value="9.19331804899919">
                <text:p>9.19331804899919</text:p>
              </table:table-cell>
              <table:table-cell office:value-type="float" office:value="9.19331804899919">
                <text:p>9.19331804899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29748649317861">
                <text:p>0.0229748649317861</text:p>
              </table:table-cell>
              <table:table-cell office:value-type="float" office:value="9.09697713320741">
                <text:p>9.09697713320741</text:p>
              </table:table-cell>
              <table:table-cell office:value-type="float" office:value="9.09697713320741">
                <text:p>9.09697713320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52723514249647">
                <text:p>0.0252723514249647</text:p>
              </table:table-cell>
              <table:table-cell office:value-type="float" office:value="8.99343688731695">
                <text:p>8.99343688731695</text:p>
              </table:table-cell>
              <table:table-cell office:value-type="float" office:value="8.99343688731695">
                <text:p>8.99343688731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77995865674612">
                <text:p>0.0277995865674612</text:p>
              </table:table-cell>
              <table:table-cell office:value-type="float" office:value="8.88242099286629">
                <text:p>8.88242099286629</text:p>
              </table:table-cell>
              <table:table-cell office:value-type="float" office:value="8.88242099286629">
                <text:p>8.88242099286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305795452242073">
                <text:p>0.0305795452242073</text:p>
              </table:table-cell>
              <table:table-cell office:value-type="float" office:value="8.76369832453552">
                <text:p>8.76369832453552</text:p>
              </table:table-cell>
              <table:table-cell office:value-type="float" office:value="8.76369832453552">
                <text:p>8.76369832453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336374997466281">
                <text:p>0.0336374997466281</text:p>
              </table:table-cell>
              <table:table-cell office:value-type="float" office:value="8.63709692309757">
                <text:p>8.63709692309757</text:p>
              </table:table-cell>
              <table:table-cell office:value-type="float" office:value="8.63709692309757">
                <text:p>8.63709692309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0370012497212909">
                <text:p>0.0370012497212909</text:p>
              </table:table-cell>
              <table:table-cell office:value-type="float" office:value="8.5025197915855">
                <text:p>8.5025197915855</text:p>
              </table:table-cell>
              <table:table-cell office:value-type="float" office:value="8.5025197915855">
                <text:p>8.5025197915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04070137469342">
                <text:p>0.04070137469342</text:p>
              </table:table-cell>
              <table:table-cell office:value-type="float" office:value="8.35996242117706">
                <text:p>8.35996242117706</text:p>
              </table:table-cell>
              <table:table-cell office:value-type="float" office:value="8.35996242117706">
                <text:p>8.359962421177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0447715121627619">
                <text:p>0.0447715121627619</text:p>
              </table:table-cell>
              <table:table-cell office:value-type="float" office:value="8.20953182277091">
                <text:p>8.20953182277091</text:p>
              </table:table-cell>
              <table:table-cell office:value-type="float" office:value="8.20953182277091">
                <text:p>8.20953182277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0492486633790381">
                <text:p>0.0492486633790381</text:p>
              </table:table-cell>
              <table:table-cell office:value-type="float" office:value="8.05146667042696">
                <text:p>8.05146667042696</text:p>
              </table:table-cell>
              <table:table-cell office:value-type="float" office:value="8.05146667042696">
                <text:p>8.05146667042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54173529716942">
                <text:p>0.054173529716942</text:p>
              </table:table-cell>
              <table:table-cell office:value-type="float" office:value="7.88615795007632">
                <text:p>7.88615795007632</text:p>
              </table:table-cell>
              <table:table-cell office:value-type="float" office:value="7.88615795007632">
                <text:p>7.88615795007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.0595908826886362">
                <text:p>0.0595908826886362</text:p>
              </table:table-cell>
              <table:table-cell office:value-type="float" office:value="7.71416925025245">
                <text:p>7.71416925025245</text:p>
              </table:table-cell>
              <table:table-cell office:value-type="float" office:value="7.71416925025245">
                <text:p>7.71416925025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.0655499709574998">
                <text:p>0.0655499709574998</text:p>
              </table:table-cell>
              <table:table-cell office:value-type="float" office:value="7.53625553472466">
                <text:p>7.53625553472466</text:p>
              </table:table-cell>
              <table:table-cell office:value-type="float" office:value="7.53625553472466">
                <text:p>7.53625553472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0721049680532498">
                <text:p>0.0721049680532498</text:p>
              </table:table-cell>
              <table:table-cell office:value-type="float" office:value="7.35337891041846">
                <text:p>7.35337891041846</text:p>
              </table:table-cell>
              <table:table-cell office:value-type="float" office:value="7.35337891041846">
                <text:p>7.35337891041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0.0793154648585748">
                <text:p>0.0793154648585748</text:p>
              </table:table-cell>
              <table:table-cell office:value-type="float" office:value="7.16671956815026">
                <text:p>7.16671956815026</text:p>
              </table:table-cell>
              <table:table-cell office:value-type="float" office:value="7.16671956815026">
                <text:p>7.16671956815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872470113444322">
                <text:p>0.0872470113444322</text:p>
              </table:table-cell>
              <table:table-cell office:value-type="float" office:value="6.97767976140765">
                <text:p>6.97767976140765</text:p>
              </table:table-cell>
              <table:table-cell office:value-type="float" office:value="6.97767976140765">
                <text:p>6.97767976140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959717124788755">
                <text:p>0.0959717124788755</text:p>
              </table:table-cell>
              <table:table-cell office:value-type="float" office:value="6.78787844797054">
                <text:p>6.78787844797054</text:p>
              </table:table-cell>
              <table:table-cell office:value-type="float" office:value="6.78787844797054">
                <text:p>6.78787844797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863745412309879">
                <text:p>0.0863745412309879</text:p>
              </table:table-cell>
              <table:table-cell office:value-type="float" office:value="6.63345126725032">
                <text:p>6.63345126725032</text:p>
              </table:table-cell>
              <table:table-cell office:value-type="float" office:value="6.63345126725032">
                <text:p>6.63345126725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950119953540867">
                <text:p>0.0950119953540867</text:p>
              </table:table-cell>
              <table:table-cell office:value-type="float" office:value="6.4782538030352">
                <text:p>6.4782538030352</text:p>
              </table:table-cell>
              <table:table-cell office:value-type="float" office:value="6.4782538030352">
                <text:p>6.47825380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855107958186781">
                <text:p>0.0855107958186781</text:p>
              </table:table-cell>
              <table:table-cell office:value-type="float" office:value="6.35184714391567">
                <text:p>6.35184714391567</text:p>
              </table:table-cell>
              <table:table-cell office:value-type="float" office:value="6.35184714391567">
                <text:p>6.35184714391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940618754005459">
                <text:p>0.0940618754005459</text:p>
              </table:table-cell>
              <table:table-cell office:value-type="float" office:value="6.22468986630409">
                <text:p>6.22468986630409</text:p>
              </table:table-cell>
              <table:table-cell office:value-type="float" office:value="6.22468986630409">
                <text:p>6.22468986630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846556878604913">
                <text:p>0.0846556878604913</text:p>
              </table:table-cell>
              <table:table-cell office:value-type="float" office:value="6.12101290325635">
                <text:p>6.12101290325635</text:p>
              </table:table-cell>
              <table:table-cell office:value-type="float" office:value="6.12101290325635">
                <text:p>6.12101290325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931212566465404">
                <text:p>0.0931212566465404</text:p>
              </table:table-cell>
              <table:table-cell office:value-type="float" office:value="6.01662277298813">
                <text:p>6.01662277298813</text:p>
              </table:table-cell>
              <table:table-cell office:value-type="float" office:value="6.01662277298813">
                <text:p>6.01662277298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838091309818864">
                <text:p>0.0838091309818864</text:p>
              </table:table-cell>
              <table:table-cell office:value-type="float" office:value="5.9314205018476">
                <text:p>5.9314205018476</text:p>
              </table:table-cell>
              <table:table-cell office:value-type="float" office:value="5.9314205018476">
                <text:p>5.9314205018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92190044080075">
                <text:p>0.092190044080075</text:p>
              </table:table-cell>
              <table:table-cell office:value-type="float" office:value="5.84555280472518">
                <text:p>5.84555280472518</text:p>
              </table:table-cell>
              <table:table-cell office:value-type="float" office:value="5.84555280472518">
                <text:p>5.84555280472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0829710396720675">
                <text:p>0.0829710396720675</text:p>
              </table:table-cell>
              <table:table-cell office:value-type="float" office:value="5.7753964094195">
                <text:p>5.7753964094195</text:p>
              </table:table-cell>
              <table:table-cell office:value-type="float" office:value="5.7753964094195">
                <text:p>5.7753964094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0912681436392743">
                <text:p>0.0912681436392743</text:p>
              </table:table-cell>
              <table:table-cell office:value-type="float" office:value="5.70462741854723">
                <text:p>5.70462741854723</text:p>
              </table:table-cell>
              <table:table-cell office:value-type="float" office:value="5.70462741854723">
                <text:p>5.70462741854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0821413292753468">
                <text:p>0.0821413292753468</text:p>
              </table:table-cell>
              <table:table-cell office:value-type="float" office:value="5.6467483857439">
                <text:p>5.6467483857439</text:p>
              </table:table-cell>
              <table:table-cell office:value-type="float" office:value="5.6467483857439">
                <text:p>5.6467483857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903554622028815">
                <text:p>0.0903554622028815</text:p>
              </table:table-cell>
              <table:table-cell office:value-type="float" office:value="5.58831113642104">
                <text:p>5.58831113642104</text:p>
              </table:table-cell>
              <table:table-cell office:value-type="float" office:value="5.58831113642104">
                <text:p>5.58831113642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0993910084231697">
                <text:p>0.0993910084231697</text:p>
              </table:table-cell>
              <table:table-cell office:value-type="float" office:value="5.52983829930558">
                <text:p>5.52983829930558</text:p>
              </table:table-cell>
              <table:table-cell office:value-type="float" office:value="5.52983829930558">
                <text:p>5.52983829930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894519075808527">
                <text:p>0.0894519075808527</text:p>
              </table:table-cell>
              <table:table-cell office:value-type="float" office:value="5.4824432527233">
                <text:p>5.4824432527233</text:p>
              </table:table-cell>
              <table:table-cell office:value-type="float" office:value="5.4824432527233">
                <text:p>5.4824432527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98397098338938">
                <text:p>0.098397098338938</text:p>
              </table:table-cell>
              <table:table-cell office:value-type="float" office:value="5.43497223654213">
                <text:p>5.43497223654213</text:p>
              </table:table-cell>
              <table:table-cell office:value-type="float" office:value="5.43497223654213">
                <text:p>5.43497223654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0885573885050442">
                <text:p>0.0885573885050442</text:p>
              </table:table-cell>
              <table:table-cell office:value-type="float" office:value="5.39645223120176">
                <text:p>5.39645223120176</text:p>
              </table:table-cell>
              <table:table-cell office:value-type="float" office:value="5.39645223120176">
                <text:p>5.39645223120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974131273555486">
                <text:p>0.0974131273555486</text:p>
              </table:table-cell>
              <table:table-cell office:value-type="float" office:value="4.87076694273557">
                <text:p>4.87076694273557</text:p>
              </table:table-cell>
              <table:table-cell office:value-type="float" office:value="4.87076694273557">
                <text:p>4.870766942735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876718146199938">
                <text:p>0.0876718146199938</text:p>
              </table:table-cell>
              <table:table-cell office:value-type="float" office:value="4.44373796627486">
                <text:p>4.44373796627486</text:p>
              </table:table-cell>
              <table:table-cell office:value-type="float" office:value="4.44373796627486">
                <text:p>4.44373796627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964389960819931">
                <text:p>0.0964389960819931</text:p>
              </table:table-cell>
              <table:table-cell office:value-type="float" office:value="4.01518833795587">
                <text:p>4.01518833795587</text:p>
              </table:table-cell>
              <table:table-cell office:value-type="float" office:value="4.01518833795587">
                <text:p>4.01518833795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867950964737938">
                <text:p>0.0867950964737938</text:p>
              </table:table-cell>
              <table:table-cell office:value-type="float" office:value="3.66668967880254">
                <text:p>3.66668967880254</text:p>
              </table:table-cell>
              <table:table-cell office:value-type="float" office:value="3.66668967880254">
                <text:p>3.66668967880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954746061211732">
                <text:p>0.0954746061211732</text:p>
              </table:table-cell>
              <table:table-cell office:value-type="float" office:value="3.3166139259503">
                <text:p>3.3166139259503</text:p>
              </table:table-cell>
              <table:table-cell office:value-type="float" office:value="3.3166139259503">
                <text:p>3.3166139259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859271455090559">
                <text:p>0.0859271455090559</text:p>
              </table:table-cell>
              <table:table-cell office:value-type="float" office:value="3.03162675853781">
                <text:p>3.03162675853781</text:p>
              </table:table-cell>
              <table:table-cell office:value-type="float" office:value="3.03162675853781">
                <text:p>3.03162675853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945198600599615">
                <text:p>0.0945198600599615</text:p>
              </table:table-cell>
              <table:table-cell office:value-type="float" office:value="2.74507782156678">
                <text:p>2.74507782156678</text:p>
              </table:table-cell>
              <table:table-cell office:value-type="float" office:value="2.74507782156678">
                <text:p>2.74507782156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850678740539654">
                <text:p>0.0850678740539654</text:p>
              </table:table-cell>
              <table:table-cell office:value-type="float" office:value="2.5115598871734">
                <text:p>2.5115598871734</text:p>
              </table:table-cell>
              <table:table-cell office:value-type="float" office:value="2.5115598871734">
                <text:p>2.5115598871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935746614593619">
                <text:p>0.0935746614593619</text:p>
              </table:table-cell>
              <table:table-cell office:value-type="float" office:value="2.27654152099624">
                <text:p>2.27654152099624</text:p>
              </table:table-cell>
              <table:table-cell office:value-type="float" office:value="2.27654152099624">
                <text:p>2.27654152099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842171953134257">
                <text:p>0.0842171953134257</text:p>
              </table:table-cell>
              <table:table-cell office:value-type="float" office:value="2.08481757908337">
                <text:p>2.08481757908337</text:p>
              </table:table-cell>
              <table:table-cell office:value-type="float" office:value="2.08481757908337">
                <text:p>2.08481757908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926389148447683">
                <text:p>0.0926389148447683</text:p>
              </table:table-cell>
              <table:table-cell office:value-type="float" office:value="1.89168234090779">
                <text:p>1.89168234090779</text:p>
              </table:table-cell>
              <table:table-cell office:value-type="float" office:value="1.89168234090779">
                <text:p>1.89168234090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833750233602915">
                <text:p>0.0833750233602915</text:p>
              </table:table-cell>
              <table:table-cell office:value-type="float" office:value="1.73396328154436">
                <text:p>1.73396328154436</text:p>
              </table:table-cell>
              <table:table-cell office:value-type="float" office:value="1.73396328154436">
                <text:p>1.733963281544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917125256963206">
                <text:p>0.0917125256963206</text:p>
              </table:table-cell>
              <table:table-cell office:value-type="float" office:value="1.57493712952924">
                <text:p>1.57493712952924</text:p>
              </table:table-cell>
              <table:table-cell office:value-type="float" office:value="1.57493712952924">
                <text:p>1.57493712952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825412731266886">
                <text:p>0.0825412731266886</text:p>
              </table:table-cell>
              <table:table-cell office:value-type="float" office:value="1.44493981376341">
                <text:p>1.44493981376341</text:p>
              </table:table-cell>
              <table:table-cell office:value-type="float" office:value="1.44493981376341">
                <text:p>1.44493981376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907954004393574">
                <text:p>0.0907954004393574</text:p>
              </table:table-cell>
              <table:table-cell office:value-type="float" office:value="1.31374592476199">
                <text:p>1.31374592476199</text:p>
              </table:table-cell>
              <table:table-cell office:value-type="float" office:value="1.31374592476199">
                <text:p>1.31374592476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998749404832932">
                <text:p>0.0998749404832932</text:p>
              </table:table-cell>
              <table:table-cell office:value-type="float" office:value="1.18253562871621">
                <text:p>1.18253562871621</text:p>
              </table:table-cell>
              <table:table-cell office:value-type="float" office:value="1.18253562871621">
                <text:p>1.18253562871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898874464349639">
                <text:p>0.0898874464349639</text:p>
              </table:table-cell>
              <table:table-cell office:value-type="float" office:value="1.07624052073255">
                <text:p>1.07624052073255</text:p>
              </table:table-cell>
              <table:table-cell office:value-type="float" office:value="1.07624052073255">
                <text:p>1.07624052073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988761910784603">
                <text:p>0.0988761910784603</text:p>
              </table:table-cell>
              <table:table-cell office:value-type="float" office:value="0.969825957358217">
                <text:p>0.969825957358217</text:p>
              </table:table-cell>
              <table:table-cell office:value-type="float" office:value="0.969825957358217">
                <text:p>0.969825957358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889885719706142">
                <text:p>0.0889885719706142</text:p>
              </table:table-cell>
              <table:table-cell office:value-type="float" office:value="0.883522530352875">
                <text:p>0.883522530352875</text:p>
              </table:table-cell>
              <table:table-cell office:value-type="float" office:value="0.883522530352875">
                <text:p>0.883522530352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978874291676757">
                <text:p>0.0978874291676757</text:p>
              </table:table-cell>
              <table:table-cell office:value-type="float" office:value="0.797036781244912">
                <text:p>0.797036781244912</text:p>
              </table:table-cell>
              <table:table-cell office:value-type="float" office:value="0.797036781244912">
                <text:p>0.797036781244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880986862509081">
                <text:p>0.0880986862509081</text:p>
              </table:table-cell>
              <table:table-cell office:value-type="float" office:value="0.726818887923583">
                <text:p>0.726818887923583</text:p>
              </table:table-cell>
              <table:table-cell office:value-type="float" office:value="0.726818887923583">
                <text:p>0.726818887923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969085548759989">
                <text:p>0.0969085548759989</text:p>
              </table:table-cell>
              <table:table-cell office:value-type="float" office:value="0.656383919838328">
                <text:p>0.656383919838328</text:p>
              </table:table-cell>
              <table:table-cell office:value-type="float" office:value="0.656383919838328">
                <text:p>0.656383919838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87217699388399">
                <text:p>0.087217699388399</text:p>
              </table:table-cell>
              <table:table-cell office:value-type="float" office:value="0.59913562443449">
                <text:p>0.59913562443449</text:p>
              </table:table-cell>
              <table:table-cell office:value-type="float" office:value="0.59913562443449">
                <text:p>0.59913562443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959394693272389">
                <text:p>0.0959394693272389</text:p>
              </table:table-cell>
              <table:table-cell office:value-type="float" office:value="0.541654870571201">
                <text:p>0.541654870571201</text:p>
              </table:table-cell>
              <table:table-cell office:value-type="float" office:value="0.541654870571201">
                <text:p>0.541654870571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86345522394515">
                <text:p>0.086345522394515</text:p>
              </table:table-cell>
              <table:table-cell office:value-type="float" office:value="0.494885397814197">
                <text:p>0.494885397814197</text:p>
              </table:table-cell>
              <table:table-cell office:value-type="float" office:value="0.494885397814197">
                <text:p>0.494885397814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949800746339666">
                <text:p>0.0949800746339666</text:p>
              </table:table-cell>
              <table:table-cell office:value-type="float" office:value="0.447881145794544">
                <text:p>0.447881145794544</text:p>
              </table:table-cell>
              <table:table-cell office:value-type="float" office:value="0.447881145794544">
                <text:p>0.4478811457945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854820671705699">
                <text:p>0.0854820671705699</text:p>
              </table:table-cell>
              <table:table-cell office:value-type="float" office:value="0.409595339605303">
                <text:p>0.409595339605303</text:p>
              </table:table-cell>
              <table:table-cell office:value-type="float" office:value="0.409595339605303">
                <text:p>0.409595339605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0940302738876269">
                <text:p>0.0940302738876269</text:p>
              </table:table-cell>
              <table:table-cell office:value-type="float" office:value="0.371080977639121">
                <text:p>0.371080977639121</text:p>
              </table:table-cell>
              <table:table-cell office:value-type="float" office:value="0.371080977639121">
                <text:p>0.371080977639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846272464988642">
                <text:p>0.0846272464988642</text:p>
              </table:table-cell>
              <table:table-cell office:value-type="float" office:value="0.339677416273416">
                <text:p>0.339677416273416</text:p>
              </table:table-cell>
              <table:table-cell office:value-type="float" office:value="0.339677416273416">
                <text:p>0.339677416273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930899711487506">
                <text:p>0.0930899711487506</text:p>
              </table:table-cell>
              <table:table-cell office:value-type="float" office:value="0.308056855392641">
                <text:p>0.308056855392641</text:p>
              </table:table-cell>
              <table:table-cell office:value-type="float" office:value="0.308056855392641">
                <text:p>0.308056855392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837809740338756">
                <text:p>0.0837809740338756</text:p>
              </table:table-cell>
              <table:table-cell office:value-type="float" office:value="0.282247551990033">
                <text:p>0.282247551990033</text:p>
              </table:table-cell>
              <table:table-cell office:value-type="float" office:value="0.282247551990033">
                <text:p>0.282247551990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921590714372631">
                <text:p>0.0921590714372631</text:p>
              </table:table-cell>
              <table:table-cell office:value-type="float" office:value="0.256235879683191">
                <text:p>0.256235879683191</text:p>
              </table:table-cell>
              <table:table-cell office:value-type="float" office:value="0.256235879683191">
                <text:p>0.256235879683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829431642935368">
                <text:p>0.0829431642935368</text:p>
              </table:table-cell>
              <table:table-cell office:value-type="float" office:value="0.234982865016729">
                <text:p>0.234982865016729</text:p>
              </table:table-cell>
              <table:table-cell office:value-type="float" office:value="0.234982865016729">
                <text:p>0.234982865016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912374807228905">
                <text:p>0.0912374807228905</text:p>
              </table:table-cell>
              <table:table-cell office:value-type="float" office:value="0.213543620399556">
                <text:p>0.213543620399556</text:p>
              </table:table-cell>
              <table:table-cell office:value-type="float" office:value="0.213543620399556">
                <text:p>0.213543620399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0821137326506015">
                <text:p>0.0821137326506015</text:p>
              </table:table-cell>
              <table:table-cell office:value-type="float" office:value="0.196008756644825">
                <text:p>0.196008756644825</text:p>
              </table:table-cell>
              <table:table-cell office:value-type="float" office:value="0.196008756644825">
                <text:p>0.196008756644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0903251059156616">
                <text:p>0.0903251059156616</text:p>
              </table:table-cell>
              <table:table-cell office:value-type="float" office:value="0.178304244940484">
                <text:p>0.178304244940484</text:p>
              </table:table-cell>
              <table:table-cell office:value-type="float" office:value="0.178304244940484">
                <text:p>0.178304244940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993576165072278">
                <text:p>0.0993576165072278</text:p>
              </table:table-cell>
              <table:table-cell office:value-type="float" office:value="0.160588360150077">
                <text:p>0.160588360150077</text:p>
              </table:table-cell>
              <table:table-cell office:value-type="float" office:value="0.160588360150077">
                <text:p>0.160588360150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89421854856505">
                <text:p>0.089421854856505</text:p>
              </table:table-cell>
              <table:table-cell office:value-type="float" office:value="0.146228251117092">
                <text:p>0.146228251117092</text:p>
              </table:table-cell>
              <table:table-cell office:value-type="float" office:value="0.146228251117092">
                <text:p>0.146228251117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983640403421555">
                <text:p>0.0983640403421555</text:p>
              </table:table-cell>
              <table:table-cell office:value-type="float" office:value="0.131844649525048">
                <text:p>0.131844649525048</text:p>
              </table:table-cell>
              <table:table-cell office:value-type="float" office:value="0.131844649525048">
                <text:p>0.131844649525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8852763630794">
                <text:p>0.08852763630794</text:p>
              </table:table-cell>
              <table:table-cell office:value-type="float" office:value="0.120172754342747">
                <text:p>0.120172754342747</text:p>
              </table:table-cell>
              <table:table-cell office:value-type="float" office:value="0.120172754342747">
                <text:p>0.120172754342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97380399938734">
                <text:p>0.097380399938734</text:p>
              </table:table-cell>
              <table:table-cell office:value-type="float" office:value="0.108470283463111">
                <text:p>0.108470283463111</text:p>
              </table:table-cell>
              <table:table-cell office:value-type="float" office:value="0.108470283463111">
                <text:p>0.108470283463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876423599448606">
                <text:p>0.0876423599448606</text:p>
              </table:table-cell>
              <table:table-cell office:value-type="float" office:value="0.0989636918365157">
                <text:p>0.0989636918365157</text:p>
              </table:table-cell>
              <table:table-cell office:value-type="float" office:value="0.0989636918365157">
                <text:p>0.0989636918365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964065959393466">
                <text:p>0.0964065959393466</text:p>
              </table:table-cell>
              <table:table-cell office:value-type="float" office:value="0.0894229391849667">
                <text:p>0.0894229391849667</text:p>
              </table:table-cell>
              <table:table-cell office:value-type="float" office:value="0.0894229391849667">
                <text:p>0.0894229391849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86765936345412">
                <text:p>0.086765936345412</text:p>
              </table:table-cell>
              <table:table-cell office:value-type="float" office:value="0.0816640741358243">
                <text:p>0.0816640741358243</text:p>
              </table:table-cell>
              <table:table-cell office:value-type="float" office:value="0.0816640741358243">
                <text:p>0.0816640741358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954425299799532">
                <text:p>0.0954425299799532</text:p>
              </table:table-cell>
              <table:table-cell office:value-type="float" office:value="0.0738698482918307">
                <text:p>0.0738698482918307</text:p>
              </table:table-cell>
              <table:table-cell office:value-type="float" office:value="0.0738698482918307">
                <text:p>0.0738698482918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858982769819579">
                <text:p>0.0858982769819579</text:p>
              </table:table-cell>
              <table:table-cell office:value-type="float" office:value="0.0675245556026439">
                <text:p>0.0675245556026439</text:p>
              </table:table-cell>
              <table:table-cell office:value-type="float" office:value="0.0675245556026439">
                <text:p>0.0675245556026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944881046801536">
                <text:p>0.0944881046801536</text:p>
              </table:table-cell>
              <table:table-cell office:value-type="float" office:value="0.0611442883243804">
                <text:p>0.0611442883243804</text:p>
              </table:table-cell>
              <table:table-cell office:value-type="float" office:value="0.0611442883243804">
                <text:p>0.0611442883243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850392942121383">
                <text:p>0.0850392942121383</text:p>
              </table:table-cell>
              <table:table-cell office:value-type="float" office:value="0.0559446212001716">
                <text:p>0.0559446212001716</text:p>
              </table:table-cell>
              <table:table-cell office:value-type="float" office:value="0.0559446212001716">
                <text:p>0.05594462120017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935432236333521">
                <text:p>0.0935432236333521</text:p>
              </table:table-cell>
              <table:table-cell office:value-type="float" office:value="0.0507113809881608">
                <text:p>0.0507113809881608</text:p>
              </table:table-cell>
              <table:table-cell office:value-type="float" office:value="0.0507113809881608">
                <text:p>0.0507113809881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0841889012700169">
                <text:p>0.0841889012700169</text:p>
              </table:table-cell>
              <table:table-cell office:value-type="float" office:value="0.0464420455408823">
                <text:p>0.0464420455408823</text:p>
              </table:table-cell>
              <table:table-cell office:value-type="float" office:value="0.0464420455408823">
                <text:p>0.0464420455408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0926077913970186">
                <text:p>0.0926077913970186</text:p>
              </table:table-cell>
              <table:table-cell office:value-type="float" office:value="0.0421411502753814">
                <text:p>0.0421411502753814</text:p>
              </table:table-cell>
              <table:table-cell office:value-type="float" office:value="0.0421411502753814">
                <text:p>0.0421411502753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462985992432pt" style:font-size-asian="7.99462985992432pt" style:font-size-complex="7.99462985992432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-2" chart:maximum="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1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1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1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8.285cm" svg:height="18.472cm" chart:class="chart:line" chart:style-name="ch1">
        <chart:legend chart:legend-position="end" svg:x="25.289cm" svg:y="7.968cm" chart:style-name="ch2"/>
        <chart:plot-area chart:style-name="ch3" table:cell-range-address="Sheet5.B1:Sheet5.F100" chart:data-source-has-labels="row" svg:x="0.565cm" svg:y="1.206cm" svg:width="24.319cm" svg:height="16.51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100" chart:label-cell-address="Sheet5.B1:Sheet5.B1" chart:class="chart:line">
            <chart:data-point chart:repeated="99"/>
          </chart:series>
          <chart:series chart:style-name="ch8" chart:values-cell-range-address="Sheet5.C2:Sheet5.C100" chart:label-cell-address="Sheet5.C1:Sheet5.C1" chart:class="chart:line">
            <chart:data-point chart:repeated="99"/>
          </chart:series>
          <chart:series chart:style-name="ch9" chart:values-cell-range-address="Sheet5.D2:Sheet5.D100" chart:label-cell-address="Sheet5.D1:Sheet5.D1" chart:class="chart:line">
            <chart:data-point chart:repeated="99"/>
          </chart:series>
          <chart:series chart:style-name="ch10" chart:values-cell-range-address="Sheet5.E2:Sheet5.E100" chart:label-cell-address="Sheet5.E1:Sheet5.E1" chart:class="chart:line">
            <chart:data-point chart:repeated="99"/>
          </chart:series>
          <chart:series chart:style-name="ch11" chart:values-cell-range-address="Sheet5.F2:Sheet5.F100" chart:label-cell-address="Sheet5.F1:Sheet5.F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Location</text:p>
              </table:table-cell>
              <table:table-cell office:value-type="string">
                <text:p>Acceleration</text:p>
              </table:table-cell>
              <table:table-cell office:value-type="string">
                <text:p>Repulsion</text:p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0.02">
                <text:p>-0.02</text:p>
              </table:table-cell>
              <table:table-cell office:value-type="float" office:value="1.02999700029997">
                <text:p>1.02999700029997</text:p>
              </table:table-cell>
              <table:table-cell office:value-type="float" office:value="-0.0194175322784196">
                <text:p>-0.0194175322784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98058246772158">
                <text:p>9.98058246772158</text:p>
              </table:table-cell>
              <table:table-cell office:value-type="float" office:value="-0.02">
                <text:p>-0.02</text:p>
              </table:table-cell>
              <table:table-cell office:value-type="float" office:value="1.03005535454625">
                <text:p>1.03005535454625</text:p>
              </table:table-cell>
              <table:table-cell office:value-type="float" office:value="-0.038267392237171">
                <text:p>-0.038267392237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94231507548441">
                <text:p>9.94231507548441</text:p>
              </table:table-cell>
              <table:table-cell office:value-type="float" office:value="-0.02">
                <text:p>-0.02</text:p>
              </table:table-cell>
              <table:table-cell office:value-type="float" office:value="1.03017102422306">
                <text:p>1.03017102422306</text:p>
              </table:table-cell>
              <table:table-cell office:value-type="float" office:value="-0.0565608921888627">
                <text:p>-0.0565608921888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88575418329555">
                <text:p>9.88575418329555</text:p>
              </table:table-cell>
              <table:table-cell office:value-type="float" office:value="-0.02">
                <text:p>-0.02</text:p>
              </table:table-cell>
              <table:table-cell office:value-type="float" office:value="1.0303436289037">
                <text:p>1.0303436289037</text:p>
              </table:table-cell>
              <table:table-cell office:value-type="float" office:value="-0.0743061732427314">
                <text:p>-0.0743061732427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81144801005282">
                <text:p>9.81144801005282</text:p>
              </table:table-cell>
              <table:table-cell office:value-type="float" office:value="-0.02">
                <text:p>-0.02</text:p>
              </table:table-cell>
              <table:table-cell office:value-type="float" office:value="1.03057341039592">
                <text:p>1.03057341039592</text:p>
              </table:table-cell>
              <table:table-cell office:value-type="float" office:value="-0.0915084479100825">
                <text:p>-0.0915084479100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71993956214273">
                <text:p>9.71993956214273</text:p>
              </table:table-cell>
              <table:table-cell office:value-type="float" office:value="-0.02">
                <text:p>-0.02</text:p>
              </table:table-cell>
              <table:table-cell office:value-type="float" office:value="1.03086121440034">
                <text:p>1.03086121440034</text:p>
              </table:table-cell>
              <table:table-cell office:value-type="float" office:value="-0.108170184649879">
                <text:p>-0.108170184649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61176937749285">
                <text:p>9.61176937749285</text:p>
              </table:table-cell>
              <table:table-cell office:value-type="float" office:value="-0.02">
                <text:p>-0.02</text:p>
              </table:table-cell>
              <table:table-cell office:value-type="float" office:value="1.03120848823258">
                <text:p>1.03120848823258</text:p>
              </table:table-cell>
              <table:table-cell office:value-type="float" office:value="-0.124291242859679">
                <text:p>-0.124291242859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48747813463317">
                <text:p>9.48747813463317</text:p>
              </table:table-cell>
              <table:table-cell office:value-type="float" office:value="-0.02">
                <text:p>-0.02</text:p>
              </table:table-cell>
              <table:table-cell office:value-type="float" office:value="1.0316172937054">
                <text:p>1.0316172937054</text:p>
              </table:table-cell>
              <table:table-cell office:value-type="float" office:value="-0.1398689647218">
                <text:p>-0.1398689647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34760916991137">
                <text:p>9.34760916991137</text:p>
              </table:table-cell>
              <table:table-cell office:value-type="float" office:value="-0.02">
                <text:p>-0.02</text:p>
              </table:table-cell>
              <table:table-cell office:value-type="float" office:value="1.03209033499502">
                <text:p>1.03209033499502</text:p>
              </table:table-cell>
              <table:table-cell office:value-type="float" office:value="-0.15489822867353">
                <text:p>-0.15489822867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19271094123784">
                <text:p>9.19271094123784</text:p>
              </table:table-cell>
              <table:table-cell office:value-type="float" office:value="-0.02">
                <text:p>-0.02</text:p>
              </table:table-cell>
              <table:table-cell office:value-type="float" office:value="1.03263100198793">
                <text:p>1.03263100198793</text:p>
              </table:table-cell>
              <table:table-cell office:value-type="float" office:value="-0.169371467965644">
                <text:p>-0.169371467965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.0233394732722">
                <text:p>9.0233394732722</text:p>
              </table:table-cell>
              <table:table-cell office:value-type="float" office:value="-0.02">
                <text:p>-0.02</text:p>
              </table:table-cell>
              <table:table-cell office:value-type="float" office:value="1.03324343026861">
                <text:p>1.03324343026861</text:p>
              </table:table-cell>
              <table:table-cell office:value-type="float" office:value="-0.183278656721208">
                <text:p>-0.183278656721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.84006081655099">
                <text:p>8.84006081655099</text:p>
              </table:table-cell>
              <table:table-cell office:value-type="float" office:value="-0.02">
                <text:p>-0.02</text:p>
              </table:table-cell>
              <table:table-cell office:value-type="float" office:value="1.03393257961063">
                <text:p>1.03393257961063</text:p>
              </table:table-cell>
              <table:table-cell office:value-type="float" office:value="-0.196607265047942">
                <text:p>-0.196607265047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.64345355150305">
                <text:p>8.64345355150305</text:p>
              </table:table-cell>
              <table:table-cell office:value-type="float" office:value="-0.02">
                <text:p>-0.02</text:p>
              </table:table-cell>
              <table:table-cell office:value-type="float" office:value="1.03470433361839">
                <text:p>1.03470433361839</text:p>
              </table:table-cell>
              <table:table-cell office:value-type="float" office:value="-0.209342184052193">
                <text:p>-0.209342184052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.43411136745086">
                <text:p>8.43411136745086</text:p>
              </table:table-cell>
              <table:table-cell office:value-type="float" office:value="-0.02">
                <text:p>-0.02</text:p>
              </table:table-cell>
              <table:table-cell office:value-type="float" office:value="1.03556562408383">
                <text:p>1.03556562408383</text:p>
              </table:table-cell>
              <table:table-cell office:value-type="float" office:value="-0.221465621027246">
                <text:p>-0.221465621027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.21264574642361">
                <text:p>8.21264574642361</text:p>
              </table:table-cell>
              <table:table-cell office:value-type="float" office:value="-0.02">
                <text:p>-0.02</text:p>
              </table:table-cell>
              <table:table-cell office:value-type="float" office:value="1.03652458472909">
                <text:p>1.03652458472909</text:p>
              </table:table-cell>
              <table:table-cell office:value-type="float" office:value="-0.23295696463423">
                <text:p>-0.23295696463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97968878178938">
                <text:p>7.97968878178938</text:p>
              </table:table-cell>
              <table:table-cell office:value-type="float" office:value="-0.02">
                <text:p>-0.02</text:p>
              </table:table-cell>
              <table:table-cell office:value-type="float" office:value="1.03759074037376">
                <text:p>1.03759074037376</text:p>
              </table:table-cell>
              <table:table-cell office:value-type="float" office:value="-0.243792619567047">
                <text:p>-0.243792619567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.73589616222233">
                <text:p>7.73589616222233</text:p>
              </table:table-cell>
              <table:table-cell office:value-type="float" office:value="-0.02">
                <text:p>-0.02</text:p>
              </table:table-cell>
              <table:table-cell office:value-type="float" office:value="1.03877523928327">
                <text:p>1.03877523928327</text:p>
              </table:table-cell>
              <table:table-cell office:value-type="float" office:value="-0.253945810018592">
                <text:p>-0.253945810018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.48195035220374">
                <text:p>7.48195035220374</text:p>
              </table:table-cell>
              <table:table-cell office:value-type="float" office:value="-0.02">
                <text:p>-0.02</text:p>
              </table:table-cell>
              <table:table-cell office:value-type="float" office:value="1.04009113863914">
                <text:p>1.04009113863914</text:p>
              </table:table-cell>
              <table:table-cell office:value-type="float" office:value="-0.263386351293238">
                <text:p>-0.263386351293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2185640009105">
                <text:p>7.2185640009105</text:p>
              </table:table-cell>
              <table:table-cell office:value-type="float" office:value="-0.02">
                <text:p>-0.02</text:p>
              </table:table-cell>
              <table:table-cell office:value-type="float" office:value="1.04155375587254">
                <text:p>1.04155375587254</text:p>
              </table:table-cell>
              <table:table-cell office:value-type="float" office:value="-0.27208038922181">
                <text:p>-0.27208038922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.94648361168869">
                <text:p>6.94648361168869</text:p>
              </table:table-cell>
              <table:table-cell office:value-type="float" office:value="-0.02">
                <text:p>-0.02</text:p>
              </table:table-cell>
              <table:table-cell office:value-type="float" office:value="1.04318110221883">
                <text:p>1.04318110221883</text:p>
              </table:table-cell>
              <table:table-cell office:value-type="float" office:value="-0.279990107758431">
                <text:p>-0.279990107758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.66649350393026">
                <text:p>6.66649350393026</text:p>
              </table:table-cell>
              <table:table-cell office:value-type="float" office:value="-0.02">
                <text:p>-0.02</text:p>
              </table:table-cell>
              <table:table-cell office:value-type="float" office:value="1.04499441954059">
                <text:p>1.04499441954059</text:p>
              </table:table-cell>
              <table:table-cell office:value-type="float" office:value="-0.287073406468826">
                <text:p>-0.287073406468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.37942009746144">
                <text:p>6.37942009746144</text:p>
              </table:table-cell>
              <table:table-cell office:value-type="float" office:value="-0.02">
                <text:p>-0.02</text:p>
              </table:table-cell>
              <table:table-cell office:value-type="float" office:value="1.04701884757077">
                <text:p>1.04701884757077</text:p>
              </table:table-cell>
              <table:table-cell office:value-type="float" office:value="-0.293283551849405">
                <text:p>-0.293283551849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.08613654561203">
                <text:p>6.08613654561203</text:p>
              </table:table-cell>
              <table:table-cell office:value-type="float" office:value="-0.02">
                <text:p>-0.02</text:p>
              </table:table-cell>
              <table:table-cell office:value-type="float" office:value="1.04928425668655">
                <text:p>1.04928425668655</text:p>
              </table:table-cell>
              <table:table-cell office:value-type="float" office:value="-0.298568809979766">
                <text:p>-0.298568809979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5.78756773563226">
                <text:p>5.78756773563226</text:p>
              </table:table-cell>
              <table:table-cell office:value-type="float" office:value="-0.02">
                <text:p>-0.02</text:p>
              </table:table-cell>
              <table:table-cell office:value-type="float" office:value="1.05182629170137">
                <text:p>1.05182629170137</text:p>
              </table:table-cell>
              <table:table-cell office:value-type="float" office:value="-0.302872073547876">
                <text:p>-0.30287207354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.48469566208439">
                <text:p>5.48469566208439</text:p>
              </table:table-cell>
              <table:table-cell office:value-type="float" office:value="-0.02">
                <text:p>-0.02</text:p>
              </table:table-cell>
              <table:table-cell office:value-type="float" office:value="1.054687685661">
                <text:p>1.054687685661</text:p>
              </table:table-cell>
              <table:table-cell office:value-type="float" office:value="-0.306130504733752">
                <text:p>-0.306130504733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.17856515735064">
                <text:p>5.17856515735064</text:p>
              </table:table-cell>
              <table:table-cell office:value-type="float" office:value="-0.02">
                <text:p>-0.02</text:p>
              </table:table-cell>
              <table:table-cell office:value-type="float" office:value="1.05791992008716">
                <text:p>1.05791992008716</text:p>
              </table:table-cell>
              <table:table-cell office:value-type="float" office:value="-0.308275228154209">
                <text:p>-0.308275228154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.87028992919643">
                <text:p>4.87028992919643</text:p>
              </table:table-cell>
              <table:table-cell office:value-type="float" office:value="-0.02">
                <text:p>-0.02</text:p>
              </table:table-cell>
              <table:table-cell office:value-type="float" office:value="1.0615853304485">
                <text:p>1.0615853304485</text:p>
              </table:table-cell>
              <table:table-cell office:value-type="float" office:value="-0.309231127012201">
                <text:p>-0.309231127012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4.56105880218423">
                <text:p>4.56105880218423</text:p>
              </table:table-cell>
              <table:table-cell office:value-type="float" office:value="-0.02">
                <text:p>-0.02</text:p>
              </table:table-cell>
              <table:table-cell office:value-type="float" office:value="1.06575978368722">
                <text:p>1.06575978368722</text:p>
              </table:table-cell>
              <table:table-cell office:value-type="float" office:value="-0.308916823520172">
                <text:p>-0.308916823520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.25214197866405">
                <text:p>4.25214197866405</text:p>
              </table:table-cell>
              <table:table-cell office:value-type="float" office:value="-0.02">
                <text:p>-0.02</text:p>
              </table:table-cell>
              <table:table-cell office:value-type="float" office:value="1.07053608873274">
                <text:p>1.07053608873274</text:p>
              </table:table-cell>
              <table:table-cell office:value-type="float" office:value="-0.307244965379477">
                <text:p>-0.307244965379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.94489701328458">
                <text:p>3.94489701328458</text:p>
              </table:table-cell>
              <table:table-cell office:value-type="float" office:value="-0.02">
                <text:p>-0.02</text:p>
              </table:table-cell>
              <table:table-cell office:value-type="float" office:value="1.07602834006818">
                <text:p>1.07602834006818</text:p>
              </table:table-cell>
              <table:table-cell office:value-type="float" office:value="-0.304122998617995">
                <text:p>-0.304122998617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64077401466658">
                <text:p>3.64077401466658</text:p>
              </table:table-cell>
              <table:table-cell office:value-type="float" office:value="-0.02">
                <text:p>-0.02</text:p>
              </table:table-cell>
              <table:table-cell office:value-type="float" office:value="1.08237743440197">
                <text:p>1.08237743440197</text:p>
              </table:table-cell>
              <table:table-cell office:value-type="float" office:value="-0.299454689571459">
                <text:p>-0.299454689571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.34131932509512">
                <text:p>3.34131932509512</text:p>
              </table:table-cell>
              <table:table-cell office:value-type="float" office:value="-0.02">
                <text:p>-0.02</text:p>
              </table:table-cell>
              <table:table-cell office:value-type="float" office:value="1.08975803052315">
                <text:p>1.08975803052315</text:p>
              </table:table-cell>
              <table:table-cell office:value-type="float" office:value="-0.293142771719793">
                <text:p>-0.293142771719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.04817655337533">
                <text:p>3.04817655337533</text:p>
              </table:table-cell>
              <table:table-cell office:value-type="float" office:value="-0.02">
                <text:p>-0.02</text:p>
              </table:table-cell>
              <table:table-cell office:value-type="float" office:value="1.09838721856493">
                <text:p>1.09838721856493</text:p>
              </table:table-cell>
              <table:table-cell office:value-type="float" office:value="-0.285093240732464">
                <text:p>-0.285093240732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.76308331264287">
                <text:p>2.76308331264287</text:p>
              </table:table-cell>
              <table:table-cell office:value-type="float" office:value="-0.02">
                <text:p>-0.02</text:p>
              </table:table-cell>
              <table:table-cell office:value-type="float" office:value="1.10853507874665">
                <text:p>1.10853507874665</text:p>
              </table:table-cell>
              <table:table-cell office:value-type="float" office:value="-0.275221999359202">
                <text:p>-0.275221999359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.48786131328366">
                <text:p>2.48786131328366</text:p>
              </table:table-cell>
              <table:table-cell office:value-type="float" office:value="-0.02">
                <text:p>-0.02</text:p>
              </table:table-cell>
              <table:table-cell office:value-type="float" office:value="1.12053704977406">
                <text:p>1.12053704977406</text:p>
              </table:table-cell>
              <table:table-cell office:value-type="float" office:value="-0.263464737215722">
                <text:p>-0.263464737215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.22439657606794">
                <text:p>2.22439657606794</text:p>
              </table:table-cell>
              <table:table-cell office:value-type="float" office:value="-0.02">
                <text:p>-0.02</text:p>
              </table:table-cell>
              <table:table-cell office:value-type="float" office:value="1.13480743307787">
                <text:p>1.13480743307787</text:p>
              </table:table-cell>
              <table:table-cell office:value-type="float" office:value="-0.249791047320599">
                <text:p>-0.249791047320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97460552874734">
                <text:p>1.97460552874734</text:p>
              </table:table-cell>
              <table:table-cell office:value-type="float" office:value="-0.02">
                <text:p>-0.02</text:p>
              </table:table-cell>
              <table:table-cell office:value-type="float" office:value="1.15185217678056">
                <text:p>1.15185217678056</text:p>
              </table:table-cell>
              <table:table-cell office:value-type="float" office:value="-0.234223672758658">
                <text:p>-0.234223672758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74038185598868">
                <text:p>1.74038185598868</text:p>
              </table:table-cell>
              <table:table-cell office:value-type="float" office:value="-0.02">
                <text:p>-0.02</text:p>
              </table:table-cell>
              <table:table-cell office:value-type="float" office:value="1.17227697587883">
                <text:p>1.17227697587883</text:p>
              </table:table-cell>
              <table:table-cell office:value-type="float" office:value="-0.216863145817627">
                <text:p>-0.216863145817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52351871017106">
                <text:p>1.52351871017106</text:p>
              </table:table-cell>
              <table:table-cell office:value-type="float" office:value="-0.02">
                <text:p>-0.02</text:p>
              </table:table-cell>
              <table:table-cell office:value-type="float" office:value="1.19678341629952">
                <text:p>1.19678341629952</text:p>
              </table:table-cell>
              <table:table-cell office:value-type="float" office:value="-0.1979164672502">
                <text:p>-0.1979164672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.32560224292086">
                <text:p>1.32560224292086</text:p>
              </table:table-cell>
              <table:table-cell office:value-type="float" office:value="0.02">
                <text:p>0.02</text:p>
              </table:table-cell>
              <table:table-cell office:value-type="float" office:value="1.0816238186526">
                <text:p>1.0816238186526</text:p>
              </table:table-cell>
              <table:table-cell office:value-type="float" office:value="-0.164490152844299">
                <text:p>-0.164490152844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.16111209007656">
                <text:p>1.16111209007656</text:p>
              </table:table-cell>
              <table:table-cell office:value-type="float" office:value="0.02">
                <text:p>0.02</text:p>
              </table:table-cell>
              <table:table-cell office:value-type="float" office:value="1.07812728054502">
                <text:p>1.07812728054502</text:p>
              </table:table-cell>
              <table:table-cell office:value-type="float" office:value="-0.13401956842355">
                <text:p>-0.13401956842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1.02709252165301">
                <text:p>1.02709252165301</text:p>
              </table:table-cell>
              <table:table-cell office:value-type="float" office:value="0.02">
                <text:p>0.02</text:p>
              </table:table-cell>
              <table:table-cell office:value-type="float" office:value="1.0754924470775">
                <text:p>1.0754924470775</text:p>
              </table:table-cell>
              <table:table-cell office:value-type="float" office:value="-0.106016149842226">
                <text:p>-0.106016149842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21076371810781">
                <text:p>0.921076371810781</text:p>
              </table:table-cell>
              <table:table-cell office:value-type="float" office:value="0.02">
                <text:p>0.02</text:p>
              </table:table-cell>
              <table:table-cell office:value-type="float" office:value="1.07353078815673">
                <text:p>1.07353078815673</text:p>
              </table:table-cell>
              <table:table-cell office:value-type="float" office:value="-0.0801245300005947">
                <text:p>-0.0801245300005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840951841810187">
                <text:p>0.840951841810187</text:p>
              </table:table-cell>
              <table:table-cell office:value-type="float" office:value="0.02">
                <text:p>0.02</text:p>
              </table:table-cell>
              <table:table-cell office:value-type="float" office:value="1.07211454978217">
                <text:p>1.07211454978217</text:p>
              </table:table-cell>
              <table:table-cell office:value-type="float" office:value="-0.0560803227722362">
                <text:p>-0.0560803227722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784871519037951">
                <text:p>0.784871519037951</text:p>
              </table:table-cell>
              <table:table-cell office:value-type="float" office:value="0.02">
                <text:p>0.02</text:p>
              </table:table-cell>
              <table:table-cell office:value-type="float" office:value="1.07115532682523">
                <text:p>1.07115532682523</text:p>
              </table:table-cell>
              <table:table-cell office:value-type="float" office:value="-0.0336835581812153">
                <text:p>-0.0336835581812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751187960856735">
                <text:p>0.751187960856735</text:p>
              </table:table-cell>
              <table:table-cell office:value-type="float" office:value="0.02">
                <text:p>0.02</text:p>
              </table:table-cell>
              <table:table-cell office:value-type="float" office:value="1.07059135727341">
                <text:p>1.07059135727341</text:p>
              </table:table-cell>
              <table:table-cell office:value-type="float" office:value="-0.0127813082818683">
                <text:p>-0.0127813082818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738406652574867">
                <text:p>0.738406652574867</text:p>
              </table:table-cell>
              <table:table-cell office:value-type="float" office:value="0.02">
                <text:p>0.02</text:p>
              </table:table-cell>
              <table:table-cell office:value-type="float" office:value="1.07037969037821">
                <text:p>1.07037969037821</text:p>
              </table:table-cell>
              <table:table-cell office:value-type="float" office:value="0.00674404772719577">
                <text:p>0.00674404772719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745150700302063">
                <text:p>0.745150700302063</text:p>
              </table:table-cell>
              <table:table-cell office:value-type="float" office:value="0.02">
                <text:p>0.02</text:p>
              </table:table-cell>
              <table:table-cell office:value-type="float" office:value="1.07049121782139">
                <text:p>1.07049121782139</text:p>
              </table:table-cell>
              <table:table-cell office:value-type="float" office:value="0.0249829678954527">
                <text:p>0.0249829678954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770133668197515">
                <text:p>0.770133668197515</text:p>
              </table:table-cell>
              <table:table-cell office:value-type="float" office:value="0.02">
                <text:p>0.02</text:p>
              </table:table-cell>
              <table:table-cell office:value-type="float" office:value="1.07090746350102">
                <text:p>1.07090746350102</text:p>
              </table:table-cell>
              <table:table-cell office:value-type="float" office:value="0.0420045330045547">
                <text:p>0.0420045330045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81213820120207">
                <text:p>0.81213820120207</text:p>
              </table:table-cell>
              <table:table-cell office:value-type="float" office:value="0.02">
                <text:p>0.02</text:p>
              </table:table-cell>
              <table:table-cell office:value-type="float" office:value="1.07161850030146">
                <text:p>1.07161850030146</text:p>
              </table:table-cell>
              <table:table-cell office:value-type="float" office:value="0.057860640691731">
                <text:p>0.057860640691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0.869998841893801">
                <text:p>0.869998841893801</text:p>
              </table:table-cell>
              <table:table-cell office:value-type="float" office:value="0.02">
                <text:p>0.02</text:p>
              </table:table-cell>
              <table:table-cell office:value-type="float" office:value="1.07262162088997">
                <text:p>1.07262162088997</text:p>
              </table:table-cell>
              <table:table-cell office:value-type="float" office:value="0.0725891024153785">
                <text:p>0.0725891024153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0.94258794430918">
                <text:p>0.94258794430918</text:p>
              </table:table-cell>
              <table:table-cell office:value-type="float" office:value="0.02">
                <text:p>0.02</text:p>
              </table:table-cell>
              <table:table-cell office:value-type="float" office:value="1.0739205373637">
                <text:p>1.0739205373637</text:p>
              </table:table-cell>
              <table:table-cell office:value-type="float" office:value="0.0862159714746394">
                <text:p>0.0862159714746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.02880391578382">
                <text:p>1.02880391578382</text:p>
              </table:table-cell>
              <table:table-cell office:value-type="float" office:value="0.02">
                <text:p>0.02</text:p>
              </table:table-cell>
              <table:table-cell office:value-type="float" office:value="1.0755249724937">
                <text:p>1.0755249724937</text:p>
              </table:table-cell>
              <table:table-cell office:value-type="float" office:value="0.098757327064539">
                <text:p>0.098757327064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.12756124284836">
                <text:p>1.12756124284836</text:p>
              </table:table-cell>
              <table:table-cell office:value-type="float" office:value="0.02">
                <text:p>0.02</text:p>
              </table:table-cell>
              <table:table-cell office:value-type="float" office:value="1.07745055977614">
                <text:p>1.07745055977614</text:p>
              </table:table-cell>
              <table:table-cell office:value-type="float" office:value="0.110220674152522">
                <text:p>0.110220674152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.23778191700088">
                <text:p>1.23778191700088</text:p>
              </table:table-cell>
              <table:table-cell office:value-type="float" office:value="0.02">
                <text:p>0.02</text:p>
              </table:table-cell>
              <table:table-cell office:value-type="float" office:value="1.07971900468785">
                <text:p>1.07971900468785</text:p>
              </table:table-cell>
              <table:table-cell office:value-type="float" office:value="0.120606077680526">
                <text:p>0.120606077680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1.35838799468141">
                <text:p>1.35838799468141</text:p>
              </table:table-cell>
              <table:table-cell office:value-type="float" office:value="0.02">
                <text:p>0.02</text:p>
              </table:table-cell>
              <table:table-cell office:value-type="float" office:value="1.08235848329769">
                <text:p>1.08235848329769</text:p>
              </table:table-cell>
              <table:table-cell office:value-type="float" office:value="0.12990712397997">
                <text:p>0.12990712397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.48829511866138">
                <text:p>1.48829511866138</text:p>
              </table:table-cell>
              <table:table-cell office:value-type="float" office:value="0.02">
                <text:p>0.02</text:p>
              </table:table-cell>
              <table:table-cell office:value-type="float" office:value="1.08540427110565">
                <text:p>1.08540427110565</text:p>
              </table:table-cell>
              <table:table-cell office:value-type="float" office:value="0.138111787442357">
                <text:p>0.138111787442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.62640690610373">
                <text:p>1.62640690610373</text:p>
              </table:table-cell>
              <table:table-cell office:value-type="float" office:value="0.02">
                <text:p>0.02</text:p>
              </table:table-cell>
              <table:table-cell office:value-type="float" office:value="1.0888996070497">
                <text:p>1.0888996070497</text:p>
              </table:table-cell>
              <table:table-cell office:value-type="float" office:value="0.14520327348703">
                <text:p>0.14520327348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.77161017959076">
                <text:p>1.77161017959076</text:p>
              </table:table-cell>
              <table:table-cell office:value-type="float" office:value="0.02">
                <text:p>0.02</text:p>
              </table:table-cell>
              <table:table-cell office:value-type="float" office:value="1.09289680610995">
                <text:p>1.09289680610995</text:p>
              </table:table-cell>
              <table:table-cell office:value-type="float" office:value="0.151160907931512">
                <text:p>0.151160907931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.92277108752227">
                <text:p>1.92277108752227</text:p>
              </table:table-cell>
              <table:table-cell office:value-type="float" office:value="0.02">
                <text:p>0.02</text:p>
              </table:table-cell>
              <table:table-cell office:value-type="float" office:value="1.09745863888938">
                <text:p>1.09745863888938</text:p>
              </table:table-cell>
              <table:table-cell office:value-type="float" office:value="0.155961146840784">
                <text:p>0.155961146840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2.07873223436306">
                <text:p>2.07873223436306</text:p>
              </table:table-cell>
              <table:table-cell office:value-type="float" office:value="0.02">
                <text:p>0.02</text:p>
              </table:table-cell>
              <table:table-cell office:value-type="float" office:value="1.1026599969817">
                <text:p>1.1026599969817</text:p>
              </table:table-cell>
              <table:table-cell office:value-type="float" office:value="0.159578788858252">
                <text:p>0.159578788858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2.23831102322131">
                <text:p>2.23831102322131</text:p>
              </table:table-cell>
              <table:table-cell office:value-type="float" office:value="0.02">
                <text:p>0.02</text:p>
              </table:table-cell>
              <table:table-cell office:value-type="float" office:value="1.10858985666559">
                <text:p>1.10858985666559</text:p>
              </table:table-cell>
              <table:table-cell office:value-type="float" office:value="0.161988482736428">
                <text:p>0.1619884827364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2.40029950595774">
                <text:p>2.40029950595774</text:p>
              </table:table-cell>
              <table:table-cell office:value-type="float" office:value="0.02">
                <text:p>0.02</text:p>
              </table:table-cell>
              <table:table-cell office:value-type="float" office:value="1.11535353674414">
                <text:p>1.11535353674414</text:p>
              </table:table-cell>
              <table:table-cell office:value-type="float" office:value="0.163166634381844">
                <text:p>0.163166634381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2.56346614033958">
                <text:p>2.56346614033958</text:p>
              </table:table-cell>
              <table:table-cell office:value-type="float" office:value="0.02">
                <text:p>0.02</text:p>
              </table:table-cell>
              <table:table-cell office:value-type="float" office:value="1.12307521342157">
                <text:p>1.12307521342157</text:p>
              </table:table-cell>
              <table:table-cell office:value-type="float" office:value="0.163093826836235">
                <text:p>0.163093826836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2.72655996717582">
                <text:p>2.72655996717582</text:p>
              </table:table-cell>
              <table:table-cell office:value-type="float" office:value="0.02">
                <text:p>0.02</text:p>
              </table:table-cell>
              <table:table-cell office:value-type="float" office:value="1.1319005978045">
                <text:p>1.1319005978045</text:p>
              </table:table-cell>
              <table:table-cell office:value-type="float" office:value="0.161757867423494">
                <text:p>0.161757867423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2.88831783459931">
                <text:p>2.88831783459931</text:p>
              </table:table-cell>
              <table:table-cell office:value-type="float" office:value="0.02">
                <text:p>0.02</text:p>
              </table:table-cell>
              <table:table-cell office:value-type="float" office:value="1.14199958939072">
                <text:p>1.14199958939072</text:p>
              </table:table-cell>
              <table:table-cell office:value-type="float" office:value="0.159157559347693">
                <text:p>0.159157559347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3.047475393947">
                <text:p>3.047475393947</text:p>
              </table:table-cell>
              <table:table-cell office:value-type="float" office:value="0.02">
                <text:p>0.02</text:p>
              </table:table-cell>
              <table:table-cell office:value-type="float" office:value="1.15356858012971">
                <text:p>1.15356858012971</text:p>
              </table:table-cell>
              <table:table-cell office:value-type="float" office:value="0.155307246082889">
                <text:p>0.155307246082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.20278264002989">
                <text:p>3.20278264002989</text:p>
              </table:table-cell>
              <table:table-cell office:value-type="float" office:value="0.02">
                <text:p>0.02</text:p>
              </table:table-cell>
              <table:table-cell office:value-type="float" office:value="1.16683188955811">
                <text:p>1.16683188955811</text:p>
              </table:table-cell>
              <table:table-cell office:value-type="float" office:value="0.150242076559358">
                <text:p>0.150242076559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3.35302471658925">
                <text:p>3.35302471658925</text:p>
              </table:table-cell>
              <table:table-cell office:value-type="float" office:value="0.02">
                <text:p>0.02</text:p>
              </table:table-cell>
              <table:table-cell office:value-type="float" office:value="1.18204156519818">
                <text:p>1.18204156519818</text:p>
              </table:table-cell>
              <table:table-cell office:value-type="float" office:value="0.144023764960258">
                <text:p>0.144023764960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3.49704848154951">
                <text:p>3.49704848154951</text:p>
              </table:table-cell>
              <table:table-cell office:value-type="float" office:value="0.02">
                <text:p>0.02</text:p>
              </table:table-cell>
              <table:table-cell office:value-type="float" office:value="1.1994745151819">
                <text:p>1.1994745151819</text:p>
              </table:table-cell>
              <table:table-cell office:value-type="float" office:value="0.136746352577056">
                <text:p>0.136746352577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3.63379483412657">
                <text:p>3.63379483412657</text:p>
              </table:table-cell>
              <table:table-cell office:value-type="float" office:value="0.02">
                <text:p>0.02</text:p>
              </table:table-cell>
              <table:table-cell office:value-type="float" office:value="1.21942573615742">
                <text:p>1.21942573615742</text:p>
              </table:table-cell>
              <table:table-cell office:value-type="float" office:value="0.128541122209694">
                <text:p>0.128541122209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76233595633626">
                <text:p>3.76233595633626</text:p>
              </table:table-cell>
              <table:table-cell office:value-type="float" office:value="0.02">
                <text:p>0.02</text:p>
              </table:table-cell>
              <table:table-cell office:value-type="float" office:value="1.24219642245581">
                <text:p>1.24219642245581</text:p>
              </table:table-cell>
              <table:table-cell office:value-type="float" office:value="0.119579415561373">
                <text:p>0.119579415561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3.88191537189763">
                <text:p>3.88191537189763</text:p>
              </table:table-cell>
              <table:table-cell office:value-type="float" office:value="0.02">
                <text:p>0.02</text:p>
              </table:table-cell>
              <table:table-cell office:value-type="float" office:value="1.26807624058666">
                <text:p>1.26807624058666</text:p>
              </table:table-cell>
              <table:table-cell office:value-type="float" office:value="0.110071785192347">
                <text:p>0.1100717851923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3.99198715708998">
                <text:p>3.99198715708998</text:p>
              </table:table-cell>
              <table:table-cell office:value-type="float" office:value="0.02">
                <text:p>0.02</text:p>
              </table:table-cell>
              <table:table-cell office:value-type="float" office:value="1.29732029885248">
                <text:p>1.29732029885248</text:p>
              </table:table-cell>
              <table:table-cell office:value-type="float" office:value="0.100261890072482">
                <text:p>0.100261890072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4.09224904716246">
                <text:p>4.09224904716246</text:p>
              </table:table-cell>
              <table:table-cell office:value-type="float" office:value="0.02">
                <text:p>0.02</text:p>
              </table:table-cell>
              <table:table-cell office:value-type="float" office:value="1.33012345028444">
                <text:p>1.33012345028444</text:p>
              </table:table-cell>
              <table:table-cell office:value-type="float" office:value="0.0904140815251129">
                <text:p>0.0904140815251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4.18266312868757">
                <text:p>4.18266312868757</text:p>
              </table:table-cell>
              <table:table-cell office:value-type="float" office:value="0.02">
                <text:p>0.02</text:p>
              </table:table-cell>
              <table:table-cell office:value-type="float" office:value="1.36659719305922">
                <text:p>1.36659719305922</text:p>
              </table:table-cell>
              <table:table-cell office:value-type="float" office:value="0.0807948985157386">
                <text:p>0.08079489851573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4.26345802720331">
                <text:p>4.26345802720331</text:p>
              </table:table-cell>
              <table:table-cell office:value-type="float" office:value="0.02">
                <text:p>0.02</text:p>
              </table:table-cell>
              <table:table-cell office:value-type="float" office:value="1.40675651158188">
                <text:p>1.40675651158188</text:p>
              </table:table-cell>
              <table:table-cell office:value-type="float" office:value="0.0716505647465572">
                <text:p>0.0716505647465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4.33510859194987">
                <text:p>4.33510859194987</text:p>
              </table:table-cell>
              <table:table-cell office:value-type="float" office:value="0.02">
                <text:p>0.02</text:p>
              </table:table-cell>
              <table:table-cell office:value-type="float" office:value="1.45052390881339">
                <text:p>1.45052390881339</text:p>
              </table:table-cell>
              <table:table-cell office:value-type="float" office:value="0.0631844564503127">
                <text:p>0.0631844564503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4.39829304840018">
                <text:p>4.39829304840018</text:p>
              </table:table-cell>
              <table:table-cell office:value-type="float" office:value="0.02">
                <text:p>0.02</text:p>
              </table:table-cell>
              <table:table-cell office:value-type="float" office:value="1.49775433849516">
                <text:p>1.49775433849516</text:p>
              </table:table-cell>
              <table:table-cell office:value-type="float" office:value="0.0555394528410386">
                <text:p>0.05553945284103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4.45383250124122">
                <text:p>4.45383250124122</text:p>
              </table:table-cell>
              <table:table-cell office:value-type="float" office:value="0.02">
                <text:p>0.02</text:p>
              </table:table-cell>
              <table:table-cell office:value-type="float" office:value="1.54827817931535">
                <text:p>1.54827817931535</text:p>
              </table:table-cell>
              <table:table-cell office:value-type="float" office:value="0.0487893285910947">
                <text:p>0.0487893285910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.50262182983232">
                <text:p>4.50262182983232</text:p>
              </table:table-cell>
              <table:table-cell office:value-type="float" office:value="0.02">
                <text:p>0.02</text:p>
              </table:table-cell>
              <table:table-cell office:value-type="float" office:value="1.60195252913879">
                <text:p>1.60195252913879</text:p>
              </table:table-cell>
              <table:table-cell office:value-type="float" office:value="0.0429409282359171">
                <text:p>0.0429409282359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4.54556275806823">
                <text:p>4.54556275806823</text:p>
              </table:table-cell>
              <table:table-cell office:value-type="float" office:value="0.02">
                <text:p>0.02</text:p>
              </table:table-cell>
              <table:table-cell office:value-type="float" office:value="1.65870766019821">
                <text:p>1.65870766019821</text:p>
              </table:table-cell>
              <table:table-cell office:value-type="float" office:value="0.0379457632868205">
                <text:p>0.0379457632868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4.58350852135505">
                <text:p>4.58350852135505</text:p>
              </table:table-cell>
              <table:table-cell office:value-type="float" office:value="0.02">
                <text:p>0.02</text:p>
              </table:table-cell>
              <table:table-cell office:value-type="float" office:value="1.718577540729">
                <text:p>1.718577540729</text:p>
              </table:table-cell>
              <table:table-cell office:value-type="float" office:value="0.0337172818296232">
                <text:p>0.0337172818296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.61722580318468">
                <text:p>4.61722580318468</text:p>
              </table:table-cell>
              <table:table-cell office:value-type="float" office:value="0.02">
                <text:p>0.02</text:p>
              </table:table-cell>
              <table:table-cell office:value-type="float" office:value="1.78170966805348">
                <text:p>1.78170966805348</text:p>
              </table:table-cell>
              <table:table-cell office:value-type="float" office:value="0.0301492901973806">
                <text:p>0.0301492901973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4.64737509338206">
                <text:p>4.64737509338206</text:p>
              </table:table-cell>
              <table:table-cell office:value-type="float" office:value="0.02">
                <text:p>0.02</text:p>
              </table:table-cell>
              <table:table-cell office:value-type="float" office:value="1.84835653367629">
                <text:p>1.84835653367629</text:p>
              </table:table-cell>
              <table:table-cell office:value-type="float" office:value="0.0271318272658339">
                <text:p>0.02713182726583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4.67450692064789">
                <text:p>4.67450692064789</text:p>
              </table:table-cell>
              <table:table-cell office:value-type="float" office:value="0.02">
                <text:p>0.02</text:p>
              </table:table-cell>
              <table:table-cell office:value-type="float" office:value="1.91885561738496">
                <text:p>1.91885561738496</text:p>
              </table:table-cell>
              <table:table-cell office:value-type="float" office:value="0.0245624667321587">
                <text:p>0.0245624667321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4.69906938738005">
                <text:p>4.69906938738005</text:p>
              </table:table-cell>
              <table:table-cell office:value-type="float" office:value="0.02">
                <text:p>0.02</text:p>
              </table:table-cell>
              <table:table-cell office:value-type="float" office:value="1.99360577384586">
                <text:p>1.99360577384586</text:p>
              </table:table-cell>
              <table:table-cell office:value-type="float" office:value="0.0223526974674604">
                <text:p>0.0223526974674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4.72142208484751">
                <text:p>4.72142208484751</text:p>
              </table:table-cell>
              <table:table-cell office:value-type="float" office:value="0.02">
                <text:p>0.02</text:p>
              </table:table-cell>
              <table:table-cell office:value-type="float" office:value="2.07304613040115">
                <text:p>2.07304613040115</text:p>
              </table:table-cell>
              <table:table-cell office:value-type="float" office:value="0.0204301760806764">
                <text:p>0.0204301760806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.74185226092819">
                <text:p>4.74185226092819</text:p>
              </table:table-cell>
              <table:table-cell office:value-type="float" office:value="0.02">
                <text:p>0.02</text:p>
              </table:table-cell>
              <table:table-cell office:value-type="float" office:value="2.15764081552286">
                <text:p>2.15764081552286</text:p>
              </table:table-cell>
              <table:table-cell office:value-type="float" office:value="0.0187381401898809">
                <text:p>0.0187381401898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4.76059040111807">
                <text:p>4.76059040111807</text:p>
              </table:table-cell>
              <table:table-cell office:value-type="float" office:value="0.02">
                <text:p>0.02</text:p>
              </table:table-cell>
              <table:table-cell office:value-type="float" office:value="2.2478703071558">
                <text:p>2.2478703071558</text:p>
              </table:table-cell>
              <table:table-cell office:value-type="float" office:value="0.017233262998565">
                <text:p>0.0172332629985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4.77782366411663">
                <text:p>4.77782366411663</text:p>
              </table:table-cell>
              <table:table-cell office:value-type="float" office:value="0.02">
                <text:p>0.02</text:p>
              </table:table-cell>
              <table:table-cell office:value-type="float" office:value="2.34422853934111">
                <text:p>2.34422853934111</text:p>
              </table:table-cell>
              <table:table-cell office:value-type="float" office:value="0.0158829492831915">
                <text:p>0.0158829492831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4.79370661339982">
                <text:p>4.79370661339982</text:p>
              </table:table-cell>
              <table:table-cell office:value-type="float" office:value="0.02">
                <text:p>0.02</text:p>
              </table:table-cell>
              <table:table-cell office:value-type="float" office:value="2.44722417304434">
                <text:p>2.44722417304434</text:p>
              </table:table-cell>
              <table:table-cell office:value-type="float" office:value="0.0146627144658159">
                <text:p>0.0146627144658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4.80836932786564">
                <text:p>4.80836932786564</text:p>
              </table:table-cell>
              <table:table-cell office:value-type="float" office:value="0.02">
                <text:p>0.02</text:p>
              </table:table-cell>
              <table:table-cell office:value-type="float" office:value="2.55738438056609">
                <text:p>2.55738438056609</text:p>
              </table:table-cell>
              <table:table-cell office:value-type="float" office:value="0.0135539712877042">
                <text:p>0.0135539712877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4.82192329915334">
                <text:p>4.82192329915334</text:p>
              </table:table-cell>
              <table:table-cell office:value-type="float" office:value="0.02">
                <text:p>0.02</text:p>
              </table:table-cell>
              <table:table-cell office:value-type="float" office:value="2.67525981091695">
                <text:p>2.67525981091695</text:p>
              </table:table-cell>
              <table:table-cell office:value-type="float" office:value="0.0125423224879992">
                <text:p>0.0125423224879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4.83446562164134">
                <text:p>4.83446562164134</text:p>
              </table:table-cell>
              <table:table-cell office:value-type="float" office:value="0.02">
                <text:p>0.02</text:p>
              </table:table-cell>
              <table:table-cell office:value-type="float" office:value="2.80142984864004">
                <text:p>2.80142984864004</text:p>
              </table:table-cell>
              <table:table-cell office:value-type="float" office:value="0.0116163260357195">
                <text:p>0.0116163260357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.84608194767706">
                <text:p>4.84608194767706</text:p>
              </table:table-cell>
              <table:table-cell office:value-type="float" office:value="0.02">
                <text:p>0.02</text:p>
              </table:table-cell>
              <table:table-cell office:value-type="float" office:value="2.93650769230321">
                <text:p>2.93650769230321</text:p>
              </table:table-cell>
              <table:table-cell office:value-type="float" office:value="0.0107666416534812">
                <text:p>0.0107666416534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4.85684858933054">
                <text:p>4.85684858933054</text:p>
              </table:table-cell>
              <table:table-cell office:value-type="float" office:value="0.02">
                <text:p>0.02</text:p>
              </table:table-cell>
              <table:table-cell office:value-type="float" office:value="3.08114508631419">
                <text:p>3.08114508631419</text:p>
              </table:table-cell>
              <table:table-cell office:value-type="float" office:value="0.00998545696213405">
                <text:p>0.00998545696213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4.86683404629268">
                <text:p>4.86683404629268</text:p>
              </table:table-cell>
              <table:table-cell office:value-type="float" office:value="0.02">
                <text:p>0.02</text:p>
              </table:table-cell>
              <table:table-cell office:value-type="float" office:value="3.23603672698095">
                <text:p>3.23603672698095</text:p>
              </table:table-cell>
              <table:table-cell office:value-type="float" office:value="0.00926610526763362">
                <text:p>0.009266105267633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1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1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30.324cm" svg:height="16.936cm" chart:class="chart:line" chart:style-name="ch1">
        <chart:legend chart:legend-position="end" svg:x="27.19cm" svg:y="7.436cm" chart:style-name="ch2"/>
        <chart:plot-area chart:style-name="ch3" table:cell-range-address="Sheet6.A1:Sheet6.E100" chart:data-source-has-labels="row" svg:x="0.605cm" svg:y="0.337cm" svg:width="25.979cm" svg:height="15.9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label-cell-address="Sheet6.A1:Sheet6.A1" chart:class="chart:line">
            <chart:data-point chart:repeated="99"/>
          </chart:series>
          <chart:series chart:style-name="ch7" chart:values-cell-range-address="Sheet6.B2:Sheet6.B100" chart:label-cell-address="Sheet6.B1:Sheet6.B1" chart:class="chart:line">
            <chart:data-point chart:repeated="99"/>
          </chart:series>
          <chart:series chart:style-name="ch8" chart:values-cell-range-address="Sheet6.C2:Sheet6.C100" chart:label-cell-address="Sheet6.C1:Sheet6.C1" chart:class="chart:line">
            <chart:data-point chart:repeated="99"/>
          </chart:series>
          <chart:series chart:style-name="ch9" chart:values-cell-range-address="Sheet6.D2:Sheet6.D100" chart:label-cell-address="Sheet6.D1:Sheet6.D1" chart:class="chart:line">
            <chart:data-point chart:repeated="99"/>
          </chart:series>
          <chart:series chart:style-name="ch10" chart:values-cell-range-address="Sheet6.E2:Sheet6.E100" chart:label-cell-address="Sheet6.E1:Sheet6.E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Location</text:p>
              </table:table-cell>
              <table:table-cell office:value-type="string">
                <text:p>Target Speed</text:p>
              </table:table-cell>
              <table:table-cell office:value-type="string">
                <text:p>Current Speed</text:p>
              </table:table-cell>
              <table:table-cell office:value-type="string">
                <text:p>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208278537031645">
                <text:p>0.208278537031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208278537031645">
                <text:p>0.208278537031645</text:p>
              </table:table-cell>
              <table:table-cell office:value-type="float" office:value="0.0208278537031645">
                <text:p>0.0208278537031645</text:p>
              </table:table-cell>
              <table:table-cell office:value-type="float" office:value="-0.0208278537031645">
                <text:p>-0.0208278537031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97917214629684">
                <text:p>9.97917214629684</text:p>
              </table:table-cell>
              <table:table-cell office:value-type="float" office:value="0.208113918918087">
                <text:p>0.208113918918087</text:p>
              </table:table-cell>
              <table:table-cell office:value-type="float" office:value="0.0395564602246568">
                <text:p>0.0395564602246568</text:p>
              </table:table-cell>
              <table:table-cell office:value-type="float" office:value="-0.0395564602246568">
                <text:p>-0.0395564602246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93961568607218">
                <text:p>9.93961568607218</text:p>
              </table:table-cell>
              <table:table-cell office:value-type="float" office:value="0.207800413058534">
                <text:p>0.207800413058534</text:p>
              </table:table-cell>
              <table:table-cell office:value-type="float" office:value="0.0563808555080445">
                <text:p>0.0563808555080445</text:p>
              </table:table-cell>
              <table:table-cell office:value-type="float" office:value="-0.0563808555080445">
                <text:p>-0.0563808555080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88323483056413">
                <text:p>9.88323483056413</text:p>
              </table:table-cell>
              <table:table-cell office:value-type="float" office:value="0.20735160003306">
                <text:p>0.20735160003306</text:p>
              </table:table-cell>
              <table:table-cell office:value-type="float" office:value="0.0714779299605461">
                <text:p>0.0714779299605461</text:p>
              </table:table-cell>
              <table:table-cell office:value-type="float" office:value="-0.0714779299605461">
                <text:p>-0.0714779299605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81175690060359">
                <text:p>9.81175690060359</text:p>
              </table:table-cell>
              <table:table-cell office:value-type="float" office:value="0.206779254428768">
                <text:p>0.206779254428768</text:p>
              </table:table-cell>
              <table:table-cell office:value-type="float" office:value="0.0850080624073683">
                <text:p>0.0850080624073683</text:p>
              </table:table-cell>
              <table:table-cell office:value-type="float" office:value="-0.0850080624073683">
                <text:p>-0.0850080624073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72674883819622">
                <text:p>9.72674883819622</text:p>
              </table:table-cell>
              <table:table-cell office:value-type="float" office:value="0.206093622387883">
                <text:p>0.206093622387883</text:p>
              </table:table-cell>
              <table:table-cell office:value-type="float" office:value="0.0971166184054198">
                <text:p>0.0971166184054198</text:p>
              </table:table-cell>
              <table:table-cell office:value-type="float" office:value="-0.0971166184054198">
                <text:p>-0.0971166184054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6296322197908">
                <text:p>9.6296322197908</text:p>
              </table:table-cell>
              <table:table-cell office:value-type="float" office:value="0.205303647680227">
                <text:p>0.205303647680227</text:p>
              </table:table-cell>
              <table:table-cell office:value-type="float" office:value="0.107935321332901">
                <text:p>0.107935321332901</text:p>
              </table:table-cell>
              <table:table-cell office:value-type="float" office:value="-0.107935321332901">
                <text:p>-0.10793532133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5216968984579">
                <text:p>9.5216968984579</text:p>
              </table:table-cell>
              <table:table-cell office:value-type="float" office:value="0.204417157359113">
                <text:p>0.204417157359113</text:p>
              </table:table-cell>
              <table:table-cell office:value-type="float" office:value="0.117583504935522">
                <text:p>0.117583504935522</text:p>
              </table:table-cell>
              <table:table-cell office:value-type="float" office:value="-0.117583504935522">
                <text:p>-0.117583504935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40411339352238">
                <text:p>9.40411339352238</text:p>
              </table:table-cell>
              <table:table-cell office:value-type="float" office:value="0.203441015377445">
                <text:p>0.203441015377445</text:p>
              </table:table-cell>
              <table:table-cell office:value-type="float" office:value="0.126169255979714">
                <text:p>0.126169255979714</text:p>
              </table:table-cell>
              <table:table-cell office:value-type="float" office:value="-0.126169255979714">
                <text:p>-0.126169255979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27794413754266">
                <text:p>9.27794413754266</text:p>
              </table:table-cell>
              <table:table-cell office:value-type="float" office:value="0.202381250577539">
                <text:p>0.202381250577539</text:p>
              </table:table-cell>
              <table:table-cell office:value-type="float" office:value="0.133790455439496">
                <text:p>0.133790455439496</text:p>
              </table:table-cell>
              <table:table-cell office:value-type="float" office:value="-0.133790455439496">
                <text:p>-0.133790455439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.14415368210317">
                <text:p>9.14415368210317</text:p>
              </table:table-cell>
              <table:table-cell office:value-type="float" office:value="0.201243164014152">
                <text:p>0.201243164014152</text:p>
              </table:table-cell>
              <table:table-cell office:value-type="float" office:value="0.140535726296962">
                <text:p>0.140535726296962</text:p>
              </table:table-cell>
              <table:table-cell office:value-type="float" office:value="-0.140535726296962">
                <text:p>-0.140535726296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0036179558062">
                <text:p>9.0036179558062</text:p>
              </table:table-cell>
              <table:table-cell office:value-type="float" office:value="0.200031419481476">
                <text:p>0.200031419481476</text:p>
              </table:table-cell>
              <table:table-cell office:value-type="float" office:value="0.146485295615413">
                <text:p>0.146485295615413</text:p>
              </table:table-cell>
              <table:table-cell office:value-type="float" office:value="-0.146485295615413">
                <text:p>-0.146485295615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.85713266019079">
                <text:p>8.85713266019079</text:p>
              </table:table-cell>
              <table:table-cell office:value-type="float" office:value="0.198750120291336">
                <text:p>0.198750120291336</text:p>
              </table:table-cell>
              <table:table-cell office:value-type="float" office:value="0.151711778083006">
                <text:p>0.151711778083006</text:p>
              </table:table-cell>
              <table:table-cell office:value-type="float" office:value="-0.151711778083006">
                <text:p>-0.151711778083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.70542088210779">
                <text:p>8.70542088210779</text:p>
              </table:table-cell>
              <table:table-cell office:value-type="float" office:value="0.197402874721044">
                <text:p>0.197402874721044</text:p>
              </table:table-cell>
              <table:table-cell office:value-type="float" office:value="0.15628088774681">
                <text:p>0.15628088774681</text:p>
              </table:table-cell>
              <table:table-cell office:value-type="float" office:value="-0.15628088774681">
                <text:p>-0.156280887746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.54913999436098">
                <text:p>8.54913999436098</text:p>
              </table:table-cell>
              <table:table-cell office:value-type="float" office:value="0.195992852064987">
                <text:p>0.195992852064987</text:p>
              </table:table-cell>
              <table:table-cell office:value-type="float" office:value="0.160252084178627">
                <text:p>0.160252084178627</text:p>
              </table:table-cell>
              <table:table-cell office:value-type="float" office:value="-0.160252084178627">
                <text:p>-0.16025208417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.38888791018235">
                <text:p>8.38888791018235</text:p>
              </table:table-cell>
              <table:table-cell office:value-type="float" office:value="0.194522830847821">
                <text:p>0.194522830847821</text:p>
              </table:table-cell>
              <table:table-cell office:value-type="float" office:value="0.163679158845547">
                <text:p>0.163679158845547</text:p>
              </table:table-cell>
              <table:table-cell office:value-type="float" office:value="-0.163679158845547">
                <text:p>-0.163679158845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.2252087513368">
                <text:p>8.2252087513368</text:p>
              </table:table-cell>
              <table:table-cell office:value-type="float" office:value="0.19299524046276">
                <text:p>0.19299524046276</text:p>
              </table:table-cell>
              <table:table-cell office:value-type="float" office:value="0.166610767007268">
                <text:p>0.166610767007268</text:p>
              </table:table-cell>
              <table:table-cell office:value-type="float" office:value="-0.166610767007268">
                <text:p>-0.166610767007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.05859798432953">
                <text:p>8.05859798432953</text:p>
              </table:table-cell>
              <table:table-cell office:value-type="float" office:value="0.191412197266353">
                <text:p>0.191412197266353</text:p>
              </table:table-cell>
              <table:table-cell office:value-type="float" office:value="0.169090910033176">
                <text:p>0.169090910033176</text:p>
              </table:table-cell>
              <table:table-cell office:value-type="float" office:value="-0.169090910033176">
                <text:p>-0.169090910033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88950707429636">
                <text:p>7.88950707429636</text:p>
              </table:table-cell>
              <table:table-cell office:value-type="float" office:value="0.189775535976985">
                <text:p>0.189775535976985</text:p>
              </table:table-cell>
              <table:table-cell office:value-type="float" office:value="0.171159372627557">
                <text:p>0.171159372627557</text:p>
              </table:table-cell>
              <table:table-cell office:value-type="float" office:value="-0.171159372627557">
                <text:p>-0.171159372627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.7183477016688">
                <text:p>7.7183477016688</text:p>
              </table:table-cell>
              <table:table-cell office:value-type="float" office:value="0.188086837077304">
                <text:p>0.188086837077304</text:p>
              </table:table-cell>
              <table:table-cell office:value-type="float" office:value="0.172852119072532">
                <text:p>0.172852119072532</text:p>
              </table:table-cell>
              <table:table-cell office:value-type="float" office:value="-0.172852119072532">
                <text:p>-0.17285211907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.54549558259627">
                <text:p>7.54549558259627</text:p>
              </table:table-cell>
              <table:table-cell office:value-type="float" office:value="0.186347450802711">
                <text:p>0.186347450802711</text:p>
              </table:table-cell>
              <table:table-cell office:value-type="float" office:value="0.17420165224555">
                <text:p>0.17420165224555</text:p>
              </table:table-cell>
              <table:table-cell office:value-type="float" office:value="-0.17420165224555">
                <text:p>-0.17420165224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.37129393035072">
                <text:p>7.37129393035072</text:p>
              </table:table-cell>
              <table:table-cell office:value-type="float" office:value="0.184558518202706">
                <text:p>0.184558518202706</text:p>
              </table:table-cell>
              <table:table-cell office:value-type="float" office:value="0.175237338841266">
                <text:p>0.175237338841266</text:p>
              </table:table-cell>
              <table:table-cell office:value-type="float" office:value="-0.175237338841266">
                <text:p>-0.175237338841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.19605659150945">
                <text:p>7.19605659150945</text:p>
              </table:table-cell>
              <table:table-cell office:value-type="float" office:value="0.182720989684617">
                <text:p>0.182720989684617</text:p>
              </table:table-cell>
              <table:table-cell office:value-type="float" office:value="0.175985703925601">
                <text:p>0.175985703925601</text:p>
              </table:table-cell>
              <table:table-cell office:value-type="float" office:value="-0.175985703925601">
                <text:p>-0.175985703925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.02007088758385">
                <text:p>7.02007088758385</text:p>
              </table:table-cell>
              <table:table-cell office:value-type="float" office:value="0.18083564138627">
                <text:p>0.18083564138627</text:p>
              </table:table-cell>
              <table:table-cell office:value-type="float" office:value="0.176470697671668">
                <text:p>0.176470697671668</text:p>
              </table:table-cell>
              <table:table-cell office:value-type="float" office:value="-0.176470697671668">
                <text:p>-0.176470697671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.84360018991218">
                <text:p>6.84360018991218</text:p>
              </table:table-cell>
              <table:table-cell office:value-type="float" office:value="0.17890308967278">
                <text:p>0.17890308967278</text:p>
              </table:table-cell>
              <table:table-cell office:value-type="float" office:value="0.176713936871779">
                <text:p>0.176713936871779</text:p>
              </table:table-cell>
              <table:table-cell office:value-type="float" office:value="-0.176713936871779">
                <text:p>-0.176713936871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.66688625304041">
                <text:p>6.66688625304041</text:p>
              </table:table-cell>
              <table:table-cell office:value-type="float" office:value="0.176923804010492">
                <text:p>0.176923804010492</text:p>
              </table:table-cell>
              <table:table-cell office:value-type="float" office:value="0.17673492358565">
                <text:p>0.17673492358565</text:p>
              </table:table-cell>
              <table:table-cell office:value-type="float" office:value="-0.17673492358565">
                <text:p>-0.17673492358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49015132945476">
                <text:p>6.49015132945476</text:p>
              </table:table-cell>
              <table:table-cell office:value-type="float" office:value="0.174898118436642">
                <text:p>0.174898118436642</text:p>
              </table:table-cell>
              <table:table-cell office:value-type="float" office:value="0.176551243070749">
                <text:p>0.176551243070749</text:p>
              </table:table-cell>
              <table:table-cell office:value-type="float" office:value="-0.176551243070749">
                <text:p>-0.176551243070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.31360008638401">
                <text:p>6.31360008638401</text:p>
              </table:table-cell>
              <table:table-cell office:value-type="float" office:value="0.172826241814978">
                <text:p>0.172826241814978</text:p>
              </table:table-cell>
              <table:table-cell office:value-type="float" office:value="0.172826241814978">
                <text:p>0.172826241814978</text:p>
              </table:table-cell>
              <table:table-cell office:value-type="float" office:value="-0.172826241814978">
                <text:p>-0.172826241814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.14077384456903">
                <text:p>6.14077384456903</text:p>
              </table:table-cell>
              <table:table-cell office:value-type="float" office:value="0.17074905575062">
                <text:p>0.17074905575062</text:p>
              </table:table-cell>
              <table:table-cell office:value-type="float" office:value="0.17074905575062">
                <text:p>0.17074905575062</text:p>
              </table:table-cell>
              <table:table-cell office:value-type="float" office:value="-0.17074905575062">
                <text:p>-0.17074905575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.97002478881841">
                <text:p>5.97002478881841</text:p>
              </table:table-cell>
              <table:table-cell office:value-type="float" office:value="0.168646864532885">
                <text:p>0.168646864532885</text:p>
              </table:table-cell>
              <table:table-cell office:value-type="float" office:value="0.168646864532885">
                <text:p>0.168646864532885</text:p>
              </table:table-cell>
              <table:table-cell office:value-type="float" office:value="-0.168646864532885">
                <text:p>-0.168646864532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.80137792428552">
                <text:p>5.80137792428552</text:p>
              </table:table-cell>
              <table:table-cell office:value-type="float" office:value="0.166519381490973">
                <text:p>0.166519381490973</text:p>
              </table:table-cell>
              <table:table-cell office:value-type="float" office:value="0.166519381490973">
                <text:p>0.166519381490973</text:p>
              </table:table-cell>
              <table:table-cell office:value-type="float" office:value="-0.166519381490973">
                <text:p>-0.166519381490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.63485854279455">
                <text:p>5.63485854279455</text:p>
              </table:table-cell>
              <table:table-cell office:value-type="float" office:value="0.164366333601699">
                <text:p>0.164366333601699</text:p>
              </table:table-cell>
              <table:table-cell office:value-type="float" office:value="0.164366333601699">
                <text:p>0.164366333601699</text:p>
              </table:table-cell>
              <table:table-cell office:value-type="float" office:value="-0.164366333601699">
                <text:p>-0.164366333601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.47049220919285">
                <text:p>5.47049220919285</text:p>
              </table:table-cell>
              <table:table-cell office:value-type="float" office:value="0.162187463725879">
                <text:p>0.162187463725879</text:p>
              </table:table-cell>
              <table:table-cell office:value-type="float" office:value="0.162187463725879">
                <text:p>0.162187463725879</text:p>
              </table:table-cell>
              <table:table-cell office:value-type="float" office:value="-0.162187463725879">
                <text:p>-0.16218746372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.30830474546697">
                <text:p>5.30830474546697</text:p>
              </table:table-cell>
              <table:table-cell office:value-type="float" office:value="0.159982533065737">
                <text:p>0.159982533065737</text:p>
              </table:table-cell>
              <table:table-cell office:value-type="float" office:value="0.159982533065737">
                <text:p>0.159982533065737</text:p>
              </table:table-cell>
              <table:table-cell office:value-type="float" office:value="-0.159982533065737">
                <text:p>-0.159982533065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.14832221240124">
                <text:p>5.14832221240124</text:p>
              </table:table-cell>
              <table:table-cell office:value-type="float" office:value="0.157751323860565">
                <text:p>0.157751323860565</text:p>
              </table:table-cell>
              <table:table-cell office:value-type="float" office:value="0.157751323860565">
                <text:p>0.157751323860565</text:p>
              </table:table-cell>
              <table:table-cell office:value-type="float" office:value="-0.157751323860565">
                <text:p>-0.157751323860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.99057088854067">
                <text:p>4.99057088854067</text:p>
              </table:table-cell>
              <table:table-cell office:value-type="float" office:value="0.155493642338592">
                <text:p>0.155493642338592</text:p>
              </table:table-cell>
              <table:table-cell office:value-type="float" office:value="0.155493642338592">
                <text:p>0.155493642338592</text:p>
              </table:table-cell>
              <table:table-cell office:value-type="float" office:value="-0.155493642338592">
                <text:p>-0.155493642338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.83507724620208">
                <text:p>4.83507724620208</text:p>
              </table:table-cell>
              <table:table-cell office:value-type="float" office:value="0.153209321943536">
                <text:p>0.153209321943536</text:p>
              </table:table-cell>
              <table:table-cell office:value-type="float" office:value="0.153209321943536">
                <text:p>0.153209321943536</text:p>
              </table:table-cell>
              <table:table-cell office:value-type="float" office:value="-0.153209321943536">
                <text:p>-0.153209321943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4.68186792425854">
                <text:p>4.68186792425854</text:p>
              </table:table-cell>
              <table:table-cell office:value-type="float" office:value="0.160117740051913">
                <text:p>0.160117740051913</text:p>
              </table:table-cell>
              <table:table-cell office:value-type="float" office:value="0.160117740051913">
                <text:p>0.160117740051913</text:p>
              </table:table-cell>
              <table:table-cell office:value-type="float" office:value="0.160117740051913">
                <text:p>0.160117740051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4.84198566431046">
                <text:p>4.84198566431046</text:p>
              </table:table-cell>
              <table:table-cell office:value-type="float" office:value="0.157888139118815">
                <text:p>0.157888139118815</text:p>
              </table:table-cell>
              <table:table-cell office:value-type="float" office:value="0.157888139118815">
                <text:p>0.157888139118815</text:p>
              </table:table-cell>
              <table:table-cell office:value-type="float" office:value="0.157888139118815">
                <text:p>0.157888139118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4.99987380342927">
                <text:p>4.99987380342927</text:p>
              </table:table-cell>
              <table:table-cell office:value-type="float" office:value="0.155632076939994">
                <text:p>0.155632076939994</text:p>
              </table:table-cell>
              <table:table-cell office:value-type="float" office:value="0.155632076939994">
                <text:p>0.155632076939994</text:p>
              </table:table-cell>
              <table:table-cell office:value-type="float" office:value="0.155632076939994">
                <text:p>0.155632076939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5.15550588036926">
                <text:p>5.15550588036926</text:p>
              </table:table-cell>
              <table:table-cell office:value-type="float" office:value="0.15334938520185">
                <text:p>0.15334938520185</text:p>
              </table:table-cell>
              <table:table-cell office:value-type="float" office:value="0.15334938520185">
                <text:p>0.15334938520185</text:p>
              </table:table-cell>
              <table:table-cell office:value-type="float" office:value="0.15334938520185">
                <text:p>0.15334938520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5.30885526557111">
                <text:p>5.30885526557111</text:p>
              </table:table-cell>
              <table:table-cell office:value-type="float" office:value="0.151039926103022">
                <text:p>0.151039926103022</text:p>
              </table:table-cell>
              <table:table-cell office:value-type="float" office:value="0.151039926103022">
                <text:p>0.151039926103022</text:p>
              </table:table-cell>
              <table:table-cell office:value-type="float" office:value="0.151039926103022">
                <text:p>0.151039926103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5.45989519167414">
                <text:p>5.45989519167414</text:p>
              </table:table-cell>
              <table:table-cell office:value-type="float" office:value="0.1487035961676">
                <text:p>0.1487035961676</text:p>
              </table:table-cell>
              <table:table-cell office:value-type="float" office:value="0.1487035961676">
                <text:p>0.1487035961676</text:p>
              </table:table-cell>
              <table:table-cell office:value-type="float" office:value="0.1487035961676">
                <text:p>0.1487035961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5.60859878784174">
                <text:p>5.60859878784174</text:p>
              </table:table-cell>
              <table:table-cell office:value-type="float" office:value="0.146340330388835">
                <text:p>0.146340330388835</text:p>
              </table:table-cell>
              <table:table-cell office:value-type="float" office:value="0.146340330388835">
                <text:p>0.146340330388835</text:p>
              </table:table-cell>
              <table:table-cell office:value-type="float" office:value="0.146340330388835">
                <text:p>0.14634033038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5.75493911823057">
                <text:p>5.75493911823057</text:p>
              </table:table-cell>
              <table:table-cell office:value-type="float" office:value="0.143950106721856">
                <text:p>0.143950106721856</text:p>
              </table:table-cell>
              <table:table-cell office:value-type="float" office:value="0.143950106721856">
                <text:p>0.143950106721856</text:p>
              </table:table-cell>
              <table:table-cell office:value-type="float" office:value="0.143950106721856">
                <text:p>0.143950106721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5.89888922495243">
                <text:p>5.89888922495243</text:p>
              </table:table-cell>
              <table:table-cell office:value-type="float" office:value="0.141532950943035">
                <text:p>0.141532950943035</text:p>
              </table:table-cell>
              <table:table-cell office:value-type="float" office:value="0.141532950943035">
                <text:p>0.141532950943035</text:p>
              </table:table-cell>
              <table:table-cell office:value-type="float" office:value="0.141532950943035">
                <text:p>0.141532950943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6.04042217589546">
                <text:p>6.04042217589546</text:p>
              </table:table-cell>
              <table:table-cell office:value-type="float" office:value="0.139088941892185">
                <text:p>0.139088941892185</text:p>
              </table:table-cell>
              <table:table-cell office:value-type="float" office:value="0.139088941892185">
                <text:p>0.139088941892185</text:p>
              </table:table-cell>
              <table:table-cell office:value-type="float" office:value="0.139088941892185">
                <text:p>0.139088941892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6.17951111778765">
                <text:p>6.17951111778765</text:p>
              </table:table-cell>
              <table:table-cell office:value-type="float" office:value="0.136618217111684">
                <text:p>0.136618217111684</text:p>
              </table:table-cell>
              <table:table-cell office:value-type="float" office:value="0.136618217111684">
                <text:p>0.136618217111684</text:p>
              </table:table-cell>
              <table:table-cell office:value-type="float" office:value="0.136618217111684">
                <text:p>0.1366182171116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.31612933489933">
                <text:p>6.31612933489933</text:p>
              </table:table-cell>
              <table:table-cell office:value-type="float" office:value="0.134120978893703">
                <text:p>0.134120978893703</text:p>
              </table:table-cell>
              <table:table-cell office:value-type="float" office:value="0.134120978893703">
                <text:p>0.134120978893703</text:p>
              </table:table-cell>
              <table:table-cell office:value-type="float" office:value="0.134120978893703">
                <text:p>0.134120978893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6.45025031379304">
                <text:p>6.45025031379304</text:p>
              </table:table-cell>
              <table:table-cell office:value-type="float" office:value="0.131597500742875">
                <text:p>0.131597500742875</text:p>
              </table:table-cell>
              <table:table-cell office:value-type="float" office:value="0.131597500742875">
                <text:p>0.131597500742875</text:p>
              </table:table-cell>
              <table:table-cell office:value-type="float" office:value="0.131597500742875">
                <text:p>0.13159750074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.58184781453591">
                <text:p>6.58184781453591</text:p>
              </table:table-cell>
              <table:table-cell office:value-type="float" office:value="0.129048134256787">
                <text:p>0.129048134256787</text:p>
              </table:table-cell>
              <table:table-cell office:value-type="float" office:value="0.129048134256787">
                <text:p>0.129048134256787</text:p>
              </table:table-cell>
              <table:table-cell office:value-type="float" office:value="0.129048134256787">
                <text:p>0.1290481342567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6.7108959487927">
                <text:p>6.7108959487927</text:p>
              </table:table-cell>
              <table:table-cell office:value-type="float" office:value="0.126473316420444">
                <text:p>0.126473316420444</text:p>
              </table:table-cell>
              <table:table-cell office:value-type="float" office:value="0.126473316420444">
                <text:p>0.126473316420444</text:p>
              </table:table-cell>
              <table:table-cell office:value-type="float" office:value="0.126473316420444">
                <text:p>0.126473316420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6.83736926521314">
                <text:p>6.83736926521314</text:p>
              </table:table-cell>
              <table:table-cell office:value-type="float" office:value="0.123873577303112">
                <text:p>0.123873577303112</text:p>
              </table:table-cell>
              <table:table-cell office:value-type="float" office:value="0.123873577303112">
                <text:p>0.123873577303112</text:p>
              </table:table-cell>
              <table:table-cell office:value-type="float" office:value="0.123873577303112">
                <text:p>0.123873577303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6.96124284251625">
                <text:p>6.96124284251625</text:p>
              </table:table-cell>
              <table:table-cell office:value-type="float" office:value="0.121249548136576">
                <text:p>0.121249548136576</text:p>
              </table:table-cell>
              <table:table-cell office:value-type="float" office:value="0.121249548136576">
                <text:p>0.121249548136576</text:p>
              </table:table-cell>
              <table:table-cell office:value-type="float" office:value="0.121249548136576">
                <text:p>0.121249548136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7.08249239065283">
                <text:p>7.08249239065283</text:p>
              </table:table-cell>
              <table:table-cell office:value-type="float" office:value="0.118601969742575">
                <text:p>0.118601969742575</text:p>
              </table:table-cell>
              <table:table-cell office:value-type="float" office:value="0.118601969742575">
                <text:p>0.118601969742575</text:p>
              </table:table-cell>
              <table:table-cell office:value-type="float" office:value="0.118601969742575">
                <text:p>0.118601969742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7.2010943603954">
                <text:p>7.2010943603954</text:p>
              </table:table-cell>
              <table:table-cell office:value-type="float" office:value="0.115931701263827">
                <text:p>0.115931701263827</text:p>
              </table:table-cell>
              <table:table-cell office:value-type="float" office:value="0.115931701263827">
                <text:p>0.115931701263827</text:p>
              </table:table-cell>
              <table:table-cell office:value-type="float" office:value="0.115931701263827">
                <text:p>0.115931701263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7.31702606165923">
                <text:p>7.31702606165923</text:p>
              </table:table-cell>
              <table:table-cell office:value-type="float" office:value="0.11323972913754">
                <text:p>0.11323972913754</text:p>
              </table:table-cell>
              <table:table-cell office:value-type="float" office:value="0.11323972913754">
                <text:p>0.11323972913754</text:p>
              </table:table-cell>
              <table:table-cell office:value-type="float" office:value="0.11323972913754">
                <text:p>0.11323972913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.43026579079677">
                <text:p>7.43026579079677</text:p>
              </table:table-cell>
              <table:table-cell office:value-type="float" office:value="0.110527176232321">
                <text:p>0.110527176232321</text:p>
              </table:table-cell>
              <table:table-cell office:value-type="float" office:value="0.110527176232321">
                <text:p>0.110527176232321</text:p>
              </table:table-cell>
              <table:table-cell office:value-type="float" office:value="0.110527176232321">
                <text:p>0.1105271762323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7.54079296702909">
                <text:p>7.54079296702909</text:p>
              </table:table-cell>
              <table:table-cell office:value-type="float" office:value="0.107795311049078">
                <text:p>0.107795311049078</text:p>
              </table:table-cell>
              <table:table-cell office:value-type="float" office:value="0.107795311049078">
                <text:p>0.107795311049078</text:p>
              </table:table-cell>
              <table:table-cell office:value-type="float" office:value="0.107795311049078">
                <text:p>0.107795311049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7.64858827807817">
                <text:p>7.64858827807817</text:p>
              </table:table-cell>
              <table:table-cell office:value-type="float" office:value="0.105045556863678">
                <text:p>0.105045556863678</text:p>
              </table:table-cell>
              <table:table-cell office:value-type="float" office:value="0.105045556863678">
                <text:p>0.105045556863678</text:p>
              </table:table-cell>
              <table:table-cell office:value-type="float" office:value="0.105045556863678">
                <text:p>0.105045556863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7.75363383494185">
                <text:p>7.75363383494185</text:p>
              </table:table-cell>
              <table:table-cell office:value-type="float" office:value="0.102279500664005">
                <text:p>0.102279500664005</text:p>
              </table:table-cell>
              <table:table-cell office:value-type="float" office:value="0.102279500664005">
                <text:p>0.102279500664005</text:p>
              </table:table-cell>
              <table:table-cell office:value-type="float" office:value="0.102279500664005">
                <text:p>0.102279500664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7.85591333560586">
                <text:p>7.85591333560586</text:p>
              </table:table-cell>
              <table:table-cell office:value-type="float" office:value="0.0994989017068977">
                <text:p>0.0994989017068977</text:p>
              </table:table-cell>
              <table:table-cell office:value-type="float" office:value="0.0994989017068977">
                <text:p>0.0994989017068977</text:p>
              </table:table-cell>
              <table:table-cell office:value-type="float" office:value="0.0994989017068977">
                <text:p>0.0994989017068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7.95541223731275">
                <text:p>7.95541223731275</text:p>
              </table:table-cell>
              <table:table-cell office:value-type="float" office:value="0.0967056994916367">
                <text:p>0.0967056994916367</text:p>
              </table:table-cell>
              <table:table-cell office:value-type="float" office:value="0.0967056994916367">
                <text:p>0.0967056994916367</text:p>
              </table:table-cell>
              <table:table-cell office:value-type="float" office:value="0.0967056994916367">
                <text:p>0.0967056994916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8.05211793680439">
                <text:p>8.05211793680439</text:p>
              </table:table-cell>
              <table:table-cell office:value-type="float" office:value="0.0939020209169198">
                <text:p>0.0939020209169198</text:p>
              </table:table-cell>
              <table:table-cell office:value-type="float" office:value="0.0939020209169198">
                <text:p>0.0939020209169198</text:p>
              </table:table-cell>
              <table:table-cell office:value-type="float" office:value="0.0939020209169198">
                <text:p>0.09390202091691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8.14601995772131">
                <text:p>8.14601995772131</text:p>
              </table:table-cell>
              <table:table-cell office:value-type="float" office:value="0.0910901863584908">
                <text:p>0.0910901863584908</text:p>
              </table:table-cell>
              <table:table-cell office:value-type="float" office:value="0.0910901863584908">
                <text:p>0.0910901863584908</text:p>
              </table:table-cell>
              <table:table-cell office:value-type="float" office:value="0.0910901863584908">
                <text:p>0.0910901863584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8.2371101440798">
                <text:p>8.2371101440798</text:p>
              </table:table-cell>
              <table:table-cell office:value-type="float" office:value="0.0882727143760245">
                <text:p>0.0882727143760245</text:p>
              </table:table-cell>
              <table:table-cell office:value-type="float" office:value="0.0882727143760245">
                <text:p>0.0882727143760245</text:p>
              </table:table-cell>
              <table:table-cell office:value-type="float" office:value="0.0882727143760245">
                <text:p>0.0882727143760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8.32538285845582">
                <text:p>8.32538285845582</text:p>
              </table:table-cell>
              <table:table-cell office:value-type="float" office:value="0.0854523247320285">
                <text:p>0.0854523247320285</text:p>
              </table:table-cell>
              <table:table-cell office:value-type="float" office:value="0.0854523247320285">
                <text:p>0.0854523247320285</text:p>
              </table:table-cell>
              <table:table-cell office:value-type="float" office:value="0.0854523247320285">
                <text:p>0.0854523247320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8.41083518318785">
                <text:p>8.41083518318785</text:p>
              </table:table-cell>
              <table:table-cell office:value-type="float" office:value="0.0826319393842909">
                <text:p>0.0826319393842909</text:p>
              </table:table-cell>
              <table:table-cell office:value-type="float" office:value="0.0826319393842909">
                <text:p>0.0826319393842909</text:p>
              </table:table-cell>
              <table:table-cell office:value-type="float" office:value="0.0826319393842909">
                <text:p>0.0826319393842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8.49346712257214">
                <text:p>8.49346712257214</text:p>
              </table:table-cell>
              <table:table-cell office:value-type="float" office:value="0.079814681098959">
                <text:p>0.079814681098959</text:p>
              </table:table-cell>
              <table:table-cell office:value-type="float" office:value="0.079814681098959">
                <text:p>0.079814681098959</text:p>
              </table:table-cell>
              <table:table-cell office:value-type="float" office:value="0.079814681098959">
                <text:p>0.079814681098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8.5732818036711">
                <text:p>8.5732818036711</text:p>
              </table:table-cell>
              <table:table-cell office:value-type="float" office:value="0.077003869326122">
                <text:p>0.077003869326122</text:p>
              </table:table-cell>
              <table:table-cell office:value-type="float" office:value="0.077003869326122">
                <text:p>0.077003869326122</text:p>
              </table:table-cell>
              <table:table-cell office:value-type="float" office:value="0.077003869326122">
                <text:p>0.077003869326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8.65028567299722">
                <text:p>8.65028567299722</text:p>
              </table:table-cell>
              <table:table-cell office:value-type="float" office:value="0.074203012986444">
                <text:p>0.074203012986444</text:p>
              </table:table-cell>
              <table:table-cell office:value-type="float" office:value="0.074203012986444">
                <text:p>0.074203012986444</text:p>
              </table:table-cell>
              <table:table-cell office:value-type="float" office:value="0.074203012986444">
                <text:p>0.074203012986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8.72448868598367">
                <text:p>8.72448868598367</text:p>
              </table:table-cell>
              <table:table-cell office:value-type="float" office:value="0.0714157998386335">
                <text:p>0.0714157998386335</text:p>
              </table:table-cell>
              <table:table-cell office:value-type="float" office:value="0.0714157998386335">
                <text:p>0.0714157998386335</text:p>
              </table:table-cell>
              <table:table-cell office:value-type="float" office:value="0.0714157998386335">
                <text:p>0.0714157998386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8.7959044858223">
                <text:p>8.7959044858223</text:p>
              </table:table-cell>
              <table:table-cell office:value-type="float" office:value="0.0686460821359052">
                <text:p>0.0686460821359052</text:p>
              </table:table-cell>
              <table:table-cell office:value-type="float" office:value="0.0686460821359052">
                <text:p>0.0686460821359052</text:p>
              </table:table-cell>
              <table:table-cell office:value-type="float" office:value="0.0686460821359052">
                <text:p>0.0686460821359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8.86455056795821">
                <text:p>8.86455056795821</text:p>
              </table:table-cell>
              <table:table-cell office:value-type="float" office:value="0.065897858337281">
                <text:p>0.065897858337281</text:p>
              </table:table-cell>
              <table:table-cell office:value-type="float" office:value="0.065897858337281">
                <text:p>0.065897858337281</text:p>
              </table:table-cell>
              <table:table-cell office:value-type="float" office:value="0.065897858337281">
                <text:p>0.065897858337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8.93044842629549">
                <text:p>8.93044842629549</text:p>
              </table:table-cell>
              <table:table-cell office:value-type="float" office:value="0.0631752507181405">
                <text:p>0.0631752507181405</text:p>
              </table:table-cell>
              <table:table-cell office:value-type="float" office:value="0.0631752507181405">
                <text:p>0.0631752507181405</text:p>
              </table:table-cell>
              <table:table-cell office:value-type="float" office:value="0.0631752507181405">
                <text:p>0.0631752507181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8.99362367701363">
                <text:p>8.99362367701363</text:p>
              </table:table-cell>
              <table:table-cell office:value-type="float" office:value="0.0604824788244387">
                <text:p>0.0604824788244387</text:p>
              </table:table-cell>
              <table:table-cell office:value-type="float" office:value="0.0604824788244387">
                <text:p>0.0604824788244387</text:p>
              </table:table-cell>
              <table:table-cell office:value-type="float" office:value="0.0604824788244387">
                <text:p>0.0604824788244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9.05410615583807">
                <text:p>9.05410615583807</text:p>
              </table:table-cell>
              <table:table-cell office:value-type="float" office:value="0.0578238288357765">
                <text:p>0.0578238288357765</text:p>
              </table:table-cell>
              <table:table-cell office:value-type="float" office:value="0.0578238288357765">
                <text:p>0.0578238288357765</text:p>
              </table:table-cell>
              <table:table-cell office:value-type="float" office:value="0.0578238288357765">
                <text:p>0.0578238288357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9.11192998467384">
                <text:p>9.11192998467384</text:p>
              </table:table-cell>
              <table:table-cell office:value-type="float" office:value="0.0552036190417739">
                <text:p>0.0552036190417739</text:p>
              </table:table-cell>
              <table:table-cell office:value-type="float" office:value="0.0552036190417739">
                <text:p>0.0552036190417739</text:p>
              </table:table-cell>
              <table:table-cell office:value-type="float" office:value="0.0552036190417739">
                <text:p>0.0552036190417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9.16713360371562">
                <text:p>9.16713360371562</text:p>
              </table:table-cell>
              <table:table-cell office:value-type="float" office:value="0.0526261617899163">
                <text:p>0.0526261617899163</text:p>
              </table:table-cell>
              <table:table-cell office:value-type="float" office:value="0.0526261617899163">
                <text:p>0.0526261617899163</text:p>
              </table:table-cell>
              <table:table-cell office:value-type="float" office:value="0.0526261617899163">
                <text:p>0.05262616178991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9.21975976550553">
                <text:p>9.21975976550553</text:p>
              </table:table-cell>
              <table:table-cell office:value-type="float" office:value="0.050095722425309">
                <text:p>0.050095722425309</text:p>
              </table:table-cell>
              <table:table-cell office:value-type="float" office:value="0.050095722425309">
                <text:p>0.050095722425309</text:p>
              </table:table-cell>
              <table:table-cell office:value-type="float" office:value="0.050095722425309">
                <text:p>0.050095722425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9.26985548793084">
                <text:p>9.26985548793084</text:p>
              </table:table-cell>
              <table:table-cell office:value-type="float" office:value="0.0476164759058806">
                <text:p>0.0476164759058806</text:p>
              </table:table-cell>
              <table:table-cell office:value-type="float" office:value="0.0476164759058806">
                <text:p>0.0476164759058806</text:p>
              </table:table-cell>
              <table:table-cell office:value-type="float" office:value="0.0476164759058806">
                <text:p>0.0476164759058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9.31747196383672">
                <text:p>9.31747196383672</text:p>
              </table:table-cell>
              <table:table-cell office:value-type="float" office:value="0.045192461931305">
                <text:p>0.045192461931305</text:p>
              </table:table-cell>
              <table:table-cell office:value-type="float" office:value="0.045192461931305">
                <text:p>0.045192461931305</text:p>
              </table:table-cell>
              <table:table-cell office:value-type="float" office:value="0.045192461931305">
                <text:p>0.045192461931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9.36266442576803">
                <text:p>9.36266442576803</text:p>
              </table:table-cell>
              <table:table-cell office:value-type="float" office:value="0.0428275395600407">
                <text:p>0.0428275395600407</text:p>
              </table:table-cell>
              <table:table-cell office:value-type="float" office:value="0.0428275395600407">
                <text:p>0.0428275395600407</text:p>
              </table:table-cell>
              <table:table-cell office:value-type="float" office:value="0.0428275395600407">
                <text:p>0.0428275395600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9.40549196532807">
                <text:p>9.40549196532807</text:p>
              </table:table-cell>
              <table:table-cell office:value-type="float" office:value="0.0405253423959325">
                <text:p>0.0405253423959325</text:p>
              </table:table-cell>
              <table:table-cell office:value-type="float" office:value="0.0405253423959325">
                <text:p>0.0405253423959325</text:p>
              </table:table-cell>
              <table:table-cell office:value-type="float" office:value="0.0405253423959325">
                <text:p>0.0405253423959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9.446017307724">
                <text:p>9.446017307724</text:p>
              </table:table-cell>
              <table:table-cell office:value-type="float" office:value="0.0382892354938945">
                <text:p>0.0382892354938945</text:p>
              </table:table-cell>
              <table:table-cell office:value-type="float" office:value="0.0382892354938945">
                <text:p>0.0382892354938945</text:p>
              </table:table-cell>
              <table:table-cell office:value-type="float" office:value="0.0382892354938945">
                <text:p>0.03828923549389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9.4843065432179">
                <text:p>9.4843065432179</text:p>
              </table:table-cell>
              <table:table-cell office:value-type="float" office:value="0.0361222751550367">
                <text:p>0.0361222751550367</text:p>
              </table:table-cell>
              <table:table-cell office:value-type="float" office:value="0.0361222751550367">
                <text:p>0.0361222751550367</text:p>
              </table:table-cell>
              <table:table-cell office:value-type="float" office:value="0.0361222751550367">
                <text:p>0.0361222751550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9.52042881837293">
                <text:p>9.52042881837293</text:p>
              </table:table-cell>
              <table:table-cell office:value-type="float" office:value="0.0340271727495108">
                <text:p>0.0340271727495108</text:p>
              </table:table-cell>
              <table:table-cell office:value-type="float" office:value="0.0340271727495108">
                <text:p>0.0340271727495108</text:p>
              </table:table-cell>
              <table:table-cell office:value-type="float" office:value="0.0340271727495108">
                <text:p>0.0340271727495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9.55445599112245">
                <text:p>9.55445599112245</text:p>
              </table:table-cell>
              <table:table-cell office:value-type="float" office:value="0.0320062636180401">
                <text:p>0.0320062636180401</text:p>
              </table:table-cell>
              <table:table-cell office:value-type="float" office:value="0.0320062636180401">
                <text:p>0.0320062636180401</text:p>
              </table:table-cell>
              <table:table-cell office:value-type="float" office:value="0.0320062636180401">
                <text:p>0.03200626361804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9.58646225474049">
                <text:p>9.58646225474049</text:p>
              </table:table-cell>
              <table:table-cell office:value-type="float" office:value="0.0300614819622156">
                <text:p>0.0300614819622156</text:p>
              </table:table-cell>
              <table:table-cell office:value-type="float" office:value="0.0300614819622156">
                <text:p>0.0300614819622156</text:p>
              </table:table-cell>
              <table:table-cell office:value-type="float" office:value="0.0300614819622156">
                <text:p>0.03006148196221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9.6165237367027">
                <text:p>9.6165237367027</text:p>
              </table:table-cell>
              <table:table-cell office:value-type="float" office:value="0.0281943424449516">
                <text:p>0.0281943424449516</text:p>
              </table:table-cell>
              <table:table-cell office:value-type="float" office:value="0.0281943424449516">
                <text:p>0.0281943424449516</text:p>
              </table:table-cell>
              <table:table-cell office:value-type="float" office:value="0.0281943424449516">
                <text:p>0.0281943424449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9.64471807914765">
                <text:p>9.64471807914765</text:p>
              </table:table-cell>
              <table:table-cell office:value-type="float" office:value="0.0264059289956211">
                <text:p>0.0264059289956211</text:p>
              </table:table-cell>
              <table:table-cell office:value-type="float" office:value="0.0264059289956211">
                <text:p>0.0264059289956211</text:p>
              </table:table-cell>
              <table:table-cell office:value-type="float" office:value="0.0264059289956211">
                <text:p>0.0264059289956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9.67112400814327">
                <text:p>9.67112400814327</text:p>
              </table:table-cell>
              <table:table-cell office:value-type="float" office:value="0.0246968910621163">
                <text:p>0.0246968910621163</text:p>
              </table:table-cell>
              <table:table-cell office:value-type="float" office:value="0.0246968910621163">
                <text:p>0.0246968910621163</text:p>
              </table:table-cell>
              <table:table-cell office:value-type="float" office:value="0.0246968910621163">
                <text:p>0.0246968910621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9.69582089920539">
                <text:p>9.69582089920539</text:p>
              </table:table-cell>
              <table:table-cell office:value-type="float" office:value="0.0230674472892551">
                <text:p>0.0230674472892551</text:p>
              </table:table-cell>
              <table:table-cell office:value-type="float" office:value="0.0230674472892551">
                <text:p>0.0230674472892551</text:p>
              </table:table-cell>
              <table:table-cell office:value-type="float" office:value="0.0230674472892551">
                <text:p>0.0230674472892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.71888834649465">
                <text:p>9.71888834649465</text:p>
              </table:table-cell>
              <table:table-cell office:value-type="float" office:value="0.0215173963452117">
                <text:p>0.0215173963452117</text:p>
              </table:table-cell>
              <table:table-cell office:value-type="float" office:value="0.0215173963452117">
                <text:p>0.0215173963452117</text:p>
              </table:table-cell>
              <table:table-cell office:value-type="float" office:value="0.0215173963452117">
                <text:p>0.0215173963452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9.74040574283986">
                <text:p>9.74040574283986</text:p>
              </table:table-cell>
              <table:table-cell office:value-type="float" office:value="0.020046134379985">
                <text:p>0.020046134379985</text:p>
              </table:table-cell>
              <table:table-cell office:value-type="float" office:value="0.020046134379985">
                <text:p>0.020046134379985</text:p>
              </table:table-cell>
              <table:table-cell office:value-type="float" office:value="0.020046134379985">
                <text:p>0.0200461343799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9.76045187721984">
                <text:p>9.76045187721984</text:p>
              </table:table-cell>
              <table:table-cell office:value-type="float" office:value="0.018652678395384">
                <text:p>0.018652678395384</text:p>
              </table:table-cell>
              <table:table-cell office:value-type="float" office:value="0.018652678395384">
                <text:p>0.018652678395384</text:p>
              </table:table-cell>
              <table:table-cell office:value-type="float" office:value="0.018652678395384">
                <text:p>0.018652678395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9.77910455561523">
                <text:p>9.77910455561523</text:p>
              </table:table-cell>
              <table:table-cell office:value-type="float" office:value="0.0173356946446649">
                <text:p>0.0173356946446649</text:p>
              </table:table-cell>
              <table:table-cell office:value-type="float" office:value="0.0173356946446649">
                <text:p>0.0173356946446649</text:p>
              </table:table-cell>
              <table:table-cell office:value-type="float" office:value="0.0173356946446649">
                <text:p>0.0173356946446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9.79644025025989">
                <text:p>9.79644025025989</text:p>
              </table:table-cell>
              <table:table-cell office:value-type="float" office:value="0.0160935310681683">
                <text:p>0.0160935310681683</text:p>
              </table:table-cell>
              <table:table-cell office:value-type="float" office:value="0.0160935310681683">
                <text:p>0.0160935310681683</text:p>
              </table:table-cell>
              <table:table-cell office:value-type="float" office:value="0.0160935310681683">
                <text:p>0.01609353106816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1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1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1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1.166cm" svg:height="17.836cm" chart:class="chart:line" chart:style-name="ch1">
        <chart:legend chart:legend-position="end" svg:x="27.83cm" svg:y="8.074cm" chart:style-name="ch2"/>
        <chart:plot-area chart:style-name="ch3" table:cell-range-address="Sheet6_2.B1:Sheet6_2.E100" chart:data-source-has-labels="row" svg:x="0.623cm" svg:y="0.356cm" svg:width="26.584cm" svg:height="16.7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_2.B2:Sheet6_2.B100" chart:label-cell-address="Sheet6_2.B1:Sheet6_2.B1" chart:class="chart:line">
            <chart:data-point chart:repeated="99"/>
          </chart:series>
          <chart:series chart:style-name="ch7" chart:values-cell-range-address="Sheet6_2.C2:Sheet6_2.C100" chart:label-cell-address="Sheet6_2.C1:Sheet6_2.C1" chart:class="chart:line">
            <chart:data-point chart:repeated="99"/>
          </chart:series>
          <chart:series chart:style-name="ch8" chart:values-cell-range-address="Sheet6_2.D2:Sheet6_2.D100" chart:label-cell-address="Sheet6_2.D1:Sheet6_2.D1" chart:class="chart:line">
            <chart:data-point chart:repeated="99"/>
          </chart:series>
          <chart:series chart:style-name="ch9" chart:values-cell-range-address="Sheet6_2.E2:Sheet6_2.E100" chart:label-cell-address="Sheet6_2.E1:Sheet6_2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</table:table-cell>
              <table:table-cell office:value-type="string">
                <text:p>Location</text:p>
              </table:table-cell>
              <table:table-cell office:value-type="string">
                <text:p>Target Velocity</text:p>
              </table:table-cell>
              <table:table-cell office:value-type="string">
                <text:p>Current Velo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82">
                <text:p>9.82</text:p>
              </table:table-cell>
              <table:table-cell office:value-type="float" office:value="-2.946">
                <text:p>-2.946</text:p>
              </table:table-cell>
              <table:table-cell office:value-type="float" office:value="-0.34596">
                <text:p>-0.3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47404">
                <text:p>9.47404</text:p>
              </table:table-cell>
              <table:table-cell office:value-type="float" office:value="-2.842212">
                <text:p>-2.842212</text:p>
              </table:table-cell>
              <table:table-cell office:value-type="float" office:value="-0.49573512">
                <text:p>-0.49573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.97830488">
                <text:p>8.97830488</text:p>
              </table:table-cell>
              <table:table-cell office:value-type="float" office:value="-2.693491464">
                <text:p>-2.693491464</text:p>
              </table:table-cell>
              <table:table-cell office:value-type="float" office:value="-0.62760050064">
                <text:p>-0.6276005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.35070437936">
                <text:p>8.35070437936</text:p>
              </table:table-cell>
              <table:table-cell office:value-type="float" office:value="-2.505211313808">
                <text:p>-2.505211313808</text:p>
              </table:table-cell>
              <table:table-cell office:value-type="float" office:value="-0.74025714943008">
                <text:p>-0.74025714943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61044722992992">
                <text:p>7.61044722992992</text:p>
              </table:table-cell>
              <table:table-cell office:value-type="float" office:value="-2.28313416897898">
                <text:p>-2.28313416897898</text:p>
              </table:table-cell>
              <table:table-cell office:value-type="float" office:value="-0.832829770603014">
                <text:p>-0.832829770603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77761745932691">
                <text:p>6.77761745932691</text:p>
              </table:table-cell>
              <table:table-cell office:value-type="float" office:value="-2.03328523779807">
                <text:p>-2.03328523779807</text:p>
              </table:table-cell>
              <table:table-cell office:value-type="float" office:value="-0.904857098634717">
                <text:p>-0.904857098634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87276036069219">
                <text:p>5.87276036069219</text:p>
              </table:table-cell>
              <table:table-cell office:value-type="float" office:value="-1.76182810820766">
                <text:p>-1.76182810820766</text:p>
              </table:table-cell>
              <table:table-cell office:value-type="float" office:value="-0.956275359209093">
                <text:p>-0.956275359209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9164850014831">
                <text:p>4.9164850014831</text:p>
              </table:table-cell>
              <table:table-cell office:value-type="float" office:value="-1.47494550044493">
                <text:p>-1.47494550044493</text:p>
              </table:table-cell>
              <table:table-cell office:value-type="float" office:value="-0.987395567683243">
                <text:p>-0.987395567683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.92908943379985">
                <text:p>3.92908943379985</text:p>
              </table:table-cell>
              <table:table-cell office:value-type="float" office:value="-1.17872683013996">
                <text:p>-1.17872683013996</text:p>
              </table:table-cell>
              <table:table-cell office:value-type="float" office:value="-0.998875443430646">
                <text:p>-0.998875443430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.93021399036921">
                <text:p>2.93021399036921</text:p>
              </table:table-cell>
              <table:table-cell office:value-type="float" office:value="-0.879064197110762">
                <text:p>-0.879064197110762</text:p>
              </table:table-cell>
              <table:table-cell office:value-type="float" office:value="-0.879064197110762">
                <text:p>-0.879064197110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.05114979325844">
                <text:p>2.05114979325844</text:p>
              </table:table-cell>
              <table:table-cell office:value-type="float" office:value="-0.615344937977533">
                <text:p>-0.615344937977533</text:p>
              </table:table-cell>
              <table:table-cell office:value-type="float" office:value="-0.615344937977533">
                <text:p>-0.615344937977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43580485528091">
                <text:p>1.43580485528091</text:p>
              </table:table-cell>
              <table:table-cell office:value-type="float" office:value="-0.430741456584273">
                <text:p>-0.430741456584273</text:p>
              </table:table-cell>
              <table:table-cell office:value-type="float" office:value="-0.430741456584273">
                <text:p>-0.430741456584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00506339869664">
                <text:p>1.00506339869664</text:p>
              </table:table-cell>
              <table:table-cell office:value-type="float" office:value="-0.301519019608991">
                <text:p>-0.301519019608991</text:p>
              </table:table-cell>
              <table:table-cell office:value-type="float" office:value="-0.301519019608991">
                <text:p>-0.301519019608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703544379087646">
                <text:p>0.703544379087646</text:p>
              </table:table-cell>
              <table:table-cell office:value-type="float" office:value="-0.211063313726294">
                <text:p>-0.211063313726294</text:p>
              </table:table-cell>
              <table:table-cell office:value-type="float" office:value="-0.211063313726294">
                <text:p>-0.211063313726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492481065361352">
                <text:p>0.492481065361352</text:p>
              </table:table-cell>
              <table:table-cell office:value-type="float" office:value="-0.147744319608406">
                <text:p>-0.147744319608406</text:p>
              </table:table-cell>
              <table:table-cell office:value-type="float" office:value="-0.147744319608406">
                <text:p>-0.147744319608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344736745752947">
                <text:p>0.344736745752947</text:p>
              </table:table-cell>
              <table:table-cell office:value-type="float" office:value="-0.103421023725884">
                <text:p>-0.103421023725884</text:p>
              </table:table-cell>
              <table:table-cell office:value-type="float" office:value="-0.103421023725884">
                <text:p>-0.103421023725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41315722027063">
                <text:p>0.241315722027063</text:p>
              </table:table-cell>
              <table:table-cell office:value-type="float" office:value="-0.0723947166081188">
                <text:p>-0.0723947166081188</text:p>
              </table:table-cell>
              <table:table-cell office:value-type="float" office:value="-0.0723947166081188">
                <text:p>-0.0723947166081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168921005418944">
                <text:p>0.168921005418944</text:p>
              </table:table-cell>
              <table:table-cell office:value-type="float" office:value="1.44932369837432">
                <text:p>1.44932369837432</text:p>
              </table:table-cell>
              <table:table-cell office:value-type="float" office:value="0.0189083882908274">
                <text:p>0.0189083882908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187829393709771">
                <text:p>0.187829393709771</text:p>
              </table:table-cell>
              <table:table-cell office:value-type="float" office:value="1.44365118188707">
                <text:p>1.44365118188707</text:p>
              </table:table-cell>
              <table:table-cell office:value-type="float" office:value="0.104392955906602">
                <text:p>0.104392955906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292222349616373">
                <text:p>0.292222349616373</text:p>
              </table:table-cell>
              <table:table-cell office:value-type="float" office:value="1.41233329511509">
                <text:p>1.41233329511509</text:p>
              </table:table-cell>
              <table:table-cell office:value-type="float" office:value="0.182869376259111">
                <text:p>0.182869376259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475091725875484">
                <text:p>0.475091725875484</text:p>
              </table:table-cell>
              <table:table-cell office:value-type="float" office:value="1.35747248223735">
                <text:p>1.35747248223735</text:p>
              </table:table-cell>
              <table:table-cell office:value-type="float" office:value="0.253345562617806">
                <text:p>0.253345562617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72843728849329">
                <text:p>0.72843728849329</text:p>
              </table:table-cell>
              <table:table-cell office:value-type="float" office:value="1.28146881345201">
                <text:p>1.28146881345201</text:p>
              </table:table-cell>
              <table:table-cell office:value-type="float" office:value="0.315032957667858">
                <text:p>0.315032957667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.04347024616115">
                <text:p>1.04347024616115</text:p>
              </table:table-cell>
              <table:table-cell office:value-type="float" office:value="1.18695892615166">
                <text:p>1.18695892615166</text:p>
              </table:table-cell>
              <table:table-cell office:value-type="float" office:value="0.367348515776886">
                <text:p>0.367348515776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.41081876193803">
                <text:p>1.41081876193803</text:p>
              </table:table-cell>
              <table:table-cell office:value-type="float" office:value="1.07675437141859">
                <text:p>1.07675437141859</text:p>
              </table:table-cell>
              <table:table-cell office:value-type="float" office:value="0.409912867115388">
                <text:p>0.409912867115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.82073162905342">
                <text:p>1.82073162905342</text:p>
              </table:table-cell>
              <table:table-cell office:value-type="float" office:value="0.953780511283973">
                <text:p>0.953780511283973</text:p>
              </table:table-cell>
              <table:table-cell office:value-type="float" office:value="0.442544925765503">
                <text:p>0.44254492576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.26327655481893">
                <text:p>2.26327655481893</text:p>
              </table:table-cell>
              <table:table-cell office:value-type="float" office:value="0.821017033554322">
                <text:p>0.821017033554322</text:p>
              </table:table-cell>
              <table:table-cell office:value-type="float" office:value="0.465253252232832">
                <text:p>0.46525325223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.72852980705176">
                <text:p>2.72852980705176</text:p>
              </table:table-cell>
              <table:table-cell office:value-type="float" office:value="0.681441057884473">
                <text:p>0.681441057884473</text:p>
              </table:table-cell>
              <table:table-cell office:value-type="float" office:value="0.478224520571931">
                <text:p>0.478224520571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.20675432762369">
                <text:p>3.20675432762369</text:p>
              </table:table-cell>
              <table:table-cell office:value-type="float" office:value="0.537973701712893">
                <text:p>0.537973701712893</text:p>
              </table:table-cell>
              <table:table-cell office:value-type="float" office:value="0.481809471440389">
                <text:p>0.481809471440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.68856379906408">
                <text:p>3.68856379906408</text:p>
              </table:table-cell>
              <table:table-cell office:value-type="float" office:value="0.393430860280777">
                <text:p>0.393430860280777</text:p>
              </table:table-cell>
              <table:table-cell office:value-type="float" office:value="0.393430860280777">
                <text:p>0.393430860280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.08199465934485">
                <text:p>4.08199465934485</text:p>
              </table:table-cell>
              <table:table-cell office:value-type="float" office:value="0.275401602196544">
                <text:p>0.275401602196544</text:p>
              </table:table-cell>
              <table:table-cell office:value-type="float" office:value="0.275401602196544">
                <text:p>0.275401602196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4.3573962615414">
                <text:p>4.3573962615414</text:p>
              </table:table-cell>
              <table:table-cell office:value-type="float" office:value="0.192781121537581">
                <text:p>0.192781121537581</text:p>
              </table:table-cell>
              <table:table-cell office:value-type="float" office:value="0.192781121537581">
                <text:p>0.192781121537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.55017738307898">
                <text:p>4.55017738307898</text:p>
              </table:table-cell>
              <table:table-cell office:value-type="float" office:value="0.134946785076306">
                <text:p>0.134946785076306</text:p>
              </table:table-cell>
              <table:table-cell office:value-type="float" office:value="0.134946785076306">
                <text:p>0.134946785076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4.68512416815529">
                <text:p>4.68512416815529</text:p>
              </table:table-cell>
              <table:table-cell office:value-type="float" office:value="0.0944627495534144">
                <text:p>0.0944627495534144</text:p>
              </table:table-cell>
              <table:table-cell office:value-type="float" office:value="0.0944627495534144">
                <text:p>0.0944627495534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4.7795869177087">
                <text:p>4.7795869177087</text:p>
              </table:table-cell>
              <table:table-cell office:value-type="float" office:value="0.0661239246873902">
                <text:p>0.0661239246873902</text:p>
              </table:table-cell>
              <table:table-cell office:value-type="float" office:value="0.0661239246873902">
                <text:p>0.0661239246873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.84571084239609">
                <text:p>4.84571084239609</text:p>
              </table:table-cell>
              <table:table-cell office:value-type="float" office:value="0.0462867472811732">
                <text:p>0.0462867472811732</text:p>
              </table:table-cell>
              <table:table-cell office:value-type="float" office:value="0.0462867472811732">
                <text:p>0.0462867472811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4.89199758967726">
                <text:p>4.89199758967726</text:p>
              </table:table-cell>
              <table:table-cell office:value-type="float" office:value="0.0324007230968213">
                <text:p>0.0324007230968213</text:p>
              </table:table-cell>
              <table:table-cell office:value-type="float" office:value="0.0324007230968213">
                <text:p>0.0324007230968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4.92439831277408">
                <text:p>4.92439831277408</text:p>
              </table:table-cell>
              <table:table-cell office:value-type="float" office:value="0.0226805061677748">
                <text:p>0.0226805061677748</text:p>
              </table:table-cell>
              <table:table-cell office:value-type="float" office:value="0.0226805061677748">
                <text:p>0.0226805061677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.94707881894186">
                <text:p>4.94707881894186</text:p>
              </table:table-cell>
              <table:table-cell office:value-type="float" office:value="0.0158763543174424">
                <text:p>0.0158763543174424</text:p>
              </table:table-cell>
              <table:table-cell office:value-type="float" office:value="0.0158763543174424">
                <text:p>0.0158763543174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.9629551732593">
                <text:p>4.9629551732593</text:p>
              </table:table-cell>
              <table:table-cell office:value-type="float" office:value="0.0111134480222097">
                <text:p>0.0111134480222097</text:p>
              </table:table-cell>
              <table:table-cell office:value-type="float" office:value="0.0111134480222097">
                <text:p>0.01111344802220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4.97406862128151">
                <text:p>4.97406862128151</text:p>
              </table:table-cell>
              <table:table-cell office:value-type="float" office:value="0.00777941361554682">
                <text:p>0.00777941361554682</text:p>
              </table:table-cell>
              <table:table-cell office:value-type="float" office:value="0.00777941361554682">
                <text:p>0.00777941361554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.98184803489706">
                <text:p>4.98184803489706</text:p>
              </table:table-cell>
              <table:table-cell office:value-type="float" office:value="0.00544558953088288">
                <text:p>0.00544558953088288</text:p>
              </table:table-cell>
              <table:table-cell office:value-type="float" office:value="0.00544558953088288">
                <text:p>0.00544558953088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4.98729362442794">
                <text:p>4.98729362442794</text:p>
              </table:table-cell>
              <table:table-cell office:value-type="float" office:value="0.00381191267161807">
                <text:p>0.00381191267161807</text:p>
              </table:table-cell>
              <table:table-cell office:value-type="float" office:value="0.00381191267161807">
                <text:p>0.00381191267161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4.99110553709956">
                <text:p>4.99110553709956</text:p>
              </table:table-cell>
              <table:table-cell office:value-type="float" office:value="0.00266833887013265">
                <text:p>0.00266833887013265</text:p>
              </table:table-cell>
              <table:table-cell office:value-type="float" office:value="0.00266833887013265">
                <text:p>0.00266833887013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4.99377387596969">
                <text:p>4.99377387596969</text:p>
              </table:table-cell>
              <table:table-cell office:value-type="float" office:value="0.00186783720909283">
                <text:p>0.00186783720909283</text:p>
              </table:table-cell>
              <table:table-cell office:value-type="float" office:value="0.00186783720909283">
                <text:p>0.00186783720909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4.99564171317878">
                <text:p>4.99564171317878</text:p>
              </table:table-cell>
              <table:table-cell office:value-type="float" office:value="0.00130748604636493">
                <text:p>0.00130748604636493</text:p>
              </table:table-cell>
              <table:table-cell office:value-type="float" office:value="0.00130748604636493">
                <text:p>0.00130748604636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.99694919922515">
                <text:p>4.99694919922515</text:p>
              </table:table-cell>
              <table:table-cell office:value-type="float" office:value="0.000915240232455528">
                <text:p>0.000915240232455528</text:p>
              </table:table-cell>
              <table:table-cell office:value-type="float" office:value="0.000915240232455528">
                <text:p>0.000915240232455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.9978644394576">
                <text:p>4.9978644394576</text:p>
              </table:table-cell>
              <table:table-cell office:value-type="float" office:value="0.000640668162718949">
                <text:p>0.000640668162718949</text:p>
              </table:table-cell>
              <table:table-cell office:value-type="float" office:value="0.000640668162718949">
                <text:p>0.0006406681627189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.99850510762032">
                <text:p>4.99850510762032</text:p>
              </table:table-cell>
              <table:table-cell office:value-type="float" office:value="0.000448467713903344">
                <text:p>0.000448467713903344</text:p>
              </table:table-cell>
              <table:table-cell office:value-type="float" office:value="0.000448467713903344">
                <text:p>0.000448467713903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.99895357533423">
                <text:p>4.99895357533423</text:p>
              </table:table-cell>
              <table:table-cell office:value-type="float" office:value="0.000313927399732261">
                <text:p>0.000313927399732261</text:p>
              </table:table-cell>
              <table:table-cell office:value-type="float" office:value="0.000313927399732261">
                <text:p>0.000313927399732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4.99926750273396">
                <text:p>4.99926750273396</text:p>
              </table:table-cell>
              <table:table-cell office:value-type="float" office:value="0.000219749179812556">
                <text:p>0.000219749179812556</text:p>
              </table:table-cell>
              <table:table-cell office:value-type="float" office:value="0.000219749179812556">
                <text:p>0.000219749179812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4.99948725191377">
                <text:p>4.99948725191377</text:p>
              </table:table-cell>
              <table:table-cell office:value-type="float" office:value="0.000153824425868709">
                <text:p>0.000153824425868709</text:p>
              </table:table-cell>
              <table:table-cell office:value-type="float" office:value="0.000153824425868709">
                <text:p>0.000153824425868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.99964107633964">
                <text:p>4.99964107633964</text:p>
              </table:table-cell>
              <table:table-cell office:value-type="float" office:value="0.000107677098108017">
                <text:p>0.000107677098108017</text:p>
              </table:table-cell>
              <table:table-cell office:value-type="float" office:value="0.000107677098108017">
                <text:p>0.000107677098108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.99974875343775">
                <text:p>4.99974875343775</text:p>
              </table:table-cell>
              <table:table-cell office:value-type="float" office:value="0.000075373968675585">
                <text:p>0.000075373968675585</text:p>
              </table:table-cell>
              <table:table-cell office:value-type="float" office:value="0.000075373968675585">
                <text:p>0.000075373968675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4.99982412740642">
                <text:p>4.99982412740642</text:p>
              </table:table-cell>
              <table:table-cell office:value-type="float" office:value="0.0000527617780729628">
                <text:p>0.0000527617780729628</text:p>
              </table:table-cell>
              <table:table-cell office:value-type="float" office:value="0.0000527617780729628">
                <text:p>0.0000527617780729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4.9998768891845">
                <text:p>4.9998768891845</text:p>
              </table:table-cell>
              <table:table-cell office:value-type="float" office:value="0.0000369332446511272">
                <text:p>0.0000369332446511272</text:p>
              </table:table-cell>
              <table:table-cell office:value-type="float" office:value="0.0000369332446511272">
                <text:p>0.000036933244651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4.99991382242915">
                <text:p>4.99991382242915</text:p>
              </table:table-cell>
              <table:table-cell office:value-type="float" office:value="0.0000258532712558157">
                <text:p>0.0000258532712558157</text:p>
              </table:table-cell>
              <table:table-cell office:value-type="float" office:value="0.0000258532712558157">
                <text:p>0.0000258532712558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4.9999396757004">
                <text:p>4.9999396757004</text:p>
              </table:table-cell>
              <table:table-cell office:value-type="float" office:value="0.0000180972898789378">
                <text:p>0.0000180972898789378</text:p>
              </table:table-cell>
              <table:table-cell office:value-type="float" office:value="0.0000180972898789378">
                <text:p>0.00001809728987893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4.99995777299028">
                <text:p>4.99995777299028</text:p>
              </table:table-cell>
              <table:table-cell office:value-type="float" office:value="0.0000126681029152032">
                <text:p>0.0000126681029152032</text:p>
              </table:table-cell>
              <table:table-cell office:value-type="float" office:value="0.0000126681029152032">
                <text:p>0.0000126681029152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4.9999704410932">
                <text:p>4.9999704410932</text:p>
              </table:table-cell>
              <table:table-cell office:value-type="float" office:value="0.00000886767204066885">
                <text:p>0.00000886767204066885</text:p>
              </table:table-cell>
              <table:table-cell office:value-type="float" office:value="0.00000886767204066885">
                <text:p>0.000008867672040668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4.99997930876524">
                <text:p>4.99997930876524</text:p>
              </table:table-cell>
              <table:table-cell office:value-type="float" office:value="0.00000620737042833497">
                <text:p>0.00000620737042833497</text:p>
              </table:table-cell>
              <table:table-cell office:value-type="float" office:value="0.00000620737042833497">
                <text:p>0.000006207370428334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4.99998551613567">
                <text:p>4.99998551613567</text:p>
              </table:table-cell>
              <table:table-cell office:value-type="float" office:value="0.00000434515929983448">
                <text:p>0.00000434515929983448</text:p>
              </table:table-cell>
              <table:table-cell office:value-type="float" office:value="0.00000434515929983448">
                <text:p>0.00000434515929983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4.99998986129497">
                <text:p>4.99998986129497</text:p>
              </table:table-cell>
              <table:table-cell office:value-type="float" office:value="0.00000304161150985749">
                <text:p>0.00000304161150985749</text:p>
              </table:table-cell>
              <table:table-cell office:value-type="float" office:value="0.00000304161150985749">
                <text:p>0.000003041611509857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4.99999290290648">
                <text:p>4.99999290290648</text:p>
              </table:table-cell>
              <table:table-cell office:value-type="float" office:value="0.00000212912805679366">
                <text:p>0.00000212912805679366</text:p>
              </table:table-cell>
              <table:table-cell office:value-type="float" office:value="0.00000212912805679366">
                <text:p>0.000002129128056793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4.99999503203453">
                <text:p>4.99999503203453</text:p>
              </table:table-cell>
              <table:table-cell office:value-type="float" office:value="0.00000149038963970227">
                <text:p>0.00000149038963970227</text:p>
              </table:table-cell>
              <table:table-cell office:value-type="float" office:value="0.00000149038963970227">
                <text:p>0.00000149038963970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4.99999652242417">
                <text:p>4.99999652242417</text:p>
              </table:table-cell>
              <table:table-cell office:value-type="float" office:value="0.00000104327274765836">
                <text:p>0.00000104327274765836</text:p>
              </table:table-cell>
              <table:table-cell office:value-type="float" office:value="0.00000104327274765836">
                <text:p>0.00000104327274765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4.99999756569692">
                <text:p>4.99999756569692</text:p>
              </table:table-cell>
              <table:table-cell office:value-type="float" office:value="0.000000730290923467436">
                <text:p>0.000000730290923467436</text:p>
              </table:table-cell>
              <table:table-cell office:value-type="float" office:value="0.000000730290923467436">
                <text:p>0.000000730290923467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4.99999829598785">
                <text:p>4.99999829598785</text:p>
              </table:table-cell>
              <table:table-cell office:value-type="float" office:value="0.000000511203646347269">
                <text:p>0.000000511203646347269</text:p>
              </table:table-cell>
              <table:table-cell office:value-type="float" office:value="0.000000511203646347269">
                <text:p>0.000000511203646347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4.99999880719149">
                <text:p>4.99999880719149</text:p>
              </table:table-cell>
              <table:table-cell office:value-type="float" office:value="0.000000357842552389798">
                <text:p>0.000000357842552389798</text:p>
              </table:table-cell>
              <table:table-cell office:value-type="float" office:value="0.000000357842552389798">
                <text:p>0.000000357842552389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4.99999916503404">
                <text:p>4.99999916503404</text:p>
              </table:table-cell>
              <table:table-cell office:value-type="float" office:value="0.00000025048978677944">
                <text:p>0.00000025048978677944</text:p>
              </table:table-cell>
              <table:table-cell office:value-type="float" office:value="0.00000025048978677944">
                <text:p>0.000000250489786779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4.99999941552383">
                <text:p>4.99999941552383</text:p>
              </table:table-cell>
              <table:table-cell office:value-type="float" office:value="0.000000175342850639026">
                <text:p>0.000000175342850639026</text:p>
              </table:table-cell>
              <table:table-cell office:value-type="float" office:value="0.000000175342850639026">
                <text:p>0.000000175342850639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4.99999959086668">
                <text:p>4.99999959086668</text:p>
              </table:table-cell>
              <table:table-cell office:value-type="float" office:value="0.000000122739995500609">
                <text:p>0.000000122739995500609</text:p>
              </table:table-cell>
              <table:table-cell office:value-type="float" office:value="0.000000122739995500609">
                <text:p>0.000000122739995500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4.99999971360668">
                <text:p>4.99999971360668</text:p>
              </table:table-cell>
              <table:table-cell office:value-type="float" office:value="0.0000000859179969836532">
                <text:p>0.0000000859179969836532</text:p>
              </table:table-cell>
              <table:table-cell office:value-type="float" office:value="0.0000000859179969836532">
                <text:p>0.0000000859179969836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4.99999979952467">
                <text:p>4.99999979952467</text:p>
              </table:table-cell>
              <table:table-cell office:value-type="float" office:value="0.0000000601425978352666">
                <text:p>0.0000000601425978352666</text:p>
              </table:table-cell>
              <table:table-cell office:value-type="float" office:value="0.0000000601425978352666">
                <text:p>0.0000000601425978352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4.99999985966727">
                <text:p>4.99999985966727</text:p>
              </table:table-cell>
              <table:table-cell office:value-type="float" office:value="0.0000000420998185646226">
                <text:p>0.0000000420998185646226</text:p>
              </table:table-cell>
              <table:table-cell office:value-type="float" office:value="0.0000000420998185646226">
                <text:p>0.0000000420998185646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4.99999990176709">
                <text:p>4.99999990176709</text:p>
              </table:table-cell>
              <table:table-cell office:value-type="float" office:value="0.0000000294698729419451">
                <text:p>0.0000000294698729419451</text:p>
              </table:table-cell>
              <table:table-cell office:value-type="float" office:value="0.0000000294698729419451">
                <text:p>0.000000029469872941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4.99999993123696">
                <text:p>4.99999993123696</text:p>
              </table:table-cell>
              <table:table-cell office:value-type="float" office:value="0.0000000206289111126523">
                <text:p>0.0000000206289111126523</text:p>
              </table:table-cell>
              <table:table-cell office:value-type="float" office:value="0.0000000206289111126523">
                <text:p>0.0000000206289111126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4.99999995186587">
                <text:p>4.99999995186587</text:p>
              </table:table-cell>
              <table:table-cell office:value-type="float" office:value="0.000000014440237805502">
                <text:p>0.000000014440237805502</text:p>
              </table:table-cell>
              <table:table-cell office:value-type="float" office:value="0.000000014440237805502">
                <text:p>0.000000014440237805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4.99999996630611">
                <text:p>4.99999996630611</text:p>
              </table:table-cell>
              <table:table-cell office:value-type="float" office:value="0.0000000101081665704328">
                <text:p>0.0000000101081665704328</text:p>
              </table:table-cell>
              <table:table-cell office:value-type="float" office:value="0.0000000101081665704328">
                <text:p>0.0000000101081665704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4.99999997641428">
                <text:p>4.99999997641428</text:p>
              </table:table-cell>
              <table:table-cell office:value-type="float" office:value="0.00000000707571654601225">
                <text:p>0.00000000707571654601225</text:p>
              </table:table-cell>
              <table:table-cell office:value-type="float" office:value="0.00000000707571654601225">
                <text:p>0.00000000707571654601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.99999998349">
                <text:p>4.99999998349</text:p>
              </table:table-cell>
              <table:table-cell office:value-type="float" office:value="0.00000000495300147562716">
                <text:p>0.00000000495300147562716</text:p>
              </table:table-cell>
              <table:table-cell office:value-type="float" office:value="0.00000000495300147562716">
                <text:p>0.00000000495300147562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4.999999988443">
                <text:p>4.999999988443</text:p>
              </table:table-cell>
              <table:table-cell office:value-type="float" office:value="0.00000000346710100629366">
                <text:p>0.00000000346710100629366</text:p>
              </table:table-cell>
              <table:table-cell office:value-type="float" office:value="0.00000000346710100629366">
                <text:p>0.00000000346710100629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4.9999999919101">
                <text:p>4.9999999919101</text:p>
              </table:table-cell>
              <table:table-cell office:value-type="float" office:value="0.0000000024269706244695">
                <text:p>0.0000000024269706244695</text:p>
              </table:table-cell>
              <table:table-cell office:value-type="float" office:value="0.0000000024269706244695">
                <text:p>0.0000000024269706244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.99999999433707">
                <text:p>4.99999999433707</text:p>
              </table:table-cell>
              <table:table-cell office:value-type="float" office:value="0.00000000169887943712865">
                <text:p>0.00000000169887943712865</text:p>
              </table:table-cell>
              <table:table-cell office:value-type="float" office:value="0.00000000169887943712865">
                <text:p>0.00000000169887943712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4.99999999603595">
                <text:p>4.99999999603595</text:p>
              </table:table-cell>
              <table:table-cell office:value-type="float" office:value="0.00000000118921565928076">
                <text:p>0.00000000118921565928076</text:p>
              </table:table-cell>
              <table:table-cell office:value-type="float" office:value="0.00000000118921565928076">
                <text:p>0.00000000118921565928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4.99999999722516">
                <text:p>4.99999999722516</text:p>
              </table:table-cell>
              <table:table-cell office:value-type="float" office:value="0.000000000832450908205829">
                <text:p>0.000000000832450908205829</text:p>
              </table:table-cell>
              <table:table-cell office:value-type="float" office:value="0.000000000832450908205829">
                <text:p>0.000000000832450908205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4.99999999805761">
                <text:p>4.99999999805761</text:p>
              </table:table-cell>
              <table:table-cell office:value-type="float" office:value="0.00000000058271574232549">
                <text:p>0.00000000058271574232549</text:p>
              </table:table-cell>
              <table:table-cell office:value-type="float" office:value="0.00000000058271574232549">
                <text:p>0.00000000058271574232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4.99999999864033">
                <text:p>4.99999999864033</text:p>
              </table:table-cell>
              <table:table-cell office:value-type="float" office:value="0.000000000407900913046433">
                <text:p>0.000000000407900913046433</text:p>
              </table:table-cell>
              <table:table-cell office:value-type="float" office:value="0.000000000407900913046433">
                <text:p>0.000000000407900913046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.99999999904823">
                <text:p>4.99999999904823</text:p>
              </table:table-cell>
              <table:table-cell office:value-type="float" office:value="0.000000000285530532551093">
                <text:p>0.000000000285530532551093</text:p>
              </table:table-cell>
              <table:table-cell office:value-type="float" office:value="0.000000000285530532551093">
                <text:p>0.000000000285530532551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4.99999999933376">
                <text:p>4.99999999933376</text:p>
              </table:table-cell>
              <table:table-cell office:value-type="float" office:value="0.00000000019987131949506">
                <text:p>0.00000000019987131949506</text:p>
              </table:table-cell>
              <table:table-cell office:value-type="float" office:value="0.00000000019987131949506">
                <text:p>0.00000000019987131949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4.99999999953363">
                <text:p>4.99999999953363</text:p>
              </table:table-cell>
              <table:table-cell office:value-type="float" office:value="0.000000000139909950291894">
                <text:p>0.000000000139909950291894</text:p>
              </table:table-cell>
              <table:table-cell office:value-type="float" office:value="0.000000000139909950291894">
                <text:p>0.000000000139909950291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4.99999999967354">
                <text:p>4.99999999967354</text:p>
              </table:table-cell>
              <table:table-cell office:value-type="float" office:value="0.0000000000979368586229157">
                <text:p>0.0000000000979368586229157</text:p>
              </table:table-cell>
              <table:table-cell office:value-type="float" office:value="0.0000000000979368586229157">
                <text:p>0.0000000000979368586229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4.99999999977148">
                <text:p>4.99999999977148</text:p>
              </table:table-cell>
              <table:table-cell office:value-type="float" office:value="0.0000000000685558276813936">
                <text:p>0.0000000000685558276813936</text:p>
              </table:table-cell>
              <table:table-cell office:value-type="float" office:value="0.0000000000685558276813936">
                <text:p>0.0000000000685558276813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4.99999999984004">
                <text:p>4.99999999984004</text:p>
              </table:table-cell>
              <table:table-cell office:value-type="float" office:value="0.0000000000479890793769755">
                <text:p>0.0000000000479890793769755</text:p>
              </table:table-cell>
              <table:table-cell office:value-type="float" office:value="0.0000000000479890793769755">
                <text:p>0.0000000000479890793769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4.99999999988803">
                <text:p>4.99999999988803</text:p>
              </table:table-cell>
              <table:table-cell office:value-type="float" office:value="0.0000000000335923289185303">
                <text:p>0.0000000000335923289185303</text:p>
              </table:table-cell>
              <table:table-cell office:value-type="float" office:value="0.0000000000335923289185303">
                <text:p>0.0000000000335923289185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.99999999992162">
                <text:p>4.99999999992162</text:p>
              </table:table-cell>
              <table:table-cell office:value-type="float" office:value="0.0000000000235145236615608">
                <text:p>0.0000000000235145236615608</text:p>
              </table:table-cell>
              <table:table-cell office:value-type="float" office:value="0.0000000000235145236615608">
                <text:p>0.0000000000235145236615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4.99999999994513">
                <text:p>4.99999999994513</text:p>
              </table:table-cell>
              <table:table-cell office:value-type="float" office:value="0.0000000000164601665630926">
                <text:p>0.0000000000164601665630926</text:p>
              </table:table-cell>
              <table:table-cell office:value-type="float" office:value="0.0000000000164601665630926">
                <text:p>0.0000000000164601665630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4.99999999996159">
                <text:p>4.99999999996159</text:p>
              </table:table-cell>
              <table:table-cell office:value-type="float" office:value="0.0000000000115219833674018">
                <text:p>0.0000000000115219833674018</text:p>
              </table:table-cell>
              <table:table-cell office:value-type="float" office:value="0.0000000000115219833674018">
                <text:p>0.0000000000115219833674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